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JM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24.033cm" svg:height="14.184cm" svg:x="47.41cm" svg:y="0.531cm">
            <draw:object draw:notify-on-update-of-ranges="Sheet1.A3:Sheet1.A502 Sheet1.A3:Sheet1.A502 Sheet1.B2:Sheet1.B2 Sheet1.B3:Sheet1.B502 Sheet1.A3:Sheet1.A502 Sheet1.C2:Sheet1.C2 Sheet1.C3:Sheet1.C502 Sheet1.A3:Sheet1.A502 Sheet1.D2:Sheet1.D2 Sheet1.D3:Sheet1.D502 Sheet1.A3:Sheet1.A502 Sheet1.E2:Sheet1.E2 Sheet1.E3:Sheet1.E502 Sheet1.F2:Sheet1.F2 Sheet1.F3:Sheet1.F502 Sheet1.A3:Sheet1.A5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.033cm" svg:height="14.184cm" svg:x="46.01cm" svg:y="16.256cm">
            <draw:object draw:notify-on-update-of-ranges="Sheet1.A3:Sheet1.A502 Sheet1.A3:Sheet1.A502 Sheet1.B2:Sheet1.B2 Sheet1.H3:Sheet1.H502 Sheet1.A3:Sheet1.A502 Sheet1.C2:Sheet1.C2 Sheet1.I3:Sheet1.I502 Sheet1.A3:Sheet1.A502 Sheet1.D2:Sheet1.D2 Sheet1.J3:Sheet1.J502 Sheet1.A3:Sheet1.A502 Sheet1.E2:Sheet1.E2 Sheet1.K3:Sheet1.K5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Propability</text:p>
          </table:table-cell>
          <table:covered-table-cell table:number-columns-repeated="3" table:style-name="ce3"/>
          <table:table-cell/>
          <table:table-cell table:style-name="ce1"/>
          <table:table-cell table:style-name="ce2" office:value-type="string" calcext:value-type="string" table:number-columns-spanned="4" table:number-rows-spanned="1">
            <text:p>c</text:p>
          </table:table-cell>
          <table:covered-table-cell table:number-columns-repeated="3" table:style-name="ce3"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3" office:value-type="string" calcext:value-type="string">
            <text:p>Mann German</text:p>
          </table:table-cell>
          <table:table-cell table:style-name="ce3" office:value-type="string" calcext:value-type="string">
            <text:p>Mann English</text:p>
          </table:table-cell>
          <table:table-cell table:style-name="ce3" office:value-type="string" calcext:value-type="string">
            <text:p>Shakespeare German</text:p>
          </table:table-cell>
          <table:table-cell table:style-name="ce3" office:value-type="string" calcext:value-type="string">
            <text:p>Shakespeare English</text:p>
          </table:table-cell>
          <table:table-cell table:style-name="ce1" office:value-type="string" calcext:value-type="string">
            <text:p>Zipf</text:p>
          </table:table-cell>
          <table:table-cell table:style-name="ce1"/>
          <table:table-cell table:style-name="ce3" office:value-type="string" calcext:value-type="string">
            <text:p>Mann German</text:p>
          </table:table-cell>
          <table:table-cell table:style-name="ce3" office:value-type="string" calcext:value-type="string">
            <text:p>Mann English</text:p>
          </table:table-cell>
          <table:table-cell table:style-name="ce3" office:value-type="string" calcext:value-type="string">
            <text:p>Shakespeare German</text:p>
          </table:table-cell>
          <table:table-cell table:style-name="ce3" office:value-type="string" calcext:value-type="string">
            <text:p>Shakespeare Engl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030200167" calcext:value-type="float">
            <text:p>4.1030200167</text:p>
          </table:table-cell>
          <table:table-cell office:value-type="float" office:value="6.83139046595" calcext:value-type="float">
            <text:p>6.83139046595</text:p>
          </table:table-cell>
          <table:table-cell office:value-type="float" office:value="2.51067150135" calcext:value-type="float">
            <text:p>2.51067150135</text:p>
          </table:table-cell>
          <table:table-cell table:style-name="ce5" office:value-type="float" office:value="2.95000517545" calcext:value-type="float">
            <text:p>2.95000517545</text:p>
          </table:table-cell>
          <table:table-cell table:formula="of:=0.1/[.A3]*100" office:value-type="float" office:value="10" calcext:value-type="float">
            <text:p/>
          </table:table-cell>
          <table:table-cell/>
          <table:table-cell table:formula="of:=[.$A3]*[.B3]/100" office:value-type="float" office:value="0.041030200167" calcext:value-type="float">
            <text:p/>
          </table:table-cell>
          <table:table-cell table:formula="of:=[.$A3]*[.C3]/100" office:value-type="float" office:value="0.0683139046595" calcext:value-type="float">
            <text:p/>
          </table:table-cell>
          <table:table-cell table:formula="of:=[.$A3]*[.D3]/100" office:value-type="float" office:value="0.0251067150135" calcext:value-type="float">
            <text:p/>
          </table:table-cell>
          <table:table-cell table:formula="of:=[.$A3]*[.E3]/100" office:value-type="float" office:value="0.029500051754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25176684" calcext:value-type="float">
            <text:p>2.5225176684</text:p>
          </table:table-cell>
          <table:table-cell office:value-type="float" office:value="3.70040649041" calcext:value-type="float">
            <text:p>3.70040649041</text:p>
          </table:table-cell>
          <table:table-cell office:value-type="float" office:value="2.44641299858" calcext:value-type="float">
            <text:p>2.44641299858</text:p>
          </table:table-cell>
          <table:table-cell office:value-type="float" office:value="2.71711003002" calcext:value-type="float">
            <text:p>2.71711003002</text:p>
          </table:table-cell>
          <table:table-cell table:formula="of:=0.1/[.A4]*100" office:value-type="float" office:value="5" calcext:value-type="float">
            <text:p/>
          </table:table-cell>
          <table:table-cell/>
          <table:table-cell table:formula="of:=[.$A4]*[.B4]/100" office:value-type="float" office:value="0.050450353368" calcext:value-type="float">
            <text:p/>
          </table:table-cell>
          <table:table-cell table:formula="of:=[.$A4]*[.C4]/100" office:value-type="float" office:value="0.0740081298082" calcext:value-type="float">
            <text:p/>
          </table:table-cell>
          <table:table-cell table:formula="of:=[.$A4]*[.D4]/100" office:value-type="float" office:value="0.0489282599716" calcext:value-type="float">
            <text:p/>
          </table:table-cell>
          <table:table-cell table:formula="of:=[.$A4]*[.E4]/100" office:value-type="float" office:value="0.0543422006004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3964366856" calcext:value-type="float">
            <text:p>2.23964366856</text:p>
          </table:table-cell>
          <table:table-cell office:value-type="float" office:value="3.12678469446" calcext:value-type="float">
            <text:p>3.12678469446</text:p>
          </table:table-cell>
          <table:table-cell office:value-type="float" office:value="1.52843438748" calcext:value-type="float">
            <text:p>1.52843438748</text:p>
          </table:table-cell>
          <table:table-cell office:value-type="float" office:value="2.2409688438" calcext:value-type="float">
            <text:p>2.2409688438</text:p>
          </table:table-cell>
          <table:table-cell table:formula="of:=0.1/[.A5]*100" office:value-type="float" office:value="3.33333333333333" calcext:value-type="float">
            <text:p/>
          </table:table-cell>
          <table:table-cell/>
          <table:table-cell table:formula="of:=[.$A5]*[.B5]/100" office:value-type="float" office:value="0.0671893100568" calcext:value-type="float">
            <text:p/>
          </table:table-cell>
          <table:table-cell table:formula="of:=[.$A5]*[.C5]/100" office:value-type="float" office:value="0.0938035408338" calcext:value-type="float">
            <text:p/>
          </table:table-cell>
          <table:table-cell table:formula="of:=[.$A5]*[.D5]/100" office:value-type="float" office:value="0.0458530316244" calcext:value-type="float">
            <text:p/>
          </table:table-cell>
          <table:table-cell table:formula="of:=[.$A5]*[.E5]/100" office:value-type="float" office:value="0.067229065314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776331977" calcext:value-type="float">
            <text:p>1.50776331977</text:p>
          </table:table-cell>
          <table:table-cell office:value-type="float" office:value="2.50865051903" calcext:value-type="float">
            <text:p>2.50865051903</text:p>
          </table:table-cell>
          <table:table-cell office:value-type="float" office:value="1.26681048332" calcext:value-type="float">
            <text:p>1.26681048332</text:p>
          </table:table-cell>
          <table:table-cell office:value-type="float" office:value="1.89938929717" calcext:value-type="float">
            <text:p>1.89938929717</text:p>
          </table:table-cell>
          <table:table-cell table:formula="of:=0.1/[.A6]*100" office:value-type="float" office:value="2.5" calcext:value-type="float">
            <text:p/>
          </table:table-cell>
          <table:table-cell/>
          <table:table-cell table:formula="of:=[.$A6]*[.B6]/100" office:value-type="float" office:value="0.0603105327908" calcext:value-type="float">
            <text:p/>
          </table:table-cell>
          <table:table-cell table:formula="of:=[.$A6]*[.C6]/100" office:value-type="float" office:value="0.1003460207612" calcext:value-type="float">
            <text:p/>
          </table:table-cell>
          <table:table-cell table:formula="of:=[.$A6]*[.D6]/100" office:value-type="float" office:value="0.0506724193328" calcext:value-type="float">
            <text:p/>
          </table:table-cell>
          <table:table-cell table:formula="of:=[.$A6]*[.E6]/100" office:value-type="float" office:value="0.0759755718868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8351697693" calcext:value-type="float">
            <text:p>1.48351697693</text:p>
          </table:table-cell>
          <table:table-cell office:value-type="float" office:value="2.18446601942" calcext:value-type="float">
            <text:p>2.18446601942</text:p>
          </table:table-cell>
          <table:table-cell office:value-type="float" office:value="1.19796208748" calcext:value-type="float">
            <text:p>1.19796208748</text:p>
          </table:table-cell>
          <table:table-cell office:value-type="float" office:value="1.82175758203" calcext:value-type="float">
            <text:p>1.82175758203</text:p>
          </table:table-cell>
          <table:table-cell table:formula="of:=0.1/[.A7]*100" office:value-type="float" office:value="2" calcext:value-type="float">
            <text:p/>
          </table:table-cell>
          <table:table-cell/>
          <table:table-cell table:formula="of:=[.$A7]*[.B7]/100" office:value-type="float" office:value="0.0741758488465" calcext:value-type="float">
            <text:p/>
          </table:table-cell>
          <table:table-cell table:formula="of:=[.$A7]*[.C7]/100" office:value-type="float" office:value="0.109223300971" calcext:value-type="float">
            <text:p/>
          </table:table-cell>
          <table:table-cell table:formula="of:=[.$A7]*[.D7]/100" office:value-type="float" office:value="0.059898104374" calcext:value-type="float">
            <text:p/>
          </table:table-cell>
          <table:table-cell table:formula="of:=[.$A7]*[.E7]/100" office:value-type="float" office:value="0.091087879101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322826585" calcext:value-type="float">
            <text:p>1.43322826585</text:p>
          </table:table-cell>
          <table:table-cell office:value-type="float" office:value="2.04504988746" calcext:value-type="float">
            <text:p>2.04504988746</text:p>
          </table:table-cell>
          <table:table-cell office:value-type="float" office:value="1.13829347776" calcext:value-type="float">
            <text:p>1.13829347776</text:p>
          </table:table-cell>
          <table:table-cell office:value-type="float" office:value="1.64579236104" calcext:value-type="float">
            <text:p>1.64579236104</text:p>
          </table:table-cell>
          <table:table-cell table:formula="of:=0.1/[.A8]*100" office:value-type="float" office:value="1.66666666666667" calcext:value-type="float">
            <text:p/>
          </table:table-cell>
          <table:table-cell/>
          <table:table-cell table:formula="of:=[.$A8]*[.B8]/100" office:value-type="float" office:value="0.085993695951" calcext:value-type="float">
            <text:p/>
          </table:table-cell>
          <table:table-cell table:formula="of:=[.$A8]*[.C8]/100" office:value-type="float" office:value="0.1227029932476" calcext:value-type="float">
            <text:p/>
          </table:table-cell>
          <table:table-cell table:formula="of:=[.$A8]*[.D8]/100" office:value-type="float" office:value="0.0682976086656" calcext:value-type="float">
            <text:p/>
          </table:table-cell>
          <table:table-cell table:formula="of:=[.$A8]*[.E8]/100" office:value-type="float" office:value="0.0987475416624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893693257" calcext:value-type="float">
            <text:p>1.33893693257</text:p>
          </table:table-cell>
          <table:table-cell office:value-type="float" office:value="1.64527832835" calcext:value-type="float">
            <text:p>1.64527832835</text:p>
          </table:table-cell>
          <table:table-cell office:value-type="float" office:value="1.00518657915" calcext:value-type="float">
            <text:p>1.00518657915</text:p>
          </table:table-cell>
          <table:table-cell office:value-type="float" office:value="1.48535348308" calcext:value-type="float">
            <text:p>1.48535348308</text:p>
          </table:table-cell>
          <table:table-cell table:formula="of:=0.1/[.A9]*100" office:value-type="float" office:value="1.42857142857143" calcext:value-type="float">
            <text:p/>
          </table:table-cell>
          <table:table-cell/>
          <table:table-cell table:formula="of:=[.$A9]*[.B9]/100" office:value-type="float" office:value="0.0937255852799" calcext:value-type="float">
            <text:p/>
          </table:table-cell>
          <table:table-cell table:formula="of:=[.$A9]*[.C9]/100" office:value-type="float" office:value="0.1151694829845" calcext:value-type="float">
            <text:p/>
          </table:table-cell>
          <table:table-cell table:formula="of:=[.$A9]*[.D9]/100" office:value-type="float" office:value="0.0703630605405" calcext:value-type="float">
            <text:p/>
          </table:table-cell>
          <table:table-cell table:formula="of:=[.$A9]*[.E9]/100" office:value-type="float" office:value="0.1039747438156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709591674" calcext:value-type="float">
            <text:p>1.26709591674</text:p>
          </table:table-cell>
          <table:table-cell office:value-type="float" office:value="1.40339973796" calcext:value-type="float">
            <text:p>1.40339973796</text:p>
          </table:table-cell>
          <table:table-cell office:value-type="float" office:value="0.963877541653" calcext:value-type="float">
            <text:p>0.963877541653</text:p>
          </table:table-cell>
          <table:table-cell office:value-type="float" office:value="1.1748266225" calcext:value-type="float">
            <text:p>1.1748266225</text:p>
          </table:table-cell>
          <table:table-cell table:formula="of:=0.1/[.A10]*100" office:value-type="float" office:value="1.25" calcext:value-type="float">
            <text:p/>
          </table:table-cell>
          <table:table-cell/>
          <table:table-cell table:formula="of:=[.$A10]*[.B10]/100" office:value-type="float" office:value="0.1013676733392" calcext:value-type="float">
            <text:p/>
          </table:table-cell>
          <table:table-cell table:formula="of:=[.$A10]*[.C10]/100" office:value-type="float" office:value="0.1122719790368" calcext:value-type="float">
            <text:p/>
          </table:table-cell>
          <table:table-cell table:formula="of:=[.$A10]*[.D10]/100" office:value-type="float" office:value="0.07711020333224" calcext:value-type="float">
            <text:p/>
          </table:table-cell>
          <table:table-cell table:formula="of:=[.$A10]*[.E10]/100" office:value-type="float" office:value="0.0939861298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5093168817" calcext:value-type="float">
            <text:p>1.25093168817</text:p>
          </table:table-cell>
          <table:table-cell office:value-type="float" office:value="1.33201195955" calcext:value-type="float">
            <text:p>1.33201195955</text:p>
          </table:table-cell>
          <table:table-cell office:value-type="float" office:value="0.945517969431" calcext:value-type="float">
            <text:p>0.945517969431</text:p>
          </table:table-cell>
          <table:table-cell office:value-type="float" office:value="1.05061587827" calcext:value-type="float">
            <text:p>1.05061587827</text:p>
          </table:table-cell>
          <table:table-cell table:formula="of:=0.1/[.A11]*100" office:value-type="float" office:value="1.11111111111111" calcext:value-type="float">
            <text:p/>
          </table:table-cell>
          <table:table-cell/>
          <table:table-cell table:formula="of:=[.$A11]*[.B11]/100" office:value-type="float" office:value="0.1125838519353" calcext:value-type="float">
            <text:p/>
          </table:table-cell>
          <table:table-cell table:formula="of:=[.$A11]*[.C11]/100" office:value-type="float" office:value="0.1198810763595" calcext:value-type="float">
            <text:p/>
          </table:table-cell>
          <table:table-cell table:formula="of:=[.$A11]*[.D11]/100" office:value-type="float" office:value="0.08509661724879" calcext:value-type="float">
            <text:p/>
          </table:table-cell>
          <table:table-cell table:formula="of:=[.$A11]*[.E11]/100" office:value-type="float" office:value="0.0945554290443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65498352" calcext:value-type="float">
            <text:p>1.05965498352</text:p>
          </table:table-cell>
          <table:table-cell office:value-type="float" office:value="1.19763496489" calcext:value-type="float">
            <text:p>1.19763496489</text:p>
          </table:table-cell>
          <table:table-cell office:value-type="float" office:value="0.88584935971" calcext:value-type="float">
            <text:p>0.88584935971</text:p>
          </table:table-cell>
          <table:table-cell office:value-type="float" office:value="1.05061587827" calcext:value-type="float">
            <text:p>1.05061587827</text:p>
          </table:table-cell>
          <table:table-cell table:formula="of:=0.1/[.A12]*100" office:value-type="float" office:value="1" calcext:value-type="float">
            <text:p/>
          </table:table-cell>
          <table:table-cell/>
          <table:table-cell table:formula="of:=[.$A12]*[.B12]/100" office:value-type="float" office:value="0.105965498352" calcext:value-type="float">
            <text:p/>
          </table:table-cell>
          <table:table-cell table:formula="of:=[.$A12]*[.C12]/100" office:value-type="float" office:value="0.119763496489" calcext:value-type="float">
            <text:p/>
          </table:table-cell>
          <table:table-cell table:formula="of:=[.$A12]*[.D12]/100" office:value-type="float" office:value="0.088584935971" calcext:value-type="float">
            <text:p/>
          </table:table-cell>
          <table:table-cell table:formula="of:=[.$A12]*[.E12]/100" office:value-type="float" office:value="0.105061587827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169472956" calcext:value-type="float">
            <text:p>1.04169472956</text:p>
          </table:table-cell>
          <table:table-cell office:value-type="float" office:value="1.0918130816" calcext:value-type="float">
            <text:p>1.0918130816</text:p>
          </table:table-cell>
          <table:table-cell office:value-type="float" office:value="0.862899894432" calcext:value-type="float">
            <text:p>0.862899894432</text:p>
          </table:table-cell>
          <table:table-cell office:value-type="float" office:value="0.97298416313" calcext:value-type="float">
            <text:p>0.97298416313</text:p>
          </table:table-cell>
          <table:table-cell table:formula="of:=0.1/[.A13]*100" office:value-type="float" office:value="0.909090909090909" calcext:value-type="float">
            <text:p/>
          </table:table-cell>
          <table:table-cell/>
          <table:table-cell table:formula="of:=[.$A13]*[.B13]/100" office:value-type="float" office:value="0.1145864202516" calcext:value-type="float">
            <text:p/>
          </table:table-cell>
          <table:table-cell table:formula="of:=[.$A13]*[.C13]/100" office:value-type="float" office:value="0.120099438976" calcext:value-type="float">
            <text:p/>
          </table:table-cell>
          <table:table-cell table:formula="of:=[.$A13]*[.D13]/100" office:value-type="float" office:value="0.09491898838752" calcext:value-type="float">
            <text:p/>
          </table:table-cell>
          <table:table-cell table:formula="of:=[.$A13]*[.E13]/100" office:value-type="float" office:value="0.1070282579443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4079671687" calcext:value-type="float">
            <text:p>1.04079671687</text:p>
          </table:table-cell>
          <table:table-cell office:value-type="float" office:value="0.971713642624" calcext:value-type="float">
            <text:p>0.971713642624</text:p>
          </table:table-cell>
          <table:table-cell office:value-type="float" office:value="0.862899894432" calcext:value-type="float">
            <text:p>0.862899894432</text:p>
          </table:table-cell>
          <table:table-cell office:value-type="float" office:value="0.947106924749" calcext:value-type="float">
            <text:p>0.947106924749</text:p>
          </table:table-cell>
          <table:table-cell table:formula="of:=0.1/[.A14]*100" office:value-type="float" office:value="0.833333333333333" calcext:value-type="float">
            <text:p/>
          </table:table-cell>
          <table:table-cell/>
          <table:table-cell table:formula="of:=[.$A14]*[.B14]/100" office:value-type="float" office:value="0.1248956060244" calcext:value-type="float">
            <text:p/>
          </table:table-cell>
          <table:table-cell table:formula="of:=[.$A14]*[.C14]/100" office:value-type="float" office:value="0.11660563711488" calcext:value-type="float">
            <text:p/>
          </table:table-cell>
          <table:table-cell table:formula="of:=[.$A14]*[.D14]/100" office:value-type="float" office:value="0.10354798733184" calcext:value-type="float">
            <text:p/>
          </table:table-cell>
          <table:table-cell table:formula="of:=[.$A14]*[.E14]/100" office:value-type="float" office:value="0.11365283096988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273265264" calcext:value-type="float">
            <text:p>1.0273265264</text:p>
          </table:table-cell>
          <table:table-cell office:value-type="float" office:value="0.912083851245" calcext:value-type="float">
            <text:p>0.912083851245</text:p>
          </table:table-cell>
          <table:table-cell office:value-type="float" office:value="0.853720108321" calcext:value-type="float">
            <text:p>0.853720108321</text:p>
          </table:table-cell>
          <table:table-cell office:value-type="float" office:value="0.879826104958" calcext:value-type="float">
            <text:p>0.879826104958</text:p>
          </table:table-cell>
          <table:table-cell table:formula="of:=0.1/[.A15]*100" office:value-type="float" office:value="0.769230769230769" calcext:value-type="float">
            <text:p/>
          </table:table-cell>
          <table:table-cell/>
          <table:table-cell table:formula="of:=[.$A15]*[.B15]/100" office:value-type="float" office:value="0.133552448432" calcext:value-type="float">
            <text:p/>
          </table:table-cell>
          <table:table-cell table:formula="of:=[.$A15]*[.C15]/100" office:value-type="float" office:value="0.11857090066185" calcext:value-type="float">
            <text:p/>
          </table:table-cell>
          <table:table-cell table:formula="of:=[.$A15]*[.D15]/100" office:value-type="float" office:value="0.11098361408173" calcext:value-type="float">
            <text:p/>
          </table:table-cell>
          <table:table-cell table:formula="of:=[.$A15]*[.E15]/100" office:value-type="float" office:value="0.11437739364454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42913332795" calcext:value-type="float">
            <text:p>0.942913332795</text:p>
          </table:table-cell>
          <table:table-cell office:value-type="float" office:value="0.77686700037" calcext:value-type="float">
            <text:p>0.77686700037</text:p>
          </table:table-cell>
          <table:table-cell office:value-type="float" office:value="0.84454032221" calcext:value-type="float">
            <text:p>0.84454032221</text:p>
          </table:table-cell>
          <table:table-cell office:value-type="float" office:value="0.879826104958" calcext:value-type="float">
            <text:p>0.879826104958</text:p>
          </table:table-cell>
          <table:table-cell table:formula="of:=0.1/[.A16]*100" office:value-type="float" office:value="0.714285714285714" calcext:value-type="float">
            <text:p/>
          </table:table-cell>
          <table:table-cell/>
          <table:table-cell table:formula="of:=[.$A16]*[.B16]/100" office:value-type="float" office:value="0.1320078665913" calcext:value-type="float">
            <text:p/>
          </table:table-cell>
          <table:table-cell table:formula="of:=[.$A16]*[.C16]/100" office:value-type="float" office:value="0.1087613800518" calcext:value-type="float">
            <text:p/>
          </table:table-cell>
          <table:table-cell table:formula="of:=[.$A16]*[.D16]/100" office:value-type="float" office:value="0.1182356451094" calcext:value-type="float">
            <text:p/>
          </table:table-cell>
          <table:table-cell table:formula="of:=[.$A16]*[.E16]/100" office:value-type="float" office:value="0.12317565469412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9520012213" calcext:value-type="float">
            <text:p>0.849520012213</text:p>
          </table:table-cell>
          <table:table-cell office:value-type="float" office:value="0.760069876037" calcext:value-type="float">
            <text:p>0.760069876037</text:p>
          </table:table-cell>
          <table:table-cell office:value-type="float" office:value="0.817000963878" calcext:value-type="float">
            <text:p>0.817000963878</text:p>
          </table:table-cell>
          <table:table-cell office:value-type="float" office:value="0.848773418901" calcext:value-type="float">
            <text:p>0.848773418901</text:p>
          </table:table-cell>
          <table:table-cell table:formula="of:=0.1/[.A17]*100" office:value-type="float" office:value="0.666666666666667" calcext:value-type="float">
            <text:p/>
          </table:table-cell>
          <table:table-cell/>
          <table:table-cell table:formula="of:=[.$A17]*[.B17]/100" office:value-type="float" office:value="0.12742800183195" calcext:value-type="float">
            <text:p/>
          </table:table-cell>
          <table:table-cell table:formula="of:=[.$A17]*[.C17]/100" office:value-type="float" office:value="0.11401048140555" calcext:value-type="float">
            <text:p/>
          </table:table-cell>
          <table:table-cell table:formula="of:=[.$A17]*[.D17]/100" office:value-type="float" office:value="0.1225501445817" calcext:value-type="float">
            <text:p/>
          </table:table-cell>
          <table:table-cell table:formula="of:=[.$A17]*[.E17]/100" office:value-type="float" office:value="0.12731601283515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821142811" calcext:value-type="float">
            <text:p>0.80821142811</text:p>
          </table:table-cell>
          <table:table-cell office:value-type="float" office:value="0.754190882521" calcext:value-type="float">
            <text:p>0.754190882521</text:p>
          </table:table-cell>
          <table:table-cell office:value-type="float" office:value="0.674714279157" calcext:value-type="float">
            <text:p>0.674714279157</text:p>
          </table:table-cell>
          <table:table-cell office:value-type="float" office:value="0.776317151434" calcext:value-type="float">
            <text:p>0.776317151434</text:p>
          </table:table-cell>
          <table:table-cell table:formula="of:=0.1/[.A18]*100" office:value-type="float" office:value="0.625" calcext:value-type="float">
            <text:p/>
          </table:table-cell>
          <table:table-cell/>
          <table:table-cell table:formula="of:=[.$A18]*[.B18]/100" office:value-type="float" office:value="0.1293138284976" calcext:value-type="float">
            <text:p/>
          </table:table-cell>
          <table:table-cell table:formula="of:=[.$A18]*[.C18]/100" office:value-type="float" office:value="0.12067054120336" calcext:value-type="float">
            <text:p/>
          </table:table-cell>
          <table:table-cell table:formula="of:=[.$A18]*[.D18]/100" office:value-type="float" office:value="0.10795428466512" calcext:value-type="float">
            <text:p/>
          </table:table-cell>
          <table:table-cell table:formula="of:=[.$A18]*[.E18]/100" office:value-type="float" office:value="0.12421074422944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1271047173" calcext:value-type="float">
            <text:p>0.781271047173</text:p>
          </table:table-cell>
          <table:table-cell office:value-type="float" office:value="0.731514764672" calcext:value-type="float">
            <text:p>0.731514764672</text:p>
          </table:table-cell>
          <table:table-cell office:value-type="float" office:value="0.656354706935" calcext:value-type="float">
            <text:p>0.656354706935</text:p>
          </table:table-cell>
          <table:table-cell office:value-type="float" office:value="0.771141703757" calcext:value-type="float">
            <text:p>0.771141703757</text:p>
          </table:table-cell>
          <table:table-cell table:formula="of:=0.1/[.A19]*100" office:value-type="float" office:value="0.588235294117647" calcext:value-type="float">
            <text:p/>
          </table:table-cell>
          <table:table-cell/>
          <table:table-cell table:formula="of:=[.$A19]*[.B19]/100" office:value-type="float" office:value="0.13281607801941" calcext:value-type="float">
            <text:p/>
          </table:table-cell>
          <table:table-cell table:formula="of:=[.$A19]*[.C19]/100" office:value-type="float" office:value="0.12435750999424" calcext:value-type="float">
            <text:p/>
          </table:table-cell>
          <table:table-cell table:formula="of:=[.$A19]*[.D19]/100" office:value-type="float" office:value="0.11158030017895" calcext:value-type="float">
            <text:p/>
          </table:table-cell>
          <table:table-cell table:formula="of:=[.$A19]*[.E19]/100" office:value-type="float" office:value="0.13109408963869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8698869402" calcext:value-type="float">
            <text:p>0.768698869402</text:p>
          </table:table-cell>
          <table:table-cell office:value-type="float" office:value="0.706319078174" calcext:value-type="float">
            <text:p>0.706319078174</text:p>
          </table:table-cell>
          <table:table-cell office:value-type="float" office:value="0.647174920824" calcext:value-type="float">
            <text:p>0.647174920824</text:p>
          </table:table-cell>
          <table:table-cell office:value-type="float" office:value="0.709036331643" calcext:value-type="float">
            <text:p>0.709036331643</text:p>
          </table:table-cell>
          <table:table-cell table:formula="of:=0.1/[.A20]*100" office:value-type="float" office:value="0.555555555555556" calcext:value-type="float">
            <text:p/>
          </table:table-cell>
          <table:table-cell/>
          <table:table-cell table:formula="of:=[.$A20]*[.B20]/100" office:value-type="float" office:value="0.13836579649236" calcext:value-type="float">
            <text:p/>
          </table:table-cell>
          <table:table-cell table:formula="of:=[.$A20]*[.C20]/100" office:value-type="float" office:value="0.12713743407132" calcext:value-type="float">
            <text:p/>
          </table:table-cell>
          <table:table-cell table:formula="of:=[.$A20]*[.D20]/100" office:value-type="float" office:value="0.11649148574832" calcext:value-type="float">
            <text:p/>
          </table:table-cell>
          <table:table-cell table:formula="of:=[.$A20]*[.E20]/100" office:value-type="float" office:value="0.12762653969574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0571764685" calcext:value-type="float">
            <text:p>0.690571764685</text:p>
          </table:table-cell>
          <table:table-cell office:value-type="float" office:value="0.623173312729" calcext:value-type="float">
            <text:p>0.623173312729</text:p>
          </table:table-cell>
          <table:table-cell office:value-type="float" office:value="0.637995134713" calcext:value-type="float">
            <text:p>0.637995134713</text:p>
          </table:table-cell>
          <table:table-cell office:value-type="float" office:value="0.69868543629" calcext:value-type="float">
            <text:p>0.69868543629</text:p>
          </table:table-cell>
          <table:table-cell table:formula="of:=0.1/[.A21]*100" office:value-type="float" office:value="0.526315789473684" calcext:value-type="float">
            <text:p/>
          </table:table-cell>
          <table:table-cell/>
          <table:table-cell table:formula="of:=[.$A21]*[.B21]/100" office:value-type="float" office:value="0.13120863529015" calcext:value-type="float">
            <text:p/>
          </table:table-cell>
          <table:table-cell table:formula="of:=[.$A21]*[.C21]/100" office:value-type="float" office:value="0.11840292941851" calcext:value-type="float">
            <text:p/>
          </table:table-cell>
          <table:table-cell table:formula="of:=[.$A21]*[.D21]/100" office:value-type="float" office:value="0.12121907559547" calcext:value-type="float">
            <text:p/>
          </table:table-cell>
          <table:table-cell table:formula="of:=[.$A21]*[.E21]/100" office:value-type="float" office:value="0.1327502328951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6036710759" calcext:value-type="float">
            <text:p>0.616036710759</text:p>
          </table:table-cell>
          <table:table-cell office:value-type="float" office:value="0.601337051097" calcext:value-type="float">
            <text:p>0.601337051097</text:p>
          </table:table-cell>
          <table:table-cell office:value-type="float" office:value="0.633405241658" calcext:value-type="float">
            <text:p>0.633405241658</text:p>
          </table:table-cell>
          <table:table-cell office:value-type="float" office:value="0.683159093262" calcext:value-type="float">
            <text:p>0.683159093262</text:p>
          </table:table-cell>
          <table:table-cell table:formula="of:=0.1/[.A22]*100" office:value-type="float" office:value="0.5" calcext:value-type="float">
            <text:p/>
          </table:table-cell>
          <table:table-cell/>
          <table:table-cell table:formula="of:=[.$A22]*[.B22]/100" office:value-type="float" office:value="0.1232073421518" calcext:value-type="float">
            <text:p/>
          </table:table-cell>
          <table:table-cell table:formula="of:=[.$A22]*[.C22]/100" office:value-type="float" office:value="0.1202674102194" calcext:value-type="float">
            <text:p/>
          </table:table-cell>
          <table:table-cell table:formula="of:=[.$A22]*[.D22]/100" office:value-type="float" office:value="0.1266810483316" calcext:value-type="float">
            <text:p/>
          </table:table-cell>
          <table:table-cell table:formula="of:=[.$A22]*[.E22]/100" office:value-type="float" office:value="0.1366318186524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2444659967" calcext:value-type="float">
            <text:p>0.612444659967</text:p>
          </table:table-cell>
          <table:table-cell office:value-type="float" office:value="0.590418920281" calcext:value-type="float">
            <text:p>0.590418920281</text:p>
          </table:table-cell>
          <table:table-cell office:value-type="float" office:value="0.624225455547" calcext:value-type="float">
            <text:p>0.624225455547</text:p>
          </table:table-cell>
          <table:table-cell office:value-type="float" office:value="0.646930959528" calcext:value-type="float">
            <text:p>0.646930959528</text:p>
          </table:table-cell>
          <table:table-cell table:formula="of:=0.1/[.A23]*100" office:value-type="float" office:value="0.476190476190476" calcext:value-type="float">
            <text:p/>
          </table:table-cell>
          <table:table-cell/>
          <table:table-cell table:formula="of:=[.$A23]*[.B23]/100" office:value-type="float" office:value="0.12861337859307" calcext:value-type="float">
            <text:p/>
          </table:table-cell>
          <table:table-cell table:formula="of:=[.$A23]*[.C23]/100" office:value-type="float" office:value="0.12398797325901" calcext:value-type="float">
            <text:p/>
          </table:table-cell>
          <table:table-cell table:formula="of:=[.$A23]*[.D23]/100" office:value-type="float" office:value="0.13108734566487" calcext:value-type="float">
            <text:p/>
          </table:table-cell>
          <table:table-cell table:formula="of:=[.$A23]*[.E23]/100" office:value-type="float" office:value="0.13585550150088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3951974281" calcext:value-type="float">
            <text:p>0.563951974281</text:p>
          </table:table-cell>
          <table:table-cell office:value-type="float" office:value="0.552625390533" calcext:value-type="float">
            <text:p>0.552625390533</text:p>
          </table:table-cell>
          <table:table-cell office:value-type="float" office:value="0.573736631936" calcext:value-type="float">
            <text:p>0.573736631936</text:p>
          </table:table-cell>
          <table:table-cell office:value-type="float" office:value="0.621053721147" calcext:value-type="float">
            <text:p>0.621053721147</text:p>
          </table:table-cell>
          <table:table-cell table:formula="of:=0.1/[.A24]*100" office:value-type="float" office:value="0.454545454545455" calcext:value-type="float">
            <text:p/>
          </table:table-cell>
          <table:table-cell/>
          <table:table-cell table:formula="of:=[.$A24]*[.B24]/100" office:value-type="float" office:value="0.12406943434182" calcext:value-type="float">
            <text:p/>
          </table:table-cell>
          <table:table-cell table:formula="of:=[.$A24]*[.C24]/100" office:value-type="float" office:value="0.12157758591726" calcext:value-type="float">
            <text:p/>
          </table:table-cell>
          <table:table-cell table:formula="of:=[.$A24]*[.D24]/100" office:value-type="float" office:value="0.12622205902592" calcext:value-type="float">
            <text:p/>
          </table:table-cell>
          <table:table-cell table:formula="of:=[.$A24]*[.E24]/100" office:value-type="float" office:value="0.13663181865234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4073834604" calcext:value-type="float">
            <text:p>0.554073834604</text:p>
          </table:table-cell>
          <table:table-cell office:value-type="float" office:value="0.540027547284" calcext:value-type="float">
            <text:p>0.540027547284</text:p>
          </table:table-cell>
          <table:table-cell office:value-type="float" office:value="0.564556845825" calcext:value-type="float">
            <text:p>0.564556845825</text:p>
          </table:table-cell>
          <table:table-cell office:value-type="float" office:value="0.605527378118" calcext:value-type="float">
            <text:p>0.605527378118</text:p>
          </table:table-cell>
          <table:table-cell table:formula="of:=0.1/[.A25]*100" office:value-type="float" office:value="0.434782608695652" calcext:value-type="float">
            <text:p/>
          </table:table-cell>
          <table:table-cell/>
          <table:table-cell table:formula="of:=[.$A25]*[.B25]/100" office:value-type="float" office:value="0.12743698195892" calcext:value-type="float">
            <text:p/>
          </table:table-cell>
          <table:table-cell table:formula="of:=[.$A25]*[.C25]/100" office:value-type="float" office:value="0.12420633587532" calcext:value-type="float">
            <text:p/>
          </table:table-cell>
          <table:table-cell table:formula="of:=[.$A25]*[.D25]/100" office:value-type="float" office:value="0.12984807453975" calcext:value-type="float">
            <text:p/>
          </table:table-cell>
          <table:table-cell table:formula="of:=[.$A25]*[.E25]/100" office:value-type="float" office:value="0.13927129696714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137979651" calcext:value-type="float">
            <text:p>0.55137979651</text:p>
          </table:table-cell>
          <table:table-cell office:value-type="float" office:value="0.513152148352" calcext:value-type="float">
            <text:p>0.513152148352</text:p>
          </table:table-cell>
          <table:table-cell office:value-type="float" office:value="0.541607380548" calcext:value-type="float">
            <text:p>0.541607380548</text:p>
          </table:table-cell>
          <table:table-cell office:value-type="float" office:value="0.59000103509" calcext:value-type="float">
            <text:p>0.59000103509</text:p>
          </table:table-cell>
          <table:table-cell table:formula="of:=0.1/[.A26]*100" office:value-type="float" office:value="0.416666666666667" calcext:value-type="float">
            <text:p/>
          </table:table-cell>
          <table:table-cell/>
          <table:table-cell table:formula="of:=[.$A26]*[.B26]/100" office:value-type="float" office:value="0.1323311511624" calcext:value-type="float">
            <text:p/>
          </table:table-cell>
          <table:table-cell table:formula="of:=[.$A26]*[.C26]/100" office:value-type="float" office:value="0.12315651560448" calcext:value-type="float">
            <text:p/>
          </table:table-cell>
          <table:table-cell table:formula="of:=[.$A26]*[.D26]/100" office:value-type="float" office:value="0.12998577133152" calcext:value-type="float">
            <text:p/>
          </table:table-cell>
          <table:table-cell table:formula="of:=[.$A26]*[.E26]/100" office:value-type="float" office:value="0.1416002484216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8685758417" calcext:value-type="float">
            <text:p>0.548685758417</text:p>
          </table:table-cell>
          <table:table-cell office:value-type="float" office:value="0.498034736453" calcext:value-type="float">
            <text:p>0.498034736453</text:p>
          </table:table-cell>
          <table:table-cell office:value-type="float" office:value="0.495708449993" calcext:value-type="float">
            <text:p>0.495708449993</text:p>
          </table:table-cell>
          <table:table-cell office:value-type="float" office:value="0.584825587413" calcext:value-type="float">
            <text:p>0.584825587413</text:p>
          </table:table-cell>
          <table:table-cell table:formula="of:=0.1/[.A27]*100" office:value-type="float" office:value="0.4" calcext:value-type="float">
            <text:p/>
          </table:table-cell>
          <table:table-cell/>
          <table:table-cell table:formula="of:=[.$A27]*[.B27]/100" office:value-type="float" office:value="0.13717143960425" calcext:value-type="float">
            <text:p/>
          </table:table-cell>
          <table:table-cell table:formula="of:=[.$A27]*[.C27]/100" office:value-type="float" office:value="0.12450868411325" calcext:value-type="float">
            <text:p/>
          </table:table-cell>
          <table:table-cell table:formula="of:=[.$A27]*[.D27]/100" office:value-type="float" office:value="0.12392711249825" calcext:value-type="float">
            <text:p/>
          </table:table-cell>
          <table:table-cell table:formula="of:=[.$A27]*[.E27]/100" office:value-type="float" office:value="0.14620639685325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3297682229" calcext:value-type="float">
            <text:p>0.543297682229</text:p>
          </table:table-cell>
          <table:table-cell office:value-type="float" office:value="0.442604226156" calcext:value-type="float">
            <text:p>0.442604226156</text:p>
          </table:table-cell>
          <table:table-cell office:value-type="float" office:value="0.472758984716" calcext:value-type="float">
            <text:p>0.472758984716</text:p>
          </table:table-cell>
          <table:table-cell office:value-type="float" office:value="0.579650139737" calcext:value-type="float">
            <text:p>0.579650139737</text:p>
          </table:table-cell>
          <table:table-cell table:formula="of:=0.1/[.A28]*100" office:value-type="float" office:value="0.384615384615385" calcext:value-type="float">
            <text:p/>
          </table:table-cell>
          <table:table-cell/>
          <table:table-cell table:formula="of:=[.$A28]*[.B28]/100" office:value-type="float" office:value="0.14125739737954" calcext:value-type="float">
            <text:p/>
          </table:table-cell>
          <table:table-cell table:formula="of:=[.$A28]*[.C28]/100" office:value-type="float" office:value="0.11507709880056" calcext:value-type="float">
            <text:p/>
          </table:table-cell>
          <table:table-cell table:formula="of:=[.$A28]*[.D28]/100" office:value-type="float" office:value="0.12291733602616" calcext:value-type="float">
            <text:p/>
          </table:table-cell>
          <table:table-cell table:formula="of:=[.$A28]*[.E28]/100" office:value-type="float" office:value="0.15070903633162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174537748" calcext:value-type="float">
            <text:p>0.52174537748</text:p>
          </table:table-cell>
          <table:table-cell office:value-type="float" office:value="0.44176436994" calcext:value-type="float">
            <text:p>0.44176436994</text:p>
          </table:table-cell>
          <table:table-cell office:value-type="float" office:value="0.472758984716" calcext:value-type="float">
            <text:p>0.472758984716</text:p>
          </table:table-cell>
          <table:table-cell office:value-type="float" office:value="0.533071110651" calcext:value-type="float">
            <text:p>0.533071110651</text:p>
          </table:table-cell>
          <table:table-cell table:formula="of:=0.1/[.A29]*100" office:value-type="float" office:value="0.37037037037037" calcext:value-type="float">
            <text:p/>
          </table:table-cell>
          <table:table-cell/>
          <table:table-cell table:formula="of:=[.$A29]*[.B29]/100" office:value-type="float" office:value="0.1408712519196" calcext:value-type="float">
            <text:p/>
          </table:table-cell>
          <table:table-cell table:formula="of:=[.$A29]*[.C29]/100" office:value-type="float" office:value="0.1192763798838" calcext:value-type="float">
            <text:p/>
          </table:table-cell>
          <table:table-cell table:formula="of:=[.$A29]*[.D29]/100" office:value-type="float" office:value="0.12764492587332" calcext:value-type="float">
            <text:p/>
          </table:table-cell>
          <table:table-cell table:formula="of:=[.$A29]*[.E29]/100" office:value-type="float" office:value="0.14392919987577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4561275896" calcext:value-type="float">
            <text:p>0.514561275896</text:p>
          </table:table-cell>
          <table:table-cell office:value-type="float" office:value="0.43672523264" calcext:value-type="float">
            <text:p>0.43672523264</text:p>
          </table:table-cell>
          <table:table-cell office:value-type="float" office:value="0.463579198605" calcext:value-type="float">
            <text:p>0.463579198605</text:p>
          </table:table-cell>
          <table:table-cell office:value-type="float" office:value="0.517544767622" calcext:value-type="float">
            <text:p>0.517544767622</text:p>
          </table:table-cell>
          <table:table-cell table:formula="of:=0.1/[.A30]*100" office:value-type="float" office:value="0.357142857142857" calcext:value-type="float">
            <text:p/>
          </table:table-cell>
          <table:table-cell/>
          <table:table-cell table:formula="of:=[.$A30]*[.B30]/100" office:value-type="float" office:value="0.14407715725088" calcext:value-type="float">
            <text:p/>
          </table:table-cell>
          <table:table-cell table:formula="of:=[.$A30]*[.C30]/100" office:value-type="float" office:value="0.1222830651392" calcext:value-type="float">
            <text:p/>
          </table:table-cell>
          <table:table-cell table:formula="of:=[.$A30]*[.D30]/100" office:value-type="float" office:value="0.1298021756094" calcext:value-type="float">
            <text:p/>
          </table:table-cell>
          <table:table-cell table:formula="of:=[.$A30]*[.E30]/100" office:value-type="float" office:value="0.14491253493416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0436793376" calcext:value-type="float">
            <text:p>0.480436793376</text:p>
          </table:table-cell>
          <table:table-cell office:value-type="float" office:value="0.430006382907" calcext:value-type="float">
            <text:p>0.430006382907</text:p>
          </table:table-cell>
          <table:table-cell office:value-type="float" office:value="0.463579198605" calcext:value-type="float">
            <text:p>0.463579198605</text:p>
          </table:table-cell>
          <table:table-cell office:value-type="float" office:value="0.496842976918" calcext:value-type="float">
            <text:p>0.496842976918</text:p>
          </table:table-cell>
          <table:table-cell table:formula="of:=0.1/[.A31]*100" office:value-type="float" office:value="0.344827586206897" calcext:value-type="float">
            <text:p/>
          </table:table-cell>
          <table:table-cell/>
          <table:table-cell table:formula="of:=[.$A31]*[.B31]/100" office:value-type="float" office:value="0.13932667007904" calcext:value-type="float">
            <text:p/>
          </table:table-cell>
          <table:table-cell table:formula="of:=[.$A31]*[.C31]/100" office:value-type="float" office:value="0.12470185104303" calcext:value-type="float">
            <text:p/>
          </table:table-cell>
          <table:table-cell table:formula="of:=[.$A31]*[.D31]/100" office:value-type="float" office:value="0.13443796759545" calcext:value-type="float">
            <text:p/>
          </table:table-cell>
          <table:table-cell table:formula="of:=[.$A31]*[.E31]/100" office:value-type="float" office:value="0.14408446330622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1822247367" calcext:value-type="float">
            <text:p>0.441822247367</text:p>
          </table:table-cell>
          <table:table-cell office:value-type="float" office:value="0.406490408842" calcext:value-type="float">
            <text:p>0.406490408842</text:p>
          </table:table-cell>
          <table:table-cell office:value-type="float" office:value="0.449809519438" calcext:value-type="float">
            <text:p>0.449809519438</text:p>
          </table:table-cell>
          <table:table-cell office:value-type="float" office:value="0.46579029086" calcext:value-type="float">
            <text:p>0.46579029086</text:p>
          </table:table-cell>
          <table:table-cell table:formula="of:=0.1/[.A32]*100" office:value-type="float" office:value="0.333333333333333" calcext:value-type="float">
            <text:p/>
          </table:table-cell>
          <table:table-cell/>
          <table:table-cell table:formula="of:=[.$A32]*[.B32]/100" office:value-type="float" office:value="0.1325466742101" calcext:value-type="float">
            <text:p/>
          </table:table-cell>
          <table:table-cell table:formula="of:=[.$A32]*[.C32]/100" office:value-type="float" office:value="0.1219471226526" calcext:value-type="float">
            <text:p/>
          </table:table-cell>
          <table:table-cell table:formula="of:=[.$A32]*[.D32]/100" office:value-type="float" office:value="0.1349428558314" calcext:value-type="float">
            <text:p/>
          </table:table-cell>
          <table:table-cell table:formula="of:=[.$A32]*[.E32]/100" office:value-type="float" office:value="0.139737087258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36434171179" calcext:value-type="float">
            <text:p>0.436434171179</text:p>
          </table:table-cell>
          <table:table-cell office:value-type="float" office:value="0.388013572076" calcext:value-type="float">
            <text:p>0.388013572076</text:p>
          </table:table-cell>
          <table:table-cell office:value-type="float" office:value="0.436039840272" calcext:value-type="float">
            <text:p>0.436039840272</text:p>
          </table:table-cell>
          <table:table-cell office:value-type="float" office:value="0.460614843184" calcext:value-type="float">
            <text:p>0.460614843184</text:p>
          </table:table-cell>
          <table:table-cell table:formula="of:=0.1/[.A33]*100" office:value-type="float" office:value="0.32258064516129" calcext:value-type="float">
            <text:p/>
          </table:table-cell>
          <table:table-cell/>
          <table:table-cell table:formula="of:=[.$A33]*[.B33]/100" office:value-type="float" office:value="0.13529459306549" calcext:value-type="float">
            <text:p/>
          </table:table-cell>
          <table:table-cell table:formula="of:=[.$A33]*[.C33]/100" office:value-type="float" office:value="0.12028420734356" calcext:value-type="float">
            <text:p/>
          </table:table-cell>
          <table:table-cell table:formula="of:=[.$A33]*[.D33]/100" office:value-type="float" office:value="0.13517235048432" calcext:value-type="float">
            <text:p/>
          </table:table-cell>
          <table:table-cell table:formula="of:=[.$A33]*[.E33]/100" office:value-type="float" office:value="0.14279060138704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6556031502" calcext:value-type="float">
            <text:p>0.426556031502</text:p>
          </table:table-cell>
          <table:table-cell office:value-type="float" office:value="0.372896160177" calcext:value-type="float">
            <text:p>0.372896160177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55439395508" calcext:value-type="float">
            <text:p>0.455439395508</text:p>
          </table:table-cell>
          <table:table-cell table:formula="of:=0.1/[.A34]*100" office:value-type="float" office:value="0.3125" calcext:value-type="float">
            <text:p/>
          </table:table-cell>
          <table:table-cell/>
          <table:table-cell table:formula="of:=[.$A34]*[.B34]/100" office:value-type="float" office:value="0.13649793008064" calcext:value-type="float">
            <text:p/>
          </table:table-cell>
          <table:table-cell table:formula="of:=[.$A34]*[.C34]/100" office:value-type="float" office:value="0.11932677125664" calcext:value-type="float">
            <text:p/>
          </table:table-cell>
          <table:table-cell table:formula="of:=[.$A34]*[.D34]/100" office:value-type="float" office:value="0.13659521733152" calcext:value-type="float">
            <text:p/>
          </table:table-cell>
          <table:table-cell table:formula="of:=[.$A34]*[.E34]/100" office:value-type="float" office:value="0.14574060656256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05901739451" calcext:value-type="float">
            <text:p>0.405901739451</text:p>
          </table:table-cell>
          <table:table-cell office:value-type="float" office:value="0.353579467195" calcext:value-type="float">
            <text:p>0.353579467195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50263947831" calcext:value-type="float">
            <text:p>0.450263947831</text:p>
          </table:table-cell>
          <table:table-cell table:formula="of:=0.1/[.A35]*100" office:value-type="float" office:value="0.303030303030303" calcext:value-type="float">
            <text:p/>
          </table:table-cell>
          <table:table-cell/>
          <table:table-cell table:formula="of:=[.$A35]*[.B35]/100" office:value-type="float" office:value="0.13394757401883" calcext:value-type="float">
            <text:p/>
          </table:table-cell>
          <table:table-cell table:formula="of:=[.$A35]*[.C35]/100" office:value-type="float" office:value="0.11668122417435" calcext:value-type="float">
            <text:p/>
          </table:table-cell>
          <table:table-cell table:formula="of:=[.$A35]*[.D35]/100" office:value-type="float" office:value="0.14086381787313" calcext:value-type="float">
            <text:p/>
          </table:table-cell>
          <table:table-cell table:formula="of:=[.$A35]*[.E35]/100" office:value-type="float" office:value="0.14858710278423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1366685525" calcext:value-type="float">
            <text:p>0.331366685525</text:p>
          </table:table-cell>
          <table:table-cell office:value-type="float" office:value="0.345180905029" calcext:value-type="float">
            <text:p>0.345180905029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39913052479" calcext:value-type="float">
            <text:p>0.439913052479</text:p>
          </table:table-cell>
          <table:table-cell table:formula="of:=0.1/[.A36]*100" office:value-type="float" office:value="0.294117647058823" calcext:value-type="float">
            <text:p/>
          </table:table-cell>
          <table:table-cell/>
          <table:table-cell table:formula="of:=[.$A36]*[.B36]/100" office:value-type="float" office:value="0.1126646730785" calcext:value-type="float">
            <text:p/>
          </table:table-cell>
          <table:table-cell table:formula="of:=[.$A36]*[.C36]/100" office:value-type="float" office:value="0.11736150770986" calcext:value-type="float">
            <text:p/>
          </table:table-cell>
          <table:table-cell table:formula="of:=[.$A36]*[.D36]/100" office:value-type="float" office:value="0.14513241841474" calcext:value-type="float">
            <text:p/>
          </table:table-cell>
          <table:table-cell table:formula="of:=[.$A36]*[.E36]/100" office:value-type="float" office:value="0.14957043784286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059053315" calcext:value-type="float">
            <text:p>0.32059053315</text:p>
          </table:table-cell>
          <table:table-cell office:value-type="float" office:value="0.335942486646" calcext:value-type="float">
            <text:p>0.335942486646</text:p>
          </table:table-cell>
          <table:table-cell office:value-type="float" office:value="0.394730802772" calcext:value-type="float">
            <text:p>0.394730802772</text:p>
          </table:table-cell>
          <table:table-cell office:value-type="float" office:value="0.429562157127" calcext:value-type="float">
            <text:p>0.429562157127</text:p>
          </table:table-cell>
          <table:table-cell table:formula="of:=0.1/[.A37]*100" office:value-type="float" office:value="0.285714285714286" calcext:value-type="float">
            <text:p/>
          </table:table-cell>
          <table:table-cell/>
          <table:table-cell table:formula="of:=[.$A37]*[.B37]/100" office:value-type="float" office:value="0.1122066866025" calcext:value-type="float">
            <text:p/>
          </table:table-cell>
          <table:table-cell table:formula="of:=[.$A37]*[.C37]/100" office:value-type="float" office:value="0.1175798703261" calcext:value-type="float">
            <text:p/>
          </table:table-cell>
          <table:table-cell table:formula="of:=[.$A37]*[.D37]/100" office:value-type="float" office:value="0.1381557809702" calcext:value-type="float">
            <text:p/>
          </table:table-cell>
          <table:table-cell table:formula="of:=[.$A37]*[.E37]/100" office:value-type="float" office:value="0.15034675499445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97242203005" calcext:value-type="float">
            <text:p>0.297242203005</text:p>
          </table:table-cell>
          <table:table-cell office:value-type="float" office:value="0.314106225014" calcext:value-type="float">
            <text:p>0.314106225014</text:p>
          </table:table-cell>
          <table:table-cell office:value-type="float" office:value="0.362601551384" calcext:value-type="float">
            <text:p>0.362601551384</text:p>
          </table:table-cell>
          <table:table-cell office:value-type="float" office:value="0.42438670945" calcext:value-type="float">
            <text:p>0.42438670945</text:p>
          </table:table-cell>
          <table:table-cell table:formula="of:=0.1/[.A38]*100" office:value-type="float" office:value="0.277777777777778" calcext:value-type="float">
            <text:p/>
          </table:table-cell>
          <table:table-cell/>
          <table:table-cell table:formula="of:=[.$A38]*[.B38]/100" office:value-type="float" office:value="0.1070071930818" calcext:value-type="float">
            <text:p/>
          </table:table-cell>
          <table:table-cell table:formula="of:=[.$A38]*[.C38]/100" office:value-type="float" office:value="0.11307824100504" calcext:value-type="float">
            <text:p/>
          </table:table-cell>
          <table:table-cell table:formula="of:=[.$A38]*[.D38]/100" office:value-type="float" office:value="0.13053655849824" calcext:value-type="float">
            <text:p/>
          </table:table-cell>
          <table:table-cell table:formula="of:=[.$A38]*[.E38]/100" office:value-type="float" office:value="0.152779215402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94548164911" calcext:value-type="float">
            <text:p>0.294548164911</text:p>
          </table:table-cell>
          <table:table-cell office:value-type="float" office:value="0.294789532032" calcext:value-type="float">
            <text:p>0.294789532032</text:p>
          </table:table-cell>
          <table:table-cell office:value-type="float" office:value="0.353421765273" calcext:value-type="float">
            <text:p>0.353421765273</text:p>
          </table:table-cell>
          <table:table-cell office:value-type="float" office:value="0.414035814098" calcext:value-type="float">
            <text:p>0.414035814098</text:p>
          </table:table-cell>
          <table:table-cell table:formula="of:=0.1/[.A39]*100" office:value-type="float" office:value="0.27027027027027" calcext:value-type="float">
            <text:p/>
          </table:table-cell>
          <table:table-cell/>
          <table:table-cell table:formula="of:=[.$A39]*[.B39]/100" office:value-type="float" office:value="0.10898282101707" calcext:value-type="float">
            <text:p/>
          </table:table-cell>
          <table:table-cell table:formula="of:=[.$A39]*[.C39]/100" office:value-type="float" office:value="0.10907212685184" calcext:value-type="float">
            <text:p/>
          </table:table-cell>
          <table:table-cell table:formula="of:=[.$A39]*[.D39]/100" office:value-type="float" office:value="0.13076605315101" calcext:value-type="float">
            <text:p/>
          </table:table-cell>
          <table:table-cell table:formula="of:=[.$A39]*[.E39]/100" office:value-type="float" office:value="0.1531932512162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9160088724" calcext:value-type="float">
            <text:p>0.289160088724</text:p>
          </table:table-cell>
          <table:table-cell office:value-type="float" office:value="0.293949675816" calcext:value-type="float">
            <text:p>0.293949675816</text:p>
          </table:table-cell>
          <table:table-cell office:value-type="float" office:value="0.335062193051" calcext:value-type="float">
            <text:p>0.335062193051</text:p>
          </table:table-cell>
          <table:table-cell office:value-type="float" office:value="0.398509471069" calcext:value-type="float">
            <text:p>0.398509471069</text:p>
          </table:table-cell>
          <table:table-cell table:formula="of:=0.1/[.A40]*100" office:value-type="float" office:value="0.263157894736842" calcext:value-type="float">
            <text:p/>
          </table:table-cell>
          <table:table-cell/>
          <table:table-cell table:formula="of:=[.$A40]*[.B40]/100" office:value-type="float" office:value="0.10988083371512" calcext:value-type="float">
            <text:p/>
          </table:table-cell>
          <table:table-cell table:formula="of:=[.$A40]*[.C40]/100" office:value-type="float" office:value="0.11170087681008" calcext:value-type="float">
            <text:p/>
          </table:table-cell>
          <table:table-cell table:formula="of:=[.$A40]*[.D40]/100" office:value-type="float" office:value="0.12732363335938" calcext:value-type="float">
            <text:p/>
          </table:table-cell>
          <table:table-cell table:formula="of:=[.$A40]*[.E40]/100" office:value-type="float" office:value="0.15143359900622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88262076026" calcext:value-type="float">
            <text:p>0.288262076026</text:p>
          </table:table-cell>
          <table:table-cell office:value-type="float" office:value="0.288910538516" calcext:value-type="float">
            <text:p>0.288910538516</text:p>
          </table:table-cell>
          <table:table-cell office:value-type="float" office:value="0.32588240694" calcext:value-type="float">
            <text:p>0.32588240694</text:p>
          </table:table-cell>
          <table:table-cell office:value-type="float" office:value="0.398509471069" calcext:value-type="float">
            <text:p>0.398509471069</text:p>
          </table:table-cell>
          <table:table-cell table:formula="of:=0.1/[.A41]*100" office:value-type="float" office:value="0.256410256410256" calcext:value-type="float">
            <text:p/>
          </table:table-cell>
          <table:table-cell/>
          <table:table-cell table:formula="of:=[.$A41]*[.B41]/100" office:value-type="float" office:value="0.11242220965014" calcext:value-type="float">
            <text:p/>
          </table:table-cell>
          <table:table-cell table:formula="of:=[.$A41]*[.C41]/100" office:value-type="float" office:value="0.11267511002124" calcext:value-type="float">
            <text:p/>
          </table:table-cell>
          <table:table-cell table:formula="of:=[.$A41]*[.D41]/100" office:value-type="float" office:value="0.1270941387066" calcext:value-type="float">
            <text:p/>
          </table:table-cell>
          <table:table-cell table:formula="of:=[.$A41]*[.E41]/100" office:value-type="float" office:value="0.15541869371691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4670025234" calcext:value-type="float">
            <text:p>0.284670025234</text:p>
          </table:table-cell>
          <table:table-cell office:value-type="float" office:value="0.288910538516" calcext:value-type="float">
            <text:p>0.288910538516</text:p>
          </table:table-cell>
          <table:table-cell office:value-type="float" office:value="0.321292513884" calcext:value-type="float">
            <text:p>0.321292513884</text:p>
          </table:table-cell>
          <table:table-cell office:value-type="float" office:value="0.393334023393" calcext:value-type="float">
            <text:p>0.393334023393</text:p>
          </table:table-cell>
          <table:table-cell table:formula="of:=0.1/[.A42]*100" office:value-type="float" office:value="0.25" calcext:value-type="float">
            <text:p/>
          </table:table-cell>
          <table:table-cell/>
          <table:table-cell table:formula="of:=[.$A42]*[.B42]/100" office:value-type="float" office:value="0.1138680100936" calcext:value-type="float">
            <text:p/>
          </table:table-cell>
          <table:table-cell table:formula="of:=[.$A42]*[.C42]/100" office:value-type="float" office:value="0.1155642154064" calcext:value-type="float">
            <text:p/>
          </table:table-cell>
          <table:table-cell table:formula="of:=[.$A42]*[.D42]/100" office:value-type="float" office:value="0.1285170055536" calcext:value-type="float">
            <text:p/>
          </table:table-cell>
          <table:table-cell table:formula="of:=[.$A42]*[.E42]/100" office:value-type="float" office:value="0.157333609357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9281949047" calcext:value-type="float">
            <text:p>0.279281949047</text:p>
          </table:table-cell>
          <table:table-cell office:value-type="float" office:value="0.283871401216" calcext:value-type="float">
            <text:p>0.283871401216</text:p>
          </table:table-cell>
          <table:table-cell office:value-type="float" office:value="0.321292513884" calcext:value-type="float">
            <text:p>0.321292513884</text:p>
          </table:table-cell>
          <table:table-cell office:value-type="float" office:value="0.388158575717" calcext:value-type="float">
            <text:p>0.388158575717</text:p>
          </table:table-cell>
          <table:table-cell table:formula="of:=0.1/[.A43]*100" office:value-type="float" office:value="0.24390243902439" calcext:value-type="float">
            <text:p/>
          </table:table-cell>
          <table:table-cell/>
          <table:table-cell table:formula="of:=[.$A43]*[.B43]/100" office:value-type="float" office:value="0.11450559910927" calcext:value-type="float">
            <text:p/>
          </table:table-cell>
          <table:table-cell table:formula="of:=[.$A43]*[.C43]/100" office:value-type="float" office:value="0.11638727449856" calcext:value-type="float">
            <text:p/>
          </table:table-cell>
          <table:table-cell table:formula="of:=[.$A43]*[.D43]/100" office:value-type="float" office:value="0.13172993069244" calcext:value-type="float">
            <text:p/>
          </table:table-cell>
          <table:table-cell table:formula="of:=[.$A43]*[.E43]/100" office:value-type="float" office:value="0.15914501604397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8383936349" calcext:value-type="float">
            <text:p>0.278383936349</text:p>
          </table:table-cell>
          <table:table-cell office:value-type="float" office:value="0.28051197635" calcext:value-type="float">
            <text:p>0.28051197635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88158575717" calcext:value-type="float">
            <text:p>0.388158575717</text:p>
          </table:table-cell>
          <table:table-cell table:formula="of:=0.1/[.A44]*100" office:value-type="float" office:value="0.238095238095238" calcext:value-type="float">
            <text:p/>
          </table:table-cell>
          <table:table-cell/>
          <table:table-cell table:formula="of:=[.$A44]*[.B44]/100" office:value-type="float" office:value="0.11692125326658" calcext:value-type="float">
            <text:p/>
          </table:table-cell>
          <table:table-cell table:formula="of:=[.$A44]*[.C44]/100" office:value-type="float" office:value="0.117815030067" calcext:value-type="float">
            <text:p/>
          </table:table-cell>
          <table:table-cell table:formula="of:=[.$A44]*[.D44]/100" office:value-type="float" office:value="0.12915959058156" calcext:value-type="float">
            <text:p/>
          </table:table-cell>
          <table:table-cell table:formula="of:=[.$A44]*[.E44]/100" office:value-type="float" office:value="0.16302660180114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5157466527" calcext:value-type="float">
            <text:p>0.245157466527</text:p>
          </table:table-cell>
          <table:table-cell office:value-type="float" office:value="0.279672120133" calcext:value-type="float">
            <text:p>0.279672120133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82983128041" calcext:value-type="float">
            <text:p>0.382983128041</text:p>
          </table:table-cell>
          <table:table-cell table:formula="of:=0.1/[.A45]*100" office:value-type="float" office:value="0.232558139534884" calcext:value-type="float">
            <text:p/>
          </table:table-cell>
          <table:table-cell/>
          <table:table-cell table:formula="of:=[.$A45]*[.B45]/100" office:value-type="float" office:value="0.10541771060661" calcext:value-type="float">
            <text:p/>
          </table:table-cell>
          <table:table-cell table:formula="of:=[.$A45]*[.C45]/100" office:value-type="float" office:value="0.12025901165719" calcext:value-type="float">
            <text:p/>
          </table:table-cell>
          <table:table-cell table:formula="of:=[.$A45]*[.D45]/100" office:value-type="float" office:value="0.13223481892874" calcext:value-type="float">
            <text:p/>
          </table:table-cell>
          <table:table-cell table:formula="of:=[.$A45]*[.E45]/100" office:value-type="float" office:value="0.16468274505763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1565415735" calcext:value-type="float">
            <text:p>0.241565415735</text:p>
          </table:table-cell>
          <table:table-cell office:value-type="float" office:value="0.2729532704" calcext:value-type="float">
            <text:p>0.2729532704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77807680364" calcext:value-type="float">
            <text:p>0.377807680364</text:p>
          </table:table-cell>
          <table:table-cell table:formula="of:=0.1/[.A46]*100" office:value-type="float" office:value="0.227272727272727" calcext:value-type="float">
            <text:p/>
          </table:table-cell>
          <table:table-cell/>
          <table:table-cell table:formula="of:=[.$A46]*[.B46]/100" office:value-type="float" office:value="0.1062887829234" calcext:value-type="float">
            <text:p/>
          </table:table-cell>
          <table:table-cell table:formula="of:=[.$A46]*[.C46]/100" office:value-type="float" office:value="0.120099438976" calcext:value-type="float">
            <text:p/>
          </table:table-cell>
          <table:table-cell table:formula="of:=[.$A46]*[.D46]/100" office:value-type="float" office:value="0.13531004727592" calcext:value-type="float">
            <text:p/>
          </table:table-cell>
          <table:table-cell table:formula="of:=[.$A46]*[.E46]/100" office:value-type="float" office:value="0.16623537936016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7973364943" calcext:value-type="float">
            <text:p>0.237973364943</text:p>
          </table:table-cell>
          <table:table-cell office:value-type="float" office:value="0.240198877952" calcext:value-type="float">
            <text:p>0.240198877952</text:p>
          </table:table-cell>
          <table:table-cell office:value-type="float" office:value="0.302932941662" calcext:value-type="float">
            <text:p>0.302932941662</text:p>
          </table:table-cell>
          <table:table-cell office:value-type="float" office:value="0.377807680364" calcext:value-type="float">
            <text:p>0.377807680364</text:p>
          </table:table-cell>
          <table:table-cell table:formula="of:=0.1/[.A47]*100" office:value-type="float" office:value="0.222222222222222" calcext:value-type="float">
            <text:p/>
          </table:table-cell>
          <table:table-cell/>
          <table:table-cell table:formula="of:=[.$A47]*[.B47]/100" office:value-type="float" office:value="0.10708801422435" calcext:value-type="float">
            <text:p/>
          </table:table-cell>
          <table:table-cell table:formula="of:=[.$A47]*[.C47]/100" office:value-type="float" office:value="0.1080894950784" calcext:value-type="float">
            <text:p/>
          </table:table-cell>
          <table:table-cell table:formula="of:=[.$A47]*[.D47]/100" office:value-type="float" office:value="0.1363198237479" calcext:value-type="float">
            <text:p/>
          </table:table-cell>
          <table:table-cell table:formula="of:=[.$A47]*[.E47]/100" office:value-type="float" office:value="0.1700134561638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7075352245" calcext:value-type="float">
            <text:p>0.237075352245</text:p>
          </table:table-cell>
          <table:table-cell office:value-type="float" office:value="0.231800315786" calcext:value-type="float">
            <text:p>0.23180031578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62281337336" calcext:value-type="float">
            <text:p>0.362281337336</text:p>
          </table:table-cell>
          <table:table-cell table:formula="of:=0.1/[.A48]*100" office:value-type="float" office:value="0.217391304347826" calcext:value-type="float">
            <text:p/>
          </table:table-cell>
          <table:table-cell/>
          <table:table-cell table:formula="of:=[.$A48]*[.B48]/100" office:value-type="float" office:value="0.1090546620327" calcext:value-type="float">
            <text:p/>
          </table:table-cell>
          <table:table-cell table:formula="of:=[.$A48]*[.C48]/100" office:value-type="float" office:value="0.10662814526156" calcext:value-type="float">
            <text:p/>
          </table:table-cell>
          <table:table-cell table:formula="of:=[.$A48]*[.D48]/100" office:value-type="float" office:value="0.13512645155346" calcext:value-type="float">
            <text:p/>
          </table:table-cell>
          <table:table-cell table:formula="of:=[.$A48]*[.E48]/100" office:value-type="float" office:value="0.16664941517456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31800315786" calcext:value-type="float">
            <text:p>0.23180031578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57105889659" calcext:value-type="float">
            <text:p>0.357105889659</text:p>
          </table:table-cell>
          <table:table-cell table:formula="of:=0.1/[.A49]*100" office:value-type="float" office:value="0.212765957446808" calcext:value-type="float">
            <text:p/>
          </table:table-cell>
          <table:table-cell/>
          <table:table-cell table:formula="of:=[.$A49]*[.B49]/100" office:value-type="float" office:value="0.11100334958756" calcext:value-type="float">
            <text:p/>
          </table:table-cell>
          <table:table-cell table:formula="of:=[.$A49]*[.C49]/100" office:value-type="float" office:value="0.10894614841942" calcext:value-type="float">
            <text:p/>
          </table:table-cell>
          <table:table-cell table:formula="of:=[.$A49]*[.D49]/100" office:value-type="float" office:value="0.13806398310897" calcext:value-type="float">
            <text:p/>
          </table:table-cell>
          <table:table-cell table:formula="of:=[.$A49]*[.E49]/100" office:value-type="float" office:value="0.16783976813973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24241609836" calcext:value-type="float">
            <text:p>0.22424160983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46754994307" calcext:value-type="float">
            <text:p>0.346754994307</text:p>
          </table:table-cell>
          <table:table-cell table:formula="of:=0.1/[.A50]*100" office:value-type="float" office:value="0.208333333333333" calcext:value-type="float">
            <text:p/>
          </table:table-cell>
          <table:table-cell/>
          <table:table-cell table:formula="of:=[.$A50]*[.B50]/100" office:value-type="float" office:value="0.11336512298304" calcext:value-type="float">
            <text:p/>
          </table:table-cell>
          <table:table-cell table:formula="of:=[.$A50]*[.C50]/100" office:value-type="float" office:value="0.10763597272128" calcext:value-type="float">
            <text:p/>
          </table:table-cell>
          <table:table-cell table:formula="of:=[.$A50]*[.D50]/100" office:value-type="float" office:value="0.14100151466448" calcext:value-type="float">
            <text:p/>
          </table:table-cell>
          <table:table-cell table:formula="of:=[.$A50]*[.E50]/100" office:value-type="float" office:value="0.16644239726736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21722041187" calcext:value-type="float">
            <text:p>0.221722041187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36404098955" calcext:value-type="float">
            <text:p>0.336404098955</text:p>
          </table:table-cell>
          <table:table-cell table:formula="of:=0.1/[.A51]*100" office:value-type="float" office:value="0.204081632653061" calcext:value-type="float">
            <text:p/>
          </table:table-cell>
          <table:table-cell/>
          <table:table-cell table:formula="of:=[.$A51]*[.B51]/100" office:value-type="float" office:value="0.11572689637852" calcext:value-type="float">
            <text:p/>
          </table:table-cell>
          <table:table-cell table:formula="of:=[.$A51]*[.C51]/100" office:value-type="float" office:value="0.10864380018163" calcext:value-type="float">
            <text:p/>
          </table:table-cell>
          <table:table-cell table:formula="of:=[.$A51]*[.D51]/100" office:value-type="float" office:value="0.14393904621999" calcext:value-type="float">
            <text:p/>
          </table:table-cell>
          <table:table-cell table:formula="of:=[.$A51]*[.E51]/100" office:value-type="float" office:value="0.16483800848795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078926336" calcext:value-type="float">
            <text:p>0.23078926336</text:p>
          </table:table-cell>
          <table:table-cell office:value-type="float" office:value="0.21836261632" calcext:value-type="float">
            <text:p>0.21836261632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26053203602" calcext:value-type="float">
            <text:p>0.326053203602</text:p>
          </table:table-cell>
          <table:table-cell table:formula="of:=0.1/[.A52]*100" office:value-type="float" office:value="0.2" calcext:value-type="float">
            <text:p/>
          </table:table-cell>
          <table:table-cell/>
          <table:table-cell table:formula="of:=[.$A52]*[.B52]/100" office:value-type="float" office:value="0.11539463168" calcext:value-type="float">
            <text:p/>
          </table:table-cell>
          <table:table-cell table:formula="of:=[.$A52]*[.C52]/100" office:value-type="float" office:value="0.10918130816" calcext:value-type="float">
            <text:p/>
          </table:table-cell>
          <table:table-cell table:formula="of:=[.$A52]*[.D52]/100" office:value-type="float" office:value="0.144581631248" calcext:value-type="float">
            <text:p/>
          </table:table-cell>
          <table:table-cell table:formula="of:=[.$A52]*[.E52]/100" office:value-type="float" office:value="0.163026601801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20013110985" calcext:value-type="float">
            <text:p>0.220013110985</text:p>
          </table:table-cell>
          <table:table-cell office:value-type="float" office:value="0.217522760103" calcext:value-type="float">
            <text:p>0.217522760103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26053203602" calcext:value-type="float">
            <text:p>0.326053203602</text:p>
          </table:table-cell>
          <table:table-cell table:formula="of:=0.1/[.A53]*100" office:value-type="float" office:value="0.196078431372549" calcext:value-type="float">
            <text:p/>
          </table:table-cell>
          <table:table-cell/>
          <table:table-cell table:formula="of:=[.$A53]*[.B53]/100" office:value-type="float" office:value="0.11220668660235" calcext:value-type="float">
            <text:p/>
          </table:table-cell>
          <table:table-cell table:formula="of:=[.$A53]*[.C53]/100" office:value-type="float" office:value="0.11093660765253" calcext:value-type="float">
            <text:p/>
          </table:table-cell>
          <table:table-cell table:formula="of:=[.$A53]*[.D53]/100" office:value-type="float" office:value="0.14747326387296" calcext:value-type="float">
            <text:p/>
          </table:table-cell>
          <table:table-cell table:formula="of:=[.$A53]*[.E53]/100" office:value-type="float" office:value="0.16628713383702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16421060194" calcext:value-type="float">
            <text:p>0.216421060194</text:p>
          </table:table-cell>
          <table:table-cell office:value-type="float" office:value="0.205764773071" calcext:value-type="float">
            <text:p>0.205764773071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1570230825" calcext:value-type="float">
            <text:p>0.31570230825</text:p>
          </table:table-cell>
          <table:table-cell table:formula="of:=0.1/[.A54]*100" office:value-type="float" office:value="0.192307692307692" calcext:value-type="float">
            <text:p/>
          </table:table-cell>
          <table:table-cell/>
          <table:table-cell table:formula="of:=[.$A54]*[.B54]/100" office:value-type="float" office:value="0.11253895130088" calcext:value-type="float">
            <text:p/>
          </table:table-cell>
          <table:table-cell table:formula="of:=[.$A54]*[.C54]/100" office:value-type="float" office:value="0.10699768199692" calcext:value-type="float">
            <text:p/>
          </table:table-cell>
          <table:table-cell table:formula="of:=[.$A54]*[.D54]/100" office:value-type="float" office:value="0.15036489649792" calcext:value-type="float">
            <text:p/>
          </table:table-cell>
          <table:table-cell table:formula="of:=[.$A54]*[.E54]/100" office:value-type="float" office:value="0.16416520029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15523047496" calcext:value-type="float">
            <text:p>0.215523047496</text:p>
          </table:table-cell>
          <table:table-cell office:value-type="float" office:value="0.204924916854" calcext:value-type="float">
            <text:p>0.204924916854</text:p>
          </table:table-cell>
          <table:table-cell office:value-type="float" office:value="0.28457336944" calcext:value-type="float">
            <text:p>0.28457336944</text:p>
          </table:table-cell>
          <table:table-cell office:value-type="float" office:value="0.31570230825" calcext:value-type="float">
            <text:p>0.31570230825</text:p>
          </table:table-cell>
          <table:table-cell table:formula="of:=0.1/[.A55]*100" office:value-type="float" office:value="0.188679245283019" calcext:value-type="float">
            <text:p/>
          </table:table-cell>
          <table:table-cell/>
          <table:table-cell table:formula="of:=[.$A55]*[.B55]/100" office:value-type="float" office:value="0.11422721517288" calcext:value-type="float">
            <text:p/>
          </table:table-cell>
          <table:table-cell table:formula="of:=[.$A55]*[.C55]/100" office:value-type="float" office:value="0.10861020593262" calcext:value-type="float">
            <text:p/>
          </table:table-cell>
          <table:table-cell table:formula="of:=[.$A55]*[.D55]/100" office:value-type="float" office:value="0.1508238858032" calcext:value-type="float">
            <text:p/>
          </table:table-cell>
          <table:table-cell table:formula="of:=[.$A55]*[.E55]/100" office:value-type="float" office:value="0.1673222233725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37270221" calcext:value-type="float">
            <text:p>0.2137270221</text:p>
          </table:table-cell>
          <table:table-cell office:value-type="float" office:value="0.189807504955" calcext:value-type="float">
            <text:p>0.189807504955</text:p>
          </table:table-cell>
          <table:table-cell office:value-type="float" office:value="0.28457336944" calcext:value-type="float">
            <text:p>0.28457336944</text:p>
          </table:table-cell>
          <table:table-cell office:value-type="float" office:value="0.300175965221" calcext:value-type="float">
            <text:p>0.300175965221</text:p>
          </table:table-cell>
          <table:table-cell table:formula="of:=0.1/[.A56]*100" office:value-type="float" office:value="0.185185185185185" calcext:value-type="float">
            <text:p/>
          </table:table-cell>
          <table:table-cell/>
          <table:table-cell table:formula="of:=[.$A56]*[.B56]/100" office:value-type="float" office:value="0.115412591934" calcext:value-type="float">
            <text:p/>
          </table:table-cell>
          <table:table-cell table:formula="of:=[.$A56]*[.C56]/100" office:value-type="float" office:value="0.1024960526757" calcext:value-type="float">
            <text:p/>
          </table:table-cell>
          <table:table-cell table:formula="of:=[.$A56]*[.D56]/100" office:value-type="float" office:value="0.1536696194976" calcext:value-type="float">
            <text:p/>
          </table:table-cell>
          <table:table-cell table:formula="of:=[.$A56]*[.E56]/100" office:value-type="float" office:value="0.16209502121934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37270221" calcext:value-type="float">
            <text:p>0.2137270221</text:p>
          </table:table-cell>
          <table:table-cell office:value-type="float" office:value="0.189807504955" calcext:value-type="float">
            <text:p>0.189807504955</text:p>
          </table:table-cell>
          <table:table-cell office:value-type="float" office:value="0.270803690274" calcext:value-type="float">
            <text:p>0.270803690274</text:p>
          </table:table-cell>
          <table:table-cell office:value-type="float" office:value="0.300175965221" calcext:value-type="float">
            <text:p>0.300175965221</text:p>
          </table:table-cell>
          <table:table-cell table:formula="of:=0.1/[.A57]*100" office:value-type="float" office:value="0.181818181818182" calcext:value-type="float">
            <text:p/>
          </table:table-cell>
          <table:table-cell/>
          <table:table-cell table:formula="of:=[.$A57]*[.B57]/100" office:value-type="float" office:value="0.117549862155" calcext:value-type="float">
            <text:p/>
          </table:table-cell>
          <table:table-cell table:formula="of:=[.$A57]*[.C57]/100" office:value-type="float" office:value="0.10439412772525" calcext:value-type="float">
            <text:p/>
          </table:table-cell>
          <table:table-cell table:formula="of:=[.$A57]*[.D57]/100" office:value-type="float" office:value="0.1489420296507" calcext:value-type="float">
            <text:p/>
          </table:table-cell>
          <table:table-cell table:formula="of:=[.$A57]*[.E57]/100" office:value-type="float" office:value="0.16509678087155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0134971308" calcext:value-type="float">
            <text:p>0.210134971308</text:p>
          </table:table-cell>
          <table:table-cell office:value-type="float" office:value="0.188127792522" calcext:value-type="float">
            <text:p>0.188127792522</text:p>
          </table:table-cell>
          <table:table-cell office:value-type="float" office:value="0.270803690274" calcext:value-type="float">
            <text:p>0.270803690274</text:p>
          </table:table-cell>
          <table:table-cell office:value-type="float" office:value="0.300175965221" calcext:value-type="float">
            <text:p>0.300175965221</text:p>
          </table:table-cell>
          <table:table-cell table:formula="of:=0.1/[.A58]*100" office:value-type="float" office:value="0.178571428571429" calcext:value-type="float">
            <text:p/>
          </table:table-cell>
          <table:table-cell/>
          <table:table-cell table:formula="of:=[.$A58]*[.B58]/100" office:value-type="float" office:value="0.11767558393248" calcext:value-type="float">
            <text:p/>
          </table:table-cell>
          <table:table-cell table:formula="of:=[.$A58]*[.C58]/100" office:value-type="float" office:value="0.10535156381232" calcext:value-type="float">
            <text:p/>
          </table:table-cell>
          <table:table-cell table:formula="of:=[.$A58]*[.D58]/100" office:value-type="float" office:value="0.15165006655344" calcext:value-type="float">
            <text:p/>
          </table:table-cell>
          <table:table-cell table:formula="of:=[.$A58]*[.E58]/100" office:value-type="float" office:value="0.16809854052376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09236958611" calcext:value-type="float">
            <text:p>0.209236958611</text:p>
          </table:table-cell>
          <table:table-cell office:value-type="float" office:value="0.180569086572" calcext:value-type="float">
            <text:p>0.180569086572</text:p>
          </table:table-cell>
          <table:table-cell office:value-type="float" office:value="0.266213797219" calcext:value-type="float">
            <text:p>0.266213797219</text:p>
          </table:table-cell>
          <table:table-cell office:value-type="float" office:value="0.289825069869" calcext:value-type="float">
            <text:p>0.289825069869</text:p>
          </table:table-cell>
          <table:table-cell table:formula="of:=0.1/[.A59]*100" office:value-type="float" office:value="0.175438596491228" calcext:value-type="float">
            <text:p/>
          </table:table-cell>
          <table:table-cell/>
          <table:table-cell table:formula="of:=[.$A59]*[.B59]/100" office:value-type="float" office:value="0.11926506640827" calcext:value-type="float">
            <text:p/>
          </table:table-cell>
          <table:table-cell table:formula="of:=[.$A59]*[.C59]/100" office:value-type="float" office:value="0.10292437934604" calcext:value-type="float">
            <text:p/>
          </table:table-cell>
          <table:table-cell table:formula="of:=[.$A59]*[.D59]/100" office:value-type="float" office:value="0.15174186441483" calcext:value-type="float">
            <text:p/>
          </table:table-cell>
          <table:table-cell table:formula="of:=[.$A59]*[.E59]/100" office:value-type="float" office:value="0.16520028982533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06542920517" calcext:value-type="float">
            <text:p>0.206542920517</text:p>
          </table:table-cell>
          <table:table-cell office:value-type="float" office:value="0.178049517923" calcext:value-type="float">
            <text:p>0.178049517923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69123279164" calcext:value-type="float">
            <text:p>0.269123279164</text:p>
          </table:table-cell>
          <table:table-cell table:formula="of:=0.1/[.A60]*100" office:value-type="float" office:value="0.172413793103448" calcext:value-type="float">
            <text:p/>
          </table:table-cell>
          <table:table-cell/>
          <table:table-cell table:formula="of:=[.$A60]*[.B60]/100" office:value-type="float" office:value="0.11979489389986" calcext:value-type="float">
            <text:p/>
          </table:table-cell>
          <table:table-cell table:formula="of:=[.$A60]*[.C60]/100" office:value-type="float" office:value="0.10326872039534" calcext:value-type="float">
            <text:p/>
          </table:table-cell>
          <table:table-cell table:formula="of:=[.$A60]*[.D60]/100" office:value-type="float" office:value="0.14641758847016" calcext:value-type="float">
            <text:p/>
          </table:table-cell>
          <table:table-cell table:formula="of:=[.$A60]*[.E60]/100" office:value-type="float" office:value="0.15609150191512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06542920517" calcext:value-type="float">
            <text:p>0.206542920517</text:p>
          </table:table-cell>
          <table:table-cell office:value-type="float" office:value="0.176369805489" calcext:value-type="float">
            <text:p>0.176369805489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58772383811" calcext:value-type="float">
            <text:p>0.258772383811</text:p>
          </table:table-cell>
          <table:table-cell table:formula="of:=0.1/[.A61]*100" office:value-type="float" office:value="0.169491525423729" calcext:value-type="float">
            <text:p/>
          </table:table-cell>
          <table:table-cell/>
          <table:table-cell table:formula="of:=[.$A61]*[.B61]/100" office:value-type="float" office:value="0.12186032310503" calcext:value-type="float">
            <text:p/>
          </table:table-cell>
          <table:table-cell table:formula="of:=[.$A61]*[.C61]/100" office:value-type="float" office:value="0.10405818523851" calcext:value-type="float">
            <text:p/>
          </table:table-cell>
          <table:table-cell table:formula="of:=[.$A61]*[.D61]/100" office:value-type="float" office:value="0.14894202965068" calcext:value-type="float">
            <text:p/>
          </table:table-cell>
          <table:table-cell table:formula="of:=[.$A61]*[.E61]/100" office:value-type="float" office:value="0.15267570644849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2950869725" calcext:value-type="float">
            <text:p>0.202950869725</text:p>
          </table:table-cell>
          <table:table-cell office:value-type="float" office:value="0.176369805489" calcext:value-type="float">
            <text:p>0.176369805489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58772383811" calcext:value-type="float">
            <text:p>0.258772383811</text:p>
          </table:table-cell>
          <table:table-cell table:formula="of:=0.1/[.A62]*100" office:value-type="float" office:value="0.166666666666667" calcext:value-type="float">
            <text:p/>
          </table:table-cell>
          <table:table-cell/>
          <table:table-cell table:formula="of:=[.$A62]*[.B62]/100" office:value-type="float" office:value="0.121770521835" calcext:value-type="float">
            <text:p/>
          </table:table-cell>
          <table:table-cell table:formula="of:=[.$A62]*[.C62]/100" office:value-type="float" office:value="0.1058218832934" calcext:value-type="float">
            <text:p/>
          </table:table-cell>
          <table:table-cell table:formula="of:=[.$A62]*[.D62]/100" office:value-type="float" office:value="0.1514664708312" calcext:value-type="float">
            <text:p/>
          </table:table-cell>
          <table:table-cell table:formula="of:=[.$A62]*[.E62]/100" office:value-type="float" office:value="0.1552634302866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2052857027" calcext:value-type="float">
            <text:p>0.202052857027</text:p>
          </table:table-cell>
          <table:table-cell office:value-type="float" office:value="0.17133066819" calcext:value-type="float">
            <text:p>0.17133066819</text:p>
          </table:table-cell>
          <table:table-cell office:value-type="float" office:value="0.247854224997" calcext:value-type="float">
            <text:p>0.247854224997</text:p>
          </table:table-cell>
          <table:table-cell office:value-type="float" office:value="0.258772383811" calcext:value-type="float">
            <text:p>0.258772383811</text:p>
          </table:table-cell>
          <table:table-cell table:formula="of:=0.1/[.A63]*100" office:value-type="float" office:value="0.163934426229508" calcext:value-type="float">
            <text:p/>
          </table:table-cell>
          <table:table-cell/>
          <table:table-cell table:formula="of:=[.$A63]*[.B63]/100" office:value-type="float" office:value="0.12325224278647" calcext:value-type="float">
            <text:p/>
          </table:table-cell>
          <table:table-cell table:formula="of:=[.$A63]*[.C63]/100" office:value-type="float" office:value="0.1045117075959" calcext:value-type="float">
            <text:p/>
          </table:table-cell>
          <table:table-cell table:formula="of:=[.$A63]*[.D63]/100" office:value-type="float" office:value="0.15119107724817" calcext:value-type="float">
            <text:p/>
          </table:table-cell>
          <table:table-cell table:formula="of:=[.$A63]*[.E63]/100" office:value-type="float" office:value="0.15785115412471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8460806236" calcext:value-type="float">
            <text:p>0.198460806236</text:p>
          </table:table-cell>
          <table:table-cell office:value-type="float" office:value="0.167131387107" calcext:value-type="float">
            <text:p>0.167131387107</text:p>
          </table:table-cell>
          <table:table-cell office:value-type="float" office:value="0.243264331941" calcext:value-type="float">
            <text:p>0.243264331941</text:p>
          </table:table-cell>
          <table:table-cell office:value-type="float" office:value="0.258772383811" calcext:value-type="float">
            <text:p>0.258772383811</text:p>
          </table:table-cell>
          <table:table-cell table:formula="of:=0.1/[.A64]*100" office:value-type="float" office:value="0.161290322580645" calcext:value-type="float">
            <text:p/>
          </table:table-cell>
          <table:table-cell/>
          <table:table-cell table:formula="of:=[.$A64]*[.B64]/100" office:value-type="float" office:value="0.12304569986632" calcext:value-type="float">
            <text:p/>
          </table:table-cell>
          <table:table-cell table:formula="of:=[.$A64]*[.C64]/100" office:value-type="float" office:value="0.10362146000634" calcext:value-type="float">
            <text:p/>
          </table:table-cell>
          <table:table-cell table:formula="of:=[.$A64]*[.D64]/100" office:value-type="float" office:value="0.15082388580342" calcext:value-type="float">
            <text:p/>
          </table:table-cell>
          <table:table-cell table:formula="of:=[.$A64]*[.E64]/100" office:value-type="float" office:value="0.16043887796282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95766768142" calcext:value-type="float">
            <text:p>0.195766768142</text:p>
          </table:table-cell>
          <table:table-cell office:value-type="float" office:value="0.16629153089" calcext:value-type="float">
            <text:p>0.16629153089</text:p>
          </table:table-cell>
          <table:table-cell office:value-type="float" office:value="0.238674438886" calcext:value-type="float">
            <text:p>0.238674438886</text:p>
          </table:table-cell>
          <table:table-cell office:value-type="float" office:value="0.253596936135" calcext:value-type="float">
            <text:p>0.253596936135</text:p>
          </table:table-cell>
          <table:table-cell table:formula="of:=0.1/[.A65]*100" office:value-type="float" office:value="0.158730158730159" calcext:value-type="float">
            <text:p/>
          </table:table-cell>
          <table:table-cell/>
          <table:table-cell table:formula="of:=[.$A65]*[.B65]/100" office:value-type="float" office:value="0.12333306392946" calcext:value-type="float">
            <text:p/>
          </table:table-cell>
          <table:table-cell table:formula="of:=[.$A65]*[.C65]/100" office:value-type="float" office:value="0.1047636644607" calcext:value-type="float">
            <text:p/>
          </table:table-cell>
          <table:table-cell table:formula="of:=[.$A65]*[.D65]/100" office:value-type="float" office:value="0.15036489649818" calcext:value-type="float">
            <text:p/>
          </table:table-cell>
          <table:table-cell table:formula="of:=[.$A65]*[.E65]/100" office:value-type="float" office:value="0.15976606976505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1276704653" calcext:value-type="float">
            <text:p>0.191276704653</text:p>
          </table:table-cell>
          <table:table-cell office:value-type="float" office:value="0.162932106023" calcext:value-type="float">
            <text:p>0.162932106023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 table:formula="of:=0.1/[.A66]*100" office:value-type="float" office:value="0.15625" calcext:value-type="float">
            <text:p/>
          </table:table-cell>
          <table:table-cell/>
          <table:table-cell table:formula="of:=[.$A66]*[.B66]/100" office:value-type="float" office:value="0.12241709097792" calcext:value-type="float">
            <text:p/>
          </table:table-cell>
          <table:table-cell table:formula="of:=[.$A66]*[.C66]/100" office:value-type="float" office:value="0.10427654785472" calcext:value-type="float">
            <text:p/>
          </table:table-cell>
          <table:table-cell table:formula="of:=[.$A66]*[.D66]/100" office:value-type="float" office:value="0.146876577776" calcext:value-type="float">
            <text:p/>
          </table:table-cell>
          <table:table-cell table:formula="of:=[.$A66]*[.E66]/100" office:value-type="float" office:value="0.1623020391264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5888628465" calcext:value-type="float">
            <text:p>0.185888628465</text:p>
          </table:table-cell>
          <table:table-cell office:value-type="float" office:value="0.160412537374" calcext:value-type="float">
            <text:p>0.160412537374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 table:formula="of:=0.1/[.A67]*100" office:value-type="float" office:value="0.153846153846154" calcext:value-type="float">
            <text:p/>
          </table:table-cell>
          <table:table-cell/>
          <table:table-cell table:formula="of:=[.$A67]*[.B67]/100" office:value-type="float" office:value="0.12082760850225" calcext:value-type="float">
            <text:p/>
          </table:table-cell>
          <table:table-cell table:formula="of:=[.$A67]*[.C67]/100" office:value-type="float" office:value="0.1042681492931" calcext:value-type="float">
            <text:p/>
          </table:table-cell>
          <table:table-cell table:formula="of:=[.$A67]*[.D67]/100" office:value-type="float" office:value="0.14917152430375" calcext:value-type="float">
            <text:p/>
          </table:table-cell>
          <table:table-cell table:formula="of:=[.$A67]*[.E67]/100" office:value-type="float" office:value="0.16483800848775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7960253958" calcext:value-type="float">
            <text:p>0.17960253958</text:p>
          </table:table-cell>
          <table:table-cell office:value-type="float" office:value="0.156213256291" calcext:value-type="float">
            <text:p>0.156213256291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 table:formula="of:=0.1/[.A68]*100" office:value-type="float" office:value="0.151515151515152" calcext:value-type="float">
            <text:p/>
          </table:table-cell>
          <table:table-cell/>
          <table:table-cell table:formula="of:=[.$A68]*[.B68]/100" office:value-type="float" office:value="0.1185376761228" calcext:value-type="float">
            <text:p/>
          </table:table-cell>
          <table:table-cell table:formula="of:=[.$A68]*[.C68]/100" office:value-type="float" office:value="0.10310074915206" calcext:value-type="float">
            <text:p/>
          </table:table-cell>
          <table:table-cell table:formula="of:=[.$A68]*[.D68]/100" office:value-type="float" office:value="0.1514664708315" calcext:value-type="float">
            <text:p/>
          </table:table-cell>
          <table:table-cell table:formula="of:=[.$A68]*[.E68]/100" office:value-type="float" office:value="0.1673739778491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76908501486" calcext:value-type="float">
            <text:p>0.176908501486</text:p>
          </table:table-cell>
          <table:table-cell office:value-type="float" office:value="0.154533543857" calcext:value-type="float">
            <text:p>0.154533543857</text:p>
          </table:table-cell>
          <table:table-cell office:value-type="float" office:value="0.224904759719" calcext:value-type="float">
            <text:p>0.224904759719</text:p>
          </table:table-cell>
          <table:table-cell office:value-type="float" office:value="0.248421488459" calcext:value-type="float">
            <text:p>0.248421488459</text:p>
          </table:table-cell>
          <table:table-cell table:formula="of:=0.1/[.A69]*100" office:value-type="float" office:value="0.149253731343284" calcext:value-type="float">
            <text:p/>
          </table:table-cell>
          <table:table-cell/>
          <table:table-cell table:formula="of:=[.$A69]*[.B69]/100" office:value-type="float" office:value="0.11852869599562" calcext:value-type="float">
            <text:p/>
          </table:table-cell>
          <table:table-cell table:formula="of:=[.$A69]*[.C69]/100" office:value-type="float" office:value="0.10353747438419" calcext:value-type="float">
            <text:p/>
          </table:table-cell>
          <table:table-cell table:formula="of:=[.$A69]*[.D69]/100" office:value-type="float" office:value="0.15068618901173" calcext:value-type="float">
            <text:p/>
          </table:table-cell>
          <table:table-cell table:formula="of:=[.$A69]*[.E69]/100" office:value-type="float" office:value="0.16644239726753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7030361809" calcext:value-type="float">
            <text:p>0.167030361809</text:p>
          </table:table-cell>
          <table:table-cell office:value-type="float" office:value="0.154533543857" calcext:value-type="float">
            <text:p>0.154533543857</text:p>
          </table:table-cell>
          <table:table-cell office:value-type="float" office:value="0.224904759719" calcext:value-type="float">
            <text:p>0.224904759719</text:p>
          </table:table-cell>
          <table:table-cell office:value-type="float" office:value="0.248421488459" calcext:value-type="float">
            <text:p>0.248421488459</text:p>
          </table:table-cell>
          <table:table-cell table:formula="of:=0.1/[.A70]*100" office:value-type="float" office:value="0.147058823529412" calcext:value-type="float">
            <text:p/>
          </table:table-cell>
          <table:table-cell/>
          <table:table-cell table:formula="of:=[.$A70]*[.B70]/100" office:value-type="float" office:value="0.11358064603012" calcext:value-type="float">
            <text:p/>
          </table:table-cell>
          <table:table-cell table:formula="of:=[.$A70]*[.C70]/100" office:value-type="float" office:value="0.10508280982276" calcext:value-type="float">
            <text:p/>
          </table:table-cell>
          <table:table-cell table:formula="of:=[.$A70]*[.D70]/100" office:value-type="float" office:value="0.15293523660892" calcext:value-type="float">
            <text:p/>
          </table:table-cell>
          <table:table-cell table:formula="of:=[.$A70]*[.E70]/100" office:value-type="float" office:value="0.16892661215212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67030361809" calcext:value-type="float">
            <text:p>0.167030361809</text:p>
          </table:table-cell>
          <table:table-cell office:value-type="float" office:value="0.153693687641" calcext:value-type="float">
            <text:p>0.153693687641</text:p>
          </table:table-cell>
          <table:table-cell office:value-type="float" office:value="0.211135080553" calcext:value-type="float">
            <text:p>0.211135080553</text:p>
          </table:table-cell>
          <table:table-cell office:value-type="float" office:value="0.227719697754" calcext:value-type="float">
            <text:p>0.227719697754</text:p>
          </table:table-cell>
          <table:table-cell table:formula="of:=0.1/[.A71]*100" office:value-type="float" office:value="0.144927536231884" calcext:value-type="float">
            <text:p/>
          </table:table-cell>
          <table:table-cell/>
          <table:table-cell table:formula="of:=[.$A71]*[.B71]/100" office:value-type="float" office:value="0.11525094964821" calcext:value-type="float">
            <text:p/>
          </table:table-cell>
          <table:table-cell table:formula="of:=[.$A71]*[.C71]/100" office:value-type="float" office:value="0.10604864447229" calcext:value-type="float">
            <text:p/>
          </table:table-cell>
          <table:table-cell table:formula="of:=[.$A71]*[.D71]/100" office:value-type="float" office:value="0.14568320558157" calcext:value-type="float">
            <text:p/>
          </table:table-cell>
          <table:table-cell table:formula="of:=[.$A71]*[.E71]/100" office:value-type="float" office:value="0.15712659145026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5234336414" calcext:value-type="float">
            <text:p>0.165234336414</text:p>
          </table:table-cell>
          <table:table-cell office:value-type="float" office:value="0.152853831424" calcext:value-type="float">
            <text:p>0.152853831424</text:p>
          </table:table-cell>
          <table:table-cell office:value-type="float" office:value="0.211135080553" calcext:value-type="float">
            <text:p>0.211135080553</text:p>
          </table:table-cell>
          <table:table-cell office:value-type="float" office:value="0.227719697754" calcext:value-type="float">
            <text:p>0.227719697754</text:p>
          </table:table-cell>
          <table:table-cell table:formula="of:=0.1/[.A72]*100" office:value-type="float" office:value="0.142857142857143" calcext:value-type="float">
            <text:p/>
          </table:table-cell>
          <table:table-cell/>
          <table:table-cell table:formula="of:=[.$A72]*[.B72]/100" office:value-type="float" office:value="0.1156640354898" calcext:value-type="float">
            <text:p/>
          </table:table-cell>
          <table:table-cell table:formula="of:=[.$A72]*[.C72]/100" office:value-type="float" office:value="0.1069976819968" calcext:value-type="float">
            <text:p/>
          </table:table-cell>
          <table:table-cell table:formula="of:=[.$A72]*[.D72]/100" office:value-type="float" office:value="0.1477945563871" calcext:value-type="float">
            <text:p/>
          </table:table-cell>
          <table:table-cell table:formula="of:=[.$A72]*[.E72]/100" office:value-type="float" office:value="0.1594037884278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1642285622" calcext:value-type="float">
            <text:p>0.161642285622</text:p>
          </table:table-cell>
          <table:table-cell office:value-type="float" office:value="0.150334262774" calcext:value-type="float">
            <text:p>0.150334262774</text:p>
          </table:table-cell>
          <table:table-cell office:value-type="float" office:value="0.206545187497" calcext:value-type="float">
            <text:p>0.206545187497</text:p>
          </table:table-cell>
          <table:table-cell office:value-type="float" office:value="0.222544250078" calcext:value-type="float">
            <text:p>0.222544250078</text:p>
          </table:table-cell>
          <table:table-cell table:formula="of:=0.1/[.A73]*100" office:value-type="float" office:value="0.140845070422535" calcext:value-type="float">
            <text:p/>
          </table:table-cell>
          <table:table-cell/>
          <table:table-cell table:formula="of:=[.$A73]*[.B73]/100" office:value-type="float" office:value="0.11476602279162" calcext:value-type="float">
            <text:p/>
          </table:table-cell>
          <table:table-cell table:formula="of:=[.$A73]*[.C73]/100" office:value-type="float" office:value="0.10673732656954" calcext:value-type="float">
            <text:p/>
          </table:table-cell>
          <table:table-cell table:formula="of:=[.$A73]*[.D73]/100" office:value-type="float" office:value="0.14664708312287" calcext:value-type="float">
            <text:p/>
          </table:table-cell>
          <table:table-cell table:formula="of:=[.$A73]*[.E73]/100" office:value-type="float" office:value="0.15800641755538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60744272924" calcext:value-type="float">
            <text:p>0.160744272924</text:p>
          </table:table-cell>
          <table:table-cell office:value-type="float" office:value="0.147814694124" calcext:value-type="float">
            <text:p>0.147814694124</text:p>
          </table:table-cell>
          <table:table-cell office:value-type="float" office:value="0.206545187497" calcext:value-type="float">
            <text:p>0.206545187497</text:p>
          </table:table-cell>
          <table:table-cell office:value-type="float" office:value="0.222544250078" calcext:value-type="float">
            <text:p>0.222544250078</text:p>
          </table:table-cell>
          <table:table-cell table:formula="of:=0.1/[.A74]*100" office:value-type="float" office:value="0.138888888888889" calcext:value-type="float">
            <text:p/>
          </table:table-cell>
          <table:table-cell/>
          <table:table-cell table:formula="of:=[.$A74]*[.B74]/100" office:value-type="float" office:value="0.11573587650528" calcext:value-type="float">
            <text:p/>
          </table:table-cell>
          <table:table-cell table:formula="of:=[.$A74]*[.C74]/100" office:value-type="float" office:value="0.10642657976928" calcext:value-type="float">
            <text:p/>
          </table:table-cell>
          <table:table-cell table:formula="of:=[.$A74]*[.D74]/100" office:value-type="float" office:value="0.14871253499784" calcext:value-type="float">
            <text:p/>
          </table:table-cell>
          <table:table-cell table:formula="of:=[.$A74]*[.E74]/100" office:value-type="float" office:value="0.16023186005616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57152222132" calcext:value-type="float">
            <text:p>0.157152222132</text:p>
          </table:table-cell>
          <table:table-cell office:value-type="float" office:value="0.146134981691" calcext:value-type="float">
            <text:p>0.146134981691</text:p>
          </table:table-cell>
          <table:table-cell office:value-type="float" office:value="0.201955294442" calcext:value-type="float">
            <text:p>0.201955294442</text:p>
          </table:table-cell>
          <table:table-cell office:value-type="float" office:value="0.222544250078" calcext:value-type="float">
            <text:p>0.222544250078</text:p>
          </table:table-cell>
          <table:table-cell table:formula="of:=0.1/[.A75]*100" office:value-type="float" office:value="0.136986301369863" calcext:value-type="float">
            <text:p/>
          </table:table-cell>
          <table:table-cell/>
          <table:table-cell table:formula="of:=[.$A75]*[.B75]/100" office:value-type="float" office:value="0.11472112215636" calcext:value-type="float">
            <text:p/>
          </table:table-cell>
          <table:table-cell table:formula="of:=[.$A75]*[.C75]/100" office:value-type="float" office:value="0.10667853663443" calcext:value-type="float">
            <text:p/>
          </table:table-cell>
          <table:table-cell table:formula="of:=[.$A75]*[.D75]/100" office:value-type="float" office:value="0.14742736494266" calcext:value-type="float">
            <text:p/>
          </table:table-cell>
          <table:table-cell table:formula="of:=[.$A75]*[.E75]/100" office:value-type="float" office:value="0.16245730255694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6254209435" calcext:value-type="float">
            <text:p>0.156254209435</text:p>
          </table:table-cell>
          <table:table-cell office:value-type="float" office:value="0.145295125475" calcext:value-type="float">
            <text:p>0.145295125475</text:p>
          </table:table-cell>
          <table:table-cell office:value-type="float" office:value="0.201955294442" calcext:value-type="float">
            <text:p>0.201955294442</text:p>
          </table:table-cell>
          <table:table-cell office:value-type="float" office:value="0.217368802401" calcext:value-type="float">
            <text:p>0.217368802401</text:p>
          </table:table-cell>
          <table:table-cell table:formula="of:=0.1/[.A76]*100" office:value-type="float" office:value="0.135135135135135" calcext:value-type="float">
            <text:p/>
          </table:table-cell>
          <table:table-cell/>
          <table:table-cell table:formula="of:=[.$A76]*[.B76]/100" office:value-type="float" office:value="0.1156281149819" calcext:value-type="float">
            <text:p/>
          </table:table-cell>
          <table:table-cell table:formula="of:=[.$A76]*[.C76]/100" office:value-type="float" office:value="0.1075183928515" calcext:value-type="float">
            <text:p/>
          </table:table-cell>
          <table:table-cell table:formula="of:=[.$A76]*[.D76]/100" office:value-type="float" office:value="0.14944691788708" calcext:value-type="float">
            <text:p/>
          </table:table-cell>
          <table:table-cell table:formula="of:=[.$A76]*[.E76]/100" office:value-type="float" office:value="0.16085291377674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1764145945" calcext:value-type="float">
            <text:p>0.151764145945</text:p>
          </table:table-cell>
          <table:table-cell office:value-type="float" office:value="0.143615413041" calcext:value-type="float">
            <text:p>0.143615413041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7368802401" calcext:value-type="float">
            <text:p>0.217368802401</text:p>
          </table:table-cell>
          <table:table-cell table:formula="of:=0.1/[.A77]*100" office:value-type="float" office:value="0.133333333333333" calcext:value-type="float">
            <text:p/>
          </table:table-cell>
          <table:table-cell/>
          <table:table-cell table:formula="of:=[.$A77]*[.B77]/100" office:value-type="float" office:value="0.11382310945875" calcext:value-type="float">
            <text:p/>
          </table:table-cell>
          <table:table-cell table:formula="of:=[.$A77]*[.C77]/100" office:value-type="float" office:value="0.10771155978075" calcext:value-type="float">
            <text:p/>
          </table:table-cell>
          <table:table-cell table:formula="of:=[.$A77]*[.D77]/100" office:value-type="float" office:value="0.1480240510395" calcext:value-type="float">
            <text:p/>
          </table:table-cell>
          <table:table-cell table:formula="of:=[.$A77]*[.E77]/100" office:value-type="float" office:value="0.16302660180075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50866133247" calcext:value-type="float">
            <text:p>0.150866133247</text:p>
          </table:table-cell>
          <table:table-cell office:value-type="float" office:value="0.142775556825" calcext:value-type="float">
            <text:p>0.14277555682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 table:formula="of:=0.1/[.A78]*100" office:value-type="float" office:value="0.131578947368421" calcext:value-type="float">
            <text:p/>
          </table:table-cell>
          <table:table-cell/>
          <table:table-cell table:formula="of:=[.$A78]*[.B78]/100" office:value-type="float" office:value="0.11465826126772" calcext:value-type="float">
            <text:p/>
          </table:table-cell>
          <table:table-cell table:formula="of:=[.$A78]*[.C78]/100" office:value-type="float" office:value="0.108509423187" calcext:value-type="float">
            <text:p/>
          </table:table-cell>
          <table:table-cell table:formula="of:=[.$A78]*[.D78]/100" office:value-type="float" office:value="0.14999770505336" calcext:value-type="float">
            <text:p/>
          </table:table-cell>
          <table:table-cell table:formula="of:=[.$A78]*[.E78]/100" office:value-type="float" office:value="0.161266949591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098799357" calcext:value-type="float">
            <text:p>0.14098799357</text:p>
          </table:table-cell>
          <table:table-cell office:value-type="float" office:value="0.142775556825" calcext:value-type="float">
            <text:p>0.14277555682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 table:formula="of:=0.1/[.A79]*100" office:value-type="float" office:value="0.12987012987013" calcext:value-type="float">
            <text:p/>
          </table:table-cell>
          <table:table-cell/>
          <table:table-cell table:formula="of:=[.$A79]*[.B79]/100" office:value-type="float" office:value="0.1085607550489" calcext:value-type="float">
            <text:p/>
          </table:table-cell>
          <table:table-cell table:formula="of:=[.$A79]*[.C79]/100" office:value-type="float" office:value="0.10993717875525" calcext:value-type="float">
            <text:p/>
          </table:table-cell>
          <table:table-cell table:formula="of:=[.$A79]*[.D79]/100" office:value-type="float" office:value="0.15197135906722" calcext:value-type="float">
            <text:p/>
          </table:table-cell>
          <table:table-cell table:formula="of:=[.$A79]*[.E79]/100" office:value-type="float" office:value="0.16338888313825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9191968174" calcext:value-type="float">
            <text:p>0.139191968174</text:p>
          </table:table-cell>
          <table:table-cell office:value-type="float" office:value="0.140255988175" calcext:value-type="float">
            <text:p>0.14025598817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 table:formula="of:=0.1/[.A80]*100" office:value-type="float" office:value="0.128205128205128" calcext:value-type="float">
            <text:p/>
          </table:table-cell>
          <table:table-cell/>
          <table:table-cell table:formula="of:=[.$A80]*[.B80]/100" office:value-type="float" office:value="0.10856973517572" calcext:value-type="float">
            <text:p/>
          </table:table-cell>
          <table:table-cell table:formula="of:=[.$A80]*[.C80]/100" office:value-type="float" office:value="0.1093996707765" calcext:value-type="float">
            <text:p/>
          </table:table-cell>
          <table:table-cell table:formula="of:=[.$A80]*[.D80]/100" office:value-type="float" office:value="0.15394501308108" calcext:value-type="float">
            <text:p/>
          </table:table-cell>
          <table:table-cell table:formula="of:=[.$A80]*[.E80]/100" office:value-type="float" office:value="0.1655108166855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8293955477" calcext:value-type="float">
            <text:p>0.138293955477</text:p>
          </table:table-cell>
          <table:table-cell office:value-type="float" office:value="0.140255988175" calcext:value-type="float">
            <text:p>0.14025598817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 table:formula="of:=0.1/[.A81]*100" office:value-type="float" office:value="0.126582278481013" calcext:value-type="float">
            <text:p/>
          </table:table-cell>
          <table:table-cell/>
          <table:table-cell table:formula="of:=[.$A81]*[.B81]/100" office:value-type="float" office:value="0.10925222482683" calcext:value-type="float">
            <text:p/>
          </table:table-cell>
          <table:table-cell table:formula="of:=[.$A81]*[.C81]/100" office:value-type="float" office:value="0.11080223065825" calcext:value-type="float">
            <text:p/>
          </table:table-cell>
          <table:table-cell table:formula="of:=[.$A81]*[.D81]/100" office:value-type="float" office:value="0.15591866709494" calcext:value-type="float">
            <text:p/>
          </table:table-cell>
          <table:table-cell table:formula="of:=[.$A81]*[.E81]/100" office:value-type="float" office:value="0.16763275023275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7395942779" calcext:value-type="float">
            <text:p>0.137395942779</text:p>
          </table:table-cell>
          <table:table-cell office:value-type="float" office:value="0.133537138442" calcext:value-type="float">
            <text:p>0.133537138442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01842459373" calcext:value-type="float">
            <text:p>0.201842459373</text:p>
          </table:table-cell>
          <table:table-cell table:formula="of:=0.1/[.A82]*100" office:value-type="float" office:value="0.125" calcext:value-type="float">
            <text:p/>
          </table:table-cell>
          <table:table-cell/>
          <table:table-cell table:formula="of:=[.$A82]*[.B82]/100" office:value-type="float" office:value="0.1099167542232" calcext:value-type="float">
            <text:p/>
          </table:table-cell>
          <table:table-cell table:formula="of:=[.$A82]*[.C82]/100" office:value-type="float" office:value="0.1068297107536" calcext:value-type="float">
            <text:p/>
          </table:table-cell>
          <table:table-cell table:formula="of:=[.$A82]*[.D82]/100" office:value-type="float" office:value="0.1578923211088" calcext:value-type="float">
            <text:p/>
          </table:table-cell>
          <table:table-cell table:formula="of:=[.$A82]*[.E82]/100" office:value-type="float" office:value="0.1614739674984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34701904685" calcext:value-type="float">
            <text:p>0.134701904685</text:p>
          </table:table-cell>
          <table:table-cell office:value-type="float" office:value="0.131857426009" calcext:value-type="float">
            <text:p>0.131857426009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01842459373" calcext:value-type="float">
            <text:p>0.201842459373</text:p>
          </table:table-cell>
          <table:table-cell table:formula="of:=0.1/[.A83]*100" office:value-type="float" office:value="0.123456790123457" calcext:value-type="float">
            <text:p/>
          </table:table-cell>
          <table:table-cell/>
          <table:table-cell table:formula="of:=[.$A83]*[.B83]/100" office:value-type="float" office:value="0.10910854279485" calcext:value-type="float">
            <text:p/>
          </table:table-cell>
          <table:table-cell table:formula="of:=[.$A83]*[.C83]/100" office:value-type="float" office:value="0.10680451506729" calcext:value-type="float">
            <text:p/>
          </table:table-cell>
          <table:table-cell table:formula="of:=[.$A83]*[.D83]/100" office:value-type="float" office:value="0.15986597512266" calcext:value-type="float">
            <text:p/>
          </table:table-cell>
          <table:table-cell table:formula="of:=[.$A83]*[.E83]/100" office:value-type="float" office:value="0.16349239209213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1109853893" calcext:value-type="float">
            <text:p>0.131109853893</text:p>
          </table:table-cell>
          <table:table-cell office:value-type="float" office:value="0.130177713575" calcext:value-type="float">
            <text:p>0.130177713575</text:p>
          </table:table-cell>
          <table:table-cell office:value-type="float" office:value="0.192775508331" calcext:value-type="float">
            <text:p>0.192775508331</text:p>
          </table:table-cell>
          <table:table-cell office:value-type="float" office:value="0.201842459373" calcext:value-type="float">
            <text:p>0.201842459373</text:p>
          </table:table-cell>
          <table:table-cell table:formula="of:=0.1/[.A84]*100" office:value-type="float" office:value="0.121951219512195" calcext:value-type="float">
            <text:p/>
          </table:table-cell>
          <table:table-cell/>
          <table:table-cell table:formula="of:=[.$A84]*[.B84]/100" office:value-type="float" office:value="0.10751008019226" calcext:value-type="float">
            <text:p/>
          </table:table-cell>
          <table:table-cell table:formula="of:=[.$A84]*[.C84]/100" office:value-type="float" office:value="0.1067457251315" calcext:value-type="float">
            <text:p/>
          </table:table-cell>
          <table:table-cell table:formula="of:=[.$A84]*[.D84]/100" office:value-type="float" office:value="0.15807591683142" calcext:value-type="float">
            <text:p/>
          </table:table-cell>
          <table:table-cell table:formula="of:=[.$A84]*[.E84]/100" office:value-type="float" office:value="0.16551081668586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7517803102" calcext:value-type="float">
            <text:p>0.127517803102</text:p>
          </table:table-cell>
          <table:table-cell office:value-type="float" office:value="0.128498001142" calcext:value-type="float">
            <text:p>0.128498001142</text:p>
          </table:table-cell>
          <table:table-cell office:value-type="float" office:value="0.188185615275" calcext:value-type="float">
            <text:p>0.188185615275</text:p>
          </table:table-cell>
          <table:table-cell office:value-type="float" office:value="0.196667011697" calcext:value-type="float">
            <text:p>0.196667011697</text:p>
          </table:table-cell>
          <table:table-cell table:formula="of:=0.1/[.A85]*100" office:value-type="float" office:value="0.120481927710843" calcext:value-type="float">
            <text:p/>
          </table:table-cell>
          <table:table-cell/>
          <table:table-cell table:formula="of:=[.$A85]*[.B85]/100" office:value-type="float" office:value="0.10583977657466" calcext:value-type="float">
            <text:p/>
          </table:table-cell>
          <table:table-cell table:formula="of:=[.$A85]*[.C85]/100" office:value-type="float" office:value="0.10665334094786" calcext:value-type="float">
            <text:p/>
          </table:table-cell>
          <table:table-cell table:formula="of:=[.$A85]*[.D85]/100" office:value-type="float" office:value="0.15619406067825" calcext:value-type="float">
            <text:p/>
          </table:table-cell>
          <table:table-cell table:formula="of:=[.$A85]*[.E85]/100" office:value-type="float" office:value="0.16323361970851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4823765008" calcext:value-type="float">
            <text:p>0.124823765008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8185615275" calcext:value-type="float">
            <text:p>0.188185615275</text:p>
          </table:table-cell>
          <table:table-cell office:value-type="float" office:value="0.19149156402" calcext:value-type="float">
            <text:p>0.19149156402</text:p>
          </table:table-cell>
          <table:table-cell table:formula="of:=0.1/[.A86]*100" office:value-type="float" office:value="0.119047619047619" calcext:value-type="float">
            <text:p/>
          </table:table-cell>
          <table:table-cell/>
          <table:table-cell table:formula="of:=[.$A86]*[.B86]/100" office:value-type="float" office:value="0.10485196260672" calcext:value-type="float">
            <text:p/>
          </table:table-cell>
          <table:table-cell table:formula="of:=[.$A86]*[.C86]/100" office:value-type="float" office:value="0.10511640407184" calcext:value-type="float">
            <text:p/>
          </table:table-cell>
          <table:table-cell table:formula="of:=[.$A86]*[.D86]/100" office:value-type="float" office:value="0.158075916831" calcext:value-type="float">
            <text:p/>
          </table:table-cell>
          <table:table-cell table:formula="of:=[.$A86]*[.E86]/100" office:value-type="float" office:value="0.1608529137768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392575231" calcext:value-type="float">
            <text:p>0.12392575231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359572222" calcext:value-type="float">
            <text:p>0.18359572222</text:p>
          </table:table-cell>
          <table:table-cell office:value-type="float" office:value="0.19149156402" calcext:value-type="float">
            <text:p>0.19149156402</text:p>
          </table:table-cell>
          <table:table-cell table:formula="of:=0.1/[.A87]*100" office:value-type="float" office:value="0.117647058823529" calcext:value-type="float">
            <text:p/>
          </table:table-cell>
          <table:table-cell/>
          <table:table-cell table:formula="of:=[.$A87]*[.B87]/100" office:value-type="float" office:value="0.1053368894635" calcext:value-type="float">
            <text:p/>
          </table:table-cell>
          <table:table-cell table:formula="of:=[.$A87]*[.C87]/100" office:value-type="float" office:value="0.1063677898346" calcext:value-type="float">
            <text:p/>
          </table:table-cell>
          <table:table-cell table:formula="of:=[.$A87]*[.D87]/100" office:value-type="float" office:value="0.156056363887" calcext:value-type="float">
            <text:p/>
          </table:table-cell>
          <table:table-cell table:formula="of:=[.$A87]*[.E87]/100" office:value-type="float" office:value="0.162767829417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1231714216" calcext:value-type="float">
            <text:p>0.121231714216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359572222" calcext:value-type="float">
            <text:p>0.18359572222</text:p>
          </table:table-cell>
          <table:table-cell office:value-type="float" office:value="0.19149156402" calcext:value-type="float">
            <text:p>0.19149156402</text:p>
          </table:table-cell>
          <table:table-cell table:formula="of:=0.1/[.A88]*100" office:value-type="float" office:value="0.116279069767442" calcext:value-type="float">
            <text:p/>
          </table:table-cell>
          <table:table-cell/>
          <table:table-cell table:formula="of:=[.$A88]*[.B88]/100" office:value-type="float" office:value="0.10425927422576" calcext:value-type="float">
            <text:p/>
          </table:table-cell>
          <table:table-cell table:formula="of:=[.$A88]*[.C88]/100" office:value-type="float" office:value="0.10761917559736" calcext:value-type="float">
            <text:p/>
          </table:table-cell>
          <table:table-cell table:formula="of:=[.$A88]*[.D88]/100" office:value-type="float" office:value="0.1578923211092" calcext:value-type="float">
            <text:p/>
          </table:table-cell>
          <table:table-cell table:formula="of:=[.$A88]*[.E88]/100" office:value-type="float" office:value="0.1646827450572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0333701519" calcext:value-type="float">
            <text:p>0.120333701519</text:p>
          </table:table-cell>
          <table:table-cell office:value-type="float" office:value="0.122619007626" calcext:value-type="float">
            <text:p>0.122619007626</text:p>
          </table:table-cell>
          <table:table-cell office:value-type="float" office:value="0.179005829164" calcext:value-type="float">
            <text:p>0.179005829164</text:p>
          </table:table-cell>
          <table:table-cell office:value-type="float" office:value="0.186316116344" calcext:value-type="float">
            <text:p>0.186316116344</text:p>
          </table:table-cell>
          <table:table-cell table:formula="of:=0.1/[.A89]*100" office:value-type="float" office:value="0.114942528735632" calcext:value-type="float">
            <text:p/>
          </table:table-cell>
          <table:table-cell/>
          <table:table-cell table:formula="of:=[.$A89]*[.B89]/100" office:value-type="float" office:value="0.10469032032153" calcext:value-type="float">
            <text:p/>
          </table:table-cell>
          <table:table-cell table:formula="of:=[.$A89]*[.C89]/100" office:value-type="float" office:value="0.10667853663462" calcext:value-type="float">
            <text:p/>
          </table:table-cell>
          <table:table-cell table:formula="of:=[.$A89]*[.D89]/100" office:value-type="float" office:value="0.15573507137268" calcext:value-type="float">
            <text:p/>
          </table:table-cell>
          <table:table-cell table:formula="of:=[.$A89]*[.E89]/100" office:value-type="float" office:value="0.16209502121928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9435688821" calcext:value-type="float">
            <text:p>0.119435688821</text:p>
          </table:table-cell>
          <table:table-cell office:value-type="float" office:value="0.122619007626" calcext:value-type="float">
            <text:p>0.122619007626</text:p>
          </table:table-cell>
          <table:table-cell office:value-type="float" office:value="0.174415936109" calcext:value-type="float">
            <text:p>0.174415936109</text:p>
          </table:table-cell>
          <table:table-cell office:value-type="float" office:value="0.186316116344" calcext:value-type="float">
            <text:p>0.186316116344</text:p>
          </table:table-cell>
          <table:table-cell table:formula="of:=0.1/[.A90]*100" office:value-type="float" office:value="0.113636363636364" calcext:value-type="float">
            <text:p/>
          </table:table-cell>
          <table:table-cell/>
          <table:table-cell table:formula="of:=[.$A90]*[.B90]/100" office:value-type="float" office:value="0.10510340616248" calcext:value-type="float">
            <text:p/>
          </table:table-cell>
          <table:table-cell table:formula="of:=[.$A90]*[.C90]/100" office:value-type="float" office:value="0.10790472671088" calcext:value-type="float">
            <text:p/>
          </table:table-cell>
          <table:table-cell table:formula="of:=[.$A90]*[.D90]/100" office:value-type="float" office:value="0.15348602377592" calcext:value-type="float">
            <text:p/>
          </table:table-cell>
          <table:table-cell table:formula="of:=[.$A90]*[.E90]/100" office:value-type="float" office:value="0.16395818238272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8537676123" calcext:value-type="float">
            <text:p>0.118537676123</text:p>
          </table:table-cell>
          <table:table-cell office:value-type="float" office:value="0.121779151409" calcext:value-type="float">
            <text:p>0.121779151409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 table:formula="of:=0.1/[.A91]*100" office:value-type="float" office:value="0.112359550561798" calcext:value-type="float">
            <text:p/>
          </table:table-cell>
          <table:table-cell/>
          <table:table-cell table:formula="of:=[.$A91]*[.B91]/100" office:value-type="float" office:value="0.10549853174947" calcext:value-type="float">
            <text:p/>
          </table:table-cell>
          <table:table-cell table:formula="of:=[.$A91]*[.C91]/100" office:value-type="float" office:value="0.10838344475401" calcext:value-type="float">
            <text:p/>
          </table:table-cell>
          <table:table-cell table:formula="of:=[.$A91]*[.D91]/100" office:value-type="float" office:value="0.15114517831717" calcext:value-type="float">
            <text:p/>
          </table:table-cell>
          <table:table-cell table:formula="of:=[.$A91]*[.E91]/100" office:value-type="float" office:value="0.16121519511452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8537676123" calcext:value-type="float">
            <text:p>0.118537676123</text:p>
          </table:table-cell>
          <table:table-cell office:value-type="float" office:value="0.120939295193" calcext:value-type="float">
            <text:p>0.120939295193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 table:formula="of:=0.1/[.A92]*100" office:value-type="float" office:value="0.111111111111111" calcext:value-type="float">
            <text:p/>
          </table:table-cell>
          <table:table-cell/>
          <table:table-cell table:formula="of:=[.$A92]*[.B92]/100" office:value-type="float" office:value="0.1066839085107" calcext:value-type="float">
            <text:p/>
          </table:table-cell>
          <table:table-cell table:formula="of:=[.$A92]*[.C92]/100" office:value-type="float" office:value="0.1088453656737" calcext:value-type="float">
            <text:p/>
          </table:table-cell>
          <table:table-cell table:formula="of:=[.$A92]*[.D92]/100" office:value-type="float" office:value="0.1528434387477" calcext:value-type="float">
            <text:p/>
          </table:table-cell>
          <table:table-cell table:formula="of:=[.$A92]*[.E92]/100" office:value-type="float" office:value="0.1630266018012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17639663425" calcext:value-type="float">
            <text:p>0.117639663425</text:p>
          </table:table-cell>
          <table:table-cell office:value-type="float" office:value="0.119259582759" calcext:value-type="float">
            <text:p>0.119259582759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 table:formula="of:=0.1/[.A93]*100" office:value-type="float" office:value="0.10989010989011" calcext:value-type="float">
            <text:p/>
          </table:table-cell>
          <table:table-cell/>
          <table:table-cell table:formula="of:=[.$A93]*[.B93]/100" office:value-type="float" office:value="0.10705209371675" calcext:value-type="float">
            <text:p/>
          </table:table-cell>
          <table:table-cell table:formula="of:=[.$A93]*[.C93]/100" office:value-type="float" office:value="0.10852622031069" calcext:value-type="float">
            <text:p/>
          </table:table-cell>
          <table:table-cell table:formula="of:=[.$A93]*[.D93]/100" office:value-type="float" office:value="0.15454169917823" calcext:value-type="float">
            <text:p/>
          </table:table-cell>
          <table:table-cell table:formula="of:=[.$A93]*[.E93]/100" office:value-type="float" office:value="0.16483800848788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7639663425" calcext:value-type="float">
            <text:p>0.117639663425</text:p>
          </table:table-cell>
          <table:table-cell office:value-type="float" office:value="0.115060301676" calcext:value-type="float">
            <text:p>0.115060301676</text:p>
          </table:table-cell>
          <table:table-cell office:value-type="float" office:value="0.165236149998" calcext:value-type="float">
            <text:p>0.165236149998</text:p>
          </table:table-cell>
          <table:table-cell office:value-type="float" office:value="0.175965220992" calcext:value-type="float">
            <text:p>0.175965220992</text:p>
          </table:table-cell>
          <table:table-cell table:formula="of:=0.1/[.A94]*100" office:value-type="float" office:value="0.108695652173913" calcext:value-type="float">
            <text:p/>
          </table:table-cell>
          <table:table-cell/>
          <table:table-cell table:formula="of:=[.$A94]*[.B94]/100" office:value-type="float" office:value="0.108228490351" calcext:value-type="float">
            <text:p/>
          </table:table-cell>
          <table:table-cell table:formula="of:=[.$A94]*[.C94]/100" office:value-type="float" office:value="0.10585547754192" calcext:value-type="float">
            <text:p/>
          </table:table-cell>
          <table:table-cell table:formula="of:=[.$A94]*[.D94]/100" office:value-type="float" office:value="0.15201725799816" calcext:value-type="float">
            <text:p/>
          </table:table-cell>
          <table:table-cell table:formula="of:=[.$A94]*[.E94]/100" office:value-type="float" office:value="0.16188800331264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16741650727" calcext:value-type="float">
            <text:p>0.116741650727</text:p>
          </table:table-cell>
          <table:table-cell office:value-type="float" office:value="0.11422044546" calcext:value-type="float">
            <text:p>0.11422044546</text:p>
          </table:table-cell>
          <table:table-cell office:value-type="float" office:value="0.165236149998" calcext:value-type="float">
            <text:p>0.165236149998</text:p>
          </table:table-cell>
          <table:table-cell office:value-type="float" office:value="0.175965220992" calcext:value-type="float">
            <text:p>0.175965220992</text:p>
          </table:table-cell>
          <table:table-cell table:formula="of:=0.1/[.A95]*100" office:value-type="float" office:value="0.10752688172043" calcext:value-type="float">
            <text:p/>
          </table:table-cell>
          <table:table-cell/>
          <table:table-cell table:formula="of:=[.$A95]*[.B95]/100" office:value-type="float" office:value="0.10856973517611" calcext:value-type="float">
            <text:p/>
          </table:table-cell>
          <table:table-cell table:formula="of:=[.$A95]*[.C95]/100" office:value-type="float" office:value="0.1062250142778" calcext:value-type="float">
            <text:p/>
          </table:table-cell>
          <table:table-cell table:formula="of:=[.$A95]*[.D95]/100" office:value-type="float" office:value="0.15366961949814" calcext:value-type="float">
            <text:p/>
          </table:table-cell>
          <table:table-cell table:formula="of:=[.$A95]*[.E95]/100" office:value-type="float" office:value="0.16364765552256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14945625331" calcext:value-type="float">
            <text:p>0.114945625331</text:p>
          </table:table-cell>
          <table:table-cell office:value-type="float" office:value="0.112540733027" calcext:value-type="float">
            <text:p>0.112540733027</text:p>
          </table:table-cell>
          <table:table-cell office:value-type="float" office:value="0.160646256942" calcext:value-type="float">
            <text:p>0.160646256942</text:p>
          </table:table-cell>
          <table:table-cell office:value-type="float" office:value="0.170789773315" calcext:value-type="float">
            <text:p>0.170789773315</text:p>
          </table:table-cell>
          <table:table-cell table:formula="of:=0.1/[.A96]*100" office:value-type="float" office:value="0.106382978723404" calcext:value-type="float">
            <text:p/>
          </table:table-cell>
          <table:table-cell/>
          <table:table-cell table:formula="of:=[.$A96]*[.B96]/100" office:value-type="float" office:value="0.10804888781114" calcext:value-type="float">
            <text:p/>
          </table:table-cell>
          <table:table-cell table:formula="of:=[.$A96]*[.C96]/100" office:value-type="float" office:value="0.10578828904538" calcext:value-type="float">
            <text:p/>
          </table:table-cell>
          <table:table-cell table:formula="of:=[.$A96]*[.D96]/100" office:value-type="float" office:value="0.15100748152548" calcext:value-type="float">
            <text:p/>
          </table:table-cell>
          <table:table-cell table:formula="of:=[.$A96]*[.E96]/100" office:value-type="float" office:value="0.1605423869161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3149599935" calcext:value-type="float">
            <text:p>0.113149599935</text:p>
          </table:table-cell>
          <table:table-cell office:value-type="float" office:value="0.110861020593" calcext:value-type="float">
            <text:p>0.110861020593</text:p>
          </table:table-cell>
          <table:table-cell office:value-type="float" office:value="0.160646256942" calcext:value-type="float">
            <text:p>0.160646256942</text:p>
          </table:table-cell>
          <table:table-cell office:value-type="float" office:value="0.170789773315" calcext:value-type="float">
            <text:p>0.170789773315</text:p>
          </table:table-cell>
          <table:table-cell table:formula="of:=0.1/[.A97]*100" office:value-type="float" office:value="0.105263157894737" calcext:value-type="float">
            <text:p/>
          </table:table-cell>
          <table:table-cell/>
          <table:table-cell table:formula="of:=[.$A97]*[.B97]/100" office:value-type="float" office:value="0.10749211993825" calcext:value-type="float">
            <text:p/>
          </table:table-cell>
          <table:table-cell table:formula="of:=[.$A97]*[.C97]/100" office:value-type="float" office:value="0.10531796956335" calcext:value-type="float">
            <text:p/>
          </table:table-cell>
          <table:table-cell table:formula="of:=[.$A97]*[.D97]/100" office:value-type="float" office:value="0.1526139440949" calcext:value-type="float">
            <text:p/>
          </table:table-cell>
          <table:table-cell table:formula="of:=[.$A97]*[.E97]/100" office:value-type="float" office:value="0.16225028464925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3149599935" calcext:value-type="float">
            <text:p>0.113149599935</text:p>
          </table:table-cell>
          <table:table-cell office:value-type="float" office:value="0.110021164377" calcext:value-type="float">
            <text:p>0.11002116437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5614325639" calcext:value-type="float">
            <text:p>0.165614325639</text:p>
          </table:table-cell>
          <table:table-cell table:formula="of:=0.1/[.A98]*100" office:value-type="float" office:value="0.104166666666667" calcext:value-type="float">
            <text:p/>
          </table:table-cell>
          <table:table-cell/>
          <table:table-cell table:formula="of:=[.$A98]*[.B98]/100" office:value-type="float" office:value="0.1086236159376" calcext:value-type="float">
            <text:p/>
          </table:table-cell>
          <table:table-cell table:formula="of:=[.$A98]*[.C98]/100" office:value-type="float" office:value="0.10562031780192" calcext:value-type="float">
            <text:p/>
          </table:table-cell>
          <table:table-cell table:formula="of:=[.$A98]*[.D98]/100" office:value-type="float" office:value="0.14981410933152" calcext:value-type="float">
            <text:p/>
          </table:table-cell>
          <table:table-cell table:formula="of:=[.$A98]*[.E98]/100" office:value-type="float" office:value="0.15898975261344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12251587237" calcext:value-type="float">
            <text:p>0.112251587237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0438877963" calcext:value-type="float">
            <text:p>0.160438877963</text:p>
          </table:table-cell>
          <table:table-cell table:formula="of:=0.1/[.A99]*100" office:value-type="float" office:value="0.103092783505155" calcext:value-type="float">
            <text:p/>
          </table:table-cell>
          <table:table-cell/>
          <table:table-cell table:formula="of:=[.$A99]*[.B99]/100" office:value-type="float" office:value="0.10888403961989" calcext:value-type="float">
            <text:p/>
          </table:table-cell>
          <table:table-cell table:formula="of:=[.$A99]*[.C99]/100" office:value-type="float" office:value="0.10427654785519" calcext:value-type="float">
            <text:p/>
          </table:table-cell>
          <table:table-cell table:formula="of:=[.$A99]*[.D99]/100" office:value-type="float" office:value="0.15137467297039" calcext:value-type="float">
            <text:p/>
          </table:table-cell>
          <table:table-cell table:formula="of:=[.$A99]*[.E99]/100" office:value-type="float" office:value="0.15562571162411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9557549144" calcext:value-type="float">
            <text:p>0.109557549144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0438877963" calcext:value-type="float">
            <text:p>0.160438877963</text:p>
          </table:table-cell>
          <table:table-cell table:formula="of:=0.1/[.A100]*100" office:value-type="float" office:value="0.102040816326531" calcext:value-type="float">
            <text:p/>
          </table:table-cell>
          <table:table-cell/>
          <table:table-cell table:formula="of:=[.$A100]*[.B100]/100" office:value-type="float" office:value="0.10736639816112" calcext:value-type="float">
            <text:p/>
          </table:table-cell>
          <table:table-cell table:formula="of:=[.$A100]*[.C100]/100" office:value-type="float" office:value="0.10535156381246" calcext:value-type="float">
            <text:p/>
          </table:table-cell>
          <table:table-cell table:formula="of:=[.$A100]*[.D100]/100" office:value-type="float" office:value="0.15293523660926" calcext:value-type="float">
            <text:p/>
          </table:table-cell>
          <table:table-cell table:formula="of:=[.$A100]*[.E100]/100" office:value-type="float" office:value="0.15723010040374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8659536446" calcext:value-type="float">
            <text:p>0.108659536446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5263430287" calcext:value-type="float">
            <text:p>0.155263430287</text:p>
          </table:table-cell>
          <table:table-cell table:formula="of:=0.1/[.A101]*100" office:value-type="float" office:value="0.101010101010101" calcext:value-type="float">
            <text:p/>
          </table:table-cell>
          <table:table-cell/>
          <table:table-cell table:formula="of:=[.$A101]*[.B101]/100" office:value-type="float" office:value="0.10757294108154" calcext:value-type="float">
            <text:p/>
          </table:table-cell>
          <table:table-cell table:formula="of:=[.$A101]*[.C101]/100" office:value-type="float" office:value="0.10642657976973" calcext:value-type="float">
            <text:p/>
          </table:table-cell>
          <table:table-cell table:formula="of:=[.$A101]*[.D101]/100" office:value-type="float" office:value="0.14995180612269" calcext:value-type="float">
            <text:p/>
          </table:table-cell>
          <table:table-cell table:formula="of:=[.$A101]*[.E101]/100" office:value-type="float" office:value="0.15371079598413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8659536446" calcext:value-type="float">
            <text:p>0.108659536446</text:p>
          </table:table-cell>
          <table:table-cell office:value-type="float" office:value="0.10666173951" calcext:value-type="float">
            <text:p>0.10666173951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 table:formula="of:=0.1/[.A102]*100" office:value-type="float" office:value="0.1" calcext:value-type="float">
            <text:p/>
          </table:table-cell>
          <table:table-cell/>
          <table:table-cell table:formula="of:=[.$A102]*[.B102]/100" office:value-type="float" office:value="0.108659536446" calcext:value-type="float">
            <text:p/>
          </table:table-cell>
          <table:table-cell table:formula="of:=[.$A102]*[.C102]/100" office:value-type="float" office:value="0.10666173951" calcext:value-type="float">
            <text:p/>
          </table:table-cell>
          <table:table-cell table:formula="of:=[.$A102]*[.D102]/100" office:value-type="float" office:value="0.151466470831" calcext:value-type="float">
            <text:p/>
          </table:table-cell>
          <table:table-cell table:formula="of:=[.$A102]*[.E102]/100" office:value-type="float" office:value="0.15008798261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0686351105" calcext:value-type="float">
            <text:p>0.10686351105</text:p>
          </table:table-cell>
          <table:table-cell office:value-type="float" office:value="0.105821883294" calcext:value-type="float">
            <text:p>0.105821883294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 table:formula="of:=0.1/[.A103]*100" office:value-type="float" office:value="0.099009900990099" calcext:value-type="float">
            <text:p/>
          </table:table-cell>
          <table:table-cell/>
          <table:table-cell table:formula="of:=[.$A103]*[.B103]/100" office:value-type="float" office:value="0.1079321461605" calcext:value-type="float">
            <text:p/>
          </table:table-cell>
          <table:table-cell table:formula="of:=[.$A103]*[.C103]/100" office:value-type="float" office:value="0.10688010212694" calcext:value-type="float">
            <text:p/>
          </table:table-cell>
          <table:table-cell table:formula="of:=[.$A103]*[.D103]/100" office:value-type="float" office:value="0.15298113553931" calcext:value-type="float">
            <text:p/>
          </table:table-cell>
          <table:table-cell table:formula="of:=[.$A103]*[.E103]/100" office:value-type="float" office:value="0.1515888624361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5965498352" calcext:value-type="float">
            <text:p>0.105965498352</text:p>
          </table:table-cell>
          <table:table-cell office:value-type="float" office:value="0.10414217086" calcext:value-type="float">
            <text:p>0.10414217086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 table:formula="of:=0.1/[.A104]*100" office:value-type="float" office:value="0.0980392156862745" calcext:value-type="float">
            <text:p/>
          </table:table-cell>
          <table:table-cell/>
          <table:table-cell table:formula="of:=[.$A104]*[.B104]/100" office:value-type="float" office:value="0.10808480831904" calcext:value-type="float">
            <text:p/>
          </table:table-cell>
          <table:table-cell table:formula="of:=[.$A104]*[.C104]/100" office:value-type="float" office:value="0.1062250142772" calcext:value-type="float">
            <text:p/>
          </table:table-cell>
          <table:table-cell table:formula="of:=[.$A104]*[.D104]/100" office:value-type="float" office:value="0.15449580024762" calcext:value-type="float">
            <text:p/>
          </table:table-cell>
          <table:table-cell table:formula="of:=[.$A104]*[.E104]/100" office:value-type="float" office:value="0.1530897422622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4169472956" calcext:value-type="float">
            <text:p>0.104169472956</text:p>
          </table:table-cell>
          <table:table-cell office:value-type="float" office:value="0.10414217086" calcext:value-type="float">
            <text:p>0.10414217086</text:p>
          </table:table-cell>
          <table:table-cell office:value-type="float" office:value="0.146876577776" calcext:value-type="float">
            <text:p>0.146876577776</text:p>
          </table:table-cell>
          <table:table-cell office:value-type="float" office:value="0.15008798261" calcext:value-type="float">
            <text:p>0.15008798261</text:p>
          </table:table-cell>
          <table:table-cell table:formula="of:=0.1/[.A105]*100" office:value-type="float" office:value="0.0970873786407767" calcext:value-type="float">
            <text:p/>
          </table:table-cell>
          <table:table-cell/>
          <table:table-cell table:formula="of:=[.$A105]*[.B105]/100" office:value-type="float" office:value="0.10729455714468" calcext:value-type="float">
            <text:p/>
          </table:table-cell>
          <table:table-cell table:formula="of:=[.$A105]*[.C105]/100" office:value-type="float" office:value="0.1072664359858" calcext:value-type="float">
            <text:p/>
          </table:table-cell>
          <table:table-cell table:formula="of:=[.$A105]*[.D105]/100" office:value-type="float" office:value="0.15128287510928" calcext:value-type="float">
            <text:p/>
          </table:table-cell>
          <table:table-cell table:formula="of:=[.$A105]*[.E105]/100" office:value-type="float" office:value="0.1545906220883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02373447561" calcext:value-type="float">
            <text:p>0.102373447561</text:p>
          </table:table-cell>
          <table:table-cell office:value-type="float" office:value="0.102462458427" calcext:value-type="float">
            <text:p>0.102462458427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44912534934" calcext:value-type="float">
            <text:p>0.144912534934</text:p>
          </table:table-cell>
          <table:table-cell table:formula="of:=0.1/[.A106]*100" office:value-type="float" office:value="0.0961538461538462" calcext:value-type="float">
            <text:p/>
          </table:table-cell>
          <table:table-cell/>
          <table:table-cell table:formula="of:=[.$A106]*[.B106]/100" office:value-type="float" office:value="0.10646838546344" calcext:value-type="float">
            <text:p/>
          </table:table-cell>
          <table:table-cell table:formula="of:=[.$A106]*[.C106]/100" office:value-type="float" office:value="0.10656095676408" calcext:value-type="float">
            <text:p/>
          </table:table-cell>
          <table:table-cell table:formula="of:=[.$A106]*[.D106]/100" office:value-type="float" office:value="0.1479781521088" calcext:value-type="float">
            <text:p/>
          </table:table-cell>
          <table:table-cell table:formula="of:=[.$A106]*[.E106]/100" office:value-type="float" office:value="0.15070903633136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2462458427" calcext:value-type="float">
            <text:p>0.102462458427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44912534934" calcext:value-type="float">
            <text:p>0.144912534934</text:p>
          </table:table-cell>
          <table:table-cell table:formula="of:=0.1/[.A107]*100" office:value-type="float" office:value="0.0952380952380952" calcext:value-type="float">
            <text:p/>
          </table:table-cell>
          <table:table-cell/>
          <table:table-cell table:formula="of:=[.$A107]*[.B107]/100" office:value-type="float" office:value="0.10560629327325" calcext:value-type="float">
            <text:p/>
          </table:table-cell>
          <table:table-cell table:formula="of:=[.$A107]*[.C107]/100" office:value-type="float" office:value="0.10758558134835" calcext:value-type="float">
            <text:p/>
          </table:table-cell>
          <table:table-cell table:formula="of:=[.$A107]*[.D107]/100" office:value-type="float" office:value="0.149401018956" calcext:value-type="float">
            <text:p/>
          </table:table-cell>
          <table:table-cell table:formula="of:=[.$A107]*[.E107]/100" office:value-type="float" office:value="0.1521581616807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39737087258" calcext:value-type="float">
            <text:p>0.139737087258</text:p>
          </table:table-cell>
          <table:table-cell table:formula="of:=0.1/[.A108]*100" office:value-type="float" office:value="0.0943396226415094" calcext:value-type="float">
            <text:p/>
          </table:table-cell>
          <table:table-cell/>
          <table:table-cell table:formula="of:=[.$A108]*[.B108]/100" office:value-type="float" office:value="0.1066120674949" calcext:value-type="float">
            <text:p/>
          </table:table-cell>
          <table:table-cell table:formula="of:=[.$A108]*[.C108]/100" office:value-type="float" office:value="0.10682971075364" calcext:value-type="float">
            <text:p/>
          </table:table-cell>
          <table:table-cell table:formula="of:=[.$A108]*[.D108]/100" office:value-type="float" office:value="0.1508238858032" calcext:value-type="float">
            <text:p/>
          </table:table-cell>
          <table:table-cell table:formula="of:=[.$A108]*[.E108]/100" office:value-type="float" office:value="0.14812131249348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37696791665" calcext:value-type="float">
            <text:p>0.137696791665</text:p>
          </table:table-cell>
          <table:table-cell office:value-type="float" office:value="0.139737087258" calcext:value-type="float">
            <text:p>0.139737087258</text:p>
          </table:table-cell>
          <table:table-cell table:formula="of:=0.1/[.A109]*100" office:value-type="float" office:value="0.0934579439252336" calcext:value-type="float">
            <text:p/>
          </table:table-cell>
          <table:table-cell/>
          <table:table-cell table:formula="of:=[.$A109]*[.B109]/100" office:value-type="float" office:value="0.10761784171655" calcext:value-type="float">
            <text:p/>
          </table:table-cell>
          <table:table-cell table:formula="of:=[.$A109]*[.C109]/100" office:value-type="float" office:value="0.10783753821358" calcext:value-type="float">
            <text:p/>
          </table:table-cell>
          <table:table-cell table:formula="of:=[.$A109]*[.D109]/100" office:value-type="float" office:value="0.14733556708155" calcext:value-type="float">
            <text:p/>
          </table:table-cell>
          <table:table-cell table:formula="of:=[.$A109]*[.E109]/100" office:value-type="float" office:value="0.14951868336606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37696791665" calcext:value-type="float">
            <text:p>0.137696791665</text:p>
          </table:table-cell>
          <table:table-cell office:value-type="float" office:value="0.139737087258" calcext:value-type="float">
            <text:p>0.139737087258</text:p>
          </table:table-cell>
          <table:table-cell table:formula="of:=0.1/[.A110]*100" office:value-type="float" office:value="0.0925925925925926" calcext:value-type="float">
            <text:p/>
          </table:table-cell>
          <table:table-cell/>
          <table:table-cell table:formula="of:=[.$A110]*[.B110]/100" office:value-type="float" office:value="0.1086236159382" calcext:value-type="float">
            <text:p/>
          </table:table-cell>
          <table:table-cell table:formula="of:=[.$A110]*[.C110]/100" office:value-type="float" office:value="0.10884536567352" calcext:value-type="float">
            <text:p/>
          </table:table-cell>
          <table:table-cell table:formula="of:=[.$A110]*[.D110]/100" office:value-type="float" office:value="0.1487125349982" calcext:value-type="float">
            <text:p/>
          </table:table-cell>
          <table:table-cell table:formula="of:=[.$A110]*[.E110]/100" office:value-type="float" office:value="0.15091605423864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96794094668" calcext:value-type="float">
            <text:p>0.0996794094668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9737087258" calcext:value-type="float">
            <text:p>0.139737087258</text:p>
          </table:table-cell>
          <table:table-cell table:formula="of:=0.1/[.A111]*100" office:value-type="float" office:value="0.091743119266055" calcext:value-type="float">
            <text:p/>
          </table:table-cell>
          <table:table-cell/>
          <table:table-cell table:formula="of:=[.$A111]*[.B111]/100" office:value-type="float" office:value="0.108650556318812" calcext:value-type="float">
            <text:p/>
          </table:table-cell>
          <table:table-cell table:formula="of:=[.$A111]*[.C111]/100" office:value-type="float" office:value="0.108937749857257" calcext:value-type="float">
            <text:p/>
          </table:table-cell>
          <table:table-cell table:formula="of:=[.$A111]*[.D111]/100" office:value-type="float" office:value="0.14508651948381" calcext:value-type="float">
            <text:p/>
          </table:table-cell>
          <table:table-cell table:formula="of:=[.$A111]*[.E111]/100" office:value-type="float" office:value="0.15231342511122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96794094668" calcext:value-type="float">
            <text:p>0.0996794094668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 table:formula="of:=0.1/[.A112]*100" office:value-type="float" office:value="0.0909090909090909" calcext:value-type="float">
            <text:p/>
          </table:table-cell>
          <table:table-cell/>
          <table:table-cell table:formula="of:=[.$A112]*[.B112]/100" office:value-type="float" office:value="0.10964735041348" calcext:value-type="float">
            <text:p/>
          </table:table-cell>
          <table:table-cell table:formula="of:=[.$A112]*[.C112]/100" office:value-type="float" office:value="0.10993717875503" calcext:value-type="float">
            <text:p/>
          </table:table-cell>
          <table:table-cell table:formula="of:=[.$A112]*[.D112]/100" office:value-type="float" office:value="0.1464175884699" calcext:value-type="float">
            <text:p/>
          </table:table-cell>
          <table:table-cell table:formula="of:=[.$A112]*[.E112]/100" office:value-type="float" office:value="0.1480178035402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 table:formula="of:=0.1/[.A113]*100" office:value-type="float" office:value="0.0900900900900901" calcext:value-type="float">
            <text:p/>
          </table:table-cell>
          <table:table-cell/>
          <table:table-cell table:formula="of:=[.$A113]*[.B113]/100" office:value-type="float" office:value="0.10964735041359" calcext:value-type="float">
            <text:p/>
          </table:table-cell>
          <table:table-cell table:formula="of:=[.$A113]*[.C113]/100" office:value-type="float" office:value="0.110936607652803" calcext:value-type="float">
            <text:p/>
          </table:table-cell>
          <table:table-cell table:formula="of:=[.$A113]*[.D113]/100" office:value-type="float" office:value="0.14774865745599" calcext:value-type="float">
            <text:p/>
          </table:table-cell>
          <table:table-cell table:formula="of:=[.$A113]*[.E113]/100" office:value-type="float" office:value="0.14936341993602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65834649108" calcext:value-type="float">
            <text:p>0.0965834649108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 table:formula="of:=0.1/[.A114]*100" office:value-type="float" office:value="0.0892857142857143" calcext:value-type="float">
            <text:p/>
          </table:table-cell>
          <table:table-cell/>
          <table:table-cell table:formula="of:=[.$A114]*[.B114]/100" office:value-type="float" office:value="0.11063516438128" calcext:value-type="float">
            <text:p/>
          </table:table-cell>
          <table:table-cell table:formula="of:=[.$A114]*[.C114]/100" office:value-type="float" office:value="0.108173480700096" calcext:value-type="float">
            <text:p/>
          </table:table-cell>
          <table:table-cell table:formula="of:=[.$A114]*[.D114]/100" office:value-type="float" office:value="0.14907972644208" calcext:value-type="float">
            <text:p/>
          </table:table-cell>
          <table:table-cell table:formula="of:=[.$A114]*[.E114]/100" office:value-type="float" office:value="0.15070903633184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65834649108" calcext:value-type="float">
            <text:p>0.0965834649108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29386191906" calcext:value-type="float">
            <text:p>0.129386191906</text:p>
          </table:table-cell>
          <table:table-cell table:formula="of:=0.1/[.A115]*100" office:value-type="float" office:value="0.088495575221239" calcext:value-type="float">
            <text:p/>
          </table:table-cell>
          <table:table-cell/>
          <table:table-cell table:formula="of:=[.$A115]*[.B115]/100" office:value-type="float" office:value="0.11162297834897" calcext:value-type="float">
            <text:p/>
          </table:table-cell>
          <table:table-cell table:formula="of:=[.$A115]*[.C115]/100" office:value-type="float" office:value="0.109139315349204" calcext:value-type="float">
            <text:p/>
          </table:table-cell>
          <table:table-cell table:formula="of:=[.$A115]*[.D115]/100" office:value-type="float" office:value="0.14522421627602" calcext:value-type="float">
            <text:p/>
          </table:table-cell>
          <table:table-cell table:formula="of:=[.$A115]*[.E115]/100" office:value-type="float" office:value="0.14620639685378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960873586753" calcext:value-type="float">
            <text:p>0.0960873586753</text:p>
          </table:table-cell>
          <table:table-cell office:value-type="float" office:value="0.0949037524776" calcext:value-type="float">
            <text:p>0.0949037524776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29386191906" calcext:value-type="float">
            <text:p>0.129386191906</text:p>
          </table:table-cell>
          <table:table-cell table:formula="of:=0.1/[.A116]*100" office:value-type="float" office:value="0.087719298245614" calcext:value-type="float">
            <text:p/>
          </table:table-cell>
          <table:table-cell/>
          <table:table-cell table:formula="of:=[.$A116]*[.B116]/100" office:value-type="float" office:value="0.109539588889842" calcext:value-type="float">
            <text:p/>
          </table:table-cell>
          <table:table-cell table:formula="of:=[.$A116]*[.C116]/100" office:value-type="float" office:value="0.108190277824464" calcext:value-type="float">
            <text:p/>
          </table:table-cell>
          <table:table-cell table:formula="of:=[.$A116]*[.D116]/100" office:value-type="float" office:value="0.14650938633156" calcext:value-type="float">
            <text:p/>
          </table:table-cell>
          <table:table-cell table:formula="of:=[.$A116]*[.E116]/100" office:value-type="float" office:value="0.14750025877284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51893459774" calcext:value-type="float">
            <text:p>0.0951893459774</text:p>
          </table:table-cell>
          <table:table-cell office:value-type="float" office:value="0.094063896261" calcext:value-type="float">
            <text:p>0.094063896261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19035296553" calcext:value-type="float">
            <text:p>0.119035296553</text:p>
          </table:table-cell>
          <table:table-cell table:formula="of:=0.1/[.A117]*100" office:value-type="float" office:value="0.0869565217391304" calcext:value-type="float">
            <text:p/>
          </table:table-cell>
          <table:table-cell/>
          <table:table-cell table:formula="of:=[.$A117]*[.B117]/100" office:value-type="float" office:value="0.10946774787401" calcext:value-type="float">
            <text:p/>
          </table:table-cell>
          <table:table-cell table:formula="of:=[.$A117]*[.C117]/100" office:value-type="float" office:value="0.10817348070015" calcext:value-type="float">
            <text:p/>
          </table:table-cell>
          <table:table-cell table:formula="of:=[.$A117]*[.D117]/100" office:value-type="float" office:value="0.1477945563871" calcext:value-type="float">
            <text:p/>
          </table:table-cell>
          <table:table-cell table:formula="of:=[.$A117]*[.E117]/100" office:value-type="float" office:value="0.13689059103595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942913332795" calcext:value-type="float">
            <text:p>0.0942913332795</text:p>
          </table:table-cell>
          <table:table-cell office:value-type="float" office:value="0.0932240400443" calcext:value-type="float">
            <text:p>0.0932240400443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 table:formula="of:=0.1/[.A118]*100" office:value-type="float" office:value="0.0862068965517241" calcext:value-type="float">
            <text:p/>
          </table:table-cell>
          <table:table-cell/>
          <table:table-cell table:formula="of:=[.$A118]*[.B118]/100" office:value-type="float" office:value="0.10937794660422" calcext:value-type="float">
            <text:p/>
          </table:table-cell>
          <table:table-cell table:formula="of:=[.$A118]*[.C118]/100" office:value-type="float" office:value="0.108139886451388" calcext:value-type="float">
            <text:p/>
          </table:table-cell>
          <table:table-cell table:formula="of:=[.$A118]*[.D118]/100" office:value-type="float" office:value="0.14375545049768" calcext:value-type="float">
            <text:p/>
          </table:table-cell>
          <table:table-cell table:formula="of:=[.$A118]*[.E118]/100" office:value-type="float" office:value="0.13207742469732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42913332795" calcext:value-type="float">
            <text:p>0.0942913332795</text:p>
          </table:table-cell>
          <table:table-cell office:value-type="float" office:value="0.0923841838277" calcext:value-type="float">
            <text:p>0.0923841838277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 table:formula="of:=0.1/[.A119]*100" office:value-type="float" office:value="0.0854700854700855" calcext:value-type="float">
            <text:p/>
          </table:table-cell>
          <table:table-cell/>
          <table:table-cell table:formula="of:=[.$A119]*[.B119]/100" office:value-type="float" office:value="0.110320859937015" calcext:value-type="float">
            <text:p/>
          </table:table-cell>
          <table:table-cell table:formula="of:=[.$A119]*[.C119]/100" office:value-type="float" office:value="0.108089495078409" calcext:value-type="float">
            <text:p/>
          </table:table-cell>
          <table:table-cell table:formula="of:=[.$A119]*[.D119]/100" office:value-type="float" office:value="0.14499472162266" calcext:value-type="float">
            <text:p/>
          </table:table-cell>
          <table:table-cell table:formula="of:=[.$A119]*[.E119]/100" office:value-type="float" office:value="0.13321602318609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933933205816" calcext:value-type="float">
            <text:p>0.0933933205816</text:p>
          </table:table-cell>
          <table:table-cell office:value-type="float" office:value="0.0923841838277" calcext:value-type="float">
            <text:p>0.0923841838277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 table:formula="of:=0.1/[.A120]*100" office:value-type="float" office:value="0.0847457627118644" calcext:value-type="float">
            <text:p/>
          </table:table-cell>
          <table:table-cell/>
          <table:table-cell table:formula="of:=[.$A120]*[.B120]/100" office:value-type="float" office:value="0.110204118286288" calcext:value-type="float">
            <text:p/>
          </table:table-cell>
          <table:table-cell table:formula="of:=[.$A120]*[.C120]/100" office:value-type="float" office:value="0.109013336916686" calcext:value-type="float">
            <text:p/>
          </table:table-cell>
          <table:table-cell table:formula="of:=[.$A120]*[.D120]/100" office:value-type="float" office:value="0.14623399274764" calcext:value-type="float">
            <text:p/>
          </table:table-cell>
          <table:table-cell table:formula="of:=[.$A120]*[.E120]/100" office:value-type="float" office:value="0.13435462167486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933933205816" calcext:value-type="float">
            <text:p>0.0933933205816</text:p>
          </table:table-cell>
          <table:table-cell office:value-type="float" office:value="0.0915443276111" calcext:value-type="float">
            <text:p>0.0915443276111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13859848877" calcext:value-type="float">
            <text:p>0.113859848877</text:p>
          </table:table-cell>
          <table:table-cell table:formula="of:=0.1/[.A121]*100" office:value-type="float" office:value="0.0840336134453782" calcext:value-type="float">
            <text:p/>
          </table:table-cell>
          <table:table-cell/>
          <table:table-cell table:formula="of:=[.$A121]*[.B121]/100" office:value-type="float" office:value="0.111138051492104" calcext:value-type="float">
            <text:p/>
          </table:table-cell>
          <table:table-cell table:formula="of:=[.$A121]*[.C121]/100" office:value-type="float" office:value="0.108937749857209" calcext:value-type="float">
            <text:p/>
          </table:table-cell>
          <table:table-cell table:formula="of:=[.$A121]*[.D121]/100" office:value-type="float" office:value="0.14201129113717" calcext:value-type="float">
            <text:p/>
          </table:table-cell>
          <table:table-cell table:formula="of:=[.$A121]*[.E121]/100" office:value-type="float" office:value="0.13549322016363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15972951858" calcext:value-type="float">
            <text:p>0.0915972951858</text:p>
          </table:table-cell>
          <table:table-cell office:value-type="float" office:value="0.0907044713945" calcext:value-type="float">
            <text:p>0.0907044713945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 table:formula="of:=0.1/[.A122]*100" office:value-type="float" office:value="0.0833333333333333" calcext:value-type="float">
            <text:p/>
          </table:table-cell>
          <table:table-cell/>
          <table:table-cell table:formula="of:=[.$A122]*[.B122]/100" office:value-type="float" office:value="0.10991675422296" calcext:value-type="float">
            <text:p/>
          </table:table-cell>
          <table:table-cell table:formula="of:=[.$A122]*[.C122]/100" office:value-type="float" office:value="0.1088453656734" calcext:value-type="float">
            <text:p/>
          </table:table-cell>
          <table:table-cell table:formula="of:=[.$A122]*[.D122]/100" office:value-type="float" office:value="0.1432046633316" calcext:value-type="float">
            <text:p/>
          </table:table-cell>
          <table:table-cell table:formula="of:=[.$A122]*[.E122]/100" office:value-type="float" office:value="0.1304212814412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915972951858" calcext:value-type="float">
            <text:p>0.0915972951858</text:p>
          </table:table-cell>
          <table:table-cell office:value-type="float" office:value="0.0898646151779" calcext:value-type="float">
            <text:p>0.0898646151779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 table:formula="of:=0.1/[.A123]*100" office:value-type="float" office:value="0.0826446280991736" calcext:value-type="float">
            <text:p/>
          </table:table-cell>
          <table:table-cell/>
          <table:table-cell table:formula="of:=[.$A123]*[.B123]/100" office:value-type="float" office:value="0.110832727174818" calcext:value-type="float">
            <text:p/>
          </table:table-cell>
          <table:table-cell table:formula="of:=[.$A123]*[.C123]/100" office:value-type="float" office:value="0.108736184365259" calcext:value-type="float">
            <text:p/>
          </table:table-cell>
          <table:table-cell table:formula="of:=[.$A123]*[.D123]/100" office:value-type="float" office:value="0.14439803552603" calcext:value-type="float">
            <text:p/>
          </table:table-cell>
          <table:table-cell table:formula="of:=[.$A123]*[.E123]/100" office:value-type="float" office:value="0.13150812545321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906992824879" calcext:value-type="float">
            <text:p>0.0906992824879</text:p>
          </table:table-cell>
          <table:table-cell office:value-type="float" office:value="0.0898646151779" calcext:value-type="float">
            <text:p>0.0898646151779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 table:formula="of:=0.1/[.A124]*100" office:value-type="float" office:value="0.0819672131147541" calcext:value-type="float">
            <text:p/>
          </table:table-cell>
          <table:table-cell/>
          <table:table-cell table:formula="of:=[.$A124]*[.B124]/100" office:value-type="float" office:value="0.110653124635238" calcext:value-type="float">
            <text:p/>
          </table:table-cell>
          <table:table-cell table:formula="of:=[.$A124]*[.C124]/100" office:value-type="float" office:value="0.109634830517038" calcext:value-type="float">
            <text:p/>
          </table:table-cell>
          <table:table-cell table:formula="of:=[.$A124]*[.D124]/100" office:value-type="float" office:value="0.14559140772046" calcext:value-type="float">
            <text:p/>
          </table:table-cell>
          <table:table-cell table:formula="of:=[.$A124]*[.E124]/100" office:value-type="float" office:value="0.13259496946522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8980126979" calcext:value-type="float">
            <text:p>0.08980126979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 table:formula="of:=0.1/[.A125]*100" office:value-type="float" office:value="0.0813008130081301" calcext:value-type="float">
            <text:p/>
          </table:table-cell>
          <table:table-cell/>
          <table:table-cell table:formula="of:=[.$A125]*[.B125]/100" office:value-type="float" office:value="0.1104555618417" calcext:value-type="float">
            <text:p/>
          </table:table-cell>
          <table:table-cell table:formula="of:=[.$A125]*[.C125]/100" office:value-type="float" office:value="0.109500453522399" calcext:value-type="float">
            <text:p/>
          </table:table-cell>
          <table:table-cell table:formula="of:=[.$A125]*[.D125]/100" office:value-type="float" office:value="0.14678477991489" calcext:value-type="float">
            <text:p/>
          </table:table-cell>
          <table:table-cell table:formula="of:=[.$A125]*[.E125]/100" office:value-type="float" office:value="0.13368181347723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8980126979" calcext:value-type="float">
            <text:p>0.08980126979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26]*100" office:value-type="float" office:value="0.0806451612903226" calcext:value-type="float">
            <text:p/>
          </table:table-cell>
          <table:table-cell/>
          <table:table-cell table:formula="of:=[.$A126]*[.B126]/100" office:value-type="float" office:value="0.1113535745396" calcext:value-type="float">
            <text:p/>
          </table:table-cell>
          <table:table-cell table:formula="of:=[.$A126]*[.C126]/100" office:value-type="float" office:value="0.110390701112012" calcext:value-type="float">
            <text:p/>
          </table:table-cell>
          <table:table-cell table:formula="of:=[.$A126]*[.D126]/100" office:value-type="float" office:value="0.14797815210932" calcext:value-type="float">
            <text:p/>
          </table:table-cell>
          <table:table-cell table:formula="of:=[.$A126]*[.E126]/100" office:value-type="float" office:value="0.12835110236976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27]*100" office:value-type="float" office:value="0.08" calcext:value-type="float">
            <text:p/>
          </table:table-cell>
          <table:table-cell/>
          <table:table-cell table:formula="of:=[.$A127]*[.B127]/100" office:value-type="float" office:value="0.111129071365125" calcext:value-type="float">
            <text:p/>
          </table:table-cell>
          <table:table-cell table:formula="of:=[.$A127]*[.C127]/100" office:value-type="float" office:value="0.111280948701625" calcext:value-type="float">
            <text:p/>
          </table:table-cell>
          <table:table-cell table:formula="of:=[.$A127]*[.D127]/100" office:value-type="float" office:value="0.14343415798375" calcext:value-type="float">
            <text:p/>
          </table:table-cell>
          <table:table-cell table:formula="of:=[.$A127]*[.E127]/100" office:value-type="float" office:value="0.129386191905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81849027447" calcext:value-type="float">
            <text:p>0.0881849027447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28]*100" office:value-type="float" office:value="0.0793650793650794" calcext:value-type="float">
            <text:p/>
          </table:table-cell>
          <table:table-cell/>
          <table:table-cell table:formula="of:=[.$A128]*[.B128]/100" office:value-type="float" office:value="0.112018103936046" calcext:value-type="float">
            <text:p/>
          </table:table-cell>
          <table:table-cell table:formula="of:=[.$A128]*[.C128]/100" office:value-type="float" office:value="0.111112977458322" calcext:value-type="float">
            <text:p/>
          </table:table-cell>
          <table:table-cell table:formula="of:=[.$A128]*[.D128]/100" office:value-type="float" office:value="0.14458163124762" calcext:value-type="float">
            <text:p/>
          </table:table-cell>
          <table:table-cell table:formula="of:=[.$A128]*[.E128]/100" office:value-type="float" office:value="0.13042128144024" calcext:value-type="float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7345046528" calcext:value-type="float">
            <text:p>0.087345046528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29]*100" office:value-type="float" office:value="0.078740157480315" calcext:value-type="float">
            <text:p/>
          </table:table-cell>
          <table:table-cell/>
          <table:table-cell table:formula="of:=[.$A129]*[.B129]/100" office:value-type="float" office:value="0.112907136506967" calcext:value-type="float">
            <text:p/>
          </table:table-cell>
          <table:table-cell table:formula="of:=[.$A129]*[.C129]/100" office:value-type="float" office:value="0.11092820909056" calcext:value-type="float">
            <text:p/>
          </table:table-cell>
          <table:table-cell table:formula="of:=[.$A129]*[.D129]/100" office:value-type="float" office:value="0.14572910451149" calcext:value-type="float">
            <text:p/>
          </table:table-cell>
          <table:table-cell table:formula="of:=[.$A129]*[.E129]/100" office:value-type="float" office:value="0.13145637097548" calcext:value-type="float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30]*100" office:value-type="float" office:value="0.078125" calcext:value-type="float">
            <text:p/>
          </table:table-cell>
          <table:table-cell/>
          <table:table-cell table:formula="of:=[.$A130]*[.B130]/100" office:value-type="float" office:value="0.113796169077888" calcext:value-type="float">
            <text:p/>
          </table:table-cell>
          <table:table-cell table:formula="of:=[.$A130]*[.C130]/100" office:value-type="float" office:value="0.109651627641344" calcext:value-type="float">
            <text:p/>
          </table:table-cell>
          <table:table-cell table:formula="of:=[.$A130]*[.D130]/100" office:value-type="float" office:value="0.14687657777536" calcext:value-type="float">
            <text:p/>
          </table:table-cell>
          <table:table-cell table:formula="of:=[.$A130]*[.E130]/100" office:value-type="float" office:value="0.13249146051072" calcext:value-type="float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853112063005" calcext:value-type="float">
            <text:p>0.0853112063005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103508953524" calcext:value-type="float">
            <text:p>0.103508953524</text:p>
          </table:table-cell>
          <table:table-cell table:formula="of:=0.1/[.A131]*100" office:value-type="float" office:value="0.0775193798449612" calcext:value-type="float">
            <text:p/>
          </table:table-cell>
          <table:table-cell/>
          <table:table-cell table:formula="of:=[.$A131]*[.B131]/100" office:value-type="float" office:value="0.110051456127645" calcext:value-type="float">
            <text:p/>
          </table:table-cell>
          <table:table-cell table:formula="of:=[.$A131]*[.C131]/100" office:value-type="float" office:value="0.110508280982292" calcext:value-type="float">
            <text:p/>
          </table:table-cell>
          <table:table-cell table:formula="of:=[.$A131]*[.D131]/100" office:value-type="float" office:value="0.14210308899828" calcext:value-type="float">
            <text:p/>
          </table:table-cell>
          <table:table-cell table:formula="of:=[.$A131]*[.E131]/100" office:value-type="float" office:value="0.13352655004596" calcext:value-type="float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53112063005" calcext:value-type="float">
            <text:p>0.0853112063005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2]*100" office:value-type="float" office:value="0.0769230769230769" calcext:value-type="float">
            <text:p/>
          </table:table-cell>
          <table:table-cell/>
          <table:table-cell table:formula="of:=[.$A132]*[.B132]/100" office:value-type="float" office:value="0.11090456819065" calcext:value-type="float">
            <text:p/>
          </table:table-cell>
          <table:table-cell table:formula="of:=[.$A132]*[.C132]/100" office:value-type="float" office:value="0.11136493432324" calcext:value-type="float">
            <text:p/>
          </table:table-cell>
          <table:table-cell table:formula="of:=[.$A132]*[.D132]/100" office:value-type="float" office:value="0.1432046633316" calcext:value-type="float">
            <text:p/>
          </table:table-cell>
          <table:table-cell table:formula="of:=[.$A132]*[.E132]/100" office:value-type="float" office:value="0.12783355760279" calcext:value-type="float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44131936026" calcext:value-type="float">
            <text:p>0.0844131936026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3]*100" office:value-type="float" office:value="0.0763358778625954" calcext:value-type="float">
            <text:p/>
          </table:table-cell>
          <table:table-cell/>
          <table:table-cell table:formula="of:=[.$A133]*[.B133]/100" office:value-type="float" office:value="0.110581283619406" calcext:value-type="float">
            <text:p/>
          </table:table-cell>
          <table:table-cell table:formula="of:=[.$A133]*[.C133]/100" office:value-type="float" office:value="0.112221587664188" calcext:value-type="float">
            <text:p/>
          </table:table-cell>
          <table:table-cell table:formula="of:=[.$A133]*[.D133]/100" office:value-type="float" office:value="0.14430623766492" calcext:value-type="float">
            <text:p/>
          </table:table-cell>
          <table:table-cell table:formula="of:=[.$A133]*[.E133]/100" office:value-type="float" office:value="0.128816892661273" calcext:value-type="float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44131936026" calcext:value-type="float">
            <text:p>0.0844131936026</text:p>
          </table:table-cell>
          <table:table-cell office:value-type="float" office:value="0.0848254778782" calcext:value-type="float">
            <text:p>0.0848254778782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4]*100" office:value-type="float" office:value="0.0757575757575758" calcext:value-type="float">
            <text:p/>
          </table:table-cell>
          <table:table-cell/>
          <table:table-cell table:formula="of:=[.$A134]*[.B134]/100" office:value-type="float" office:value="0.111425415555432" calcext:value-type="float">
            <text:p/>
          </table:table-cell>
          <table:table-cell table:formula="of:=[.$A134]*[.C134]/100" office:value-type="float" office:value="0.111969630799224" calcext:value-type="float">
            <text:p/>
          </table:table-cell>
          <table:table-cell table:formula="of:=[.$A134]*[.D134]/100" office:value-type="float" office:value="0.14540781199824" calcext:value-type="float">
            <text:p/>
          </table:table-cell>
          <table:table-cell table:formula="of:=[.$A134]*[.E134]/100" office:value-type="float" office:value="0.129800227719756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817191555089" calcext:value-type="float">
            <text:p>0.0817191555089</text:p>
          </table:table-cell>
          <table:table-cell office:value-type="float" office:value="0.0848254778782" calcext:value-type="float">
            <text:p>0.0848254778782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5]*100" office:value-type="float" office:value="0.075187969924812" calcext:value-type="float">
            <text:p/>
          </table:table-cell>
          <table:table-cell/>
          <table:table-cell table:formula="of:=[.$A135]*[.B135]/100" office:value-type="float" office:value="0.108686476826837" calcext:value-type="float">
            <text:p/>
          </table:table-cell>
          <table:table-cell table:formula="of:=[.$A135]*[.C135]/100" office:value-type="float" office:value="0.112817885578006" calcext:value-type="float">
            <text:p/>
          </table:table-cell>
          <table:table-cell table:formula="of:=[.$A135]*[.D135]/100" office:value-type="float" office:value="0.14650938633156" calcext:value-type="float">
            <text:p/>
          </table:table-cell>
          <table:table-cell table:formula="of:=[.$A135]*[.E135]/100" office:value-type="float" office:value="0.130783562778239" calcext:value-type="float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3145765445" calcext:value-type="float">
            <text:p>0.083145765445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6]*100" office:value-type="float" office:value="0.0746268656716418" calcext:value-type="float">
            <text:p/>
          </table:table-cell>
          <table:table-cell/>
          <table:table-cell table:formula="of:=[.$A136]*[.B136]/100" office:value-type="float" office:value="0.10830033136674" calcext:value-type="float">
            <text:p/>
          </table:table-cell>
          <table:table-cell table:formula="of:=[.$A136]*[.C136]/100" office:value-type="float" office:value="0.1114153256963" calcext:value-type="float">
            <text:p/>
          </table:table-cell>
          <table:table-cell table:formula="of:=[.$A136]*[.D136]/100" office:value-type="float" office:value="0.14146050396984" calcext:value-type="float">
            <text:p/>
          </table:table-cell>
          <table:table-cell table:formula="of:=[.$A136]*[.E136]/100" office:value-type="float" office:value="0.131766897836722" calcext:value-type="float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23059092283" calcext:value-type="float">
            <text:p>0.0823059092283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7]*100" office:value-type="float" office:value="0.0740740740740741" calcext:value-type="float">
            <text:p/>
          </table:table-cell>
          <table:table-cell/>
          <table:table-cell table:formula="of:=[.$A137]*[.B137]/100" office:value-type="float" office:value="0.10910854279485" calcext:value-type="float">
            <text:p/>
          </table:table-cell>
          <table:table-cell table:formula="of:=[.$A137]*[.C137]/100" office:value-type="float" office:value="0.111112977458205" calcext:value-type="float">
            <text:p/>
          </table:table-cell>
          <table:table-cell table:formula="of:=[.$A137]*[.D137]/100" office:value-type="float" office:value="0.1425161793726" calcext:value-type="float">
            <text:p/>
          </table:table-cell>
          <table:table-cell table:formula="of:=[.$A137]*[.E137]/100" office:value-type="float" office:value="0.132750232895205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23059092283" calcext:value-type="float">
            <text:p>0.0823059092283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8]*100" office:value-type="float" office:value="0.0735294117647059" calcext:value-type="float">
            <text:p/>
          </table:table-cell>
          <table:table-cell/>
          <table:table-cell table:formula="of:=[.$A138]*[.B138]/100" office:value-type="float" office:value="0.10991675422296" calcext:value-type="float">
            <text:p/>
          </table:table-cell>
          <table:table-cell table:formula="of:=[.$A138]*[.C138]/100" office:value-type="float" office:value="0.111936036550488" calcext:value-type="float">
            <text:p/>
          </table:table-cell>
          <table:table-cell table:formula="of:=[.$A138]*[.D138]/100" office:value-type="float" office:value="0.14357185477536" calcext:value-type="float">
            <text:p/>
          </table:table-cell>
          <table:table-cell table:formula="of:=[.$A138]*[.E138]/100" office:value-type="float" office:value="0.133733567953688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799231301131" calcext:value-type="float">
            <text:p>0.0799231301131</text:p>
          </table:table-cell>
          <table:table-cell office:value-type="float" office:value="0.0797863405785" calcext:value-type="float">
            <text:p>0.0797863405785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39]*100" office:value-type="float" office:value="0.072992700729927" calcext:value-type="float">
            <text:p/>
          </table:table-cell>
          <table:table-cell/>
          <table:table-cell table:formula="of:=[.$A139]*[.B139]/100" office:value-type="float" office:value="0.109494688254947" calcext:value-type="float">
            <text:p/>
          </table:table-cell>
          <table:table-cell table:formula="of:=[.$A139]*[.C139]/100" office:value-type="float" office:value="0.109307286592545" calcext:value-type="float">
            <text:p/>
          </table:table-cell>
          <table:table-cell table:formula="of:=[.$A139]*[.D139]/100" office:value-type="float" office:value="0.13833937669277" calcext:value-type="float">
            <text:p/>
          </table:table-cell>
          <table:table-cell table:formula="of:=[.$A139]*[.E139]/100" office:value-type="float" office:value="0.134716903012171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90251174152" calcext:value-type="float">
            <text:p>0.0790251174152</text:p>
          </table:table-cell>
          <table:table-cell office:value-type="float" office:value="0.0789464843619" calcext:value-type="float">
            <text:p>0.0789464843619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83335058483" calcext:value-type="float">
            <text:p>0.0983335058483</text:p>
          </table:table-cell>
          <table:table-cell table:formula="of:=0.1/[.A140]*100" office:value-type="float" office:value="0.072463768115942" calcext:value-type="float">
            <text:p/>
          </table:table-cell>
          <table:table-cell/>
          <table:table-cell table:formula="of:=[.$A140]*[.B140]/100" office:value-type="float" office:value="0.109054662032976" calcext:value-type="float">
            <text:p/>
          </table:table-cell>
          <table:table-cell table:formula="of:=[.$A140]*[.C140]/100" office:value-type="float" office:value="0.108946148419422" calcext:value-type="float">
            <text:p/>
          </table:table-cell>
          <table:table-cell table:formula="of:=[.$A140]*[.D140]/100" office:value-type="float" office:value="0.13934915316498" calcext:value-type="float">
            <text:p/>
          </table:table-cell>
          <table:table-cell table:formula="of:=[.$A140]*[.E140]/100" office:value-type="float" office:value="0.135700238070654" calcext:value-type="float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81271047173" calcext:value-type="float">
            <text:p>0.0781271047173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1]*100" office:value-type="float" office:value="0.0719424460431655" calcext:value-type="float">
            <text:p/>
          </table:table-cell>
          <table:table-cell/>
          <table:table-cell table:formula="of:=[.$A141]*[.B141]/100" office:value-type="float" office:value="0.108596675557047" calcext:value-type="float">
            <text:p/>
          </table:table-cell>
          <table:table-cell table:formula="of:=[.$A141]*[.C141]/100" office:value-type="float" office:value="0.107400812980754" calcext:value-type="float">
            <text:p/>
          </table:table-cell>
          <table:table-cell table:formula="of:=[.$A141]*[.D141]/100" office:value-type="float" office:value="0.14035892963719" calcext:value-type="float">
            <text:p/>
          </table:table-cell>
          <table:table-cell table:formula="of:=[.$A141]*[.E141]/100" office:value-type="float" office:value="0.12948970085908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81271047173" calcext:value-type="float">
            <text:p>0.0781271047173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2]*100" office:value-type="float" office:value="0.0714285714285714" calcext:value-type="float">
            <text:p/>
          </table:table-cell>
          <table:table-cell/>
          <table:table-cell table:formula="of:=[.$A142]*[.B142]/100" office:value-type="float" office:value="0.10937794660422" calcext:value-type="float">
            <text:p/>
          </table:table-cell>
          <table:table-cell table:formula="of:=[.$A142]*[.C142]/100" office:value-type="float" office:value="0.10817348070004" calcext:value-type="float">
            <text:p/>
          </table:table-cell>
          <table:table-cell table:formula="of:=[.$A142]*[.D142]/100" office:value-type="float" office:value="0.1413687061094" calcext:value-type="float">
            <text:p/>
          </table:table-cell>
          <table:table-cell table:formula="of:=[.$A142]*[.E142]/100" office:value-type="float" office:value="0.1304212814408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72290920194" calcext:value-type="float">
            <text:p>0.0772290920194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3]*100" office:value-type="float" office:value="0.0709219858156028" calcext:value-type="float">
            <text:p/>
          </table:table-cell>
          <table:table-cell/>
          <table:table-cell table:formula="of:=[.$A143]*[.B143]/100" office:value-type="float" office:value="0.108893019747354" calcext:value-type="float">
            <text:p/>
          </table:table-cell>
          <table:table-cell table:formula="of:=[.$A143]*[.C143]/100" office:value-type="float" office:value="0.108946148419326" calcext:value-type="float">
            <text:p/>
          </table:table-cell>
          <table:table-cell table:formula="of:=[.$A143]*[.D143]/100" office:value-type="float" office:value="0.14237848258161" calcext:value-type="float">
            <text:p/>
          </table:table-cell>
          <table:table-cell table:formula="of:=[.$A143]*[.E143]/100" office:value-type="float" office:value="0.13135286202252" calcext:value-type="float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745350539257" calcext:value-type="float">
            <text:p>0.0745350539257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4]*100" office:value-type="float" office:value="0.0704225352112676" calcext:value-type="float">
            <text:p/>
          </table:table-cell>
          <table:table-cell/>
          <table:table-cell table:formula="of:=[.$A144]*[.B144]/100" office:value-type="float" office:value="0.105839776574494" calcext:value-type="float">
            <text:p/>
          </table:table-cell>
          <table:table-cell table:formula="of:=[.$A144]*[.C144]/100" office:value-type="float" office:value="0.109718816138612" calcext:value-type="float">
            <text:p/>
          </table:table-cell>
          <table:table-cell table:formula="of:=[.$A144]*[.D144]/100" office:value-type="float" office:value="0.136870610914726" calcext:value-type="float">
            <text:p/>
          </table:table-cell>
          <table:table-cell table:formula="of:=[.$A144]*[.E144]/100" office:value-type="float" office:value="0.13228444260424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45350539257" calcext:value-type="float">
            <text:p>0.0745350539257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5]*100" office:value-type="float" office:value="0.0699300699300699" calcext:value-type="float">
            <text:p/>
          </table:table-cell>
          <table:table-cell/>
          <table:table-cell table:formula="of:=[.$A145]*[.B145]/100" office:value-type="float" office:value="0.106585127113751" calcext:value-type="float">
            <text:p/>
          </table:table-cell>
          <table:table-cell table:formula="of:=[.$A145]*[.C145]/100" office:value-type="float" office:value="0.110491483857898" calcext:value-type="float">
            <text:p/>
          </table:table-cell>
          <table:table-cell table:formula="of:=[.$A145]*[.D145]/100" office:value-type="float" office:value="0.137834488456379" calcext:value-type="float">
            <text:p/>
          </table:table-cell>
          <table:table-cell table:formula="of:=[.$A145]*[.E145]/100" office:value-type="float" office:value="0.13321602318596" calcext:value-type="float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736370412278" calcext:value-type="float">
            <text:p>0.0736370412278</text:p>
          </table:table-cell>
          <table:table-cell office:value-type="float" office:value="0.076426915712" calcext:value-type="float">
            <text:p>0.07642691571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6]*100" office:value-type="float" office:value="0.0694444444444444" calcext:value-type="float">
            <text:p/>
          </table:table-cell>
          <table:table-cell/>
          <table:table-cell table:formula="of:=[.$A146]*[.B146]/100" office:value-type="float" office:value="0.106037339368032" calcext:value-type="float">
            <text:p/>
          </table:table-cell>
          <table:table-cell table:formula="of:=[.$A146]*[.C146]/100" office:value-type="float" office:value="0.11005475862528" calcext:value-type="float">
            <text:p/>
          </table:table-cell>
          <table:table-cell table:formula="of:=[.$A146]*[.D146]/100" office:value-type="float" office:value="0.138798365998032" calcext:value-type="float">
            <text:p/>
          </table:table-cell>
          <table:table-cell table:formula="of:=[.$A146]*[.E146]/100" office:value-type="float" office:value="0.13414760376768" calcext:value-type="float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55870594954" calcext:value-type="float">
            <text:p>0.0755870594954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7]*100" office:value-type="float" office:value="0.0689655172413793" calcext:value-type="float">
            <text:p/>
          </table:table-cell>
          <table:table-cell/>
          <table:table-cell table:formula="of:=[.$A147]*[.B147]/100" office:value-type="float" office:value="0.105471591368355" calcext:value-type="float">
            <text:p/>
          </table:table-cell>
          <table:table-cell table:formula="of:=[.$A147]*[.C147]/100" office:value-type="float" office:value="0.10960123626833" calcext:value-type="float">
            <text:p/>
          </table:table-cell>
          <table:table-cell table:formula="of:=[.$A147]*[.D147]/100" office:value-type="float" office:value="0.139762243539685" calcext:value-type="float">
            <text:p/>
          </table:table-cell>
          <table:table-cell table:formula="of:=[.$A147]*[.E147]/100" office:value-type="float" office:value="0.1350791843494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55870594954" calcext:value-type="float">
            <text:p>0.0755870594954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8]*100" office:value-type="float" office:value="0.0684931506849315" calcext:value-type="float">
            <text:p/>
          </table:table-cell>
          <table:table-cell/>
          <table:table-cell table:formula="of:=[.$A148]*[.B148]/100" office:value-type="float" office:value="0.106198981653654" calcext:value-type="float">
            <text:p/>
          </table:table-cell>
          <table:table-cell table:formula="of:=[.$A148]*[.C148]/100" office:value-type="float" office:value="0.110357106863284" calcext:value-type="float">
            <text:p/>
          </table:table-cell>
          <table:table-cell table:formula="of:=[.$A148]*[.D148]/100" office:value-type="float" office:value="0.140726121081338" calcext:value-type="float">
            <text:p/>
          </table:table-cell>
          <table:table-cell table:formula="of:=[.$A148]*[.E148]/100" office:value-type="float" office:value="0.13601076493112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47472032788" calcext:value-type="float">
            <text:p>0.0747472032788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49]*100" office:value-type="float" office:value="0.0680272108843537" calcext:value-type="float">
            <text:p/>
          </table:table-cell>
          <table:table-cell/>
          <table:table-cell table:formula="of:=[.$A149]*[.B149]/100" office:value-type="float" office:value="0.106926371938953" calcext:value-type="float">
            <text:p/>
          </table:table-cell>
          <table:table-cell table:formula="of:=[.$A149]*[.C149]/100" office:value-type="float" office:value="0.109878388819836" calcext:value-type="float">
            <text:p/>
          </table:table-cell>
          <table:table-cell table:formula="of:=[.$A149]*[.D149]/100" office:value-type="float" office:value="0.141689998622991" calcext:value-type="float">
            <text:p/>
          </table:table-cell>
          <table:table-cell table:formula="of:=[.$A149]*[.E149]/100" office:value-type="float" office:value="0.13694234551284" calcext:value-type="float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1841015832" calcext:value-type="float">
            <text:p>0.071841015832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50]*100" office:value-type="float" office:value="0.0675675675675676" calcext:value-type="float">
            <text:p/>
          </table:table-cell>
          <table:table-cell/>
          <table:table-cell table:formula="of:=[.$A150]*[.B150]/100" office:value-type="float" office:value="0.10632470343136" calcext:value-type="float">
            <text:p/>
          </table:table-cell>
          <table:table-cell table:formula="of:=[.$A150]*[.C150]/100" office:value-type="float" office:value="0.109382873652056" calcext:value-type="float">
            <text:p/>
          </table:table-cell>
          <table:table-cell table:formula="of:=[.$A150]*[.D150]/100" office:value-type="float" office:value="0.142653876164644" calcext:value-type="float">
            <text:p/>
          </table:table-cell>
          <table:table-cell table:formula="of:=[.$A150]*[.E150]/100" office:value-type="float" office:value="0.13787392609456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709430031341" calcext:value-type="float">
            <text:p>0.0709430031341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51]*100" office:value-type="float" office:value="0.0671140939597316" calcext:value-type="float">
            <text:p/>
          </table:table-cell>
          <table:table-cell/>
          <table:table-cell table:formula="of:=[.$A151]*[.B151]/100" office:value-type="float" office:value="0.105705074669809" calcext:value-type="float">
            <text:p/>
          </table:table-cell>
          <table:table-cell table:formula="of:=[.$A151]*[.C151]/100" office:value-type="float" office:value="0.110121947122678" calcext:value-type="float">
            <text:p/>
          </table:table-cell>
          <table:table-cell table:formula="of:=[.$A151]*[.D151]/100" office:value-type="float" office:value="0.143617753706297" calcext:value-type="float">
            <text:p/>
          </table:table-cell>
          <table:table-cell table:formula="of:=[.$A151]*[.E151]/100" office:value-type="float" office:value="0.13880550667628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09430031341" calcext:value-type="float">
            <text:p>0.0709430031341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52]*100" office:value-type="float" office:value="0.0666666666666667" calcext:value-type="float">
            <text:p/>
          </table:table-cell>
          <table:table-cell/>
          <table:table-cell table:formula="of:=[.$A152]*[.B152]/100" office:value-type="float" office:value="0.10641450470115" calcext:value-type="float">
            <text:p/>
          </table:table-cell>
          <table:table-cell table:formula="of:=[.$A152]*[.C152]/100" office:value-type="float" office:value="0.1108610205933" calcext:value-type="float">
            <text:p/>
          </table:table-cell>
          <table:table-cell table:formula="of:=[.$A152]*[.D152]/100" office:value-type="float" office:value="0.14458163124795" calcext:value-type="float">
            <text:p/>
          </table:table-cell>
          <table:table-cell table:formula="of:=[.$A152]*[.E152]/100" office:value-type="float" office:value="0.139737087258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00449904362" calcext:value-type="float">
            <text:p>0.0700449904362</text:p>
          </table:table-cell>
          <table:table-cell office:value-type="float" office:value="0.0730674908456" calcext:value-type="float">
            <text:p>0.0730674908456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53]*100" office:value-type="float" office:value="0.0662251655629139" calcext:value-type="float">
            <text:p/>
          </table:table-cell>
          <table:table-cell/>
          <table:table-cell table:formula="of:=[.$A153]*[.B153]/100" office:value-type="float" office:value="0.105767935558662" calcext:value-type="float">
            <text:p/>
          </table:table-cell>
          <table:table-cell table:formula="of:=[.$A153]*[.C153]/100" office:value-type="float" office:value="0.110331911176856" calcext:value-type="float">
            <text:p/>
          </table:table-cell>
          <table:table-cell table:formula="of:=[.$A153]*[.D153]/100" office:value-type="float" office:value="0.138614770275798" calcext:value-type="float">
            <text:p/>
          </table:table-cell>
          <table:table-cell table:formula="of:=[.$A153]*[.E153]/100" office:value-type="float" office:value="0.14066866783972" calcext:value-type="float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91469777383" calcext:value-type="float">
            <text:p>0.0691469777383</text:p>
          </table:table-cell>
          <table:table-cell office:value-type="float" office:value="0.0730674908456" calcext:value-type="float">
            <text:p>0.0730674908456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93158058172" calcext:value-type="float">
            <text:p>0.093158058172</text:p>
          </table:table-cell>
          <table:table-cell table:formula="of:=0.1/[.A154]*100" office:value-type="float" office:value="0.0657894736842105" calcext:value-type="float">
            <text:p/>
          </table:table-cell>
          <table:table-cell/>
          <table:table-cell table:formula="of:=[.$A154]*[.B154]/100" office:value-type="float" office:value="0.105103406162216" calcext:value-type="float">
            <text:p/>
          </table:table-cell>
          <table:table-cell table:formula="of:=[.$A154]*[.C154]/100" office:value-type="float" office:value="0.111062586085312" calcext:value-type="float">
            <text:p/>
          </table:table-cell>
          <table:table-cell table:formula="of:=[.$A154]*[.D154]/100" office:value-type="float" office:value="0.139532748886896" calcext:value-type="float">
            <text:p/>
          </table:table-cell>
          <table:table-cell table:formula="of:=[.$A154]*[.E154]/100" office:value-type="float" office:value="0.14160024842144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91469777383" calcext:value-type="float">
            <text:p>0.0691469777383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55]*100" office:value-type="float" office:value="0.065359477124183" calcext:value-type="float">
            <text:p/>
          </table:table-cell>
          <table:table-cell/>
          <table:table-cell table:formula="of:=[.$A155]*[.B155]/100" office:value-type="float" office:value="0.105794875939599" calcext:value-type="float">
            <text:p/>
          </table:table-cell>
          <table:table-cell table:formula="of:=[.$A155]*[.C155]/100" office:value-type="float" office:value="0.109223300970819" calcext:value-type="float">
            <text:p/>
          </table:table-cell>
          <table:table-cell table:formula="of:=[.$A155]*[.D155]/100" office:value-type="float" office:value="0.140450727497994" calcext:value-type="float">
            <text:p/>
          </table:table-cell>
          <table:table-cell table:formula="of:=[.$A155]*[.E155]/100" office:value-type="float" office:value="0.134613394058574" calcext:value-type="float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82489650404" calcext:value-type="float">
            <text:p>0.0682489650404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56]*100" office:value-type="float" office:value="0.0649350649350649" calcext:value-type="float">
            <text:p/>
          </table:table-cell>
          <table:table-cell/>
          <table:table-cell table:formula="of:=[.$A156]*[.B156]/100" office:value-type="float" office:value="0.105103406162216" calcext:value-type="float">
            <text:p/>
          </table:table-cell>
          <table:table-cell table:formula="of:=[.$A156]*[.C156]/100" office:value-type="float" office:value="0.109937178754942" calcext:value-type="float">
            <text:p/>
          </table:table-cell>
          <table:table-cell table:formula="of:=[.$A156]*[.D156]/100" office:value-type="float" office:value="0.141368706109092" calcext:value-type="float">
            <text:p/>
          </table:table-cell>
          <table:table-cell table:formula="of:=[.$A156]*[.E156]/100" office:value-type="float" office:value="0.135493220163532" calcext:value-type="float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82489650404" calcext:value-type="float">
            <text:p>0.0682489650404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57]*100" office:value-type="float" office:value="0.0645161290322581" calcext:value-type="float">
            <text:p/>
          </table:table-cell>
          <table:table-cell/>
          <table:table-cell table:formula="of:=[.$A157]*[.B157]/100" office:value-type="float" office:value="0.10578589581262" calcext:value-type="float">
            <text:p/>
          </table:table-cell>
          <table:table-cell table:formula="of:=[.$A157]*[.C157]/100" office:value-type="float" office:value="0.110651056539065" calcext:value-type="float">
            <text:p/>
          </table:table-cell>
          <table:table-cell table:formula="of:=[.$A157]*[.D157]/100" office:value-type="float" office:value="0.14228668472019" calcext:value-type="float">
            <text:p/>
          </table:table-cell>
          <table:table-cell table:formula="of:=[.$A157]*[.E157]/100" office:value-type="float" office:value="0.13637304626849" calcext:value-type="float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73509523425" calcext:value-type="float">
            <text:p>0.0673509523425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58]*100" office:value-type="float" office:value="0.0641025641025641" calcext:value-type="float">
            <text:p/>
          </table:table-cell>
          <table:table-cell/>
          <table:table-cell table:formula="of:=[.$A158]*[.B158]/100" office:value-type="float" office:value="0.1050674856543" calcext:value-type="float">
            <text:p/>
          </table:table-cell>
          <table:table-cell table:formula="of:=[.$A158]*[.C158]/100" office:value-type="float" office:value="0.111364934323188" calcext:value-type="float">
            <text:p/>
          </table:table-cell>
          <table:table-cell table:formula="of:=[.$A158]*[.D158]/100" office:value-type="float" office:value="0.143204663331288" calcext:value-type="float">
            <text:p/>
          </table:table-cell>
          <table:table-cell table:formula="of:=[.$A158]*[.E158]/100" office:value-type="float" office:value="0.137252872373448" calcext:value-type="float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73509523425" calcext:value-type="float">
            <text:p>0.0673509523425</text:p>
          </table:table-cell>
          <table:table-cell office:value-type="float" office:value="0.0705479221957" calcext:value-type="float">
            <text:p>0.0705479221957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59]*100" office:value-type="float" office:value="0.0636942675159236" calcext:value-type="float">
            <text:p/>
          </table:table-cell>
          <table:table-cell/>
          <table:table-cell table:formula="of:=[.$A159]*[.B159]/100" office:value-type="float" office:value="0.105740995177725" calcext:value-type="float">
            <text:p/>
          </table:table-cell>
          <table:table-cell table:formula="of:=[.$A159]*[.C159]/100" office:value-type="float" office:value="0.110760237847249" calcext:value-type="float">
            <text:p/>
          </table:table-cell>
          <table:table-cell table:formula="of:=[.$A159]*[.D159]/100" office:value-type="float" office:value="0.144122641942386" calcext:value-type="float">
            <text:p/>
          </table:table-cell>
          <table:table-cell table:formula="of:=[.$A159]*[.E159]/100" office:value-type="float" office:value="0.138132698478406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64529396446" calcext:value-type="float">
            <text:p>0.0664529396446</text:p>
          </table:table-cell>
          <table:table-cell office:value-type="float" office:value="0.0705479221957" calcext:value-type="float">
            <text:p>0.0705479221957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79826104958" calcext:value-type="float">
            <text:p>0.0879826104958</text:p>
          </table:table-cell>
          <table:table-cell table:formula="of:=0.1/[.A160]*100" office:value-type="float" office:value="0.0632911392405063" calcext:value-type="float">
            <text:p/>
          </table:table-cell>
          <table:table-cell/>
          <table:table-cell table:formula="of:=[.$A160]*[.B160]/100" office:value-type="float" office:value="0.104995644638468" calcext:value-type="float">
            <text:p/>
          </table:table-cell>
          <table:table-cell table:formula="of:=[.$A160]*[.C160]/100" office:value-type="float" office:value="0.111465717069206" calcext:value-type="float">
            <text:p/>
          </table:table-cell>
          <table:table-cell table:formula="of:=[.$A160]*[.D160]/100" office:value-type="float" office:value="0.137788589525794" calcext:value-type="float">
            <text:p/>
          </table:table-cell>
          <table:table-cell table:formula="of:=[.$A160]*[.E160]/100" office:value-type="float" office:value="0.139012524583364" calcext:value-type="float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55549269467" calcext:value-type="float">
            <text:p>0.0655549269467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1]*100" office:value-type="float" office:value="0.0628930817610063" calcext:value-type="float">
            <text:p/>
          </table:table-cell>
          <table:table-cell/>
          <table:table-cell table:formula="of:=[.$A161]*[.B161]/100" office:value-type="float" office:value="0.104232333845253" calcext:value-type="float">
            <text:p/>
          </table:table-cell>
          <table:table-cell table:formula="of:=[.$A161]*[.C161]/100" office:value-type="float" office:value="0.110835824906769" calcext:value-type="float">
            <text:p/>
          </table:table-cell>
          <table:table-cell table:formula="of:=[.$A161]*[.D161]/100" office:value-type="float" office:value="0.138660669206337" calcext:value-type="float">
            <text:p/>
          </table:table-cell>
          <table:table-cell table:formula="of:=[.$A161]*[.E161]/100" office:value-type="float" office:value="0.131663388883164" calcext:value-type="float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655549269467" calcext:value-type="float">
            <text:p>0.0655549269467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2]*100" office:value-type="float" office:value="0.0625" calcext:value-type="float">
            <text:p/>
          </table:table-cell>
          <table:table-cell/>
          <table:table-cell table:formula="of:=[.$A162]*[.B162]/100" office:value-type="float" office:value="0.10488788311472" calcext:value-type="float">
            <text:p/>
          </table:table-cell>
          <table:table-cell table:formula="of:=[.$A162]*[.C162]/100" office:value-type="float" office:value="0.11153290556656" calcext:value-type="float">
            <text:p/>
          </table:table-cell>
          <table:table-cell table:formula="of:=[.$A162]*[.D162]/100" office:value-type="float" office:value="0.13953274888688" calcext:value-type="float">
            <text:p/>
          </table:table-cell>
          <table:table-cell table:formula="of:=[.$A162]*[.E162]/100" office:value-type="float" office:value="0.13249146051136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2860888853" calcext:value-type="float">
            <text:p>0.062860888853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3]*100" office:value-type="float" office:value="0.062111801242236" calcext:value-type="float">
            <text:p/>
          </table:table-cell>
          <table:table-cell/>
          <table:table-cell table:formula="of:=[.$A163]*[.B163]/100" office:value-type="float" office:value="0.10120603105333" calcext:value-type="float">
            <text:p/>
          </table:table-cell>
          <table:table-cell table:formula="of:=[.$A163]*[.C163]/100" office:value-type="float" office:value="0.112229986226351" calcext:value-type="float">
            <text:p/>
          </table:table-cell>
          <table:table-cell table:formula="of:=[.$A163]*[.D163]/100" office:value-type="float" office:value="0.140404828567423" calcext:value-type="float">
            <text:p/>
          </table:table-cell>
          <table:table-cell table:formula="of:=[.$A163]*[.E163]/100" office:value-type="float" office:value="0.133319532139556" calcext:value-type="float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619628761551" calcext:value-type="float">
            <text:p>0.0619628761551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4]*100" office:value-type="float" office:value="0.0617283950617284" calcext:value-type="float">
            <text:p/>
          </table:table-cell>
          <table:table-cell/>
          <table:table-cell table:formula="of:=[.$A164]*[.B164]/100" office:value-type="float" office:value="0.100379859371262" calcext:value-type="float">
            <text:p/>
          </table:table-cell>
          <table:table-cell table:formula="of:=[.$A164]*[.C164]/100" office:value-type="float" office:value="0.11156649981525" calcext:value-type="float">
            <text:p/>
          </table:table-cell>
          <table:table-cell table:formula="of:=[.$A164]*[.D164]/100" office:value-type="float" office:value="0.141276908247966" calcext:value-type="float">
            <text:p/>
          </table:table-cell>
          <table:table-cell table:formula="of:=[.$A164]*[.E164]/100" office:value-type="float" office:value="0.134147603767752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619628761551" calcext:value-type="float">
            <text:p>0.0619628761551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5]*100" office:value-type="float" office:value="0.0613496932515337" calcext:value-type="float">
            <text:p/>
          </table:table-cell>
          <table:table-cell/>
          <table:table-cell table:formula="of:=[.$A165]*[.B165]/100" office:value-type="float" office:value="0.100999488132813" calcext:value-type="float">
            <text:p/>
          </table:table-cell>
          <table:table-cell table:formula="of:=[.$A165]*[.C165]/100" office:value-type="float" office:value="0.112255181912875" calcext:value-type="float">
            <text:p/>
          </table:table-cell>
          <table:table-cell table:formula="of:=[.$A165]*[.D165]/100" office:value-type="float" office:value="0.142148987928509" calcext:value-type="float">
            <text:p/>
          </table:table-cell>
          <table:table-cell table:formula="of:=[.$A165]*[.E165]/100" office:value-type="float" office:value="0.134975675395948" calcext:value-type="float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10648634572" calcext:value-type="float">
            <text:p>0.0610648634572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6]*100" office:value-type="float" office:value="0.0609756097560976" calcext:value-type="float">
            <text:p/>
          </table:table-cell>
          <table:table-cell/>
          <table:table-cell table:formula="of:=[.$A166]*[.B166]/100" office:value-type="float" office:value="0.100146376069808" calcext:value-type="float">
            <text:p/>
          </table:table-cell>
          <table:table-cell table:formula="of:=[.$A166]*[.C166]/100" office:value-type="float" office:value="0.1129438640105" calcext:value-type="float">
            <text:p/>
          </table:table-cell>
          <table:table-cell table:formula="of:=[.$A166]*[.D166]/100" office:value-type="float" office:value="0.143021067609052" calcext:value-type="float">
            <text:p/>
          </table:table-cell>
          <table:table-cell table:formula="of:=[.$A166]*[.E166]/100" office:value-type="float" office:value="0.135803747024144" calcext:value-type="float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601668507593" calcext:value-type="float">
            <text:p>0.0601668507593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7]*100" office:value-type="float" office:value="0.0606060606060606" calcext:value-type="float">
            <text:p/>
          </table:table-cell>
          <table:table-cell/>
          <table:table-cell table:formula="of:=[.$A167]*[.B167]/100" office:value-type="float" office:value="0.099275303752845" calcext:value-type="float">
            <text:p/>
          </table:table-cell>
          <table:table-cell table:formula="of:=[.$A167]*[.C167]/100" office:value-type="float" office:value="0.113632546108125" calcext:value-type="float">
            <text:p/>
          </table:table-cell>
          <table:table-cell table:formula="of:=[.$A167]*[.D167]/100" office:value-type="float" office:value="0.143893147289595" calcext:value-type="float">
            <text:p/>
          </table:table-cell>
          <table:table-cell table:formula="of:=[.$A167]*[.E167]/100" office:value-type="float" office:value="0.13663181865234" calcext:value-type="float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80283535459" calcext:value-type="float">
            <text:p>0.0680283535459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8]*100" office:value-type="float" office:value="0.0602409638554217" calcext:value-type="float">
            <text:p/>
          </table:table-cell>
          <table:table-cell/>
          <table:table-cell table:formula="of:=[.$A168]*[.B168]/100" office:value-type="float" office:value="0.098386271181924" calcext:value-type="float">
            <text:p/>
          </table:table-cell>
          <table:table-cell table:formula="of:=[.$A168]*[.C168]/100" office:value-type="float" office:value="0.112927066886194" calcext:value-type="float">
            <text:p/>
          </table:table-cell>
          <table:table-cell table:formula="of:=[.$A168]*[.D168]/100" office:value-type="float" office:value="0.144765226970138" calcext:value-type="float">
            <text:p/>
          </table:table-cell>
          <table:table-cell table:formula="of:=[.$A168]*[.E168]/100" office:value-type="float" office:value="0.137459890280536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 table:formula="of:=0.1/[.A169]*100" office:value-type="float" office:value="0.0598802395209581" calcext:value-type="float">
            <text:p/>
          </table:table-cell>
          <table:table-cell/>
          <table:table-cell table:formula="of:=[.$A169]*[.B169]/100" office:value-type="float" office:value="0.098978959562538" calcext:value-type="float">
            <text:p/>
          </table:table-cell>
          <table:table-cell table:formula="of:=[.$A169]*[.C169]/100" office:value-type="float" office:value="0.110802230658042" calcext:value-type="float">
            <text:p/>
          </table:table-cell>
          <table:table-cell table:formula="of:=[.$A169]*[.D169]/100" office:value-type="float" office:value="0.145637306650681" calcext:value-type="float">
            <text:p/>
          </table:table-cell>
          <table:table-cell table:formula="of:=[.$A169]*[.E169]/100" office:value-type="float" office:value="0.138287961908732" calcext:value-type="float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0]*100" office:value-type="float" office:value="0.0595238095238095" calcext:value-type="float">
            <text:p/>
          </table:table-cell>
          <table:table-cell/>
          <table:table-cell table:formula="of:=[.$A170]*[.B170]/100" office:value-type="float" office:value="0.099571647943152" calcext:value-type="float">
            <text:p/>
          </table:table-cell>
          <table:table-cell table:formula="of:=[.$A170]*[.C170]/100" office:value-type="float" office:value="0.111465717069168" calcext:value-type="float">
            <text:p/>
          </table:table-cell>
          <table:table-cell table:formula="of:=[.$A170]*[.D170]/100" office:value-type="float" office:value="0.146509386331224" calcext:value-type="float">
            <text:p/>
          </table:table-cell>
          <table:table-cell table:formula="of:=[.$A170]*[.E170]/100" office:value-type="float" office:value="0.130421281440912" calcext:value-type="float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65747999677" calcext:value-type="float">
            <text:p>0.0565747999677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1]*100" office:value-type="float" office:value="0.0591715976331361" calcext:value-type="float">
            <text:p/>
          </table:table-cell>
          <table:table-cell/>
          <table:table-cell table:formula="of:=[.$A171]*[.B171]/100" office:value-type="float" office:value="0.095611411945413" calcext:value-type="float">
            <text:p/>
          </table:table-cell>
          <table:table-cell table:formula="of:=[.$A171]*[.C171]/100" office:value-type="float" office:value="0.112129203480294" calcext:value-type="float">
            <text:p/>
          </table:table-cell>
          <table:table-cell table:formula="of:=[.$A171]*[.D171]/100" office:value-type="float" office:value="0.139624546748141" calcext:value-type="float">
            <text:p/>
          </table:table-cell>
          <table:table-cell table:formula="of:=[.$A171]*[.E171]/100" office:value-type="float" office:value="0.131197598592346" calcext:value-type="float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65747999677" calcext:value-type="float">
            <text:p>0.0565747999677</text:p>
          </table:table-cell>
          <table:table-cell office:value-type="float" office:value="0.065508784896" calcext:value-type="float">
            <text:p>0.06550878489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2]*100" office:value-type="float" office:value="0.0588235294117647" calcext:value-type="float">
            <text:p/>
          </table:table-cell>
          <table:table-cell/>
          <table:table-cell table:formula="of:=[.$A172]*[.B172]/100" office:value-type="float" office:value="0.09617715994509" calcext:value-type="float">
            <text:p/>
          </table:table-cell>
          <table:table-cell table:formula="of:=[.$A172]*[.C172]/100" office:value-type="float" office:value="0.1113649343232" calcext:value-type="float">
            <text:p/>
          </table:table-cell>
          <table:table-cell table:formula="of:=[.$A172]*[.D172]/100" office:value-type="float" office:value="0.14045072749813" calcext:value-type="float">
            <text:p/>
          </table:table-cell>
          <table:table-cell table:formula="of:=[.$A172]*[.E172]/100" office:value-type="float" office:value="0.13197391574378" calcext:value-type="float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56767872698" calcext:value-type="float">
            <text:p>0.0556767872698</text:p>
          </table:table-cell>
          <table:table-cell office:value-type="float" office:value="0.065508784896" calcext:value-type="float">
            <text:p>0.06550878489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3]*100" office:value-type="float" office:value="0.0584795321637427" calcext:value-type="float">
            <text:p/>
          </table:table-cell>
          <table:table-cell/>
          <table:table-cell table:formula="of:=[.$A173]*[.B173]/100" office:value-type="float" office:value="0.095207306231358" calcext:value-type="float">
            <text:p/>
          </table:table-cell>
          <table:table-cell table:formula="of:=[.$A173]*[.C173]/100" office:value-type="float" office:value="0.11202002217216" calcext:value-type="float">
            <text:p/>
          </table:table-cell>
          <table:table-cell table:formula="of:=[.$A173]*[.D173]/100" office:value-type="float" office:value="0.141276908248119" calcext:value-type="float">
            <text:p/>
          </table:table-cell>
          <table:table-cell table:formula="of:=[.$A173]*[.E173]/100" office:value-type="float" office:value="0.132750232895214" calcext:value-type="float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56767872698" calcext:value-type="float">
            <text:p>0.0556767872698</text:p>
          </table:table-cell>
          <table:table-cell office:value-type="float" office:value="0.0646689286794" calcext:value-type="float">
            <text:p>0.0646689286794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4]*100" office:value-type="float" office:value="0.0581395348837209" calcext:value-type="float">
            <text:p/>
          </table:table-cell>
          <table:table-cell/>
          <table:table-cell table:formula="of:=[.$A174]*[.B174]/100" office:value-type="float" office:value="0.095764074104056" calcext:value-type="float">
            <text:p/>
          </table:table-cell>
          <table:table-cell table:formula="of:=[.$A174]*[.C174]/100" office:value-type="float" office:value="0.111230557328568" calcext:value-type="float">
            <text:p/>
          </table:table-cell>
          <table:table-cell table:formula="of:=[.$A174]*[.D174]/100" office:value-type="float" office:value="0.142103088998108" calcext:value-type="float">
            <text:p/>
          </table:table-cell>
          <table:table-cell table:formula="of:=[.$A174]*[.E174]/100" office:value-type="float" office:value="0.133526550046648" calcext:value-type="float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46689286794" calcext:value-type="float">
            <text:p>0.0646689286794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5]*100" office:value-type="float" office:value="0.0578034682080925" calcext:value-type="float">
            <text:p/>
          </table:table-cell>
          <table:table-cell/>
          <table:table-cell table:formula="of:=[.$A175]*[.B175]/100" office:value-type="float" office:value="0.094767280009387" calcext:value-type="float">
            <text:p/>
          </table:table-cell>
          <table:table-cell table:formula="of:=[.$A175]*[.C175]/100" office:value-type="float" office:value="0.111877246615362" calcext:value-type="float">
            <text:p/>
          </table:table-cell>
          <table:table-cell table:formula="of:=[.$A175]*[.D175]/100" office:value-type="float" office:value="0.134988754762082" calcext:value-type="float">
            <text:p/>
          </table:table-cell>
          <table:table-cell table:formula="of:=[.$A175]*[.E175]/100" office:value-type="float" office:value="0.134302867198082" calcext:value-type="float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38290724628" calcext:value-type="float">
            <text:p>0.0638290724628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6]*100" office:value-type="float" office:value="0.0574712643678161" calcext:value-type="float">
            <text:p/>
          </table:table-cell>
          <table:table-cell/>
          <table:table-cell table:formula="of:=[.$A176]*[.B176]/100" office:value-type="float" office:value="0.095315067755106" calcext:value-type="float">
            <text:p/>
          </table:table-cell>
          <table:table-cell table:formula="of:=[.$A176]*[.C176]/100" office:value-type="float" office:value="0.111062586085272" calcext:value-type="float">
            <text:p/>
          </table:table-cell>
          <table:table-cell table:formula="of:=[.$A176]*[.D176]/100" office:value-type="float" office:value="0.135769036581516" calcext:value-type="float">
            <text:p/>
          </table:table-cell>
          <table:table-cell table:formula="of:=[.$A176]*[.E176]/100" office:value-type="float" office:value="0.135079184349516" calcext:value-type="float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7]*100" office:value-type="float" office:value="0.0571428571428571" calcext:value-type="float">
            <text:p/>
          </table:table-cell>
          <table:table-cell/>
          <table:table-cell table:formula="of:=[.$A177]*[.B177]/100" office:value-type="float" office:value="0.095862855500825" calcext:value-type="float">
            <text:p/>
          </table:table-cell>
          <table:table-cell table:formula="of:=[.$A177]*[.C177]/100" office:value-type="float" office:value="0.11023112843085" calcext:value-type="float">
            <text:p/>
          </table:table-cell>
          <table:table-cell table:formula="of:=[.$A177]*[.D177]/100" office:value-type="float" office:value="0.13654931840095" calcext:value-type="float">
            <text:p/>
          </table:table-cell>
          <table:table-cell table:formula="of:=[.$A177]*[.E177]/100" office:value-type="float" office:value="0.13585550150095" calcext:value-type="float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 table:formula="of:=0.1/[.A178]*100" office:value-type="float" office:value="0.0568181818181818" calcext:value-type="float">
            <text:p/>
          </table:table-cell>
          <table:table-cell/>
          <table:table-cell table:formula="of:=[.$A178]*[.B178]/100" office:value-type="float" office:value="0.096410643246544" calcext:value-type="float">
            <text:p/>
          </table:table-cell>
          <table:table-cell table:formula="of:=[.$A178]*[.C178]/100" office:value-type="float" office:value="0.110861020593312" calcext:value-type="float">
            <text:p/>
          </table:table-cell>
          <table:table-cell table:formula="of:=[.$A178]*[.D178]/100" office:value-type="float" office:value="0.137329600220384" calcext:value-type="float">
            <text:p/>
          </table:table-cell>
          <table:table-cell table:formula="of:=[.$A178]*[.E178]/100" office:value-type="float" office:value="0.136631818652384" calcext:value-type="float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79]*100" office:value-type="float" office:value="0.0564971751412429" calcext:value-type="float">
            <text:p/>
          </table:table-cell>
          <table:table-cell/>
          <table:table-cell table:formula="of:=[.$A179]*[.B179]/100" office:value-type="float" office:value="0.096958430992263" calcext:value-type="float">
            <text:p/>
          </table:table-cell>
          <table:table-cell table:formula="of:=[.$A179]*[.C179]/100" office:value-type="float" office:value="0.111490912755774" calcext:value-type="float">
            <text:p/>
          </table:table-cell>
          <table:table-cell table:formula="of:=[.$A179]*[.D179]/100" office:value-type="float" office:value="0.138109882039818" calcext:value-type="float">
            <text:p/>
          </table:table-cell>
          <table:table-cell table:formula="of:=[.$A179]*[.E179]/100" office:value-type="float" office:value="0.128247593416767" calcext:value-type="float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3880761874" calcext:value-type="float">
            <text:p>0.053880761874</text:p>
          </table:table-cell>
          <table:table-cell office:value-type="float" office:value="0.0621493600296" calcext:value-type="float">
            <text:p>0.0621493600296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0]*100" office:value-type="float" office:value="0.0561797752808989" calcext:value-type="float">
            <text:p/>
          </table:table-cell>
          <table:table-cell/>
          <table:table-cell table:formula="of:=[.$A180]*[.B180]/100" office:value-type="float" office:value="0.09590775613572" calcext:value-type="float">
            <text:p/>
          </table:table-cell>
          <table:table-cell table:formula="of:=[.$A180]*[.C180]/100" office:value-type="float" office:value="0.110625860852688" calcext:value-type="float">
            <text:p/>
          </table:table-cell>
          <table:table-cell table:formula="of:=[.$A180]*[.D180]/100" office:value-type="float" office:value="0.138890163859252" calcext:value-type="float">
            <text:p/>
          </table:table-cell>
          <table:table-cell table:formula="of:=[.$A180]*[.E180]/100" office:value-type="float" office:value="0.128972156091438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880761874" calcext:value-type="float">
            <text:p>0.053880761874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1]*100" office:value-type="float" office:value="0.0558659217877095" calcext:value-type="float">
            <text:p/>
          </table:table-cell>
          <table:table-cell/>
          <table:table-cell table:formula="of:=[.$A181]*[.B181]/100" office:value-type="float" office:value="0.09644656375446" calcext:value-type="float">
            <text:p/>
          </table:table-cell>
          <table:table-cell table:formula="of:=[.$A181]*[.C181]/100" office:value-type="float" office:value="0.109744011825091" calcext:value-type="float">
            <text:p/>
          </table:table-cell>
          <table:table-cell table:formula="of:=[.$A181]*[.D181]/100" office:value-type="float" office:value="0.139670445678686" calcext:value-type="float">
            <text:p/>
          </table:table-cell>
          <table:table-cell table:formula="of:=[.$A181]*[.E181]/100" office:value-type="float" office:value="0.129696718766109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2]*100" office:value-type="float" office:value="0.0555555555555556" calcext:value-type="float">
            <text:p/>
          </table:table-cell>
          <table:table-cell/>
          <table:table-cell table:formula="of:=[.$A182]*[.B182]/100" office:value-type="float" office:value="0.09536894851698" calcext:value-type="float">
            <text:p/>
          </table:table-cell>
          <table:table-cell table:formula="of:=[.$A182]*[.C182]/100" office:value-type="float" office:value="0.11035710686322" calcext:value-type="float">
            <text:p/>
          </table:table-cell>
          <table:table-cell table:formula="of:=[.$A182]*[.D182]/100" office:value-type="float" office:value="0.14045072749812" calcext:value-type="float">
            <text:p/>
          </table:table-cell>
          <table:table-cell table:formula="of:=[.$A182]*[.E182]/100" office:value-type="float" office:value="0.13042128144078" calcext:value-type="float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3]*100" office:value-type="float" office:value="0.0552486187845304" calcext:value-type="float">
            <text:p/>
          </table:table-cell>
          <table:table-cell/>
          <table:table-cell table:formula="of:=[.$A183]*[.B183]/100" office:value-type="float" office:value="0.095898776008741" calcext:value-type="float">
            <text:p/>
          </table:table-cell>
          <table:table-cell table:formula="of:=[.$A183]*[.C183]/100" office:value-type="float" office:value="0.110970201901349" calcext:value-type="float">
            <text:p/>
          </table:table-cell>
          <table:table-cell table:formula="of:=[.$A183]*[.D183]/100" office:value-type="float" office:value="0.132923302887099" calcext:value-type="float">
            <text:p/>
          </table:table-cell>
          <table:table-cell table:formula="of:=[.$A183]*[.E183]/100" office:value-type="float" office:value="0.131145844115451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4]*100" office:value-type="float" office:value="0.0549450549450549" calcext:value-type="float">
            <text:p/>
          </table:table-cell>
          <table:table-cell/>
          <table:table-cell table:formula="of:=[.$A184]*[.B184]/100" office:value-type="float" office:value="0.096428603500502" calcext:value-type="float">
            <text:p/>
          </table:table-cell>
          <table:table-cell table:formula="of:=[.$A184]*[.C184]/100" office:value-type="float" office:value="0.111583296939478" calcext:value-type="float">
            <text:p/>
          </table:table-cell>
          <table:table-cell table:formula="of:=[.$A184]*[.D184]/100" office:value-type="float" office:value="0.133657685775978" calcext:value-type="float">
            <text:p/>
          </table:table-cell>
          <table:table-cell table:formula="of:=[.$A184]*[.E184]/100" office:value-type="float" office:value="0.131870406790122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5]*100" office:value-type="float" office:value="0.0546448087431694" calcext:value-type="float">
            <text:p/>
          </table:table-cell>
          <table:table-cell/>
          <table:table-cell table:formula="of:=[.$A185]*[.B185]/100" office:value-type="float" office:value="0.095315067755106" calcext:value-type="float">
            <text:p/>
          </table:table-cell>
          <table:table-cell table:formula="of:=[.$A185]*[.C185]/100" office:value-type="float" office:value="0.109122518224851" calcext:value-type="float">
            <text:p/>
          </table:table-cell>
          <table:table-cell table:formula="of:=[.$A185]*[.D185]/100" office:value-type="float" office:value="0.134392068664857" calcext:value-type="float">
            <text:p/>
          </table:table-cell>
          <table:table-cell table:formula="of:=[.$A185]*[.E185]/100" office:value-type="float" office:value="0.132594969464793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6]*100" office:value-type="float" office:value="0.0543478260869565" calcext:value-type="float">
            <text:p/>
          </table:table-cell>
          <table:table-cell/>
          <table:table-cell table:formula="of:=[.$A186]*[.B186]/100" office:value-type="float" office:value="0.095835915119888" calcext:value-type="float">
            <text:p/>
          </table:table-cell>
          <table:table-cell table:formula="of:=[.$A186]*[.C186]/100" office:value-type="float" office:value="0.109718816138648" calcext:value-type="float">
            <text:p/>
          </table:table-cell>
          <table:table-cell table:formula="of:=[.$A186]*[.D186]/100" office:value-type="float" office:value="0.135126451553736" calcext:value-type="float">
            <text:p/>
          </table:table-cell>
          <table:table-cell table:formula="of:=[.$A186]*[.E186]/100" office:value-type="float" office:value="0.133319532139464" calcext:value-type="float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7]*100" office:value-type="float" office:value="0.0540540540540541" calcext:value-type="float">
            <text:p/>
          </table:table-cell>
          <table:table-cell/>
          <table:table-cell table:formula="of:=[.$A187]*[.B187]/100" office:value-type="float" office:value="0.09635676248467" calcext:value-type="float">
            <text:p/>
          </table:table-cell>
          <table:table-cell table:formula="of:=[.$A187]*[.C187]/100" office:value-type="float" office:value="0.110315114052445" calcext:value-type="float">
            <text:p/>
          </table:table-cell>
          <table:table-cell table:formula="of:=[.$A187]*[.D187]/100" office:value-type="float" office:value="0.135860834442615" calcext:value-type="float">
            <text:p/>
          </table:table-cell>
          <table:table-cell table:formula="of:=[.$A187]*[.E187]/100" office:value-type="float" office:value="0.134044094814135" calcext:value-type="float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87899351631" calcext:value-type="float">
            <text:p>0.0587899351631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8]*100" office:value-type="float" office:value="0.0537634408602151" calcext:value-type="float">
            <text:p/>
          </table:table-cell>
          <table:table-cell/>
          <table:table-cell table:formula="of:=[.$A188]*[.B188]/100" office:value-type="float" office:value="0.095207306231358" calcext:value-type="float">
            <text:p/>
          </table:table-cell>
          <table:table-cell table:formula="of:=[.$A188]*[.C188]/100" office:value-type="float" office:value="0.109349279403366" calcext:value-type="float">
            <text:p/>
          </table:table-cell>
          <table:table-cell table:formula="of:=[.$A188]*[.D188]/100" office:value-type="float" office:value="0.136595217331494" calcext:value-type="float">
            <text:p/>
          </table:table-cell>
          <table:table-cell table:formula="of:=[.$A188]*[.E188]/100" office:value-type="float" office:value="0.134768657488806" calcext:value-type="float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87899351631" calcext:value-type="float">
            <text:p>0.0587899351631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 table:formula="of:=0.1/[.A189]*100" office:value-type="float" office:value="0.053475935828877" calcext:value-type="float">
            <text:p/>
          </table:table-cell>
          <table:table-cell/>
          <table:table-cell table:formula="of:=[.$A189]*[.B189]/100" office:value-type="float" office:value="0.095719173469161" calcext:value-type="float">
            <text:p/>
          </table:table-cell>
          <table:table-cell table:formula="of:=[.$A189]*[.C189]/100" office:value-type="float" office:value="0.109937178754997" calcext:value-type="float">
            <text:p/>
          </table:table-cell>
          <table:table-cell table:formula="of:=[.$A189]*[.D189]/100" office:value-type="float" office:value="0.137329600220373" calcext:value-type="float">
            <text:p/>
          </table:table-cell>
          <table:table-cell table:formula="of:=[.$A189]*[.E189]/100" office:value-type="float" office:value="0.135493220163477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9500789465" calcext:value-type="float">
            <text:p>0.0579500789465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0]*100" office:value-type="float" office:value="0.0531914893617021" calcext:value-type="float">
            <text:p/>
          </table:table-cell>
          <table:table-cell/>
          <table:table-cell table:formula="of:=[.$A190]*[.B190]/100" office:value-type="float" office:value="0.096231040706964" calcext:value-type="float">
            <text:p/>
          </table:table-cell>
          <table:table-cell table:formula="of:=[.$A190]*[.C190]/100" office:value-type="float" office:value="0.10894614841942" calcext:value-type="float">
            <text:p/>
          </table:table-cell>
          <table:table-cell table:formula="of:=[.$A190]*[.D190]/100" office:value-type="float" office:value="0.129434984164912" calcext:value-type="float">
            <text:p/>
          </table:table-cell>
          <table:table-cell table:formula="of:=[.$A190]*[.E190]/100" office:value-type="float" office:value="0.126487941206892" calcext:value-type="float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9500789465" calcext:value-type="float">
            <text:p>0.0579500789465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1]*100" office:value-type="float" office:value="0.0529100529100529" calcext:value-type="float">
            <text:p/>
          </table:table-cell>
          <table:table-cell/>
          <table:table-cell table:formula="of:=[.$A191]*[.B191]/100" office:value-type="float" office:value="0.096742907944767" calcext:value-type="float">
            <text:p/>
          </table:table-cell>
          <table:table-cell table:formula="of:=[.$A191]*[.C191]/100" office:value-type="float" office:value="0.109525649208885" calcext:value-type="float">
            <text:p/>
          </table:table-cell>
          <table:table-cell table:formula="of:=[.$A191]*[.D191]/100" office:value-type="float" office:value="0.130123468123236" calcext:value-type="float">
            <text:p/>
          </table:table-cell>
          <table:table-cell table:formula="of:=[.$A191]*[.E191]/100" office:value-type="float" office:value="0.127160749404801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1102227299" calcext:value-type="float">
            <text:p>0.0571102227299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2]*100" office:value-type="float" office:value="0.0526315789473684" calcext:value-type="float">
            <text:p/>
          </table:table-cell>
          <table:table-cell/>
          <table:table-cell table:formula="of:=[.$A192]*[.B192]/100" office:value-type="float" office:value="0.09725477518257" calcext:value-type="float">
            <text:p/>
          </table:table-cell>
          <table:table-cell table:formula="of:=[.$A192]*[.C192]/100" office:value-type="float" office:value="0.10850942318681" calcext:value-type="float">
            <text:p/>
          </table:table-cell>
          <table:table-cell table:formula="of:=[.$A192]*[.D192]/100" office:value-type="float" office:value="0.13081195208156" calcext:value-type="float">
            <text:p/>
          </table:table-cell>
          <table:table-cell table:formula="of:=[.$A192]*[.E192]/100" office:value-type="float" office:value="0.12783355760271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71102227299" calcext:value-type="float">
            <text:p>0.0571102227299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3]*100" office:value-type="float" office:value="0.0523560209424084" calcext:value-type="float">
            <text:p/>
          </table:table-cell>
          <table:table-cell/>
          <table:table-cell table:formula="of:=[.$A193]*[.B193]/100" office:value-type="float" office:value="0.096051438167384" calcext:value-type="float">
            <text:p/>
          </table:table-cell>
          <table:table-cell table:formula="of:=[.$A193]*[.C193]/100" office:value-type="float" office:value="0.109080525414109" calcext:value-type="float">
            <text:p/>
          </table:table-cell>
          <table:table-cell table:formula="of:=[.$A193]*[.D193]/100" office:value-type="float" office:value="0.131500436039884" calcext:value-type="float">
            <text:p/>
          </table:table-cell>
          <table:table-cell table:formula="of:=[.$A193]*[.E193]/100" office:value-type="float" office:value="0.128506365800619" calcext:value-type="float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4]*100" office:value-type="float" office:value="0.0520833333333333" calcext:value-type="float">
            <text:p/>
          </table:table-cell>
          <table:table-cell/>
          <table:table-cell table:formula="of:=[.$A194]*[.B194]/100" office:value-type="float" office:value="0.096554325278208" calcext:value-type="float">
            <text:p/>
          </table:table-cell>
          <table:table-cell table:formula="of:=[.$A194]*[.C194]/100" office:value-type="float" office:value="0.108039103705536" calcext:value-type="float">
            <text:p/>
          </table:table-cell>
          <table:table-cell table:formula="of:=[.$A194]*[.D194]/100" office:value-type="float" office:value="0.132188919998208" calcext:value-type="float">
            <text:p/>
          </table:table-cell>
          <table:table-cell table:formula="of:=[.$A194]*[.E194]/100" office:value-type="float" office:value="0.129179173998528" calcext:value-type="float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5]*100" office:value-type="float" office:value="0.0518134715025907" calcext:value-type="float">
            <text:p/>
          </table:table-cell>
          <table:table-cell/>
          <table:table-cell table:formula="of:=[.$A195]*[.B195]/100" office:value-type="float" office:value="0.097057212389032" calcext:value-type="float">
            <text:p/>
          </table:table-cell>
          <table:table-cell table:formula="of:=[.$A195]*[.C195]/100" office:value-type="float" office:value="0.108601807370669" calcext:value-type="float">
            <text:p/>
          </table:table-cell>
          <table:table-cell table:formula="of:=[.$A195]*[.D195]/100" office:value-type="float" office:value="0.132877403956532" calcext:value-type="float">
            <text:p/>
          </table:table-cell>
          <table:table-cell table:formula="of:=[.$A195]*[.E195]/100" office:value-type="float" office:value="0.129851982196437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6]*100" office:value-type="float" office:value="0.0515463917525773" calcext:value-type="float">
            <text:p/>
          </table:table-cell>
          <table:table-cell/>
          <table:table-cell table:formula="of:=[.$A196]*[.B196]/100" office:value-type="float" office:value="0.09581795486593" calcext:value-type="float">
            <text:p/>
          </table:table-cell>
          <table:table-cell table:formula="of:=[.$A196]*[.C196]/100" office:value-type="float" office:value="0.109164511035802" calcext:value-type="float">
            <text:p/>
          </table:table-cell>
          <table:table-cell table:formula="of:=[.$A196]*[.D196]/100" office:value-type="float" office:value="0.133565887914856" calcext:value-type="float">
            <text:p/>
          </table:table-cell>
          <table:table-cell table:formula="of:=[.$A196]*[.E196]/100" office:value-type="float" office:value="0.130524790394346" calcext:value-type="float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7]*100" office:value-type="float" office:value="0.0512820512820513" calcext:value-type="float">
            <text:p/>
          </table:table-cell>
          <table:table-cell/>
          <table:table-cell table:formula="of:=[.$A197]*[.B197]/100" office:value-type="float" office:value="0.096311861849775" calcext:value-type="float">
            <text:p/>
          </table:table-cell>
          <table:table-cell table:formula="of:=[.$A197]*[.C197]/100" office:value-type="float" office:value="0.109727214700935" calcext:value-type="float">
            <text:p/>
          </table:table-cell>
          <table:table-cell table:formula="of:=[.$A197]*[.D197]/100" office:value-type="float" office:value="0.13425437187318" calcext:value-type="float">
            <text:p/>
          </table:table-cell>
          <table:table-cell table:formula="of:=[.$A197]*[.E197]/100" office:value-type="float" office:value="0.131197598592255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8]*100" office:value-type="float" office:value="0.0510204081632653" calcext:value-type="float">
            <text:p/>
          </table:table-cell>
          <table:table-cell/>
          <table:table-cell table:formula="of:=[.$A198]*[.B198]/100" office:value-type="float" office:value="0.09680576883362" calcext:value-type="float">
            <text:p/>
          </table:table-cell>
          <table:table-cell table:formula="of:=[.$A198]*[.C198]/100" office:value-type="float" office:value="0.110289918366068" calcext:value-type="float">
            <text:p/>
          </table:table-cell>
          <table:table-cell table:formula="of:=[.$A198]*[.D198]/100" office:value-type="float" office:value="0.134942855831504" calcext:value-type="float">
            <text:p/>
          </table:table-cell>
          <table:table-cell table:formula="of:=[.$A198]*[.E198]/100" office:value-type="float" office:value="0.131870406790164" calcext:value-type="float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54305102966" calcext:value-type="float">
            <text:p>0.0554305102966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199]*100" office:value-type="float" office:value="0.050761421319797" calcext:value-type="float">
            <text:p/>
          </table:table-cell>
          <table:table-cell/>
          <table:table-cell table:formula="of:=[.$A199]*[.B199]/100" office:value-type="float" office:value="0.097299675817465" calcext:value-type="float">
            <text:p/>
          </table:table-cell>
          <table:table-cell table:formula="of:=[.$A199]*[.C199]/100" office:value-type="float" office:value="0.109198105284302" calcext:value-type="float">
            <text:p/>
          </table:table-cell>
          <table:table-cell table:formula="of:=[.$A199]*[.D199]/100" office:value-type="float" office:value="0.135631339789828" calcext:value-type="float">
            <text:p/>
          </table:table-cell>
          <table:table-cell table:formula="of:=[.$A199]*[.E199]/100" office:value-type="float" office:value="0.132543214988073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0]*100" office:value-type="float" office:value="0.0505050505050505" calcext:value-type="float">
            <text:p/>
          </table:table-cell>
          <table:table-cell/>
          <table:table-cell table:formula="of:=[.$A200]*[.B200]/100" office:value-type="float" office:value="0.09779358280131" calcext:value-type="float">
            <text:p/>
          </table:table-cell>
          <table:table-cell table:formula="of:=[.$A200]*[.C200]/100" office:value-type="float" office:value="0.1080894950784" calcext:value-type="float">
            <text:p/>
          </table:table-cell>
          <table:table-cell table:formula="of:=[.$A200]*[.D200]/100" office:value-type="float" office:value="0.127231835498262" calcext:value-type="float">
            <text:p/>
          </table:table-cell>
          <table:table-cell table:formula="of:=[.$A200]*[.E200]/100" office:value-type="float" office:value="0.133216023185982" calcext:value-type="float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84926856866" calcext:value-type="float">
            <text:p>0.0484926856866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1]*100" office:value-type="float" office:value="0.050251256281407" calcext:value-type="float">
            <text:p/>
          </table:table-cell>
          <table:table-cell/>
          <table:table-cell table:formula="of:=[.$A201]*[.B201]/100" office:value-type="float" office:value="0.096500444516334" calcext:value-type="float">
            <text:p/>
          </table:table-cell>
          <table:table-cell table:formula="of:=[.$A201]*[.C201]/100" office:value-type="float" office:value="0.1086354016192" calcext:value-type="float">
            <text:p/>
          </table:table-cell>
          <table:table-cell table:formula="of:=[.$A201]*[.D201]/100" office:value-type="float" office:value="0.127874420526031" calcext:value-type="float">
            <text:p/>
          </table:table-cell>
          <table:table-cell table:formula="of:=[.$A201]*[.E201]/100" office:value-type="float" office:value="0.133888831383891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4926856866" calcext:value-type="float">
            <text:p>0.0484926856866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2]*100" office:value-type="float" office:value="0.05" calcext:value-type="float">
            <text:p/>
          </table:table-cell>
          <table:table-cell/>
          <table:table-cell table:formula="of:=[.$A202]*[.B202]/100" office:value-type="float" office:value="0.0969853713732" calcext:value-type="float">
            <text:p/>
          </table:table-cell>
          <table:table-cell table:formula="of:=[.$A202]*[.C202]/100" office:value-type="float" office:value="0.10918130816" calcext:value-type="float">
            <text:p/>
          </table:table-cell>
          <table:table-cell table:formula="of:=[.$A202]*[.D202]/100" office:value-type="float" office:value="0.1285170055538" calcext:value-type="float">
            <text:p/>
          </table:table-cell>
          <table:table-cell table:formula="of:=[.$A202]*[.E202]/100" office:value-type="float" office:value="0.1345616395818" calcext:value-type="float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3]*100" office:value-type="float" office:value="0.0497512437810945" calcext:value-type="float">
            <text:p/>
          </table:table-cell>
          <table:table-cell/>
          <table:table-cell table:formula="of:=[.$A203]*[.B203]/100" office:value-type="float" office:value="0.095665292707287" calcext:value-type="float">
            <text:p/>
          </table:table-cell>
          <table:table-cell table:formula="of:=[.$A203]*[.C203]/100" office:value-type="float" office:value="0.1097272147008" calcext:value-type="float">
            <text:p/>
          </table:table-cell>
          <table:table-cell table:formula="of:=[.$A203]*[.D203]/100" office:value-type="float" office:value="0.129159590581569" calcext:value-type="float">
            <text:p/>
          </table:table-cell>
          <table:table-cell table:formula="of:=[.$A203]*[.E203]/100" office:value-type="float" office:value="0.135234447779709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4]*100" office:value-type="float" office:value="0.0495049504950495" calcext:value-type="float">
            <text:p/>
          </table:table-cell>
          <table:table-cell/>
          <table:table-cell table:formula="of:=[.$A204]*[.B204]/100" office:value-type="float" office:value="0.096141239437174" calcext:value-type="float">
            <text:p/>
          </table:table-cell>
          <table:table-cell table:formula="of:=[.$A204]*[.C204]/100" office:value-type="float" office:value="0.1102731212416" calcext:value-type="float">
            <text:p/>
          </table:table-cell>
          <table:table-cell table:formula="of:=[.$A204]*[.D204]/100" office:value-type="float" office:value="0.129802175609338" calcext:value-type="float">
            <text:p/>
          </table:table-cell>
          <table:table-cell table:formula="of:=[.$A204]*[.E204]/100" office:value-type="float" office:value="0.135907255977618" calcext:value-type="float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5]*100" office:value-type="float" office:value="0.0492610837438424" calcext:value-type="float">
            <text:p/>
          </table:table-cell>
          <table:table-cell/>
          <table:table-cell table:formula="of:=[.$A205]*[.B205]/100" office:value-type="float" office:value="0.096617186167061" calcext:value-type="float">
            <text:p/>
          </table:table-cell>
          <table:table-cell table:formula="of:=[.$A205]*[.C205]/100" office:value-type="float" office:value="0.1108190277824" calcext:value-type="float">
            <text:p/>
          </table:table-cell>
          <table:table-cell table:formula="of:=[.$A205]*[.D205]/100" office:value-type="float" office:value="0.130444760637107" calcext:value-type="float">
            <text:p/>
          </table:table-cell>
          <table:table-cell table:formula="of:=[.$A205]*[.E205]/100" office:value-type="float" office:value="0.136580064175527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37507978634" calcext:value-type="float">
            <text:p>0.0537507978634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6]*100" office:value-type="float" office:value="0.0490196078431373" calcext:value-type="float">
            <text:p/>
          </table:table-cell>
          <table:table-cell/>
          <table:table-cell table:formula="of:=[.$A206]*[.B206]/100" office:value-type="float" office:value="0.097093132896948" calcext:value-type="float">
            <text:p/>
          </table:table-cell>
          <table:table-cell table:formula="of:=[.$A206]*[.C206]/100" office:value-type="float" office:value="0.109651627641336" calcext:value-type="float">
            <text:p/>
          </table:table-cell>
          <table:table-cell table:formula="of:=[.$A206]*[.D206]/100" office:value-type="float" office:value="0.131087345664876" calcext:value-type="float">
            <text:p/>
          </table:table-cell>
          <table:table-cell table:formula="of:=[.$A206]*[.E206]/100" office:value-type="float" office:value="0.137252872373436" calcext:value-type="float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37507978634" calcext:value-type="float">
            <text:p>0.0537507978634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 table:formula="of:=0.1/[.A207]*100" office:value-type="float" office:value="0.0487804878048781" calcext:value-type="float">
            <text:p/>
          </table:table-cell>
          <table:table-cell/>
          <table:table-cell table:formula="of:=[.$A207]*[.B207]/100" office:value-type="float" office:value="0.097569079626835" calcext:value-type="float">
            <text:p/>
          </table:table-cell>
          <table:table-cell table:formula="of:=[.$A207]*[.C207]/100" office:value-type="float" office:value="0.11018913561997" calcext:value-type="float">
            <text:p/>
          </table:table-cell>
          <table:table-cell table:formula="of:=[.$A207]*[.D207]/100" office:value-type="float" office:value="0.131729930692645" calcext:value-type="float">
            <text:p/>
          </table:table-cell>
          <table:table-cell table:formula="of:=[.$A207]*[.E207]/100" office:value-type="float" office:value="0.137925680571345" calcext:value-type="float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08]*100" office:value-type="float" office:value="0.0485436893203884" calcext:value-type="float">
            <text:p/>
          </table:table-cell>
          <table:table-cell/>
          <table:table-cell table:formula="of:=[.$A208]*[.B208]/100" office:value-type="float" office:value="0.098045026356722" calcext:value-type="float">
            <text:p/>
          </table:table-cell>
          <table:table-cell table:formula="of:=[.$A208]*[.C208]/100" office:value-type="float" office:value="0.108996539792408" calcext:value-type="float">
            <text:p/>
          </table:table-cell>
          <table:table-cell table:formula="of:=[.$A208]*[.D208]/100" office:value-type="float" office:value="0.132372515720414" calcext:value-type="float">
            <text:p/>
          </table:table-cell>
          <table:table-cell table:formula="of:=[.$A208]*[.E208]/100" office:value-type="float" office:value="0.127937066556282" calcext:value-type="float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09]*100" office:value-type="float" office:value="0.0483091787439614" calcext:value-type="float">
            <text:p/>
          </table:table-cell>
          <table:table-cell/>
          <table:table-cell table:formula="of:=[.$A209]*[.B209]/100" office:value-type="float" office:value="0.098520973086609" calcext:value-type="float">
            <text:p/>
          </table:table-cell>
          <table:table-cell table:formula="of:=[.$A209]*[.C209]/100" office:value-type="float" office:value="0.109525649208876" calcext:value-type="float">
            <text:p/>
          </table:table-cell>
          <table:table-cell table:formula="of:=[.$A209]*[.D209]/100" office:value-type="float" office:value="0.133015100748183" calcext:value-type="float">
            <text:p/>
          </table:table-cell>
          <table:table-cell table:formula="of:=[.$A209]*[.E209]/100" office:value-type="float" office:value="0.128558120277429" calcext:value-type="float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0]*100" office:value-type="float" office:value="0.0480769230769231" calcext:value-type="float">
            <text:p/>
          </table:table-cell>
          <table:table-cell/>
          <table:table-cell table:formula="of:=[.$A210]*[.B210]/100" office:value-type="float" office:value="0.097129053404864" calcext:value-type="float">
            <text:p/>
          </table:table-cell>
          <table:table-cell table:formula="of:=[.$A210]*[.C210]/100" office:value-type="float" office:value="0.110054758625344" calcext:value-type="float">
            <text:p/>
          </table:table-cell>
          <table:table-cell table:formula="of:=[.$A210]*[.D210]/100" office:value-type="float" office:value="0.133657685775952" calcext:value-type="float">
            <text:p/>
          </table:table-cell>
          <table:table-cell table:formula="of:=[.$A210]*[.E210]/100" office:value-type="float" office:value="0.129179173998576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1]*100" office:value-type="float" office:value="0.0478468899521531" calcext:value-type="float">
            <text:p/>
          </table:table-cell>
          <table:table-cell/>
          <table:table-cell table:formula="of:=[.$A211]*[.B211]/100" office:value-type="float" office:value="0.097596020007772" calcext:value-type="float">
            <text:p/>
          </table:table-cell>
          <table:table-cell table:formula="of:=[.$A211]*[.C211]/100" office:value-type="float" office:value="0.110583868041812" calcext:value-type="float">
            <text:p/>
          </table:table-cell>
          <table:table-cell table:formula="of:=[.$A211]*[.D211]/100" office:value-type="float" office:value="0.134300270803721" calcext:value-type="float">
            <text:p/>
          </table:table-cell>
          <table:table-cell table:formula="of:=[.$A211]*[.E211]/100" office:value-type="float" office:value="0.129800227719723" calcext:value-type="float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2]*100" office:value-type="float" office:value="0.0476190476190476" calcext:value-type="float">
            <text:p/>
          </table:table-cell>
          <table:table-cell/>
          <table:table-cell table:formula="of:=[.$A212]*[.B212]/100" office:value-type="float" office:value="0.09806298661068" calcext:value-type="float">
            <text:p/>
          </table:table-cell>
          <table:table-cell table:formula="of:=[.$A212]*[.C212]/100" office:value-type="float" office:value="0.11111297745828" calcext:value-type="float">
            <text:p/>
          </table:table-cell>
          <table:table-cell table:formula="of:=[.$A212]*[.D212]/100" office:value-type="float" office:value="0.13494285583149" calcext:value-type="float">
            <text:p/>
          </table:table-cell>
          <table:table-cell table:formula="of:=[.$A212]*[.E212]/100" office:value-type="float" office:value="0.13042128144087" calcext:value-type="float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3]*100" office:value-type="float" office:value="0.04739336492891" calcext:value-type="float">
            <text:p/>
          </table:table-cell>
          <table:table-cell/>
          <table:table-cell table:formula="of:=[.$A213]*[.B213]/100" office:value-type="float" office:value="0.098529953213588" calcext:value-type="float">
            <text:p/>
          </table:table-cell>
          <table:table-cell table:formula="of:=[.$A213]*[.C213]/100" office:value-type="float" office:value="0.108097893640696" calcext:value-type="float">
            <text:p/>
          </table:table-cell>
          <table:table-cell table:formula="of:=[.$A213]*[.D213]/100" office:value-type="float" office:value="0.125900766512154" calcext:value-type="float">
            <text:p/>
          </table:table-cell>
          <table:table-cell table:formula="of:=[.$A213]*[.E213]/100" office:value-type="float" office:value="0.131042335162017" calcext:value-type="float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4]*100" office:value-type="float" office:value="0.0471698113207547" calcext:value-type="float">
            <text:p/>
          </table:table-cell>
          <table:table-cell/>
          <table:table-cell table:formula="of:=[.$A214]*[.B214]/100" office:value-type="float" office:value="0.098996919816496" calcext:value-type="float">
            <text:p/>
          </table:table-cell>
          <table:table-cell table:formula="of:=[.$A214]*[.C214]/100" office:value-type="float" office:value="0.108610205932832" calcext:value-type="float">
            <text:p/>
          </table:table-cell>
          <table:table-cell table:formula="of:=[.$A214]*[.D214]/100" office:value-type="float" office:value="0.126497452609368" calcext:value-type="float">
            <text:p/>
          </table:table-cell>
          <table:table-cell table:formula="of:=[.$A214]*[.E214]/100" office:value-type="float" office:value="0.131663388883164" calcext:value-type="float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5]*100" office:value-type="float" office:value="0.0469483568075117" calcext:value-type="float">
            <text:p/>
          </table:table-cell>
          <table:table-cell/>
          <table:table-cell table:formula="of:=[.$A215]*[.B215]/100" office:value-type="float" office:value="0.099463886419404" calcext:value-type="float">
            <text:p/>
          </table:table-cell>
          <table:table-cell table:formula="of:=[.$A215]*[.C215]/100" office:value-type="float" office:value="0.109122518224968" calcext:value-type="float">
            <text:p/>
          </table:table-cell>
          <table:table-cell table:formula="of:=[.$A215]*[.D215]/100" office:value-type="float" office:value="0.127094138706582" calcext:value-type="float">
            <text:p/>
          </table:table-cell>
          <table:table-cell table:formula="of:=[.$A215]*[.E215]/100" office:value-type="float" office:value="0.132284442604311" calcext:value-type="float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6]*100" office:value-type="float" office:value="0.0467289719626168" calcext:value-type="float">
            <text:p/>
          </table:table-cell>
          <table:table-cell/>
          <table:table-cell table:formula="of:=[.$A216]*[.B216]/100" office:value-type="float" office:value="0.099930853022312" calcext:value-type="float">
            <text:p/>
          </table:table-cell>
          <table:table-cell table:formula="of:=[.$A216]*[.C216]/100" office:value-type="float" office:value="0.107837538213366" calcext:value-type="float">
            <text:p/>
          </table:table-cell>
          <table:table-cell table:formula="of:=[.$A216]*[.D216]/100" office:value-type="float" office:value="0.127690824803796" calcext:value-type="float">
            <text:p/>
          </table:table-cell>
          <table:table-cell table:formula="of:=[.$A216]*[.E216]/100" office:value-type="float" office:value="0.132905496325458" calcext:value-type="float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7]*100" office:value-type="float" office:value="0.0465116279069768" calcext:value-type="float">
            <text:p/>
          </table:table-cell>
          <table:table-cell/>
          <table:table-cell table:formula="of:=[.$A217]*[.B217]/100" office:value-type="float" office:value="0.098467092324735" calcext:value-type="float">
            <text:p/>
          </table:table-cell>
          <table:table-cell table:formula="of:=[.$A217]*[.C217]/100" office:value-type="float" office:value="0.108341451943335" calcext:value-type="float">
            <text:p/>
          </table:table-cell>
          <table:table-cell table:formula="of:=[.$A217]*[.D217]/100" office:value-type="float" office:value="0.12828751090101" calcext:value-type="float">
            <text:p/>
          </table:table-cell>
          <table:table-cell table:formula="of:=[.$A217]*[.E217]/100" office:value-type="float" office:value="0.133526550046605" calcext:value-type="float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8]*100" office:value-type="float" office:value="0.0462962962962963" calcext:value-type="float">
            <text:p/>
          </table:table-cell>
          <table:table-cell/>
          <table:table-cell table:formula="of:=[.$A218]*[.B218]/100" office:value-type="float" office:value="0.098925078800664" calcext:value-type="float">
            <text:p/>
          </table:table-cell>
          <table:table-cell table:formula="of:=[.$A218]*[.C218]/100" office:value-type="float" office:value="0.108845365673304" calcext:value-type="float">
            <text:p/>
          </table:table-cell>
          <table:table-cell table:formula="of:=[.$A218]*[.D218]/100" office:value-type="float" office:value="0.128884196998224" calcext:value-type="float">
            <text:p/>
          </table:table-cell>
          <table:table-cell table:formula="of:=[.$A218]*[.E218]/100" office:value-type="float" office:value="0.134147603767752" calcext:value-type="float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19]*100" office:value-type="float" office:value="0.0460829493087558" calcext:value-type="float">
            <text:p/>
          </table:table-cell>
          <table:table-cell/>
          <table:table-cell table:formula="of:=[.$A219]*[.B219]/100" office:value-type="float" office:value="0.099383065276593" calcext:value-type="float">
            <text:p/>
          </table:table-cell>
          <table:table-cell table:formula="of:=[.$A219]*[.C219]/100" office:value-type="float" office:value="0.109349279403273" calcext:value-type="float">
            <text:p/>
          </table:table-cell>
          <table:table-cell table:formula="of:=[.$A219]*[.D219]/100" office:value-type="float" office:value="0.129480883095438" calcext:value-type="float">
            <text:p/>
          </table:table-cell>
          <table:table-cell table:formula="of:=[.$A219]*[.E219]/100" office:value-type="float" office:value="0.134768657488899" calcext:value-type="float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0]*100" office:value-type="float" office:value="0.0458715596330275" calcext:value-type="float">
            <text:p/>
          </table:table-cell>
          <table:table-cell/>
          <table:table-cell table:formula="of:=[.$A220]*[.B220]/100" office:value-type="float" office:value="0.099841051752522" calcext:value-type="float">
            <text:p/>
          </table:table-cell>
          <table:table-cell table:formula="of:=[.$A220]*[.C220]/100" office:value-type="float" office:value="0.108022306581054" calcext:value-type="float">
            <text:p/>
          </table:table-cell>
          <table:table-cell table:formula="of:=[.$A220]*[.D220]/100" office:value-type="float" office:value="0.130077569192652" calcext:value-type="float">
            <text:p/>
          </table:table-cell>
          <table:table-cell table:formula="of:=[.$A220]*[.E220]/100" office:value-type="float" office:value="0.135389711210046" calcext:value-type="float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1]*100" office:value-type="float" office:value="0.045662100456621" calcext:value-type="float">
            <text:p/>
          </table:table-cell>
          <table:table-cell/>
          <table:table-cell table:formula="of:=[.$A221]*[.B221]/100" office:value-type="float" office:value="0.100299038228451" calcext:value-type="float">
            <text:p/>
          </table:table-cell>
          <table:table-cell table:formula="of:=[.$A221]*[.C221]/100" office:value-type="float" office:value="0.108517821748857" calcext:value-type="float">
            <text:p/>
          </table:table-cell>
          <table:table-cell table:formula="of:=[.$A221]*[.D221]/100" office:value-type="float" office:value="0.130674255289866" calcext:value-type="float">
            <text:p/>
          </table:table-cell>
          <table:table-cell table:formula="of:=[.$A221]*[.E221]/100" office:value-type="float" office:value="0.136010764931193" calcext:value-type="float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2]*100" office:value-type="float" office:value="0.0454545454545455" calcext:value-type="float">
            <text:p/>
          </table:table-cell>
          <table:table-cell/>
          <table:table-cell table:formula="of:=[.$A222]*[.B222]/100" office:value-type="float" office:value="0.10075702470438" calcext:value-type="float">
            <text:p/>
          </table:table-cell>
          <table:table-cell table:formula="of:=[.$A222]*[.C222]/100" office:value-type="float" office:value="0.10901333691666" calcext:value-type="float">
            <text:p/>
          </table:table-cell>
          <table:table-cell table:formula="of:=[.$A222]*[.D222]/100" office:value-type="float" office:value="0.13127094138708" calcext:value-type="float">
            <text:p/>
          </table:table-cell>
          <table:table-cell table:formula="of:=[.$A222]*[.E222]/100" office:value-type="float" office:value="0.13663181865234" calcext:value-type="float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4900634895" calcext:value-type="float">
            <text:p>0.044900634895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3]*100" office:value-type="float" office:value="0.0452488687782805" calcext:value-type="float">
            <text:p/>
          </table:table-cell>
          <table:table-cell/>
          <table:table-cell table:formula="of:=[.$A223]*[.B223]/100" office:value-type="float" office:value="0.09923040311795" calcext:value-type="float">
            <text:p/>
          </table:table-cell>
          <table:table-cell table:formula="of:=[.$A223]*[.C223]/100" office:value-type="float" office:value="0.109508852084463" calcext:value-type="float">
            <text:p/>
          </table:table-cell>
          <table:table-cell table:formula="of:=[.$A223]*[.D223]/100" office:value-type="float" office:value="0.131867627484294" calcext:value-type="float">
            <text:p/>
          </table:table-cell>
          <table:table-cell table:formula="of:=[.$A223]*[.E223]/100" office:value-type="float" office:value="0.137252872373487" calcext:value-type="float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4900634895" calcext:value-type="float">
            <text:p>0.044900634895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4]*100" office:value-type="float" office:value="0.045045045045045" calcext:value-type="float">
            <text:p/>
          </table:table-cell>
          <table:table-cell/>
          <table:table-cell table:formula="of:=[.$A224]*[.B224]/100" office:value-type="float" office:value="0.0996794094669" calcext:value-type="float">
            <text:p/>
          </table:table-cell>
          <table:table-cell table:formula="of:=[.$A224]*[.C224]/100" office:value-type="float" office:value="0.110004367252266" calcext:value-type="float">
            <text:p/>
          </table:table-cell>
          <table:table-cell table:formula="of:=[.$A224]*[.D224]/100" office:value-type="float" office:value="0.132464313581508" calcext:value-type="float">
            <text:p/>
          </table:table-cell>
          <table:table-cell table:formula="of:=[.$A224]*[.E224]/100" office:value-type="float" office:value="0.137873926094634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 table:formula="of:=0.1/[.A225]*100" office:value-type="float" office:value="0.0448430493273543" calcext:value-type="float">
            <text:p/>
          </table:table-cell>
          <table:table-cell/>
          <table:table-cell table:formula="of:=[.$A225]*[.B225]/100" office:value-type="float" office:value="0.098125847499533" calcext:value-type="float">
            <text:p/>
          </table:table-cell>
          <table:table-cell table:formula="of:=[.$A225]*[.C225]/100" office:value-type="float" office:value="0.108627003057051" calcext:value-type="float">
            <text:p/>
          </table:table-cell>
          <table:table-cell table:formula="of:=[.$A225]*[.D225]/100" office:value-type="float" office:value="0.133060999678722" calcext:value-type="float">
            <text:p/>
          </table:table-cell>
          <table:table-cell table:formula="of:=[.$A225]*[.E225]/100" office:value-type="float" office:value="0.138494979815781" calcext:value-type="float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26]*100" office:value-type="float" office:value="0.0446428571428571" calcext:value-type="float">
            <text:p/>
          </table:table-cell>
          <table:table-cell/>
          <table:table-cell table:formula="of:=[.$A226]*[.B226]/100" office:value-type="float" office:value="0.098565873721504" calcext:value-type="float">
            <text:p/>
          </table:table-cell>
          <table:table-cell table:formula="of:=[.$A226]*[.C226]/100" office:value-type="float" office:value="0.109114119662688" calcext:value-type="float">
            <text:p/>
          </table:table-cell>
          <table:table-cell table:formula="of:=[.$A226]*[.D226]/100" office:value-type="float" office:value="0.133657685775936" calcext:value-type="float">
            <text:p/>
          </table:table-cell>
          <table:table-cell table:formula="of:=[.$A226]*[.E226]/100" office:value-type="float" office:value="0.12752303074224" calcext:value-type="float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27]*100" office:value-type="float" office:value="0.0444444444444444" calcext:value-type="float">
            <text:p/>
          </table:table-cell>
          <table:table-cell/>
          <table:table-cell table:formula="of:=[.$A227]*[.B227]/100" office:value-type="float" office:value="0.099005899943475" calcext:value-type="float">
            <text:p/>
          </table:table-cell>
          <table:table-cell table:formula="of:=[.$A227]*[.C227]/100" office:value-type="float" office:value="0.109601236268325" calcext:value-type="float">
            <text:p/>
          </table:table-cell>
          <table:table-cell table:formula="of:=[.$A227]*[.D227]/100" office:value-type="float" office:value="0.13425437187315" calcext:value-type="float">
            <text:p/>
          </table:table-cell>
          <table:table-cell table:formula="of:=[.$A227]*[.E227]/100" office:value-type="float" office:value="0.128092329986625" calcext:value-type="float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28]*100" office:value-type="float" office:value="0.0442477876106195" calcext:value-type="float">
            <text:p/>
          </table:table-cell>
          <table:table-cell/>
          <table:table-cell table:formula="of:=[.$A228]*[.B228]/100" office:value-type="float" office:value="0.099445926165446" calcext:value-type="float">
            <text:p/>
          </table:table-cell>
          <table:table-cell table:formula="of:=[.$A228]*[.C228]/100" office:value-type="float" office:value="0.110088352873962" calcext:value-type="float">
            <text:p/>
          </table:table-cell>
          <table:table-cell table:formula="of:=[.$A228]*[.D228]/100" office:value-type="float" office:value="0.134851057970364" calcext:value-type="float">
            <text:p/>
          </table:table-cell>
          <table:table-cell table:formula="of:=[.$A228]*[.E228]/100" office:value-type="float" office:value="0.12866162923101" calcext:value-type="float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29]*100" office:value-type="float" office:value="0.0440528634361234" calcext:value-type="float">
            <text:p/>
          </table:table-cell>
          <table:table-cell/>
          <table:table-cell table:formula="of:=[.$A229]*[.B229]/100" office:value-type="float" office:value="0.097847463563184" calcext:value-type="float">
            <text:p/>
          </table:table-cell>
          <table:table-cell table:formula="of:=[.$A229]*[.C229]/100" office:value-type="float" office:value="0.110575469479599" calcext:value-type="float">
            <text:p/>
          </table:table-cell>
          <table:table-cell table:formula="of:=[.$A229]*[.D229]/100" office:value-type="float" office:value="0.135447744067578" calcext:value-type="float">
            <text:p/>
          </table:table-cell>
          <table:table-cell table:formula="of:=[.$A229]*[.E229]/100" office:value-type="float" office:value="0.129230928475395" calcext:value-type="float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0]*100" office:value-type="float" office:value="0.043859649122807" calcext:value-type="float">
            <text:p/>
          </table:table-cell>
          <table:table-cell/>
          <table:table-cell table:formula="of:=[.$A230]*[.B230]/100" office:value-type="float" office:value="0.098278509658176" calcext:value-type="float">
            <text:p/>
          </table:table-cell>
          <table:table-cell table:formula="of:=[.$A230]*[.C230]/100" office:value-type="float" office:value="0.109147713911388" calcext:value-type="float">
            <text:p/>
          </table:table-cell>
          <table:table-cell table:formula="of:=[.$A230]*[.D230]/100" office:value-type="float" office:value="0.136044430164792" calcext:value-type="float">
            <text:p/>
          </table:table-cell>
          <table:table-cell table:formula="of:=[.$A230]*[.E230]/100" office:value-type="float" office:value="0.12980022771978" calcext:value-type="float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1]*100" office:value-type="float" office:value="0.0436681222707424" calcext:value-type="float">
            <text:p/>
          </table:table-cell>
          <table:table-cell/>
          <table:table-cell table:formula="of:=[.$A231]*[.B231]/100" office:value-type="float" office:value="0.098709555753168" calcext:value-type="float">
            <text:p/>
          </table:table-cell>
          <table:table-cell table:formula="of:=[.$A231]*[.C231]/100" office:value-type="float" office:value="0.109626431954859" calcext:value-type="float">
            <text:p/>
          </table:table-cell>
          <table:table-cell table:formula="of:=[.$A231]*[.D231]/100" office:value-type="float" office:value="0.126130261164911" calcext:value-type="float">
            <text:p/>
          </table:table-cell>
          <table:table-cell table:formula="of:=[.$A231]*[.E231]/100" office:value-type="float" office:value="0.130369526964165" calcext:value-type="float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2]*100" office:value-type="float" office:value="0.0434782608695652" calcext:value-type="float">
            <text:p/>
          </table:table-cell>
          <table:table-cell/>
          <table:table-cell table:formula="of:=[.$A232]*[.B232]/100" office:value-type="float" office:value="0.09914060184816" calcext:value-type="float">
            <text:p/>
          </table:table-cell>
          <table:table-cell table:formula="of:=[.$A232]*[.C232]/100" office:value-type="float" office:value="0.11010514999833" calcext:value-type="float">
            <text:p/>
          </table:table-cell>
          <table:table-cell table:formula="of:=[.$A232]*[.D232]/100" office:value-type="float" office:value="0.12668104833157" calcext:value-type="float">
            <text:p/>
          </table:table-cell>
          <table:table-cell table:formula="of:=[.$A232]*[.E232]/100" office:value-type="float" office:value="0.13093882620855" calcext:value-type="float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3]*100" office:value-type="float" office:value="0.0432900432900433" calcext:value-type="float">
            <text:p/>
          </table:table-cell>
          <table:table-cell/>
          <table:table-cell table:formula="of:=[.$A233]*[.B233]/100" office:value-type="float" office:value="0.099571647943152" calcext:value-type="float">
            <text:p/>
          </table:table-cell>
          <table:table-cell table:formula="of:=[.$A233]*[.C233]/100" office:value-type="float" office:value="0.110583868041801" calcext:value-type="float">
            <text:p/>
          </table:table-cell>
          <table:table-cell table:formula="of:=[.$A233]*[.D233]/100" office:value-type="float" office:value="0.127231835498229" calcext:value-type="float">
            <text:p/>
          </table:table-cell>
          <table:table-cell table:formula="of:=[.$A233]*[.E233]/100" office:value-type="float" office:value="0.131508125452935" calcext:value-type="float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4]*100" office:value-type="float" office:value="0.0431034482758621" calcext:value-type="float">
            <text:p/>
          </table:table-cell>
          <table:table-cell/>
          <table:table-cell table:formula="of:=[.$A234]*[.B234]/100" office:value-type="float" office:value="0.100002694038144" calcext:value-type="float">
            <text:p/>
          </table:table-cell>
          <table:table-cell table:formula="of:=[.$A234]*[.C234]/100" office:value-type="float" office:value="0.10911411966276" calcext:value-type="float">
            <text:p/>
          </table:table-cell>
          <table:table-cell table:formula="of:=[.$A234]*[.D234]/100" office:value-type="float" office:value="0.127782622664888" calcext:value-type="float">
            <text:p/>
          </table:table-cell>
          <table:table-cell table:formula="of:=[.$A234]*[.E234]/100" office:value-type="float" office:value="0.13207742469732" calcext:value-type="float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5]*100" office:value-type="float" office:value="0.0429184549356223" calcext:value-type="float">
            <text:p/>
          </table:table-cell>
          <table:table-cell/>
          <table:table-cell table:formula="of:=[.$A235]*[.B235]/100" office:value-type="float" office:value="0.098341370547029" calcext:value-type="float">
            <text:p/>
          </table:table-cell>
          <table:table-cell table:formula="of:=[.$A235]*[.C235]/100" office:value-type="float" office:value="0.109584439144065" calcext:value-type="float">
            <text:p/>
          </table:table-cell>
          <table:table-cell table:formula="of:=[.$A235]*[.D235]/100" office:value-type="float" office:value="0.128333409831547" calcext:value-type="float">
            <text:p/>
          </table:table-cell>
          <table:table-cell table:formula="of:=[.$A235]*[.E235]/100" office:value-type="float" office:value="0.132646723941705" calcext:value-type="float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6]*100" office:value-type="float" office:value="0.0427350427350427" calcext:value-type="float">
            <text:p/>
          </table:table-cell>
          <table:table-cell/>
          <table:table-cell table:formula="of:=[.$A236]*[.B236]/100" office:value-type="float" office:value="0.098763436515042" calcext:value-type="float">
            <text:p/>
          </table:table-cell>
          <table:table-cell table:formula="of:=[.$A236]*[.C236]/100" office:value-type="float" office:value="0.11005475862537" calcext:value-type="float">
            <text:p/>
          </table:table-cell>
          <table:table-cell table:formula="of:=[.$A236]*[.D236]/100" office:value-type="float" office:value="0.128884196998206" calcext:value-type="float">
            <text:p/>
          </table:table-cell>
          <table:table-cell table:formula="of:=[.$A236]*[.E236]/100" office:value-type="float" office:value="0.13321602318609" calcext:value-type="float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7]*100" office:value-type="float" office:value="0.0425531914893617" calcext:value-type="float">
            <text:p/>
          </table:table-cell>
          <table:table-cell/>
          <table:table-cell table:formula="of:=[.$A237]*[.B237]/100" office:value-type="float" office:value="0.099185502483055" calcext:value-type="float">
            <text:p/>
          </table:table-cell>
          <table:table-cell table:formula="of:=[.$A237]*[.C237]/100" office:value-type="float" office:value="0.110525078106675" calcext:value-type="float">
            <text:p/>
          </table:table-cell>
          <table:table-cell table:formula="of:=[.$A237]*[.D237]/100" office:value-type="float" office:value="0.129434984164865" calcext:value-type="float">
            <text:p/>
          </table:table-cell>
          <table:table-cell table:formula="of:=[.$A237]*[.E237]/100" office:value-type="float" office:value="0.133785322430475" calcext:value-type="float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8]*100" office:value-type="float" office:value="0.0423728813559322" calcext:value-type="float">
            <text:p/>
          </table:table-cell>
          <table:table-cell/>
          <table:table-cell table:formula="of:=[.$A238]*[.B238]/100" office:value-type="float" office:value="0.099607568451068" calcext:value-type="float">
            <text:p/>
          </table:table-cell>
          <table:table-cell table:formula="of:=[.$A238]*[.C238]/100" office:value-type="float" office:value="0.11099539758798" calcext:value-type="float">
            <text:p/>
          </table:table-cell>
          <table:table-cell table:formula="of:=[.$A238]*[.D238]/100" office:value-type="float" office:value="0.129985771331524" calcext:value-type="float">
            <text:p/>
          </table:table-cell>
          <table:table-cell table:formula="of:=[.$A238]*[.E238]/100" office:value-type="float" office:value="0.13435462167486" calcext:value-type="float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39]*100" office:value-type="float" office:value="0.0421940928270042" calcext:value-type="float">
            <text:p/>
          </table:table-cell>
          <table:table-cell/>
          <table:table-cell table:formula="of:=[.$A239]*[.B239]/100" office:value-type="float" office:value="0.100029634419081" calcext:value-type="float">
            <text:p/>
          </table:table-cell>
          <table:table-cell table:formula="of:=[.$A239]*[.C239]/100" office:value-type="float" office:value="0.111465717069285" calcext:value-type="float">
            <text:p/>
          </table:table-cell>
          <table:table-cell table:formula="of:=[.$A239]*[.D239]/100" office:value-type="float" office:value="0.130536558498183" calcext:value-type="float">
            <text:p/>
          </table:table-cell>
          <table:table-cell table:formula="of:=[.$A239]*[.E239]/100" office:value-type="float" office:value="0.134923920919245" calcext:value-type="float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0]*100" office:value-type="float" office:value="0.0420168067226891" calcext:value-type="float">
            <text:p/>
          </table:table-cell>
          <table:table-cell/>
          <table:table-cell table:formula="of:=[.$A240]*[.B240]/100" office:value-type="float" office:value="0.100451700387094" calcext:value-type="float">
            <text:p/>
          </table:table-cell>
          <table:table-cell table:formula="of:=[.$A240]*[.C240]/100" office:value-type="float" office:value="0.11193603655059" calcext:value-type="float">
            <text:p/>
          </table:table-cell>
          <table:table-cell table:formula="of:=[.$A240]*[.D240]/100" office:value-type="float" office:value="0.131087345664842" calcext:value-type="float">
            <text:p/>
          </table:table-cell>
          <table:table-cell table:formula="of:=[.$A240]*[.E240]/100" office:value-type="float" office:value="0.13549322016363" calcext:value-type="float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1]*100" office:value-type="float" office:value="0.0418410041841004" calcext:value-type="float">
            <text:p/>
          </table:table-cell>
          <table:table-cell/>
          <table:table-cell table:formula="of:=[.$A241]*[.B241]/100" office:value-type="float" office:value="0.100873766355107" calcext:value-type="float">
            <text:p/>
          </table:table-cell>
          <table:table-cell table:formula="of:=[.$A241]*[.C241]/100" office:value-type="float" office:value="0.110399099674221" calcext:value-type="float">
            <text:p/>
          </table:table-cell>
          <table:table-cell table:formula="of:=[.$A241]*[.D241]/100" office:value-type="float" office:value="0.131638132831501" calcext:value-type="float">
            <text:p/>
          </table:table-cell>
          <table:table-cell table:formula="of:=[.$A241]*[.E241]/100" office:value-type="float" office:value="0.136062519408015" calcext:value-type="float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2]*100" office:value-type="float" office:value="0.0416666666666667" calcext:value-type="float">
            <text:p/>
          </table:table-cell>
          <table:table-cell/>
          <table:table-cell table:formula="of:=[.$A242]*[.B242]/100" office:value-type="float" office:value="0.10129583232312" calcext:value-type="float">
            <text:p/>
          </table:table-cell>
          <table:table-cell table:formula="of:=[.$A242]*[.C242]/100" office:value-type="float" office:value="0.11086102059336" calcext:value-type="float">
            <text:p/>
          </table:table-cell>
          <table:table-cell table:formula="of:=[.$A242]*[.D242]/100" office:value-type="float" office:value="0.13218891999816" calcext:value-type="float">
            <text:p/>
          </table:table-cell>
          <table:table-cell table:formula="of:=[.$A242]*[.E242]/100" office:value-type="float" office:value="0.1366318186524" calcext:value-type="float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3]*100" office:value-type="float" office:value="0.04149377593361" calcext:value-type="float">
            <text:p/>
          </table:table-cell>
          <table:table-cell/>
          <table:table-cell table:formula="of:=[.$A243]*[.B243]/100" office:value-type="float" office:value="0.101717898291133" calcext:value-type="float">
            <text:p/>
          </table:table-cell>
          <table:table-cell table:formula="of:=[.$A243]*[.C243]/100" office:value-type="float" office:value="0.111322941512499" calcext:value-type="float">
            <text:p/>
          </table:table-cell>
          <table:table-cell table:formula="of:=[.$A243]*[.D243]/100" office:value-type="float" office:value="0.132739707164819" calcext:value-type="float">
            <text:p/>
          </table:table-cell>
          <table:table-cell table:formula="of:=[.$A243]*[.E243]/100" office:value-type="float" office:value="0.137201117896785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13085841034" calcext:value-type="float">
            <text:p>0.0413085841034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4]*100" office:value-type="float" office:value="0.0413223140495868" calcext:value-type="float">
            <text:p/>
          </table:table-cell>
          <table:table-cell/>
          <table:table-cell table:formula="of:=[.$A244]*[.B244]/100" office:value-type="float" office:value="0.099966773530228" calcext:value-type="float">
            <text:p/>
          </table:table-cell>
          <table:table-cell table:formula="of:=[.$A244]*[.C244]/100" office:value-type="float" office:value="0.111784862431638" calcext:value-type="float">
            <text:p/>
          </table:table-cell>
          <table:table-cell table:formula="of:=[.$A244]*[.D244]/100" office:value-type="float" office:value="0.122182953137168" calcext:value-type="float">
            <text:p/>
          </table:table-cell>
          <table:table-cell table:formula="of:=[.$A244]*[.E244]/100" office:value-type="float" office:value="0.13777041714117" calcext:value-type="float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13085841034" calcext:value-type="float">
            <text:p>0.0413085841034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69299244385" calcext:value-type="float">
            <text:p>0.0569299244385</text:p>
          </table:table-cell>
          <table:table-cell table:formula="of:=0.1/[.A245]*100" office:value-type="float" office:value="0.0411522633744856" calcext:value-type="float">
            <text:p/>
          </table:table-cell>
          <table:table-cell/>
          <table:table-cell table:formula="of:=[.$A245]*[.B245]/100" office:value-type="float" office:value="0.100379859371262" calcext:value-type="float">
            <text:p/>
          </table:table-cell>
          <table:table-cell table:formula="of:=[.$A245]*[.C245]/100" office:value-type="float" office:value="0.112246783350777" calcext:value-type="float">
            <text:p/>
          </table:table-cell>
          <table:table-cell table:formula="of:=[.$A245]*[.D245]/100" office:value-type="float" office:value="0.122687841373272" calcext:value-type="float">
            <text:p/>
          </table:table-cell>
          <table:table-cell table:formula="of:=[.$A245]*[.E245]/100" office:value-type="float" office:value="0.138339716385555" calcext:value-type="float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46]*100" office:value-type="float" office:value="0.040983606557377" calcext:value-type="float">
            <text:p/>
          </table:table-cell>
          <table:table-cell/>
          <table:table-cell table:formula="of:=[.$A246]*[.B246]/100" office:value-type="float" office:value="0.09860179422942" calcext:value-type="float">
            <text:p/>
          </table:table-cell>
          <table:table-cell table:formula="of:=[.$A246]*[.C246]/100" office:value-type="float" office:value="0.112708704269916" calcext:value-type="float">
            <text:p/>
          </table:table-cell>
          <table:table-cell table:formula="of:=[.$A246]*[.D246]/100" office:value-type="float" office:value="0.123192729609376" calcext:value-type="float">
            <text:p/>
          </table:table-cell>
          <table:table-cell table:formula="of:=[.$A246]*[.E246]/100" office:value-type="float" office:value="0.126280923299768" calcext:value-type="float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47]*100" office:value-type="float" office:value="0.0408163265306122" calcext:value-type="float">
            <text:p/>
          </table:table-cell>
          <table:table-cell/>
          <table:table-cell table:formula="of:=[.$A247]*[.B247]/100" office:value-type="float" office:value="0.099005899943475" calcext:value-type="float">
            <text:p/>
          </table:table-cell>
          <table:table-cell table:formula="of:=[.$A247]*[.C247]/100" office:value-type="float" office:value="0.113170625189055" calcext:value-type="float">
            <text:p/>
          </table:table-cell>
          <table:table-cell table:formula="of:=[.$A247]*[.D247]/100" office:value-type="float" office:value="0.12369761784548" calcext:value-type="float">
            <text:p/>
          </table:table-cell>
          <table:table-cell table:formula="of:=[.$A247]*[.E247]/100" office:value-type="float" office:value="0.12679846806739" calcext:value-type="float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48]*100" office:value-type="float" office:value="0.040650406504065" calcext:value-type="float">
            <text:p/>
          </table:table-cell>
          <table:table-cell/>
          <table:table-cell table:formula="of:=[.$A248]*[.B248]/100" office:value-type="float" office:value="0.09941000565753" calcext:value-type="float">
            <text:p/>
          </table:table-cell>
          <table:table-cell table:formula="of:=[.$A248]*[.C248]/100" office:value-type="float" office:value="0.111566499815112" calcext:value-type="float">
            <text:p/>
          </table:table-cell>
          <table:table-cell table:formula="of:=[.$A248]*[.D248]/100" office:value-type="float" office:value="0.124202506081584" calcext:value-type="float">
            <text:p/>
          </table:table-cell>
          <table:table-cell table:formula="of:=[.$A248]*[.E248]/100" office:value-type="float" office:value="0.127316012835012" calcext:value-type="float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49]*100" office:value-type="float" office:value="0.0404858299595142" calcext:value-type="float">
            <text:p/>
          </table:table-cell>
          <table:table-cell/>
          <table:table-cell table:formula="of:=[.$A249]*[.B249]/100" office:value-type="float" office:value="0.097596020007772" calcext:value-type="float">
            <text:p/>
          </table:table-cell>
          <table:table-cell table:formula="of:=[.$A249]*[.C249]/100" office:value-type="float" office:value="0.112020022172084" calcext:value-type="float">
            <text:p/>
          </table:table-cell>
          <table:table-cell table:formula="of:=[.$A249]*[.D249]/100" office:value-type="float" office:value="0.124707394317688" calcext:value-type="float">
            <text:p/>
          </table:table-cell>
          <table:table-cell table:formula="of:=[.$A249]*[.E249]/100" office:value-type="float" office:value="0.127833557602634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0]*100" office:value-type="float" office:value="0.0403225806451613" calcext:value-type="float">
            <text:p/>
          </table:table-cell>
          <table:table-cell/>
          <table:table-cell table:formula="of:=[.$A250]*[.B250]/100" office:value-type="float" office:value="0.097991145594848" calcext:value-type="float">
            <text:p/>
          </table:table-cell>
          <table:table-cell table:formula="of:=[.$A250]*[.C250]/100" office:value-type="float" office:value="0.112473544529056" calcext:value-type="float">
            <text:p/>
          </table:table-cell>
          <table:table-cell table:formula="of:=[.$A250]*[.D250]/100" office:value-type="float" office:value="0.125212282553792" calcext:value-type="float">
            <text:p/>
          </table:table-cell>
          <table:table-cell table:formula="of:=[.$A250]*[.E250]/100" office:value-type="float" office:value="0.128351102370256" calcext:value-type="float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45123794806" calcext:value-type="float">
            <text:p>0.0445123794806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1]*100" office:value-type="float" office:value="0.0401606425702811" calcext:value-type="float">
            <text:p/>
          </table:table-cell>
          <table:table-cell/>
          <table:table-cell table:formula="of:=[.$A251]*[.B251]/100" office:value-type="float" office:value="0.098386271181924" calcext:value-type="float">
            <text:p/>
          </table:table-cell>
          <table:table-cell table:formula="of:=[.$A251]*[.C251]/100" office:value-type="float" office:value="0.110835824906694" calcext:value-type="float">
            <text:p/>
          </table:table-cell>
          <table:table-cell table:formula="of:=[.$A251]*[.D251]/100" office:value-type="float" office:value="0.125717170789896" calcext:value-type="float">
            <text:p/>
          </table:table-cell>
          <table:table-cell table:formula="of:=[.$A251]*[.E251]/100" office:value-type="float" office:value="0.128868647137878" calcext:value-type="float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3672523264" calcext:value-type="float">
            <text:p>0.04367252326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2]*100" office:value-type="float" office:value="0.04" calcext:value-type="float">
            <text:p/>
          </table:table-cell>
          <table:table-cell/>
          <table:table-cell table:formula="of:=[.$A252]*[.B252]/100" office:value-type="float" office:value="0.098781396769" calcext:value-type="float">
            <text:p/>
          </table:table-cell>
          <table:table-cell table:formula="of:=[.$A252]*[.C252]/100" office:value-type="float" office:value="0.10918130816" calcext:value-type="float">
            <text:p/>
          </table:table-cell>
          <table:table-cell table:formula="of:=[.$A252]*[.D252]/100" office:value-type="float" office:value="0.126222059026" calcext:value-type="float">
            <text:p/>
          </table:table-cell>
          <table:table-cell table:formula="of:=[.$A252]*[.E252]/100" office:value-type="float" office:value="0.1293861919055" calcext:value-type="float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3]*100" office:value-type="float" office:value="0.0398406374501992" calcext:value-type="float">
            <text:p/>
          </table:table-cell>
          <table:table-cell/>
          <table:table-cell table:formula="of:=[.$A253]*[.B253]/100" office:value-type="float" office:value="0.099176522356076" calcext:value-type="float">
            <text:p/>
          </table:table-cell>
          <table:table-cell table:formula="of:=[.$A253]*[.C253]/100" office:value-type="float" office:value="0.107509994288974" calcext:value-type="float">
            <text:p/>
          </table:table-cell>
          <table:table-cell table:formula="of:=[.$A253]*[.D253]/100" office:value-type="float" office:value="0.126726947262104" calcext:value-type="float">
            <text:p/>
          </table:table-cell>
          <table:table-cell table:formula="of:=[.$A253]*[.E253]/100" office:value-type="float" office:value="0.129903736673122" calcext:value-type="float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4]*100" office:value-type="float" office:value="0.0396825396825397" calcext:value-type="float">
            <text:p/>
          </table:table-cell>
          <table:table-cell/>
          <table:table-cell table:formula="of:=[.$A254]*[.B254]/100" office:value-type="float" office:value="0.099571647943152" calcext:value-type="float">
            <text:p/>
          </table:table-cell>
          <table:table-cell table:formula="of:=[.$A254]*[.C254]/100" office:value-type="float" office:value="0.107938320959448" calcext:value-type="float">
            <text:p/>
          </table:table-cell>
          <table:table-cell table:formula="of:=[.$A254]*[.D254]/100" office:value-type="float" office:value="0.127231835498208" calcext:value-type="float">
            <text:p/>
          </table:table-cell>
          <table:table-cell table:formula="of:=[.$A254]*[.E254]/100" office:value-type="float" office:value="0.130421281440744" calcext:value-type="float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5]*100" office:value-type="float" office:value="0.0395256916996047" calcext:value-type="float">
            <text:p/>
          </table:table-cell>
          <table:table-cell/>
          <table:table-cell table:formula="of:=[.$A255]*[.B255]/100" office:value-type="float" office:value="0.099966773530228" calcext:value-type="float">
            <text:p/>
          </table:table-cell>
          <table:table-cell table:formula="of:=[.$A255]*[.C255]/100" office:value-type="float" office:value="0.108366647629922" calcext:value-type="float">
            <text:p/>
          </table:table-cell>
          <table:table-cell table:formula="of:=[.$A255]*[.D255]/100" office:value-type="float" office:value="0.127736723734312" calcext:value-type="float">
            <text:p/>
          </table:table-cell>
          <table:table-cell table:formula="of:=[.$A255]*[.E255]/100" office:value-type="float" office:value="0.130938826208366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6]*100" office:value-type="float" office:value="0.0393700787401575" calcext:value-type="float">
            <text:p/>
          </table:table-cell>
          <table:table-cell/>
          <table:table-cell table:formula="of:=[.$A256]*[.B256]/100" office:value-type="float" office:value="0.100361899117304" calcext:value-type="float">
            <text:p/>
          </table:table-cell>
          <table:table-cell table:formula="of:=[.$A256]*[.C256]/100" office:value-type="float" office:value="0.108794974300396" calcext:value-type="float">
            <text:p/>
          </table:table-cell>
          <table:table-cell table:formula="of:=[.$A256]*[.D256]/100" office:value-type="float" office:value="0.128241611970416" calcext:value-type="float">
            <text:p/>
          </table:table-cell>
          <table:table-cell table:formula="of:=[.$A256]*[.E256]/100" office:value-type="float" office:value="0.131456370975988" calcext:value-type="float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7]*100" office:value-type="float" office:value="0.0392156862745098" calcext:value-type="float">
            <text:p/>
          </table:table-cell>
          <table:table-cell/>
          <table:table-cell table:formula="of:=[.$A257]*[.B257]/100" office:value-type="float" office:value="0.10075702470438" calcext:value-type="float">
            <text:p/>
          </table:table-cell>
          <table:table-cell table:formula="of:=[.$A257]*[.C257]/100" office:value-type="float" office:value="0.10922330097087" calcext:value-type="float">
            <text:p/>
          </table:table-cell>
          <table:table-cell table:formula="of:=[.$A257]*[.D257]/100" office:value-type="float" office:value="0.12874650020652" calcext:value-type="float">
            <text:p/>
          </table:table-cell>
          <table:table-cell table:formula="of:=[.$A257]*[.E257]/100" office:value-type="float" office:value="0.13197391574361" calcext:value-type="float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8]*100" office:value-type="float" office:value="0.0390625" calcext:value-type="float">
            <text:p/>
          </table:table-cell>
          <table:table-cell/>
          <table:table-cell table:formula="of:=[.$A258]*[.B258]/100" office:value-type="float" office:value="0.101152150291456" calcext:value-type="float">
            <text:p/>
          </table:table-cell>
          <table:table-cell table:formula="of:=[.$A258]*[.C258]/100" office:value-type="float" office:value="0.107501595726848" calcext:value-type="float">
            <text:p/>
          </table:table-cell>
          <table:table-cell table:formula="of:=[.$A258]*[.D258]/100" office:value-type="float" office:value="0.129251388442624" calcext:value-type="float">
            <text:p/>
          </table:table-cell>
          <table:table-cell table:formula="of:=[.$A258]*[.E258]/100" office:value-type="float" office:value="0.132491460511232" calcext:value-type="float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59]*100" office:value-type="float" office:value="0.0389105058365759" calcext:value-type="float">
            <text:p/>
          </table:table-cell>
          <table:table-cell/>
          <table:table-cell table:formula="of:=[.$A259]*[.B259]/100" office:value-type="float" office:value="0.099239383244929" calcext:value-type="float">
            <text:p/>
          </table:table-cell>
          <table:table-cell table:formula="of:=[.$A259]*[.C259]/100" office:value-type="float" office:value="0.107921523835156" calcext:value-type="float">
            <text:p/>
          </table:table-cell>
          <table:table-cell table:formula="of:=[.$A259]*[.D259]/100" office:value-type="float" office:value="0.129756276678728" calcext:value-type="float">
            <text:p/>
          </table:table-cell>
          <table:table-cell table:formula="of:=[.$A259]*[.E259]/100" office:value-type="float" office:value="0.133009005278854" calcext:value-type="float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0]*100" office:value-type="float" office:value="0.0387596899224806" calcext:value-type="float">
            <text:p/>
          </table:table-cell>
          <table:table-cell/>
          <table:table-cell table:formula="of:=[.$A260]*[.B260]/100" office:value-type="float" office:value="0.099625528705026" calcext:value-type="float">
            <text:p/>
          </table:table-cell>
          <table:table-cell table:formula="of:=[.$A260]*[.C260]/100" office:value-type="float" office:value="0.108341451943464" calcext:value-type="float">
            <text:p/>
          </table:table-cell>
          <table:table-cell table:formula="of:=[.$A260]*[.D260]/100" office:value-type="float" office:value="0.130261164914832" calcext:value-type="float">
            <text:p/>
          </table:table-cell>
          <table:table-cell table:formula="of:=[.$A260]*[.E260]/100" office:value-type="float" office:value="0.133526550046476" calcext:value-type="float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1]*100" office:value-type="float" office:value="0.0386100386100386" calcext:value-type="float">
            <text:p/>
          </table:table-cell>
          <table:table-cell/>
          <table:table-cell table:formula="of:=[.$A261]*[.B261]/100" office:value-type="float" office:value="0.100011674165123" calcext:value-type="float">
            <text:p/>
          </table:table-cell>
          <table:table-cell table:formula="of:=[.$A261]*[.C261]/100" office:value-type="float" office:value="0.108761380051772" calcext:value-type="float">
            <text:p/>
          </table:table-cell>
          <table:table-cell table:formula="of:=[.$A261]*[.D261]/100" office:value-type="float" office:value="0.130766053150936" calcext:value-type="float">
            <text:p/>
          </table:table-cell>
          <table:table-cell table:formula="of:=[.$A261]*[.E261]/100" office:value-type="float" office:value="0.134044094814098" calcext:value-type="float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2]*100" office:value-type="float" office:value="0.0384615384615385" calcext:value-type="float">
            <text:p/>
          </table:table-cell>
          <table:table-cell/>
          <table:table-cell table:formula="of:=[.$A262]*[.B262]/100" office:value-type="float" office:value="0.10039781962522" calcext:value-type="float">
            <text:p/>
          </table:table-cell>
          <table:table-cell table:formula="of:=[.$A262]*[.C262]/100" office:value-type="float" office:value="0.10699768199692" calcext:value-type="float">
            <text:p/>
          </table:table-cell>
          <table:table-cell table:formula="of:=[.$A262]*[.D262]/100" office:value-type="float" office:value="0.13127094138704" calcext:value-type="float">
            <text:p/>
          </table:table-cell>
          <table:table-cell table:formula="of:=[.$A262]*[.E262]/100" office:value-type="float" office:value="0.13456163958172" calcext:value-type="float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3]*100" office:value-type="float" office:value="0.0383141762452107" calcext:value-type="float">
            <text:p/>
          </table:table-cell>
          <table:table-cell/>
          <table:table-cell table:formula="of:=[.$A263]*[.B263]/100" office:value-type="float" office:value="0.100783965085317" calcext:value-type="float">
            <text:p/>
          </table:table-cell>
          <table:table-cell table:formula="of:=[.$A263]*[.C263]/100" office:value-type="float" office:value="0.107409211543062" calcext:value-type="float">
            <text:p/>
          </table:table-cell>
          <table:table-cell table:formula="of:=[.$A263]*[.D263]/100" office:value-type="float" office:value="0.131775829623144" calcext:value-type="float">
            <text:p/>
          </table:table-cell>
          <table:table-cell table:formula="of:=[.$A263]*[.E263]/100" office:value-type="float" office:value="0.135079184349342" calcext:value-type="float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4]*100" office:value-type="float" office:value="0.0381679389312977" calcext:value-type="float">
            <text:p/>
          </table:table-cell>
          <table:table-cell/>
          <table:table-cell table:formula="of:=[.$A264]*[.B264]/100" office:value-type="float" office:value="0.101170110545414" calcext:value-type="float">
            <text:p/>
          </table:table-cell>
          <table:table-cell table:formula="of:=[.$A264]*[.C264]/100" office:value-type="float" office:value="0.107820741089204" calcext:value-type="float">
            <text:p/>
          </table:table-cell>
          <table:table-cell table:formula="of:=[.$A264]*[.D264]/100" office:value-type="float" office:value="0.132280717859248" calcext:value-type="float">
            <text:p/>
          </table:table-cell>
          <table:table-cell table:formula="of:=[.$A264]*[.E264]/100" office:value-type="float" office:value="0.135596729116964" calcext:value-type="float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5]*100" office:value-type="float" office:value="0.0380228136882129" calcext:value-type="float">
            <text:p/>
          </table:table-cell>
          <table:table-cell/>
          <table:table-cell table:formula="of:=[.$A265]*[.B265]/100" office:value-type="float" office:value="0.101556256005511" calcext:value-type="float">
            <text:p/>
          </table:table-cell>
          <table:table-cell table:formula="of:=[.$A265]*[.C265]/100" office:value-type="float" office:value="0.108232270635346" calcext:value-type="float">
            <text:p/>
          </table:table-cell>
          <table:table-cell table:formula="of:=[.$A265]*[.D265]/100" office:value-type="float" office:value="0.132785606095352" calcext:value-type="float">
            <text:p/>
          </table:table-cell>
          <table:table-cell table:formula="of:=[.$A265]*[.E265]/100" office:value-type="float" office:value="0.136114273884586" calcext:value-type="float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6]*100" office:value-type="float" office:value="0.0378787878787879" calcext:value-type="float">
            <text:p/>
          </table:table-cell>
          <table:table-cell/>
          <table:table-cell table:formula="of:=[.$A266]*[.B266]/100" office:value-type="float" office:value="0.099571647943152" calcext:value-type="float">
            <text:p/>
          </table:table-cell>
          <table:table-cell table:formula="of:=[.$A266]*[.C266]/100" office:value-type="float" office:value="0.108643800181488" calcext:value-type="float">
            <text:p/>
          </table:table-cell>
          <table:table-cell table:formula="of:=[.$A266]*[.D266]/100" office:value-type="float" office:value="0.121173176664936" calcext:value-type="float">
            <text:p/>
          </table:table-cell>
          <table:table-cell table:formula="of:=[.$A266]*[.E266]/100" office:value-type="float" office:value="0.136631818652208" calcext:value-type="float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7]*100" office:value-type="float" office:value="0.0377358490566038" calcext:value-type="float">
            <text:p/>
          </table:table-cell>
          <table:table-cell/>
          <table:table-cell table:formula="of:=[.$A267]*[.B267]/100" office:value-type="float" office:value="0.09994881327627" calcext:value-type="float">
            <text:p/>
          </table:table-cell>
          <table:table-cell table:formula="of:=[.$A267]*[.C267]/100" office:value-type="float" office:value="0.10682971075364" calcext:value-type="float">
            <text:p/>
          </table:table-cell>
          <table:table-cell table:formula="of:=[.$A267]*[.D267]/100" office:value-type="float" office:value="0.121632165970485" calcext:value-type="float">
            <text:p/>
          </table:table-cell>
          <table:table-cell table:formula="of:=[.$A267]*[.E267]/100" office:value-type="float" office:value="0.13714936341983" calcext:value-type="float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8]*100" office:value-type="float" office:value="0.037593984962406" calcext:value-type="float">
            <text:p/>
          </table:table-cell>
          <table:table-cell/>
          <table:table-cell table:formula="of:=[.$A268]*[.B268]/100" office:value-type="float" office:value="0.100325978609388" calcext:value-type="float">
            <text:p/>
          </table:table-cell>
          <table:table-cell table:formula="of:=[.$A268]*[.C268]/100" office:value-type="float" office:value="0.107232841737616" calcext:value-type="float">
            <text:p/>
          </table:table-cell>
          <table:table-cell table:formula="of:=[.$A268]*[.D268]/100" office:value-type="float" office:value="0.122091155276034" calcext:value-type="float">
            <text:p/>
          </table:table-cell>
          <table:table-cell table:formula="of:=[.$A268]*[.E268]/100" office:value-type="float" office:value="0.137666908187452" calcext:value-type="float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69]*100" office:value-type="float" office:value="0.0374531835205993" calcext:value-type="float">
            <text:p/>
          </table:table-cell>
          <table:table-cell/>
          <table:table-cell table:formula="of:=[.$A269]*[.B269]/100" office:value-type="float" office:value="0.100703143942506" calcext:value-type="float">
            <text:p/>
          </table:table-cell>
          <table:table-cell table:formula="of:=[.$A269]*[.C269]/100" office:value-type="float" office:value="0.107635972721592" calcext:value-type="float">
            <text:p/>
          </table:table-cell>
          <table:table-cell table:formula="of:=[.$A269]*[.D269]/100" office:value-type="float" office:value="0.122550144581583" calcext:value-type="float">
            <text:p/>
          </table:table-cell>
          <table:table-cell table:formula="of:=[.$A269]*[.E269]/100" office:value-type="float" office:value="0.138184452955074" calcext:value-type="float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70]*100" office:value-type="float" office:value="0.0373134328358209" calcext:value-type="float">
            <text:p/>
          </table:table-cell>
          <table:table-cell/>
          <table:table-cell table:formula="of:=[.$A270]*[.B270]/100" office:value-type="float" office:value="0.101080309275624" calcext:value-type="float">
            <text:p/>
          </table:table-cell>
          <table:table-cell table:formula="of:=[.$A270]*[.C270]/100" office:value-type="float" office:value="0.108039103705568" calcext:value-type="float">
            <text:p/>
          </table:table-cell>
          <table:table-cell table:formula="of:=[.$A270]*[.D270]/100" office:value-type="float" office:value="0.123009133887132" calcext:value-type="float">
            <text:p/>
          </table:table-cell>
          <table:table-cell table:formula="of:=[.$A270]*[.E270]/100" office:value-type="float" office:value="0.138701997722696" calcext:value-type="float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 table:formula="of:=0.1/[.A271]*100" office:value-type="float" office:value="0.0371747211895911" calcext:value-type="float">
            <text:p/>
          </table:table-cell>
          <table:table-cell/>
          <table:table-cell table:formula="of:=[.$A271]*[.B271]/100" office:value-type="float" office:value="0.099041820451391" calcext:value-type="float">
            <text:p/>
          </table:table-cell>
          <table:table-cell table:formula="of:=[.$A271]*[.C271]/100" office:value-type="float" office:value="0.108442234689544" calcext:value-type="float">
            <text:p/>
          </table:table-cell>
          <table:table-cell table:formula="of:=[.$A271]*[.D271]/100" office:value-type="float" office:value="0.123468123192681" calcext:value-type="float">
            <text:p/>
          </table:table-cell>
          <table:table-cell table:formula="of:=[.$A271]*[.E271]/100" office:value-type="float" office:value="0.139219542490318" calcext:value-type="float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2]*100" office:value-type="float" office:value="0.037037037037037" calcext:value-type="float">
            <text:p/>
          </table:table-cell>
          <table:table-cell/>
          <table:table-cell table:formula="of:=[.$A272]*[.B272]/100" office:value-type="float" office:value="0.09941000565753" calcext:value-type="float">
            <text:p/>
          </table:table-cell>
          <table:table-cell table:formula="of:=[.$A272]*[.C272]/100" office:value-type="float" office:value="0.10884536567352" calcext:value-type="float">
            <text:p/>
          </table:table-cell>
          <table:table-cell table:formula="of:=[.$A272]*[.D272]/100" office:value-type="float" office:value="0.12392711249823" calcext:value-type="float">
            <text:p/>
          </table:table-cell>
          <table:table-cell table:formula="of:=[.$A272]*[.E272]/100" office:value-type="float" office:value="0.1257633785322" calcext:value-type="float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3]*100" office:value-type="float" office:value="0.03690036900369" calcext:value-type="float">
            <text:p/>
          </table:table-cell>
          <table:table-cell/>
          <table:table-cell table:formula="of:=[.$A273]*[.B273]/100" office:value-type="float" office:value="0.099778190863669" calcext:value-type="float">
            <text:p/>
          </table:table-cell>
          <table:table-cell table:formula="of:=[.$A273]*[.C273]/100" office:value-type="float" office:value="0.109248496657496" calcext:value-type="float">
            <text:p/>
          </table:table-cell>
          <table:table-cell table:formula="of:=[.$A273]*[.D273]/100" office:value-type="float" office:value="0.124386101803779" calcext:value-type="float">
            <text:p/>
          </table:table-cell>
          <table:table-cell table:formula="of:=[.$A273]*[.E273]/100" office:value-type="float" office:value="0.12622916882306" calcext:value-type="float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4]*100" office:value-type="float" office:value="0.0367647058823529" calcext:value-type="float">
            <text:p/>
          </table:table-cell>
          <table:table-cell/>
          <table:table-cell table:formula="of:=[.$A274]*[.B274]/100" office:value-type="float" office:value="0.100146376069808" calcext:value-type="float">
            <text:p/>
          </table:table-cell>
          <table:table-cell table:formula="of:=[.$A274]*[.C274]/100" office:value-type="float" office:value="0.107367218732048" calcext:value-type="float">
            <text:p/>
          </table:table-cell>
          <table:table-cell table:formula="of:=[.$A274]*[.D274]/100" office:value-type="float" office:value="0.124845091109328" calcext:value-type="float">
            <text:p/>
          </table:table-cell>
          <table:table-cell table:formula="of:=[.$A274]*[.E274]/100" office:value-type="float" office:value="0.12669495911392" calcext:value-type="float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5]*100" office:value-type="float" office:value="0.0366300366300366" calcext:value-type="float">
            <text:p/>
          </table:table-cell>
          <table:table-cell/>
          <table:table-cell table:formula="of:=[.$A275]*[.B275]/100" office:value-type="float" office:value="0.09806298661068" calcext:value-type="float">
            <text:p/>
          </table:table-cell>
          <table:table-cell table:formula="of:=[.$A275]*[.C275]/100" office:value-type="float" office:value="0.107761951153857" calcext:value-type="float">
            <text:p/>
          </table:table-cell>
          <table:table-cell table:formula="of:=[.$A275]*[.D275]/100" office:value-type="float" office:value="0.125304080414877" calcext:value-type="float">
            <text:p/>
          </table:table-cell>
          <table:table-cell table:formula="of:=[.$A275]*[.E275]/100" office:value-type="float" office:value="0.12716074940478" calcext:value-type="float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6]*100" office:value-type="float" office:value="0.0364963503649635" calcext:value-type="float">
            <text:p/>
          </table:table-cell>
          <table:table-cell/>
          <table:table-cell table:formula="of:=[.$A276]*[.B276]/100" office:value-type="float" office:value="0.09842219168984" calcext:value-type="float">
            <text:p/>
          </table:table-cell>
          <table:table-cell table:formula="of:=[.$A276]*[.C276]/100" office:value-type="float" office:value="0.108156683575666" calcext:value-type="float">
            <text:p/>
          </table:table-cell>
          <table:table-cell table:formula="of:=[.$A276]*[.D276]/100" office:value-type="float" office:value="0.125763069720426" calcext:value-type="float">
            <text:p/>
          </table:table-cell>
          <table:table-cell table:formula="of:=[.$A276]*[.E276]/100" office:value-type="float" office:value="0.12762653969564" calcext:value-type="float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7]*100" office:value-type="float" office:value="0.0363636363636364" calcext:value-type="float">
            <text:p/>
          </table:table-cell>
          <table:table-cell/>
          <table:table-cell table:formula="of:=[.$A277]*[.B277]/100" office:value-type="float" office:value="0.098781396769" calcext:value-type="float">
            <text:p/>
          </table:table-cell>
          <table:table-cell table:formula="of:=[.$A277]*[.C277]/100" office:value-type="float" office:value="0.106241811401825" calcext:value-type="float">
            <text:p/>
          </table:table-cell>
          <table:table-cell table:formula="of:=[.$A277]*[.D277]/100" office:value-type="float" office:value="0.126222059025975" calcext:value-type="float">
            <text:p/>
          </table:table-cell>
          <table:table-cell table:formula="of:=[.$A277]*[.E277]/100" office:value-type="float" office:value="0.1280923299865" calcext:value-type="float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8]*100" office:value-type="float" office:value="0.036231884057971" calcext:value-type="float">
            <text:p/>
          </table:table-cell>
          <table:table-cell/>
          <table:table-cell table:formula="of:=[.$A278]*[.B278]/100" office:value-type="float" office:value="0.09914060184816" calcext:value-type="float">
            <text:p/>
          </table:table-cell>
          <table:table-cell table:formula="of:=[.$A278]*[.C278]/100" office:value-type="float" office:value="0.106628145261468" calcext:value-type="float">
            <text:p/>
          </table:table-cell>
          <table:table-cell table:formula="of:=[.$A278]*[.D278]/100" office:value-type="float" office:value="0.126681048331524" calcext:value-type="float">
            <text:p/>
          </table:table-cell>
          <table:table-cell table:formula="of:=[.$A278]*[.E278]/100" office:value-type="float" office:value="0.12855812027736" calcext:value-type="float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79]*100" office:value-type="float" office:value="0.036101083032491" calcext:value-type="float">
            <text:p/>
          </table:table-cell>
          <table:table-cell/>
          <table:table-cell table:formula="of:=[.$A279]*[.B279]/100" office:value-type="float" office:value="0.09949980692732" calcext:value-type="float">
            <text:p/>
          </table:table-cell>
          <table:table-cell table:formula="of:=[.$A279]*[.C279]/100" office:value-type="float" office:value="0.107014479121111" calcext:value-type="float">
            <text:p/>
          </table:table-cell>
          <table:table-cell table:formula="of:=[.$A279]*[.D279]/100" office:value-type="float" office:value="0.127140037637073" calcext:value-type="float">
            <text:p/>
          </table:table-cell>
          <table:table-cell table:formula="of:=[.$A279]*[.E279]/100" office:value-type="float" office:value="0.12902391056822" calcext:value-type="float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0]*100" office:value-type="float" office:value="0.0359712230215827" calcext:value-type="float">
            <text:p/>
          </table:table-cell>
          <table:table-cell/>
          <table:table-cell table:formula="of:=[.$A280]*[.B280]/100" office:value-type="float" office:value="0.097362536706318" calcext:value-type="float">
            <text:p/>
          </table:table-cell>
          <table:table-cell table:formula="of:=[.$A280]*[.C280]/100" office:value-type="float" office:value="0.107400812980754" calcext:value-type="float">
            <text:p/>
          </table:table-cell>
          <table:table-cell table:formula="of:=[.$A280]*[.D280]/100" office:value-type="float" office:value="0.127599026942622" calcext:value-type="float">
            <text:p/>
          </table:table-cell>
          <table:table-cell table:formula="of:=[.$A280]*[.E280]/100" office:value-type="float" office:value="0.12948970085908" calcext:value-type="float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1]*100" office:value-type="float" office:value="0.03584229390681" calcext:value-type="float">
            <text:p/>
          </table:table-cell>
          <table:table-cell/>
          <table:table-cell table:formula="of:=[.$A281]*[.B281]/100" office:value-type="float" office:value="0.097712761658499" calcext:value-type="float">
            <text:p/>
          </table:table-cell>
          <table:table-cell table:formula="of:=[.$A281]*[.C281]/100" office:value-type="float" office:value="0.107787146840397" calcext:value-type="float">
            <text:p/>
          </table:table-cell>
          <table:table-cell table:formula="of:=[.$A281]*[.D281]/100" office:value-type="float" office:value="0.128058016248171" calcext:value-type="float">
            <text:p/>
          </table:table-cell>
          <table:table-cell table:formula="of:=[.$A281]*[.E281]/100" office:value-type="float" office:value="0.12995549114994" calcext:value-type="float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2]*100" office:value-type="float" office:value="0.0357142857142857" calcext:value-type="float">
            <text:p/>
          </table:table-cell>
          <table:table-cell/>
          <table:table-cell table:formula="of:=[.$A282]*[.B282]/100" office:value-type="float" office:value="0.09806298661068" calcext:value-type="float">
            <text:p/>
          </table:table-cell>
          <table:table-cell table:formula="of:=[.$A282]*[.C282]/100" office:value-type="float" office:value="0.10817348070004" calcext:value-type="float">
            <text:p/>
          </table:table-cell>
          <table:table-cell table:formula="of:=[.$A282]*[.D282]/100" office:value-type="float" office:value="0.12851700555372" calcext:value-type="float">
            <text:p/>
          </table:table-cell>
          <table:table-cell table:formula="of:=[.$A282]*[.E282]/100" office:value-type="float" office:value="0.1304212814408" calcext:value-type="float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3]*100" office:value-type="float" office:value="0.0355871886120996" calcext:value-type="float">
            <text:p/>
          </table:table-cell>
          <table:table-cell/>
          <table:table-cell table:formula="of:=[.$A283]*[.B283]/100" office:value-type="float" office:value="0.098413211562861" calcext:value-type="float">
            <text:p/>
          </table:table-cell>
          <table:table-cell table:formula="of:=[.$A283]*[.C283]/100" office:value-type="float" office:value="0.108559814559683" calcext:value-type="float">
            <text:p/>
          </table:table-cell>
          <table:table-cell table:formula="of:=[.$A283]*[.D283]/100" office:value-type="float" office:value="0.128975994859269" calcext:value-type="float">
            <text:p/>
          </table:table-cell>
          <table:table-cell table:formula="of:=[.$A283]*[.E283]/100" office:value-type="float" office:value="0.13088707173166" calcext:value-type="float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4]*100" office:value-type="float" office:value="0.0354609929078014" calcext:value-type="float">
            <text:p/>
          </table:table-cell>
          <table:table-cell/>
          <table:table-cell table:formula="of:=[.$A284]*[.B284]/100" office:value-type="float" office:value="0.098763436515042" calcext:value-type="float">
            <text:p/>
          </table:table-cell>
          <table:table-cell table:formula="of:=[.$A284]*[.C284]/100" office:value-type="float" office:value="0.106577753888514" calcext:value-type="float">
            <text:p/>
          </table:table-cell>
          <table:table-cell table:formula="of:=[.$A284]*[.D284]/100" office:value-type="float" office:value="0.129434984164818" calcext:value-type="float">
            <text:p/>
          </table:table-cell>
          <table:table-cell table:formula="of:=[.$A284]*[.E284]/100" office:value-type="float" office:value="0.13135286202252" calcext:value-type="float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5]*100" office:value-type="float" office:value="0.0353356890459364" calcext:value-type="float">
            <text:p/>
          </table:table-cell>
          <table:table-cell/>
          <table:table-cell table:formula="of:=[.$A285]*[.B285]/100" office:value-type="float" office:value="0.099113661467223" calcext:value-type="float">
            <text:p/>
          </table:table-cell>
          <table:table-cell table:formula="of:=[.$A285]*[.C285]/100" office:value-type="float" office:value="0.106955689185991" calcext:value-type="float">
            <text:p/>
          </table:table-cell>
          <table:table-cell table:formula="of:=[.$A285]*[.D285]/100" office:value-type="float" office:value="0.129893973470367" calcext:value-type="float">
            <text:p/>
          </table:table-cell>
          <table:table-cell table:formula="of:=[.$A285]*[.E285]/100" office:value-type="float" office:value="0.13181865231338" calcext:value-type="float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6]*100" office:value-type="float" office:value="0.0352112676056338" calcext:value-type="float">
            <text:p/>
          </table:table-cell>
          <table:table-cell/>
          <table:table-cell table:formula="of:=[.$A286]*[.B286]/100" office:value-type="float" office:value="0.099463886419404" calcext:value-type="float">
            <text:p/>
          </table:table-cell>
          <table:table-cell table:formula="of:=[.$A286]*[.C286]/100" office:value-type="float" office:value="0.107333624483468" calcext:value-type="float">
            <text:p/>
          </table:table-cell>
          <table:table-cell table:formula="of:=[.$A286]*[.D286]/100" office:value-type="float" office:value="0.130352962775916" calcext:value-type="float">
            <text:p/>
          </table:table-cell>
          <table:table-cell table:formula="of:=[.$A286]*[.E286]/100" office:value-type="float" office:value="0.13228444260424" calcext:value-type="float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7]*100" office:value-type="float" office:value="0.0350877192982456" calcext:value-type="float">
            <text:p/>
          </table:table-cell>
          <table:table-cell/>
          <table:table-cell table:formula="of:=[.$A287]*[.B287]/100" office:value-type="float" office:value="0.099814111371585" calcext:value-type="float">
            <text:p/>
          </table:table-cell>
          <table:table-cell table:formula="of:=[.$A287]*[.C287]/100" office:value-type="float" office:value="0.107711559780945" calcext:value-type="float">
            <text:p/>
          </table:table-cell>
          <table:table-cell table:formula="of:=[.$A287]*[.D287]/100" office:value-type="float" office:value="0.130811952081465" calcext:value-type="float">
            <text:p/>
          </table:table-cell>
          <table:table-cell table:formula="of:=[.$A287]*[.E287]/100" office:value-type="float" office:value="0.1327502328951" calcext:value-type="float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8]*100" office:value-type="float" office:value="0.034965034965035" calcext:value-type="float">
            <text:p/>
          </table:table-cell>
          <table:table-cell/>
          <table:table-cell table:formula="of:=[.$A288]*[.B288]/100" office:value-type="float" office:value="0.100164336323766" calcext:value-type="float">
            <text:p/>
          </table:table-cell>
          <table:table-cell table:formula="of:=[.$A288]*[.C288]/100" office:value-type="float" office:value="0.105687506298946" calcext:value-type="float">
            <text:p/>
          </table:table-cell>
          <table:table-cell table:formula="of:=[.$A288]*[.D288]/100" office:value-type="float" office:value="0.131270941387014" calcext:value-type="float">
            <text:p/>
          </table:table-cell>
          <table:table-cell table:formula="of:=[.$A288]*[.E288]/100" office:value-type="float" office:value="0.13321602318596" calcext:value-type="float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89]*100" office:value-type="float" office:value="0.0348432055749129" calcext:value-type="float">
            <text:p/>
          </table:table-cell>
          <table:table-cell/>
          <table:table-cell table:formula="of:=[.$A289]*[.B289]/100" office:value-type="float" office:value="0.100514561275947" calcext:value-type="float">
            <text:p/>
          </table:table-cell>
          <table:table-cell table:formula="of:=[.$A289]*[.C289]/100" office:value-type="float" office:value="0.106057043034257" calcext:value-type="float">
            <text:p/>
          </table:table-cell>
          <table:table-cell table:formula="of:=[.$A289]*[.D289]/100" office:value-type="float" office:value="0.131729930692563" calcext:value-type="float">
            <text:p/>
          </table:table-cell>
          <table:table-cell table:formula="of:=[.$A289]*[.E289]/100" office:value-type="float" office:value="0.13368181347682" calcext:value-type="float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0]*100" office:value-type="float" office:value="0.0347222222222222" calcext:value-type="float">
            <text:p/>
          </table:table-cell>
          <table:table-cell/>
          <table:table-cell table:formula="of:=[.$A290]*[.B290]/100" office:value-type="float" office:value="0.098278509658176" calcext:value-type="float">
            <text:p/>
          </table:table-cell>
          <table:table-cell table:formula="of:=[.$A290]*[.C290]/100" office:value-type="float" office:value="0.106426579769568" calcext:value-type="float">
            <text:p/>
          </table:table-cell>
          <table:table-cell table:formula="of:=[.$A290]*[.D290]/100" office:value-type="float" office:value="0.132188919998112" calcext:value-type="float">
            <text:p/>
          </table:table-cell>
          <table:table-cell table:formula="of:=[.$A290]*[.E290]/100" office:value-type="float" office:value="0.13414760376768" calcext:value-type="float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1]*100" office:value-type="float" office:value="0.0346020761245675" calcext:value-type="float">
            <text:p/>
          </table:table-cell>
          <table:table-cell/>
          <table:table-cell table:formula="of:=[.$A291]*[.B291]/100" office:value-type="float" office:value="0.098619754483378" calcext:value-type="float">
            <text:p/>
          </table:table-cell>
          <table:table-cell table:formula="of:=[.$A291]*[.C291]/100" office:value-type="float" office:value="0.104368932038905" calcext:value-type="float">
            <text:p/>
          </table:table-cell>
          <table:table-cell table:formula="of:=[.$A291]*[.D291]/100" office:value-type="float" office:value="0.132647909303661" calcext:value-type="float">
            <text:p/>
          </table:table-cell>
          <table:table-cell table:formula="of:=[.$A291]*[.E291]/100" office:value-type="float" office:value="0.13461339405854" calcext:value-type="float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2]*100" office:value-type="float" office:value="0.0344827586206897" calcext:value-type="float">
            <text:p/>
          </table:table-cell>
          <table:table-cell/>
          <table:table-cell table:formula="of:=[.$A292]*[.B292]/100" office:value-type="float" office:value="0.09896099930858" calcext:value-type="float">
            <text:p/>
          </table:table-cell>
          <table:table-cell table:formula="of:=[.$A292]*[.C292]/100" office:value-type="float" office:value="0.10473007021205" calcext:value-type="float">
            <text:p/>
          </table:table-cell>
          <table:table-cell table:formula="of:=[.$A292]*[.D292]/100" office:value-type="float" office:value="0.11979620874826" calcext:value-type="float">
            <text:p/>
          </table:table-cell>
          <table:table-cell table:formula="of:=[.$A292]*[.E292]/100" office:value-type="float" office:value="0.1350791843494" calcext:value-type="float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3]*100" office:value-type="float" office:value="0.0343642611683849" calcext:value-type="float">
            <text:p/>
          </table:table-cell>
          <table:table-cell/>
          <table:table-cell table:formula="of:=[.$A293]*[.B293]/100" office:value-type="float" office:value="0.099302244133782" calcext:value-type="float">
            <text:p/>
          </table:table-cell>
          <table:table-cell table:formula="of:=[.$A293]*[.C293]/100" office:value-type="float" office:value="0.105091208385195" calcext:value-type="float">
            <text:p/>
          </table:table-cell>
          <table:table-cell table:formula="of:=[.$A293]*[.D293]/100" office:value-type="float" office:value="0.120209299123254" calcext:value-type="float">
            <text:p/>
          </table:table-cell>
          <table:table-cell table:formula="of:=[.$A293]*[.E293]/100" office:value-type="float" office:value="0.13554497464026" calcext:value-type="float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4]*100" office:value-type="float" office:value="0.0342465753424658" calcext:value-type="float">
            <text:p/>
          </table:table-cell>
          <table:table-cell/>
          <table:table-cell table:formula="of:=[.$A294]*[.B294]/100" office:value-type="float" office:value="0.099643488958984" calcext:value-type="float">
            <text:p/>
          </table:table-cell>
          <table:table-cell table:formula="of:=[.$A294]*[.C294]/100" office:value-type="float" office:value="0.10545234655834" calcext:value-type="float">
            <text:p/>
          </table:table-cell>
          <table:table-cell table:formula="of:=[.$A294]*[.D294]/100" office:value-type="float" office:value="0.120622389498248" calcext:value-type="float">
            <text:p/>
          </table:table-cell>
          <table:table-cell table:formula="of:=[.$A294]*[.E294]/100" office:value-type="float" office:value="0.13601076493112" calcext:value-type="float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5]*100" office:value-type="float" office:value="0.0341296928327645" calcext:value-type="float">
            <text:p/>
          </table:table-cell>
          <table:table-cell/>
          <table:table-cell table:formula="of:=[.$A295]*[.B295]/100" office:value-type="float" office:value="0.097353556579339" calcext:value-type="float">
            <text:p/>
          </table:table-cell>
          <table:table-cell table:formula="of:=[.$A295]*[.C295]/100" office:value-type="float" office:value="0.105813484731485" calcext:value-type="float">
            <text:p/>
          </table:table-cell>
          <table:table-cell table:formula="of:=[.$A295]*[.D295]/100" office:value-type="float" office:value="0.121035479873242" calcext:value-type="float">
            <text:p/>
          </table:table-cell>
          <table:table-cell table:formula="of:=[.$A295]*[.E295]/100" office:value-type="float" office:value="0.13647655522198" calcext:value-type="float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6]*100" office:value-type="float" office:value="0.0340136054421769" calcext:value-type="float">
            <text:p/>
          </table:table-cell>
          <table:table-cell/>
          <table:table-cell table:formula="of:=[.$A296]*[.B296]/100" office:value-type="float" office:value="0.097685821277562" calcext:value-type="float">
            <text:p/>
          </table:table-cell>
          <table:table-cell table:formula="of:=[.$A296]*[.C296]/100" office:value-type="float" office:value="0.10617462290463" calcext:value-type="float">
            <text:p/>
          </table:table-cell>
          <table:table-cell table:formula="of:=[.$A296]*[.D296]/100" office:value-type="float" office:value="0.121448570248236" calcext:value-type="float">
            <text:p/>
          </table:table-cell>
          <table:table-cell table:formula="of:=[.$A296]*[.E296]/100" office:value-type="float" office:value="0.13694234551284" calcext:value-type="float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7]*100" office:value-type="float" office:value="0.0338983050847458" calcext:value-type="float">
            <text:p/>
          </table:table-cell>
          <table:table-cell/>
          <table:table-cell table:formula="of:=[.$A297]*[.B297]/100" office:value-type="float" office:value="0.098018085975785" calcext:value-type="float">
            <text:p/>
          </table:table-cell>
          <table:table-cell table:formula="of:=[.$A297]*[.C297]/100" office:value-type="float" office:value="0.104058185238805" calcext:value-type="float">
            <text:p/>
          </table:table-cell>
          <table:table-cell table:formula="of:=[.$A297]*[.D297]/100" office:value-type="float" office:value="0.12186166062323" calcext:value-type="float">
            <text:p/>
          </table:table-cell>
          <table:table-cell table:formula="of:=[.$A297]*[.E297]/100" office:value-type="float" office:value="0.1374081358037" calcext:value-type="float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8]*100" office:value-type="float" office:value="0.0337837837837838" calcext:value-type="float">
            <text:p/>
          </table:table-cell>
          <table:table-cell/>
          <table:table-cell table:formula="of:=[.$A298]*[.B298]/100" office:value-type="float" office:value="0.098350350674008" calcext:value-type="float">
            <text:p/>
          </table:table-cell>
          <table:table-cell table:formula="of:=[.$A298]*[.C298]/100" office:value-type="float" office:value="0.104410924849784" calcext:value-type="float">
            <text:p/>
          </table:table-cell>
          <table:table-cell table:formula="of:=[.$A298]*[.D298]/100" office:value-type="float" office:value="0.122274750998224" calcext:value-type="float">
            <text:p/>
          </table:table-cell>
          <table:table-cell table:formula="of:=[.$A298]*[.E298]/100" office:value-type="float" office:value="0.13787392609456" calcext:value-type="float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299]*100" office:value-type="float" office:value="0.0336700336700337" calcext:value-type="float">
            <text:p/>
          </table:table-cell>
          <table:table-cell/>
          <table:table-cell table:formula="of:=[.$A299]*[.B299]/100" office:value-type="float" office:value="0.098682615372231" calcext:value-type="float">
            <text:p/>
          </table:table-cell>
          <table:table-cell table:formula="of:=[.$A299]*[.C299]/100" office:value-type="float" office:value="0.104763664460763" calcext:value-type="float">
            <text:p/>
          </table:table-cell>
          <table:table-cell table:formula="of:=[.$A299]*[.D299]/100" office:value-type="float" office:value="0.122687841373218" calcext:value-type="float">
            <text:p/>
          </table:table-cell>
          <table:table-cell table:formula="of:=[.$A299]*[.E299]/100" office:value-type="float" office:value="0.13833971638542" calcext:value-type="float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300]*100" office:value-type="float" office:value="0.0335570469798658" calcext:value-type="float">
            <text:p/>
          </table:table-cell>
          <table:table-cell/>
          <table:table-cell table:formula="of:=[.$A300]*[.B300]/100" office:value-type="float" office:value="0.099014880070454" calcext:value-type="float">
            <text:p/>
          </table:table-cell>
          <table:table-cell table:formula="of:=[.$A300]*[.C300]/100" office:value-type="float" office:value="0.105116404071742" calcext:value-type="float">
            <text:p/>
          </table:table-cell>
          <table:table-cell table:formula="of:=[.$A300]*[.D300]/100" office:value-type="float" office:value="0.123100931748212" calcext:value-type="float">
            <text:p/>
          </table:table-cell>
          <table:table-cell table:formula="of:=[.$A300]*[.E300]/100" office:value-type="float" office:value="0.13880550667628" calcext:value-type="float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301]*100" office:value-type="float" office:value="0.0334448160535117" calcext:value-type="float">
            <text:p/>
          </table:table-cell>
          <table:table-cell/>
          <table:table-cell table:formula="of:=[.$A301]*[.B301]/100" office:value-type="float" office:value="0.099347144768677" calcext:value-type="float">
            <text:p/>
          </table:table-cell>
          <table:table-cell table:formula="of:=[.$A301]*[.C301]/100" office:value-type="float" office:value="0.105469143682721" calcext:value-type="float">
            <text:p/>
          </table:table-cell>
          <table:table-cell table:formula="of:=[.$A301]*[.D301]/100" office:value-type="float" office:value="0.123514022123206" calcext:value-type="float">
            <text:p/>
          </table:table-cell>
          <table:table-cell table:formula="of:=[.$A301]*[.E301]/100" office:value-type="float" office:value="0.13927129696714" calcext:value-type="float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302]*100" office:value-type="float" office:value="0.0333333333333333" calcext:value-type="float">
            <text:p/>
          </table:table-cell>
          <table:table-cell/>
          <table:table-cell table:formula="of:=[.$A302]*[.B302]/100" office:value-type="float" office:value="0.0996794094669" calcext:value-type="float">
            <text:p/>
          </table:table-cell>
          <table:table-cell table:formula="of:=[.$A302]*[.C302]/100" office:value-type="float" office:value="0.1058218832937" calcext:value-type="float">
            <text:p/>
          </table:table-cell>
          <table:table-cell table:formula="of:=[.$A302]*[.D302]/100" office:value-type="float" office:value="0.1239271124982" calcext:value-type="float">
            <text:p/>
          </table:table-cell>
          <table:table-cell table:formula="of:=[.$A302]*[.E302]/100" office:value-type="float" office:value="0.139737087258" calcext:value-type="float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 table:formula="of:=0.1/[.A303]*100" office:value-type="float" office:value="0.0332225913621262" calcext:value-type="float">
            <text:p/>
          </table:table-cell>
          <table:table-cell/>
          <table:table-cell table:formula="of:=[.$A303]*[.B303]/100" office:value-type="float" office:value="0.097308655944444" calcext:value-type="float">
            <text:p/>
          </table:table-cell>
          <table:table-cell table:formula="of:=[.$A303]*[.C303]/100" office:value-type="float" office:value="0.106174622904679" calcext:value-type="float">
            <text:p/>
          </table:table-cell>
          <table:table-cell table:formula="of:=[.$A303]*[.D303]/100" office:value-type="float" office:value="0.124340202873194" calcext:value-type="float">
            <text:p/>
          </table:table-cell>
          <table:table-cell table:formula="of:=[.$A303]*[.E303]/100" office:value-type="float" office:value="0.14020287754886" calcext:value-type="float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4]*100" office:value-type="float" office:value="0.033112582781457" calcext:value-type="float">
            <text:p/>
          </table:table-cell>
          <table:table-cell/>
          <table:table-cell table:formula="of:=[.$A304]*[.B304]/100" office:value-type="float" office:value="0.097631940515688" calcext:value-type="float">
            <text:p/>
          </table:table-cell>
          <table:table-cell table:formula="of:=[.$A304]*[.C304]/100" office:value-type="float" office:value="0.106527362515658" calcext:value-type="float">
            <text:p/>
          </table:table-cell>
          <table:table-cell table:formula="of:=[.$A304]*[.D304]/100" office:value-type="float" office:value="0.124753293248188" calcext:value-type="float">
            <text:p/>
          </table:table-cell>
          <table:table-cell table:formula="of:=[.$A304]*[.E304]/100" office:value-type="float" office:value="0.125038815857596" calcext:value-type="float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5]*100" office:value-type="float" office:value="0.033003300330033" calcext:value-type="float">
            <text:p/>
          </table:table-cell>
          <table:table-cell/>
          <table:table-cell table:formula="of:=[.$A305]*[.B305]/100" office:value-type="float" office:value="0.097955225086932" calcext:value-type="float">
            <text:p/>
          </table:table-cell>
          <table:table-cell table:formula="of:=[.$A305]*[.C305]/100" office:value-type="float" office:value="0.104335337790036" calcext:value-type="float">
            <text:p/>
          </table:table-cell>
          <table:table-cell table:formula="of:=[.$A305]*[.D305]/100" office:value-type="float" office:value="0.125166383623182" calcext:value-type="float">
            <text:p/>
          </table:table-cell>
          <table:table-cell table:formula="of:=[.$A305]*[.E305]/100" office:value-type="float" office:value="0.125452851671694" calcext:value-type="float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6]*100" office:value-type="float" office:value="0.0328947368421053" calcext:value-type="float">
            <text:p/>
          </table:table-cell>
          <table:table-cell/>
          <table:table-cell table:formula="of:=[.$A306]*[.B306]/100" office:value-type="float" office:value="0.098278509658176" calcext:value-type="float">
            <text:p/>
          </table:table-cell>
          <table:table-cell table:formula="of:=[.$A306]*[.C306]/100" office:value-type="float" office:value="0.104679678838848" calcext:value-type="float">
            <text:p/>
          </table:table-cell>
          <table:table-cell table:formula="of:=[.$A306]*[.D306]/100" office:value-type="float" office:value="0.125579473998176" calcext:value-type="float">
            <text:p/>
          </table:table-cell>
          <table:table-cell table:formula="of:=[.$A306]*[.E306]/100" office:value-type="float" office:value="0.125866887485792" calcext:value-type="float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7]*100" office:value-type="float" office:value="0.0327868852459016" calcext:value-type="float">
            <text:p/>
          </table:table-cell>
          <table:table-cell/>
          <table:table-cell table:formula="of:=[.$A307]*[.B307]/100" office:value-type="float" office:value="0.09860179422942" calcext:value-type="float">
            <text:p/>
          </table:table-cell>
          <table:table-cell table:formula="of:=[.$A307]*[.C307]/100" office:value-type="float" office:value="0.10502401988766" calcext:value-type="float">
            <text:p/>
          </table:table-cell>
          <table:table-cell table:formula="of:=[.$A307]*[.D307]/100" office:value-type="float" office:value="0.12599256437317" calcext:value-type="float">
            <text:p/>
          </table:table-cell>
          <table:table-cell table:formula="of:=[.$A307]*[.E307]/100" office:value-type="float" office:value="0.12628092329989" calcext:value-type="float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8]*100" office:value-type="float" office:value="0.0326797385620915" calcext:value-type="float">
            <text:p/>
          </table:table-cell>
          <table:table-cell/>
          <table:table-cell table:formula="of:=[.$A308]*[.B308]/100" office:value-type="float" office:value="0.098925078800664" calcext:value-type="float">
            <text:p/>
          </table:table-cell>
          <table:table-cell table:formula="of:=[.$A308]*[.C308]/100" office:value-type="float" office:value="0.105368360936472" calcext:value-type="float">
            <text:p/>
          </table:table-cell>
          <table:table-cell table:formula="of:=[.$A308]*[.D308]/100" office:value-type="float" office:value="0.126405654748164" calcext:value-type="float">
            <text:p/>
          </table:table-cell>
          <table:table-cell table:formula="of:=[.$A308]*[.E308]/100" office:value-type="float" office:value="0.126694959113988" calcext:value-type="float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09]*100" office:value-type="float" office:value="0.0325732899022801" calcext:value-type="float">
            <text:p/>
          </table:table-cell>
          <table:table-cell/>
          <table:table-cell table:formula="of:=[.$A309]*[.B309]/100" office:value-type="float" office:value="0.099248363371908" calcext:value-type="float">
            <text:p/>
          </table:table-cell>
          <table:table-cell table:formula="of:=[.$A309]*[.C309]/100" office:value-type="float" office:value="0.105712701985284" calcext:value-type="float">
            <text:p/>
          </table:table-cell>
          <table:table-cell table:formula="of:=[.$A309]*[.D309]/100" office:value-type="float" office:value="0.126818745123158" calcext:value-type="float">
            <text:p/>
          </table:table-cell>
          <table:table-cell table:formula="of:=[.$A309]*[.E309]/100" office:value-type="float" office:value="0.127108994928086" calcext:value-type="float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0]*100" office:value-type="float" office:value="0.0324675324675325" calcext:value-type="float">
            <text:p/>
          </table:table-cell>
          <table:table-cell/>
          <table:table-cell table:formula="of:=[.$A310]*[.B310]/100" office:value-type="float" office:value="0.099571647943152" calcext:value-type="float">
            <text:p/>
          </table:table-cell>
          <table:table-cell table:formula="of:=[.$A310]*[.C310]/100" office:value-type="float" office:value="0.106057043034096" calcext:value-type="float">
            <text:p/>
          </table:table-cell>
          <table:table-cell table:formula="of:=[.$A310]*[.D310]/100" office:value-type="float" office:value="0.127231835498152" calcext:value-type="float">
            <text:p/>
          </table:table-cell>
          <table:table-cell table:formula="of:=[.$A310]*[.E310]/100" office:value-type="float" office:value="0.127523030742184" calcext:value-type="float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1]*100" office:value-type="float" office:value="0.0323624595469256" calcext:value-type="float">
            <text:p/>
          </table:table-cell>
          <table:table-cell/>
          <table:table-cell table:formula="of:=[.$A311]*[.B311]/100" office:value-type="float" office:value="0.097120073277885" calcext:value-type="float">
            <text:p/>
          </table:table-cell>
          <table:table-cell table:formula="of:=[.$A311]*[.C311]/100" office:value-type="float" office:value="0.106401384082908" calcext:value-type="float">
            <text:p/>
          </table:table-cell>
          <table:table-cell table:formula="of:=[.$A311]*[.D311]/100" office:value-type="float" office:value="0.127644925873146" calcext:value-type="float">
            <text:p/>
          </table:table-cell>
          <table:table-cell table:formula="of:=[.$A311]*[.E311]/100" office:value-type="float" office:value="0.127937066556282" calcext:value-type="float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2]*100" office:value-type="float" office:value="0.032258064516129" calcext:value-type="float">
            <text:p/>
          </table:table-cell>
          <table:table-cell/>
          <table:table-cell table:formula="of:=[.$A312]*[.B312]/100" office:value-type="float" office:value="0.09743437772215" calcext:value-type="float">
            <text:p/>
          </table:table-cell>
          <table:table-cell table:formula="of:=[.$A312]*[.C312]/100" office:value-type="float" office:value="0.10674572513172" calcext:value-type="float">
            <text:p/>
          </table:table-cell>
          <table:table-cell table:formula="of:=[.$A312]*[.D312]/100" office:value-type="float" office:value="0.12805801624814" calcext:value-type="float">
            <text:p/>
          </table:table-cell>
          <table:table-cell table:formula="of:=[.$A312]*[.E312]/100" office:value-type="float" office:value="0.12835110237038" calcext:value-type="float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3]*100" office:value-type="float" office:value="0.0321543408360129" calcext:value-type="float">
            <text:p/>
          </table:table-cell>
          <table:table-cell/>
          <table:table-cell table:formula="of:=[.$A313]*[.B313]/100" office:value-type="float" office:value="0.097748682166415" calcext:value-type="float">
            <text:p/>
          </table:table-cell>
          <table:table-cell table:formula="of:=[.$A313]*[.C313]/100" office:value-type="float" office:value="0.107090066180532" calcext:value-type="float">
            <text:p/>
          </table:table-cell>
          <table:table-cell table:formula="of:=[.$A313]*[.D313]/100" office:value-type="float" office:value="0.128471106623134" calcext:value-type="float">
            <text:p/>
          </table:table-cell>
          <table:table-cell table:formula="of:=[.$A313]*[.E313]/100" office:value-type="float" office:value="0.128765138184478" calcext:value-type="float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4]*100" office:value-type="float" office:value="0.032051282051282" calcext:value-type="float">
            <text:p/>
          </table:table-cell>
          <table:table-cell/>
          <table:table-cell table:formula="of:=[.$A314]*[.B314]/100" office:value-type="float" office:value="0.09806298661068" calcext:value-type="float">
            <text:p/>
          </table:table-cell>
          <table:table-cell table:formula="of:=[.$A314]*[.C314]/100" office:value-type="float" office:value="0.107434407229344" calcext:value-type="float">
            <text:p/>
          </table:table-cell>
          <table:table-cell table:formula="of:=[.$A314]*[.D314]/100" office:value-type="float" office:value="0.128884196998128" calcext:value-type="float">
            <text:p/>
          </table:table-cell>
          <table:table-cell table:formula="of:=[.$A314]*[.E314]/100" office:value-type="float" office:value="0.129179173998576" calcext:value-type="float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5]*100" office:value-type="float" office:value="0.0319488817891374" calcext:value-type="float">
            <text:p/>
          </table:table-cell>
          <table:table-cell/>
          <table:table-cell table:formula="of:=[.$A315]*[.B315]/100" office:value-type="float" office:value="0.098377291054945" calcext:value-type="float">
            <text:p/>
          </table:table-cell>
          <table:table-cell table:formula="of:=[.$A315]*[.C315]/100" office:value-type="float" office:value="0.105149998320198" calcext:value-type="float">
            <text:p/>
          </table:table-cell>
          <table:table-cell table:formula="of:=[.$A315]*[.D315]/100" office:value-type="float" office:value="0.129297287373122" calcext:value-type="float">
            <text:p/>
          </table:table-cell>
          <table:table-cell table:formula="of:=[.$A315]*[.E315]/100" office:value-type="float" office:value="0.129593209812674" calcext:value-type="float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6]*100" office:value-type="float" office:value="0.0318471337579618" calcext:value-type="float">
            <text:p/>
          </table:table-cell>
          <table:table-cell/>
          <table:table-cell table:formula="of:=[.$A316]*[.B316]/100" office:value-type="float" office:value="0.09869159549921" calcext:value-type="float">
            <text:p/>
          </table:table-cell>
          <table:table-cell table:formula="of:=[.$A316]*[.C316]/100" office:value-type="float" office:value="0.105485940806844" calcext:value-type="float">
            <text:p/>
          </table:table-cell>
          <table:table-cell table:formula="of:=[.$A316]*[.D316]/100" office:value-type="float" office:value="0.129710377748116" calcext:value-type="float">
            <text:p/>
          </table:table-cell>
          <table:table-cell table:formula="of:=[.$A316]*[.E316]/100" office:value-type="float" office:value="0.130007245626772" calcext:value-type="float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7]*100" office:value-type="float" office:value="0.0317460317460317" calcext:value-type="float">
            <text:p/>
          </table:table-cell>
          <table:table-cell/>
          <table:table-cell table:formula="of:=[.$A317]*[.B317]/100" office:value-type="float" office:value="0.099005899943475" calcext:value-type="float">
            <text:p/>
          </table:table-cell>
          <table:table-cell table:formula="of:=[.$A317]*[.C317]/100" office:value-type="float" office:value="0.10582188329349" calcext:value-type="float">
            <text:p/>
          </table:table-cell>
          <table:table-cell table:formula="of:=[.$A317]*[.D317]/100" office:value-type="float" office:value="0.13012346812311" calcext:value-type="float">
            <text:p/>
          </table:table-cell>
          <table:table-cell table:formula="of:=[.$A317]*[.E317]/100" office:value-type="float" office:value="0.13042128144087" calcext:value-type="float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8]*100" office:value-type="float" office:value="0.0316455696202532" calcext:value-type="float">
            <text:p/>
          </table:table-cell>
          <table:table-cell/>
          <table:table-cell table:formula="of:=[.$A318]*[.B318]/100" office:value-type="float" office:value="0.09932020438774" calcext:value-type="float">
            <text:p/>
          </table:table-cell>
          <table:table-cell table:formula="of:=[.$A318]*[.C318]/100" office:value-type="float" office:value="0.10350388013568" calcext:value-type="float">
            <text:p/>
          </table:table-cell>
          <table:table-cell table:formula="of:=[.$A318]*[.D318]/100" office:value-type="float" office:value="0.130536558498104" calcext:value-type="float">
            <text:p/>
          </table:table-cell>
          <table:table-cell table:formula="of:=[.$A318]*[.E318]/100" office:value-type="float" office:value="0.130835317254968" calcext:value-type="float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19]*100" office:value-type="float" office:value="0.0315457413249211" calcext:value-type="float">
            <text:p/>
          </table:table-cell>
          <table:table-cell/>
          <table:table-cell table:formula="of:=[.$A319]*[.B319]/100" office:value-type="float" office:value="0.099634508832005" calcext:value-type="float">
            <text:p/>
          </table:table-cell>
          <table:table-cell table:formula="of:=[.$A319]*[.C319]/100" office:value-type="float" office:value="0.10383142406016" calcext:value-type="float">
            <text:p/>
          </table:table-cell>
          <table:table-cell table:formula="of:=[.$A319]*[.D319]/100" office:value-type="float" office:value="0.130949648873098" calcext:value-type="float">
            <text:p/>
          </table:table-cell>
          <table:table-cell table:formula="of:=[.$A319]*[.E319]/100" office:value-type="float" office:value="0.131249353069066" calcext:value-type="float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0]*100" office:value-type="float" office:value="0.0314465408805031" calcext:value-type="float">
            <text:p/>
          </table:table-cell>
          <table:table-cell/>
          <table:table-cell table:formula="of:=[.$A320]*[.B320]/100" office:value-type="float" office:value="0.09994881327627" calcext:value-type="float">
            <text:p/>
          </table:table-cell>
          <table:table-cell table:formula="of:=[.$A320]*[.C320]/100" office:value-type="float" office:value="0.10415896798464" calcext:value-type="float">
            <text:p/>
          </table:table-cell>
          <table:table-cell table:formula="of:=[.$A320]*[.D320]/100" office:value-type="float" office:value="0.131362739248092" calcext:value-type="float">
            <text:p/>
          </table:table-cell>
          <table:table-cell table:formula="of:=[.$A320]*[.E320]/100" office:value-type="float" office:value="0.131663388883164" calcext:value-type="float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1]*100" office:value-type="float" office:value="0.0313479623824451" calcext:value-type="float">
            <text:p/>
          </table:table-cell>
          <table:table-cell/>
          <table:table-cell table:formula="of:=[.$A321]*[.B321]/100" office:value-type="float" office:value="0.097398457214234" calcext:value-type="float">
            <text:p/>
          </table:table-cell>
          <table:table-cell table:formula="of:=[.$A321]*[.C321]/100" office:value-type="float" office:value="0.10448651190912" calcext:value-type="float">
            <text:p/>
          </table:table-cell>
          <table:table-cell table:formula="of:=[.$A321]*[.D321]/100" office:value-type="float" office:value="0.131775829623086" calcext:value-type="float">
            <text:p/>
          </table:table-cell>
          <table:table-cell table:formula="of:=[.$A321]*[.E321]/100" office:value-type="float" office:value="0.132077424697262" calcext:value-type="float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2]*100" office:value-type="float" office:value="0.03125" calcext:value-type="float">
            <text:p/>
          </table:table-cell>
          <table:table-cell/>
          <table:table-cell table:formula="of:=[.$A322]*[.B322]/100" office:value-type="float" office:value="0.09770378153152" calcext:value-type="float">
            <text:p/>
          </table:table-cell>
          <table:table-cell table:formula="of:=[.$A322]*[.C322]/100" office:value-type="float" office:value="0.1048140558336" calcext:value-type="float">
            <text:p/>
          </table:table-cell>
          <table:table-cell table:formula="of:=[.$A322]*[.D322]/100" office:value-type="float" office:value="0.13218891999808" calcext:value-type="float">
            <text:p/>
          </table:table-cell>
          <table:table-cell table:formula="of:=[.$A322]*[.E322]/100" office:value-type="float" office:value="0.13249146051136" calcext:value-type="float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3]*100" office:value-type="float" office:value="0.0311526479750779" calcext:value-type="float">
            <text:p/>
          </table:table-cell>
          <table:table-cell/>
          <table:table-cell table:formula="of:=[.$A323]*[.B323]/100" office:value-type="float" office:value="0.098009105848806" calcext:value-type="float">
            <text:p/>
          </table:table-cell>
          <table:table-cell table:formula="of:=[.$A323]*[.C323]/100" office:value-type="float" office:value="0.10514159975808" calcext:value-type="float">
            <text:p/>
          </table:table-cell>
          <table:table-cell table:formula="of:=[.$A323]*[.D323]/100" office:value-type="float" office:value="0.132602010373074" calcext:value-type="float">
            <text:p/>
          </table:table-cell>
          <table:table-cell table:formula="of:=[.$A323]*[.E323]/100" office:value-type="float" office:value="0.132905496325458" calcext:value-type="float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4]*100" office:value-type="float" office:value="0.031055900621118" calcext:value-type="float">
            <text:p/>
          </table:table-cell>
          <table:table-cell/>
          <table:table-cell table:formula="of:=[.$A324]*[.B324]/100" office:value-type="float" office:value="0.098314430166092" calcext:value-type="float">
            <text:p/>
          </table:table-cell>
          <table:table-cell table:formula="of:=[.$A324]*[.C324]/100" office:value-type="float" office:value="0.10546914368256" calcext:value-type="float">
            <text:p/>
          </table:table-cell>
          <table:table-cell table:formula="of:=[.$A324]*[.D324]/100" office:value-type="float" office:value="0.133015100748068" calcext:value-type="float">
            <text:p/>
          </table:table-cell>
          <table:table-cell table:formula="of:=[.$A324]*[.E324]/100" office:value-type="float" office:value="0.133319532139556" calcext:value-type="float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5]*100" office:value-type="float" office:value="0.0309597523219814" calcext:value-type="float">
            <text:p/>
          </table:table-cell>
          <table:table-cell/>
          <table:table-cell table:formula="of:=[.$A325]*[.B325]/100" office:value-type="float" office:value="0.098619754483378" calcext:value-type="float">
            <text:p/>
          </table:table-cell>
          <table:table-cell table:formula="of:=[.$A325]*[.C325]/100" office:value-type="float" office:value="0.10579668760704" calcext:value-type="float">
            <text:p/>
          </table:table-cell>
          <table:table-cell table:formula="of:=[.$A325]*[.D325]/100" office:value-type="float" office:value="0.133428191123062" calcext:value-type="float">
            <text:p/>
          </table:table-cell>
          <table:table-cell table:formula="of:=[.$A325]*[.E325]/100" office:value-type="float" office:value="0.133733567953654" calcext:value-type="float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6]*100" office:value-type="float" office:value="0.0308641975308642" calcext:value-type="float">
            <text:p/>
          </table:table-cell>
          <table:table-cell/>
          <table:table-cell table:formula="of:=[.$A326]*[.B326]/100" office:value-type="float" office:value="0.098925078800664" calcext:value-type="float">
            <text:p/>
          </table:table-cell>
          <table:table-cell table:formula="of:=[.$A326]*[.C326]/100" office:value-type="float" office:value="0.10612423153152" calcext:value-type="float">
            <text:p/>
          </table:table-cell>
          <table:table-cell table:formula="of:=[.$A326]*[.D326]/100" office:value-type="float" office:value="0.133841281498056" calcext:value-type="float">
            <text:p/>
          </table:table-cell>
          <table:table-cell table:formula="of:=[.$A326]*[.E326]/100" office:value-type="float" office:value="0.134147603767752" calcext:value-type="float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7]*100" office:value-type="float" office:value="0.0307692307692308" calcext:value-type="float">
            <text:p/>
          </table:table-cell>
          <table:table-cell/>
          <table:table-cell table:formula="of:=[.$A327]*[.B327]/100" office:value-type="float" office:value="0.09923040311795" calcext:value-type="float">
            <text:p/>
          </table:table-cell>
          <table:table-cell table:formula="of:=[.$A327]*[.C327]/100" office:value-type="float" office:value="0.106451775456" calcext:value-type="float">
            <text:p/>
          </table:table-cell>
          <table:table-cell table:formula="of:=[.$A327]*[.D327]/100" office:value-type="float" office:value="0.13425437187305" calcext:value-type="float">
            <text:p/>
          </table:table-cell>
          <table:table-cell table:formula="of:=[.$A327]*[.E327]/100" office:value-type="float" office:value="0.13456163958185" calcext:value-type="float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8]*100" office:value-type="float" office:value="0.0306748466257669" calcext:value-type="float">
            <text:p/>
          </table:table-cell>
          <table:table-cell/>
          <table:table-cell table:formula="of:=[.$A328]*[.B328]/100" office:value-type="float" office:value="0.099535727435236" calcext:value-type="float">
            <text:p/>
          </table:table-cell>
          <table:table-cell table:formula="of:=[.$A328]*[.C328]/100" office:value-type="float" office:value="0.10677931938048" calcext:value-type="float">
            <text:p/>
          </table:table-cell>
          <table:table-cell table:formula="of:=[.$A328]*[.D328]/100" office:value-type="float" office:value="0.134667462248044" calcext:value-type="float">
            <text:p/>
          </table:table-cell>
          <table:table-cell table:formula="of:=[.$A328]*[.E328]/100" office:value-type="float" office:value="0.134975675395948" calcext:value-type="float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29]*100" office:value-type="float" office:value="0.0305810397553517" calcext:value-type="float">
            <text:p/>
          </table:table-cell>
          <table:table-cell/>
          <table:table-cell table:formula="of:=[.$A329]*[.B329]/100" office:value-type="float" office:value="0.096904550230389" calcext:value-type="float">
            <text:p/>
          </table:table-cell>
          <table:table-cell table:formula="of:=[.$A329]*[.C329]/100" office:value-type="float" office:value="0.104360533476678" calcext:value-type="float">
            <text:p/>
          </table:table-cell>
          <table:table-cell table:formula="of:=[.$A329]*[.D329]/100" office:value-type="float" office:value="0.135080552623038" calcext:value-type="float">
            <text:p/>
          </table:table-cell>
          <table:table-cell table:formula="of:=[.$A329]*[.E329]/100" office:value-type="float" office:value="0.135389711210046" calcext:value-type="float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0]*100" office:value-type="float" office:value="0.0304878048780488" calcext:value-type="float">
            <text:p/>
          </table:table-cell>
          <table:table-cell/>
          <table:table-cell table:formula="of:=[.$A330]*[.B330]/100" office:value-type="float" office:value="0.097200894420696" calcext:value-type="float">
            <text:p/>
          </table:table-cell>
          <table:table-cell table:formula="of:=[.$A330]*[.C330]/100" office:value-type="float" office:value="0.104679678838992" calcext:value-type="float">
            <text:p/>
          </table:table-cell>
          <table:table-cell table:formula="of:=[.$A330]*[.D330]/100" office:value-type="float" office:value="0.120438793775992" calcext:value-type="float">
            <text:p/>
          </table:table-cell>
          <table:table-cell table:formula="of:=[.$A330]*[.E330]/100" office:value-type="float" office:value="0.135803747024144" calcext:value-type="float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1]*100" office:value-type="float" office:value="0.0303951367781155" calcext:value-type="float">
            <text:p/>
          </table:table-cell>
          <table:table-cell/>
          <table:table-cell table:formula="of:=[.$A331]*[.B331]/100" office:value-type="float" office:value="0.097497238611003" calcext:value-type="float">
            <text:p/>
          </table:table-cell>
          <table:table-cell table:formula="of:=[.$A331]*[.C331]/100" office:value-type="float" office:value="0.104998824201306" calcext:value-type="float">
            <text:p/>
          </table:table-cell>
          <table:table-cell table:formula="of:=[.$A331]*[.D331]/100" office:value-type="float" office:value="0.120805985220431" calcext:value-type="float">
            <text:p/>
          </table:table-cell>
          <table:table-cell table:formula="of:=[.$A331]*[.E331]/100" office:value-type="float" office:value="0.136217782838242" calcext:value-type="float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2]*100" office:value-type="float" office:value="0.0303030303030303" calcext:value-type="float">
            <text:p/>
          </table:table-cell>
          <table:table-cell/>
          <table:table-cell table:formula="of:=[.$A332]*[.B332]/100" office:value-type="float" office:value="0.09779358280131" calcext:value-type="float">
            <text:p/>
          </table:table-cell>
          <table:table-cell table:formula="of:=[.$A332]*[.C332]/100" office:value-type="float" office:value="0.10531796956362" calcext:value-type="float">
            <text:p/>
          </table:table-cell>
          <table:table-cell table:formula="of:=[.$A332]*[.D332]/100" office:value-type="float" office:value="0.12117317666487" calcext:value-type="float">
            <text:p/>
          </table:table-cell>
          <table:table-cell table:formula="of:=[.$A332]*[.E332]/100" office:value-type="float" office:value="0.13663181865234" calcext:value-type="float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3]*100" office:value-type="float" office:value="0.0302114803625378" calcext:value-type="float">
            <text:p/>
          </table:table-cell>
          <table:table-cell/>
          <table:table-cell table:formula="of:=[.$A333]*[.B333]/100" office:value-type="float" office:value="0.095117504961568" calcext:value-type="float">
            <text:p/>
          </table:table-cell>
          <table:table-cell table:formula="of:=[.$A333]*[.C333]/100" office:value-type="float" office:value="0.105637114925934" calcext:value-type="float">
            <text:p/>
          </table:table-cell>
          <table:table-cell table:formula="of:=[.$A333]*[.D333]/100" office:value-type="float" office:value="0.121540368109309" calcext:value-type="float">
            <text:p/>
          </table:table-cell>
          <table:table-cell table:formula="of:=[.$A333]*[.E333]/100" office:value-type="float" office:value="0.137045854466438" calcext:value-type="float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4]*100" office:value-type="float" office:value="0.0301204819277108" calcext:value-type="float">
            <text:p/>
          </table:table-cell>
          <table:table-cell/>
          <table:table-cell table:formula="of:=[.$A334]*[.B334]/100" office:value-type="float" office:value="0.095404869024896" calcext:value-type="float">
            <text:p/>
          </table:table-cell>
          <table:table-cell table:formula="of:=[.$A334]*[.C334]/100" office:value-type="float" office:value="0.105956260288248" calcext:value-type="float">
            <text:p/>
          </table:table-cell>
          <table:table-cell table:formula="of:=[.$A334]*[.D334]/100" office:value-type="float" office:value="0.121907559553748" calcext:value-type="float">
            <text:p/>
          </table:table-cell>
          <table:table-cell table:formula="of:=[.$A334]*[.E334]/100" office:value-type="float" office:value="0.137459890280536" calcext:value-type="float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5]*100" office:value-type="float" office:value="0.03003003003003" calcext:value-type="float">
            <text:p/>
          </table:table-cell>
          <table:table-cell/>
          <table:table-cell table:formula="of:=[.$A335]*[.B335]/100" office:value-type="float" office:value="0.095692233088224" calcext:value-type="float">
            <text:p/>
          </table:table-cell>
          <table:table-cell table:formula="of:=[.$A335]*[.C335]/100" office:value-type="float" office:value="0.106275405650562" calcext:value-type="float">
            <text:p/>
          </table:table-cell>
          <table:table-cell table:formula="of:=[.$A335]*[.D335]/100" office:value-type="float" office:value="0.122274750998187" calcext:value-type="float">
            <text:p/>
          </table:table-cell>
          <table:table-cell table:formula="of:=[.$A335]*[.E335]/100" office:value-type="float" office:value="0.137873926094634" calcext:value-type="float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6]*100" office:value-type="float" office:value="0.029940119760479" calcext:value-type="float">
            <text:p/>
          </table:table-cell>
          <table:table-cell/>
          <table:table-cell table:formula="of:=[.$A336]*[.B336]/100" office:value-type="float" office:value="0.095979597151552" calcext:value-type="float">
            <text:p/>
          </table:table-cell>
          <table:table-cell table:formula="of:=[.$A336]*[.C336]/100" office:value-type="float" office:value="0.106594551012876" calcext:value-type="float">
            <text:p/>
          </table:table-cell>
          <table:table-cell table:formula="of:=[.$A336]*[.D336]/100" office:value-type="float" office:value="0.122641942442626" calcext:value-type="float">
            <text:p/>
          </table:table-cell>
          <table:table-cell table:formula="of:=[.$A336]*[.E336]/100" office:value-type="float" office:value="0.138287961908732" calcext:value-type="float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7]*100" office:value-type="float" office:value="0.0298507462686567" calcext:value-type="float">
            <text:p/>
          </table:table-cell>
          <table:table-cell/>
          <table:table-cell table:formula="of:=[.$A337]*[.B337]/100" office:value-type="float" office:value="0.09626696121488" calcext:value-type="float">
            <text:p/>
          </table:table-cell>
          <table:table-cell table:formula="of:=[.$A337]*[.C337]/100" office:value-type="float" office:value="0.10691369637519" calcext:value-type="float">
            <text:p/>
          </table:table-cell>
          <table:table-cell table:formula="of:=[.$A337]*[.D337]/100" office:value-type="float" office:value="0.123009133887065" calcext:value-type="float">
            <text:p/>
          </table:table-cell>
          <table:table-cell table:formula="of:=[.$A337]*[.E337]/100" office:value-type="float" office:value="0.13870199772283" calcext:value-type="float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8]*100" office:value-type="float" office:value="0.0297619047619048" calcext:value-type="float">
            <text:p/>
          </table:table-cell>
          <table:table-cell/>
          <table:table-cell table:formula="of:=[.$A338]*[.B338]/100" office:value-type="float" office:value="0.096554325278208" calcext:value-type="float">
            <text:p/>
          </table:table-cell>
          <table:table-cell table:formula="of:=[.$A338]*[.C338]/100" office:value-type="float" office:value="0.107232841737504" calcext:value-type="float">
            <text:p/>
          </table:table-cell>
          <table:table-cell table:formula="of:=[.$A338]*[.D338]/100" office:value-type="float" office:value="0.123376325331504" calcext:value-type="float">
            <text:p/>
          </table:table-cell>
          <table:table-cell table:formula="of:=[.$A338]*[.E338]/100" office:value-type="float" office:value="0.139116033536928" calcext:value-type="float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 table:formula="of:=0.1/[.A339]*100" office:value-type="float" office:value="0.029673590504451" calcext:value-type="float">
            <text:p/>
          </table:table-cell>
          <table:table-cell/>
          <table:table-cell table:formula="of:=[.$A339]*[.B339]/100" office:value-type="float" office:value="0.096841689341536" calcext:value-type="float">
            <text:p/>
          </table:table-cell>
          <table:table-cell table:formula="of:=[.$A339]*[.C339]/100" office:value-type="float" office:value="0.107551987099818" calcext:value-type="float">
            <text:p/>
          </table:table-cell>
          <table:table-cell table:formula="of:=[.$A339]*[.D339]/100" office:value-type="float" office:value="0.123743516775943" calcext:value-type="float">
            <text:p/>
          </table:table-cell>
          <table:table-cell table:formula="of:=[.$A339]*[.E339]/100" office:value-type="float" office:value="0.139530069351026" calcext:value-type="float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0]*100" office:value-type="float" office:value="0.029585798816568" calcext:value-type="float">
            <text:p/>
          </table:table-cell>
          <table:table-cell/>
          <table:table-cell table:formula="of:=[.$A340]*[.B340]/100" office:value-type="float" office:value="0.097129053404864" calcext:value-type="float">
            <text:p/>
          </table:table-cell>
          <table:table-cell table:formula="of:=[.$A340]*[.C340]/100" office:value-type="float" office:value="0.107871132462132" calcext:value-type="float">
            <text:p/>
          </table:table-cell>
          <table:table-cell table:formula="of:=[.$A340]*[.D340]/100" office:value-type="float" office:value="0.124110708220382" calcext:value-type="float">
            <text:p/>
          </table:table-cell>
          <table:table-cell table:formula="of:=[.$A340]*[.E340]/100" office:value-type="float" office:value="0.122451092019568" calcext:value-type="float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1]*100" office:value-type="float" office:value="0.0294985250737463" calcext:value-type="float">
            <text:p/>
          </table:table-cell>
          <table:table-cell/>
          <table:table-cell table:formula="of:=[.$A341]*[.B341]/100" office:value-type="float" office:value="0.097416417468192" calcext:value-type="float">
            <text:p/>
          </table:table-cell>
          <table:table-cell table:formula="of:=[.$A341]*[.C341]/100" office:value-type="float" office:value="0.108190277824446" calcext:value-type="float">
            <text:p/>
          </table:table-cell>
          <table:table-cell table:formula="of:=[.$A341]*[.D341]/100" office:value-type="float" office:value="0.124477899664821" calcext:value-type="float">
            <text:p/>
          </table:table-cell>
          <table:table-cell table:formula="of:=[.$A341]*[.E341]/100" office:value-type="float" office:value="0.122813373356904" calcext:value-type="float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2]*100" office:value-type="float" office:value="0.0294117647058824" calcext:value-type="float">
            <text:p/>
          </table:table-cell>
          <table:table-cell/>
          <table:table-cell table:formula="of:=[.$A342]*[.B342]/100" office:value-type="float" office:value="0.09770378153152" calcext:value-type="float">
            <text:p/>
          </table:table-cell>
          <table:table-cell table:formula="of:=[.$A342]*[.C342]/100" office:value-type="float" office:value="0.10850942318676" calcext:value-type="float">
            <text:p/>
          </table:table-cell>
          <table:table-cell table:formula="of:=[.$A342]*[.D342]/100" office:value-type="float" office:value="0.12484509110926" calcext:value-type="float">
            <text:p/>
          </table:table-cell>
          <table:table-cell table:formula="of:=[.$A342]*[.E342]/100" office:value-type="float" office:value="0.12317565469424" calcext:value-type="float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3]*100" office:value-type="float" office:value="0.0293255131964809" calcext:value-type="float">
            <text:p/>
          </table:table-cell>
          <table:table-cell/>
          <table:table-cell table:formula="of:=[.$A343]*[.B343]/100" office:value-type="float" office:value="0.097991145594848" calcext:value-type="float">
            <text:p/>
          </table:table-cell>
          <table:table-cell table:formula="of:=[.$A343]*[.C343]/100" office:value-type="float" office:value="0.108828568549074" calcext:value-type="float">
            <text:p/>
          </table:table-cell>
          <table:table-cell table:formula="of:=[.$A343]*[.D343]/100" office:value-type="float" office:value="0.125212282553699" calcext:value-type="float">
            <text:p/>
          </table:table-cell>
          <table:table-cell table:formula="of:=[.$A343]*[.E343]/100" office:value-type="float" office:value="0.123537936031576" calcext:value-type="float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4]*100" office:value-type="float" office:value="0.0292397660818713" calcext:value-type="float">
            <text:p/>
          </table:table-cell>
          <table:table-cell/>
          <table:table-cell table:formula="of:=[.$A344]*[.B344]/100" office:value-type="float" office:value="0.095207306231358" calcext:value-type="float">
            <text:p/>
          </table:table-cell>
          <table:table-cell table:formula="of:=[.$A344]*[.C344]/100" office:value-type="float" office:value="0.109147713911388" calcext:value-type="float">
            <text:p/>
          </table:table-cell>
          <table:table-cell table:formula="of:=[.$A344]*[.D344]/100" office:value-type="float" office:value="0.125579473998138" calcext:value-type="float">
            <text:p/>
          </table:table-cell>
          <table:table-cell table:formula="of:=[.$A344]*[.E344]/100" office:value-type="float" office:value="0.123900217368912" calcext:value-type="float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0746800148" calcext:value-type="float">
            <text:p>0.0310746800148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5]*100" office:value-type="float" office:value="0.0291545189504373" calcext:value-type="float">
            <text:p/>
          </table:table-cell>
          <table:table-cell/>
          <table:table-cell table:formula="of:=[.$A345]*[.B345]/100" office:value-type="float" office:value="0.095485690167707" calcext:value-type="float">
            <text:p/>
          </table:table-cell>
          <table:table-cell table:formula="of:=[.$A345]*[.C345]/100" office:value-type="float" office:value="0.106586152450764" calcext:value-type="float">
            <text:p/>
          </table:table-cell>
          <table:table-cell table:formula="of:=[.$A345]*[.D345]/100" office:value-type="float" office:value="0.125946665442577" calcext:value-type="float">
            <text:p/>
          </table:table-cell>
          <table:table-cell table:formula="of:=[.$A345]*[.E345]/100" office:value-type="float" office:value="0.124262498706248" calcext:value-type="float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0746800148" calcext:value-type="float">
            <text:p>0.0310746800148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6]*100" office:value-type="float" office:value="0.0290697674418605" calcext:value-type="float">
            <text:p/>
          </table:table-cell>
          <table:table-cell/>
          <table:table-cell table:formula="of:=[.$A346]*[.B346]/100" office:value-type="float" office:value="0.095764074104056" calcext:value-type="float">
            <text:p/>
          </table:table-cell>
          <table:table-cell table:formula="of:=[.$A346]*[.C346]/100" office:value-type="float" office:value="0.106896899250912" calcext:value-type="float">
            <text:p/>
          </table:table-cell>
          <table:table-cell table:formula="of:=[.$A346]*[.D346]/100" office:value-type="float" office:value="0.126313856887016" calcext:value-type="float">
            <text:p/>
          </table:table-cell>
          <table:table-cell table:formula="of:=[.$A346]*[.E346]/100" office:value-type="float" office:value="0.124624780043584" calcext:value-type="float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7]*100" office:value-type="float" office:value="0.0289855072463768" calcext:value-type="float">
            <text:p/>
          </table:table-cell>
          <table:table-cell/>
          <table:table-cell table:formula="of:=[.$A347]*[.B347]/100" office:value-type="float" office:value="0.096042458040405" calcext:value-type="float">
            <text:p/>
          </table:table-cell>
          <table:table-cell table:formula="of:=[.$A347]*[.C347]/100" office:value-type="float" office:value="0.10431014210379" calcext:value-type="float">
            <text:p/>
          </table:table-cell>
          <table:table-cell table:formula="of:=[.$A347]*[.D347]/100" office:value-type="float" office:value="0.126681048331455" calcext:value-type="float">
            <text:p/>
          </table:table-cell>
          <table:table-cell table:formula="of:=[.$A347]*[.E347]/100" office:value-type="float" office:value="0.12498706138092" calcext:value-type="float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8]*100" office:value-type="float" office:value="0.0289017341040462" calcext:value-type="float">
            <text:p/>
          </table:table-cell>
          <table:table-cell/>
          <table:table-cell table:formula="of:=[.$A348]*[.B348]/100" office:value-type="float" office:value="0.096320841976754" calcext:value-type="float">
            <text:p/>
          </table:table-cell>
          <table:table-cell table:formula="of:=[.$A348]*[.C348]/100" office:value-type="float" office:value="0.104612490341772" calcext:value-type="float">
            <text:p/>
          </table:table-cell>
          <table:table-cell table:formula="of:=[.$A348]*[.D348]/100" office:value-type="float" office:value="0.127048239775894" calcext:value-type="float">
            <text:p/>
          </table:table-cell>
          <table:table-cell table:formula="of:=[.$A348]*[.E348]/100" office:value-type="float" office:value="0.125349342718256" calcext:value-type="float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49]*100" office:value-type="float" office:value="0.0288184438040346" calcext:value-type="float">
            <text:p/>
          </table:table-cell>
          <table:table-cell/>
          <table:table-cell table:formula="of:=[.$A349]*[.B349]/100" office:value-type="float" office:value="0.096599225913103" calcext:value-type="float">
            <text:p/>
          </table:table-cell>
          <table:table-cell table:formula="of:=[.$A349]*[.C349]/100" office:value-type="float" office:value="0.104914838579754" calcext:value-type="float">
            <text:p/>
          </table:table-cell>
          <table:table-cell table:formula="of:=[.$A349]*[.D349]/100" office:value-type="float" office:value="0.127415431220333" calcext:value-type="float">
            <text:p/>
          </table:table-cell>
          <table:table-cell table:formula="of:=[.$A349]*[.E349]/100" office:value-type="float" office:value="0.125711624055592" calcext:value-type="float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0]*100" office:value-type="float" office:value="0.028735632183908" calcext:value-type="float">
            <text:p/>
          </table:table-cell>
          <table:table-cell/>
          <table:table-cell table:formula="of:=[.$A350]*[.B350]/100" office:value-type="float" office:value="0.096877609849452" calcext:value-type="float">
            <text:p/>
          </table:table-cell>
          <table:table-cell table:formula="of:=[.$A350]*[.C350]/100" office:value-type="float" office:value="0.105217186817736" calcext:value-type="float">
            <text:p/>
          </table:table-cell>
          <table:table-cell table:formula="of:=[.$A350]*[.D350]/100" office:value-type="float" office:value="0.127782622664772" calcext:value-type="float">
            <text:p/>
          </table:table-cell>
          <table:table-cell table:formula="of:=[.$A350]*[.E350]/100" office:value-type="float" office:value="0.126073905392928" calcext:value-type="float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1]*100" office:value-type="float" office:value="0.0286532951289398" calcext:value-type="float">
            <text:p/>
          </table:table-cell>
          <table:table-cell/>
          <table:table-cell table:formula="of:=[.$A351]*[.B351]/100" office:value-type="float" office:value="0.097155993785801" calcext:value-type="float">
            <text:p/>
          </table:table-cell>
          <table:table-cell table:formula="of:=[.$A351]*[.C351]/100" office:value-type="float" office:value="0.105519535055718" calcext:value-type="float">
            <text:p/>
          </table:table-cell>
          <table:table-cell table:formula="of:=[.$A351]*[.D351]/100" office:value-type="float" office:value="0.128149814109211" calcext:value-type="float">
            <text:p/>
          </table:table-cell>
          <table:table-cell table:formula="of:=[.$A351]*[.E351]/100" office:value-type="float" office:value="0.126436186730264" calcext:value-type="float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2]*100" office:value-type="float" office:value="0.0285714285714286" calcext:value-type="float">
            <text:p/>
          </table:table-cell>
          <table:table-cell/>
          <table:table-cell table:formula="of:=[.$A352]*[.B352]/100" office:value-type="float" office:value="0.0942913332795" calcext:value-type="float">
            <text:p/>
          </table:table-cell>
          <table:table-cell table:formula="of:=[.$A352]*[.C352]/100" office:value-type="float" office:value="0.1058218832937" calcext:value-type="float">
            <text:p/>
          </table:table-cell>
          <table:table-cell table:formula="of:=[.$A352]*[.D352]/100" office:value-type="float" office:value="0.12851700555365" calcext:value-type="float">
            <text:p/>
          </table:table-cell>
          <table:table-cell table:formula="of:=[.$A352]*[.E352]/100" office:value-type="float" office:value="0.1267984680676" calcext:value-type="float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3]*100" office:value-type="float" office:value="0.0284900284900285" calcext:value-type="float">
            <text:p/>
          </table:table-cell>
          <table:table-cell/>
          <table:table-cell table:formula="of:=[.$A353]*[.B353]/100" office:value-type="float" office:value="0.09456073708887" calcext:value-type="float">
            <text:p/>
          </table:table-cell>
          <table:table-cell table:formula="of:=[.$A353]*[.C353]/100" office:value-type="float" office:value="0.106124231531682" calcext:value-type="float">
            <text:p/>
          </table:table-cell>
          <table:table-cell table:formula="of:=[.$A353]*[.D353]/100" office:value-type="float" office:value="0.128884196998089" calcext:value-type="float">
            <text:p/>
          </table:table-cell>
          <table:table-cell table:formula="of:=[.$A353]*[.E353]/100" office:value-type="float" office:value="0.127160749404936" calcext:value-type="float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4]*100" office:value-type="float" office:value="0.0284090909090909" calcext:value-type="float">
            <text:p/>
          </table:table-cell>
          <table:table-cell/>
          <table:table-cell table:formula="of:=[.$A354]*[.B354]/100" office:value-type="float" office:value="0.09483014089824" calcext:value-type="float">
            <text:p/>
          </table:table-cell>
          <table:table-cell table:formula="of:=[.$A354]*[.C354]/100" office:value-type="float" office:value="0.106426579769664" calcext:value-type="float">
            <text:p/>
          </table:table-cell>
          <table:table-cell table:formula="of:=[.$A354]*[.D354]/100" office:value-type="float" office:value="0.129251388442528" calcext:value-type="float">
            <text:p/>
          </table:table-cell>
          <table:table-cell table:formula="of:=[.$A354]*[.E354]/100" office:value-type="float" office:value="0.127523030742272" calcext:value-type="float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5]*100" office:value-type="float" office:value="0.028328611898017" calcext:value-type="float">
            <text:p/>
          </table:table-cell>
          <table:table-cell/>
          <table:table-cell table:formula="of:=[.$A355]*[.B355]/100" office:value-type="float" office:value="0.09509954470761" calcext:value-type="float">
            <text:p/>
          </table:table-cell>
          <table:table-cell table:formula="of:=[.$A355]*[.C355]/100" office:value-type="float" office:value="0.106728928007646" calcext:value-type="float">
            <text:p/>
          </table:table-cell>
          <table:table-cell table:formula="of:=[.$A355]*[.D355]/100" office:value-type="float" office:value="0.129618579886967" calcext:value-type="float">
            <text:p/>
          </table:table-cell>
          <table:table-cell table:formula="of:=[.$A355]*[.E355]/100" office:value-type="float" office:value="0.127885312079608" calcext:value-type="float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6]*100" office:value-type="float" office:value="0.0282485875706215" calcext:value-type="float">
            <text:p/>
          </table:table-cell>
          <table:table-cell/>
          <table:table-cell table:formula="of:=[.$A356]*[.B356]/100" office:value-type="float" office:value="0.09536894851698" calcext:value-type="float">
            <text:p/>
          </table:table-cell>
          <table:table-cell table:formula="of:=[.$A356]*[.C356]/100" office:value-type="float" office:value="0.107031276245628" calcext:value-type="float">
            <text:p/>
          </table:table-cell>
          <table:table-cell table:formula="of:=[.$A356]*[.D356]/100" office:value-type="float" office:value="0.129985771331406" calcext:value-type="float">
            <text:p/>
          </table:table-cell>
          <table:table-cell table:formula="of:=[.$A356]*[.E356]/100" office:value-type="float" office:value="0.128247593416944" calcext:value-type="float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7]*100" office:value-type="float" office:value="0.028169014084507" calcext:value-type="float">
            <text:p/>
          </table:table-cell>
          <table:table-cell/>
          <table:table-cell table:formula="of:=[.$A357]*[.B357]/100" office:value-type="float" office:value="0.09563835232635" calcext:value-type="float">
            <text:p/>
          </table:table-cell>
          <table:table-cell table:formula="of:=[.$A357]*[.C357]/100" office:value-type="float" office:value="0.10733362448361" calcext:value-type="float">
            <text:p/>
          </table:table-cell>
          <table:table-cell table:formula="of:=[.$A357]*[.D357]/100" office:value-type="float" office:value="0.130352962775845" calcext:value-type="float">
            <text:p/>
          </table:table-cell>
          <table:table-cell table:formula="of:=[.$A357]*[.E357]/100" office:value-type="float" office:value="0.12860987475428" calcext:value-type="float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8]*100" office:value-type="float" office:value="0.0280898876404494" calcext:value-type="float">
            <text:p/>
          </table:table-cell>
          <table:table-cell/>
          <table:table-cell table:formula="of:=[.$A358]*[.B358]/100" office:value-type="float" office:value="0.09590775613572" calcext:value-type="float">
            <text:p/>
          </table:table-cell>
          <table:table-cell table:formula="of:=[.$A358]*[.C358]/100" office:value-type="float" office:value="0.107635972721592" calcext:value-type="float">
            <text:p/>
          </table:table-cell>
          <table:table-cell table:formula="of:=[.$A358]*[.D358]/100" office:value-type="float" office:value="0.130720154220284" calcext:value-type="float">
            <text:p/>
          </table:table-cell>
          <table:table-cell table:formula="of:=[.$A358]*[.E358]/100" office:value-type="float" office:value="0.128972156091616" calcext:value-type="float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59]*100" office:value-type="float" office:value="0.0280112044817927" calcext:value-type="float">
            <text:p/>
          </table:table-cell>
          <table:table-cell/>
          <table:table-cell table:formula="of:=[.$A359]*[.B359]/100" office:value-type="float" office:value="0.09617715994509" calcext:value-type="float">
            <text:p/>
          </table:table-cell>
          <table:table-cell table:formula="of:=[.$A359]*[.C359]/100" office:value-type="float" office:value="0.104940034266312" calcext:value-type="float">
            <text:p/>
          </table:table-cell>
          <table:table-cell table:formula="of:=[.$A359]*[.D359]/100" office:value-type="float" office:value="0.131087345664723" calcext:value-type="float">
            <text:p/>
          </table:table-cell>
          <table:table-cell table:formula="of:=[.$A359]*[.E359]/100" office:value-type="float" office:value="0.129334437428952" calcext:value-type="float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0]*100" office:value-type="float" office:value="0.0279329608938547" calcext:value-type="float">
            <text:p/>
          </table:table-cell>
          <table:table-cell/>
          <table:table-cell table:formula="of:=[.$A360]*[.B360]/100" office:value-type="float" office:value="0.09644656375446" calcext:value-type="float">
            <text:p/>
          </table:table-cell>
          <table:table-cell table:formula="of:=[.$A360]*[.C360]/100" office:value-type="float" office:value="0.105233983942128" calcext:value-type="float">
            <text:p/>
          </table:table-cell>
          <table:table-cell table:formula="of:=[.$A360]*[.D360]/100" office:value-type="float" office:value="0.131454537109162" calcext:value-type="float">
            <text:p/>
          </table:table-cell>
          <table:table-cell table:formula="of:=[.$A360]*[.E360]/100" office:value-type="float" office:value="0.129696718766288" calcext:value-type="float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1]*100" office:value-type="float" office:value="0.0278551532033426" calcext:value-type="float">
            <text:p/>
          </table:table-cell>
          <table:table-cell/>
          <table:table-cell table:formula="of:=[.$A361]*[.B361]/100" office:value-type="float" office:value="0.09671596756383" calcext:value-type="float">
            <text:p/>
          </table:table-cell>
          <table:table-cell table:formula="of:=[.$A361]*[.C361]/100" office:value-type="float" office:value="0.105527933617944" calcext:value-type="float">
            <text:p/>
          </table:table-cell>
          <table:table-cell table:formula="of:=[.$A361]*[.D361]/100" office:value-type="float" office:value="0.131821728553601" calcext:value-type="float">
            <text:p/>
          </table:table-cell>
          <table:table-cell table:formula="of:=[.$A361]*[.E361]/100" office:value-type="float" office:value="0.130059000103624" calcext:value-type="float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2]*100" office:value-type="float" office:value="0.0277777777777778" calcext:value-type="float">
            <text:p/>
          </table:table-cell>
          <table:table-cell/>
          <table:table-cell table:formula="of:=[.$A362]*[.B362]/100" office:value-type="float" office:value="0.0969853713732" calcext:value-type="float">
            <text:p/>
          </table:table-cell>
          <table:table-cell table:formula="of:=[.$A362]*[.C362]/100" office:value-type="float" office:value="0.10582188329376" calcext:value-type="float">
            <text:p/>
          </table:table-cell>
          <table:table-cell table:formula="of:=[.$A362]*[.D362]/100" office:value-type="float" office:value="0.13218891999804" calcext:value-type="float">
            <text:p/>
          </table:table-cell>
          <table:table-cell table:formula="of:=[.$A362]*[.E362]/100" office:value-type="float" office:value="0.13042128144096" calcext:value-type="float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3]*100" office:value-type="float" office:value="0.0277008310249307" calcext:value-type="float">
            <text:p/>
          </table:table-cell>
          <table:table-cell/>
          <table:table-cell table:formula="of:=[.$A363]*[.B363]/100" office:value-type="float" office:value="0.094012949343151" calcext:value-type="float">
            <text:p/>
          </table:table-cell>
          <table:table-cell table:formula="of:=[.$A363]*[.C363]/100" office:value-type="float" office:value="0.106115832969576" calcext:value-type="float">
            <text:p/>
          </table:table-cell>
          <table:table-cell table:formula="of:=[.$A363]*[.D363]/100" office:value-type="float" office:value="0.132556111442479" calcext:value-type="float">
            <text:p/>
          </table:table-cell>
          <table:table-cell table:formula="of:=[.$A363]*[.E363]/100" office:value-type="float" office:value="0.130783562778296" calcext:value-type="float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4]*100" office:value-type="float" office:value="0.0276243093922652" calcext:value-type="float">
            <text:p/>
          </table:table-cell>
          <table:table-cell/>
          <table:table-cell table:formula="of:=[.$A364]*[.B364]/100" office:value-type="float" office:value="0.094273373025542" calcext:value-type="float">
            <text:p/>
          </table:table-cell>
          <table:table-cell table:formula="of:=[.$A364]*[.C364]/100" office:value-type="float" office:value="0.106409782645392" calcext:value-type="float">
            <text:p/>
          </table:table-cell>
          <table:table-cell table:formula="of:=[.$A364]*[.D364]/100" office:value-type="float" office:value="0.132923302886918" calcext:value-type="float">
            <text:p/>
          </table:table-cell>
          <table:table-cell table:formula="of:=[.$A364]*[.E364]/100" office:value-type="float" office:value="0.131145844115632" calcext:value-type="float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5]*100" office:value-type="float" office:value="0.0275482093663912" calcext:value-type="float">
            <text:p/>
          </table:table-cell>
          <table:table-cell/>
          <table:table-cell table:formula="of:=[.$A365]*[.B365]/100" office:value-type="float" office:value="0.094533796707933" calcext:value-type="float">
            <text:p/>
          </table:table-cell>
          <table:table-cell table:formula="of:=[.$A365]*[.C365]/100" office:value-type="float" office:value="0.106703732321208" calcext:value-type="float">
            <text:p/>
          </table:table-cell>
          <table:table-cell table:formula="of:=[.$A365]*[.D365]/100" office:value-type="float" office:value="0.133290494331357" calcext:value-type="float">
            <text:p/>
          </table:table-cell>
          <table:table-cell table:formula="of:=[.$A365]*[.E365]/100" office:value-type="float" office:value="0.131508125452968" calcext:value-type="float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6]*100" office:value-type="float" office:value="0.0274725274725275" calcext:value-type="float">
            <text:p/>
          </table:table-cell>
          <table:table-cell/>
          <table:table-cell table:formula="of:=[.$A366]*[.B366]/100" office:value-type="float" office:value="0.094794220390324" calcext:value-type="float">
            <text:p/>
          </table:table-cell>
          <table:table-cell table:formula="of:=[.$A366]*[.C366]/100" office:value-type="float" office:value="0.106997681997024" calcext:value-type="float">
            <text:p/>
          </table:table-cell>
          <table:table-cell table:formula="of:=[.$A366]*[.D366]/100" office:value-type="float" office:value="0.133657685775796" calcext:value-type="float">
            <text:p/>
          </table:table-cell>
          <table:table-cell table:formula="of:=[.$A366]*[.E366]/100" office:value-type="float" office:value="0.131870406790304" calcext:value-type="float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7]*100" office:value-type="float" office:value="0.0273972602739726" calcext:value-type="float">
            <text:p/>
          </table:table-cell>
          <table:table-cell/>
          <table:table-cell table:formula="of:=[.$A367]*[.B367]/100" office:value-type="float" office:value="0.095054644072715" calcext:value-type="float">
            <text:p/>
          </table:table-cell>
          <table:table-cell table:formula="of:=[.$A367]*[.C367]/100" office:value-type="float" office:value="0.104226156481885" calcext:value-type="float">
            <text:p/>
          </table:table-cell>
          <table:table-cell table:formula="of:=[.$A367]*[.D367]/100" office:value-type="float" office:value="0.134024877220235" calcext:value-type="float">
            <text:p/>
          </table:table-cell>
          <table:table-cell table:formula="of:=[.$A367]*[.E367]/100" office:value-type="float" office:value="0.13223268812764" calcext:value-type="float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8]*100" office:value-type="float" office:value="0.0273224043715847" calcext:value-type="float">
            <text:p/>
          </table:table-cell>
          <table:table-cell/>
          <table:table-cell table:formula="of:=[.$A368]*[.B368]/100" office:value-type="float" office:value="0.095315067755106" calcext:value-type="float">
            <text:p/>
          </table:table-cell>
          <table:table-cell table:formula="of:=[.$A368]*[.C368]/100" office:value-type="float" office:value="0.104511707595534" calcext:value-type="float">
            <text:p/>
          </table:table-cell>
          <table:table-cell table:formula="of:=[.$A368]*[.D368]/100" office:value-type="float" office:value="0.134392068664674" calcext:value-type="float">
            <text:p/>
          </table:table-cell>
          <table:table-cell table:formula="of:=[.$A368]*[.E368]/100" office:value-type="float" office:value="0.132594969464976" calcext:value-type="float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69]*100" office:value-type="float" office:value="0.0272479564032698" calcext:value-type="float">
            <text:p/>
          </table:table-cell>
          <table:table-cell/>
          <table:table-cell table:formula="of:=[.$A369]*[.B369]/100" office:value-type="float" office:value="0.095575491437497" calcext:value-type="float">
            <text:p/>
          </table:table-cell>
          <table:table-cell table:formula="of:=[.$A369]*[.C369]/100" office:value-type="float" office:value="0.104797258709183" calcext:value-type="float">
            <text:p/>
          </table:table-cell>
          <table:table-cell table:formula="of:=[.$A369]*[.D369]/100" office:value-type="float" office:value="0.117914352595428" calcext:value-type="float">
            <text:p/>
          </table:table-cell>
          <table:table-cell table:formula="of:=[.$A369]*[.E369]/100" office:value-type="float" office:value="0.132957250802312" calcext:value-type="float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0]*100" office:value-type="float" office:value="0.0271739130434783" calcext:value-type="float">
            <text:p/>
          </table:table-cell>
          <table:table-cell/>
          <table:table-cell table:formula="of:=[.$A370]*[.B370]/100" office:value-type="float" office:value="0.095835915119888" calcext:value-type="float">
            <text:p/>
          </table:table-cell>
          <table:table-cell table:formula="of:=[.$A370]*[.C370]/100" office:value-type="float" office:value="0.105082809822832" calcext:value-type="float">
            <text:p/>
          </table:table-cell>
          <table:table-cell table:formula="of:=[.$A370]*[.D370]/100" office:value-type="float" office:value="0.118235645109312" calcext:value-type="float">
            <text:p/>
          </table:table-cell>
          <table:table-cell table:formula="of:=[.$A370]*[.E370]/100" office:value-type="float" office:value="0.133319532139648" calcext:value-type="float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1]*100" office:value-type="float" office:value="0.02710027100271" calcext:value-type="float">
            <text:p/>
          </table:table-cell>
          <table:table-cell/>
          <table:table-cell table:formula="of:=[.$A371]*[.B371]/100" office:value-type="float" office:value="0.096096338802279" calcext:value-type="float">
            <text:p/>
          </table:table-cell>
          <table:table-cell table:formula="of:=[.$A371]*[.C371]/100" office:value-type="float" office:value="0.105368360936481" calcext:value-type="float">
            <text:p/>
          </table:table-cell>
          <table:table-cell table:formula="of:=[.$A371]*[.D371]/100" office:value-type="float" office:value="0.118556937623196" calcext:value-type="float">
            <text:p/>
          </table:table-cell>
          <table:table-cell table:formula="of:=[.$A371]*[.E371]/100" office:value-type="float" office:value="0.133681813476984" calcext:value-type="float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2]*100" office:value-type="float" office:value="0.027027027027027" calcext:value-type="float">
            <text:p/>
          </table:table-cell>
          <table:table-cell/>
          <table:table-cell table:formula="of:=[.$A372]*[.B372]/100" office:value-type="float" office:value="0.09635676248467" calcext:value-type="float">
            <text:p/>
          </table:table-cell>
          <table:table-cell table:formula="of:=[.$A372]*[.C372]/100" office:value-type="float" office:value="0.10565391205013" calcext:value-type="float">
            <text:p/>
          </table:table-cell>
          <table:table-cell table:formula="of:=[.$A372]*[.D372]/100" office:value-type="float" office:value="0.11887823013708" calcext:value-type="float">
            <text:p/>
          </table:table-cell>
          <table:table-cell table:formula="of:=[.$A372]*[.E372]/100" office:value-type="float" office:value="0.13404409481432" calcext:value-type="float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3]*100" office:value-type="float" office:value="0.0269541778975741" calcext:value-type="float">
            <text:p/>
          </table:table-cell>
          <table:table-cell/>
          <table:table-cell table:formula="of:=[.$A373]*[.B373]/100" office:value-type="float" office:value="0.096617186167061" calcext:value-type="float">
            <text:p/>
          </table:table-cell>
          <table:table-cell table:formula="of:=[.$A373]*[.C373]/100" office:value-type="float" office:value="0.105939463163779" calcext:value-type="float">
            <text:p/>
          </table:table-cell>
          <table:table-cell table:formula="of:=[.$A373]*[.D373]/100" office:value-type="float" office:value="0.119199522650964" calcext:value-type="float">
            <text:p/>
          </table:table-cell>
          <table:table-cell table:formula="of:=[.$A373]*[.E373]/100" office:value-type="float" office:value="0.134406376151656" calcext:value-type="float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4]*100" office:value-type="float" office:value="0.0268817204301075" calcext:value-type="float">
            <text:p/>
          </table:table-cell>
          <table:table-cell/>
          <table:table-cell table:formula="of:=[.$A374]*[.B374]/100" office:value-type="float" office:value="0.096877609849452" calcext:value-type="float">
            <text:p/>
          </table:table-cell>
          <table:table-cell table:formula="of:=[.$A374]*[.C374]/100" office:value-type="float" office:value="0.106225014277428" calcext:value-type="float">
            <text:p/>
          </table:table-cell>
          <table:table-cell table:formula="of:=[.$A374]*[.D374]/100" office:value-type="float" office:value="0.119520815164848" calcext:value-type="float">
            <text:p/>
          </table:table-cell>
          <table:table-cell table:formula="of:=[.$A374]*[.E374]/100" office:value-type="float" office:value="0.134768657488992" calcext:value-type="float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5]*100" office:value-type="float" office:value="0.0268096514745308" calcext:value-type="float">
            <text:p/>
          </table:table-cell>
          <table:table-cell/>
          <table:table-cell table:formula="of:=[.$A375]*[.B375]/100" office:value-type="float" office:value="0.097138033531843" calcext:value-type="float">
            <text:p/>
          </table:table-cell>
          <table:table-cell table:formula="of:=[.$A375]*[.C375]/100" office:value-type="float" office:value="0.106510565391077" calcext:value-type="float">
            <text:p/>
          </table:table-cell>
          <table:table-cell table:formula="of:=[.$A375]*[.D375]/100" office:value-type="float" office:value="0.119842107678732" calcext:value-type="float">
            <text:p/>
          </table:table-cell>
          <table:table-cell table:formula="of:=[.$A375]*[.E375]/100" office:value-type="float" office:value="0.135130938826328" calcext:value-type="float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6]*100" office:value-type="float" office:value="0.0267379679144385" calcext:value-type="float">
            <text:p/>
          </table:table-cell>
          <table:table-cell/>
          <table:table-cell table:formula="of:=[.$A376]*[.B376]/100" office:value-type="float" office:value="0.097398457214234" calcext:value-type="float">
            <text:p/>
          </table:table-cell>
          <table:table-cell table:formula="of:=[.$A376]*[.C376]/100" office:value-type="float" office:value="0.106796116504726" calcext:value-type="float">
            <text:p/>
          </table:table-cell>
          <table:table-cell table:formula="of:=[.$A376]*[.D376]/100" office:value-type="float" office:value="0.120163400192616" calcext:value-type="float">
            <text:p/>
          </table:table-cell>
          <table:table-cell table:formula="of:=[.$A376]*[.E376]/100" office:value-type="float" office:value="0.135493220163664" calcext:value-type="float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7]*100" office:value-type="float" office:value="0.0266666666666667" calcext:value-type="float">
            <text:p/>
          </table:table-cell>
          <table:table-cell/>
          <table:table-cell table:formula="of:=[.$A377]*[.B377]/100" office:value-type="float" office:value="0.097658880896625" calcext:value-type="float">
            <text:p/>
          </table:table-cell>
          <table:table-cell table:formula="of:=[.$A377]*[.C377]/100" office:value-type="float" office:value="0.103932206806125" calcext:value-type="float">
            <text:p/>
          </table:table-cell>
          <table:table-cell table:formula="of:=[.$A377]*[.D377]/100" office:value-type="float" office:value="0.1204846927065" calcext:value-type="float">
            <text:p/>
          </table:table-cell>
          <table:table-cell table:formula="of:=[.$A377]*[.E377]/100" office:value-type="float" office:value="0.135855501501" calcext:value-type="float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8]*100" office:value-type="float" office:value="0.0265957446808511" calcext:value-type="float">
            <text:p/>
          </table:table-cell>
          <table:table-cell/>
          <table:table-cell table:formula="of:=[.$A378]*[.B378]/100" office:value-type="float" office:value="0.097919304579016" calcext:value-type="float">
            <text:p/>
          </table:table-cell>
          <table:table-cell table:formula="of:=[.$A378]*[.C378]/100" office:value-type="float" office:value="0.104209359357608" calcext:value-type="float">
            <text:p/>
          </table:table-cell>
          <table:table-cell table:formula="of:=[.$A378]*[.D378]/100" office:value-type="float" office:value="0.120805985220384" calcext:value-type="float">
            <text:p/>
          </table:table-cell>
          <table:table-cell table:formula="of:=[.$A378]*[.E378]/100" office:value-type="float" office:value="0.136217782838336" calcext:value-type="float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79]*100" office:value-type="float" office:value="0.026525198938992" calcext:value-type="float">
            <text:p/>
          </table:table-cell>
          <table:table-cell/>
          <table:table-cell table:formula="of:=[.$A379]*[.B379]/100" office:value-type="float" office:value="0.094794220390324" calcext:value-type="float">
            <text:p/>
          </table:table-cell>
          <table:table-cell table:formula="of:=[.$A379]*[.C379]/100" office:value-type="float" office:value="0.104486511909091" calcext:value-type="float">
            <text:p/>
          </table:table-cell>
          <table:table-cell table:formula="of:=[.$A379]*[.D379]/100" office:value-type="float" office:value="0.121127277734268" calcext:value-type="float">
            <text:p/>
          </table:table-cell>
          <table:table-cell table:formula="of:=[.$A379]*[.E379]/100" office:value-type="float" office:value="0.136580064175672" calcext:value-type="float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0]*100" office:value-type="float" office:value="0.0264550264550265" calcext:value-type="float">
            <text:p/>
          </table:table-cell>
          <table:table-cell/>
          <table:table-cell table:formula="of:=[.$A380]*[.B380]/100" office:value-type="float" office:value="0.095045663945736" calcext:value-type="float">
            <text:p/>
          </table:table-cell>
          <table:table-cell table:formula="of:=[.$A380]*[.C380]/100" office:value-type="float" office:value="0.104763664460574" calcext:value-type="float">
            <text:p/>
          </table:table-cell>
          <table:table-cell table:formula="of:=[.$A380]*[.D380]/100" office:value-type="float" office:value="0.121448570248152" calcext:value-type="float">
            <text:p/>
          </table:table-cell>
          <table:table-cell table:formula="of:=[.$A380]*[.E380]/100" office:value-type="float" office:value="0.136942345513008" calcext:value-type="float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1]*100" office:value-type="float" office:value="0.0263852242744063" calcext:value-type="float">
            <text:p/>
          </table:table-cell>
          <table:table-cell/>
          <table:table-cell table:formula="of:=[.$A381]*[.B381]/100" office:value-type="float" office:value="0.095297107501148" calcext:value-type="float">
            <text:p/>
          </table:table-cell>
          <table:table-cell table:formula="of:=[.$A381]*[.C381]/100" office:value-type="float" office:value="0.105040817012057" calcext:value-type="float">
            <text:p/>
          </table:table-cell>
          <table:table-cell table:formula="of:=[.$A381]*[.D381]/100" office:value-type="float" office:value="0.121769862762036" calcext:value-type="float">
            <text:p/>
          </table:table-cell>
          <table:table-cell table:formula="of:=[.$A381]*[.E381]/100" office:value-type="float" office:value="0.137304626850344" calcext:value-type="float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2]*100" office:value-type="float" office:value="0.0263157894736842" calcext:value-type="float">
            <text:p/>
          </table:table-cell>
          <table:table-cell/>
          <table:table-cell table:formula="of:=[.$A382]*[.B382]/100" office:value-type="float" office:value="0.09554855105656" calcext:value-type="float">
            <text:p/>
          </table:table-cell>
          <table:table-cell table:formula="of:=[.$A382]*[.C382]/100" office:value-type="float" office:value="0.10531796956354" calcext:value-type="float">
            <text:p/>
          </table:table-cell>
          <table:table-cell table:formula="of:=[.$A382]*[.D382]/100" office:value-type="float" office:value="0.12209115527592" calcext:value-type="float">
            <text:p/>
          </table:table-cell>
          <table:table-cell table:formula="of:=[.$A382]*[.E382]/100" office:value-type="float" office:value="0.13766690818768" calcext:value-type="float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3]*100" office:value-type="float" office:value="0.026246719160105" calcext:value-type="float">
            <text:p/>
          </table:table-cell>
          <table:table-cell/>
          <table:table-cell table:formula="of:=[.$A383]*[.B383]/100" office:value-type="float" office:value="0.095799994611972" calcext:value-type="float">
            <text:p/>
          </table:table-cell>
          <table:table-cell table:formula="of:=[.$A383]*[.C383]/100" office:value-type="float" office:value="0.105595122115023" calcext:value-type="float">
            <text:p/>
          </table:table-cell>
          <table:table-cell table:formula="of:=[.$A383]*[.D383]/100" office:value-type="float" office:value="0.122412447789804" calcext:value-type="float">
            <text:p/>
          </table:table-cell>
          <table:table-cell table:formula="of:=[.$A383]*[.E383]/100" office:value-type="float" office:value="0.138029189525016" calcext:value-type="float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4]*100" office:value-type="float" office:value="0.0261780104712042" calcext:value-type="float">
            <text:p/>
          </table:table-cell>
          <table:table-cell/>
          <table:table-cell table:formula="of:=[.$A384]*[.B384]/100" office:value-type="float" office:value="0.096051438167384" calcext:value-type="float">
            <text:p/>
          </table:table-cell>
          <table:table-cell table:formula="of:=[.$A384]*[.C384]/100" office:value-type="float" office:value="0.105872274666506" calcext:value-type="float">
            <text:p/>
          </table:table-cell>
          <table:table-cell table:formula="of:=[.$A384]*[.D384]/100" office:value-type="float" office:value="0.122733740303688" calcext:value-type="float">
            <text:p/>
          </table:table-cell>
          <table:table-cell table:formula="of:=[.$A384]*[.E384]/100" office:value-type="float" office:value="0.138391470862352" calcext:value-type="float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5]*100" office:value-type="float" office:value="0.0261096605744125" calcext:value-type="float">
            <text:p/>
          </table:table-cell>
          <table:table-cell/>
          <table:table-cell table:formula="of:=[.$A385]*[.B385]/100" office:value-type="float" office:value="0.096302881722796" calcext:value-type="float">
            <text:p/>
          </table:table-cell>
          <table:table-cell table:formula="of:=[.$A385]*[.C385]/100" office:value-type="float" office:value="0.106149427217989" calcext:value-type="float">
            <text:p/>
          </table:table-cell>
          <table:table-cell table:formula="of:=[.$A385]*[.D385]/100" office:value-type="float" office:value="0.123055032817572" calcext:value-type="float">
            <text:p/>
          </table:table-cell>
          <table:table-cell table:formula="of:=[.$A385]*[.E385]/100" office:value-type="float" office:value="0.138753752199688" calcext:value-type="float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 table:formula="of:=0.1/[.A386]*100" office:value-type="float" office:value="0.0260416666666667" calcext:value-type="float">
            <text:p/>
          </table:table-cell>
          <table:table-cell/>
          <table:table-cell table:formula="of:=[.$A386]*[.B386]/100" office:value-type="float" office:value="0.096554325278208" calcext:value-type="float">
            <text:p/>
          </table:table-cell>
          <table:table-cell table:formula="of:=[.$A386]*[.C386]/100" office:value-type="float" office:value="0.106426579769472" calcext:value-type="float">
            <text:p/>
          </table:table-cell>
          <table:table-cell table:formula="of:=[.$A386]*[.D386]/100" office:value-type="float" office:value="0.123376325331456" calcext:value-type="float">
            <text:p/>
          </table:table-cell>
          <table:table-cell table:formula="of:=[.$A386]*[.E386]/100" office:value-type="float" office:value="0.139116033537024" calcext:value-type="float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87]*100" office:value-type="float" office:value="0.025974025974026" calcext:value-type="float">
            <text:p/>
          </table:table-cell>
          <table:table-cell/>
          <table:table-cell table:formula="of:=[.$A387]*[.B387]/100" office:value-type="float" office:value="0.09680576883362" calcext:value-type="float">
            <text:p/>
          </table:table-cell>
          <table:table-cell table:formula="of:=[.$A387]*[.C387]/100" office:value-type="float" office:value="0.106703732320955" calcext:value-type="float">
            <text:p/>
          </table:table-cell>
          <table:table-cell table:formula="of:=[.$A387]*[.D387]/100" office:value-type="float" office:value="0.12369761784534" calcext:value-type="float">
            <text:p/>
          </table:table-cell>
          <table:table-cell table:formula="of:=[.$A387]*[.E387]/100" office:value-type="float" office:value="0.119552841320605" calcext:value-type="float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88]*100" office:value-type="float" office:value="0.0259067357512953" calcext:value-type="float">
            <text:p/>
          </table:table-cell>
          <table:table-cell/>
          <table:table-cell table:formula="of:=[.$A388]*[.B388]/100" office:value-type="float" office:value="0.097057212389032" calcext:value-type="float">
            <text:p/>
          </table:table-cell>
          <table:table-cell table:formula="of:=[.$A388]*[.C388]/100" office:value-type="float" office:value="0.106980884872438" calcext:value-type="float">
            <text:p/>
          </table:table-cell>
          <table:table-cell table:formula="of:=[.$A388]*[.D388]/100" office:value-type="float" office:value="0.124018910359224" calcext:value-type="float">
            <text:p/>
          </table:table-cell>
          <table:table-cell table:formula="of:=[.$A388]*[.E388]/100" office:value-type="float" office:value="0.119863368181178" calcext:value-type="float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89]*100" office:value-type="float" office:value="0.0258397932816537" calcext:value-type="float">
            <text:p/>
          </table:table-cell>
          <table:table-cell/>
          <table:table-cell table:formula="of:=[.$A389]*[.B389]/100" office:value-type="float" office:value="0.097308655944444" calcext:value-type="float">
            <text:p/>
          </table:table-cell>
          <table:table-cell table:formula="of:=[.$A389]*[.C389]/100" office:value-type="float" office:value="0.107258037423921" calcext:value-type="float">
            <text:p/>
          </table:table-cell>
          <table:table-cell table:formula="of:=[.$A389]*[.D389]/100" office:value-type="float" office:value="0.124340202873108" calcext:value-type="float">
            <text:p/>
          </table:table-cell>
          <table:table-cell table:formula="of:=[.$A389]*[.E389]/100" office:value-type="float" office:value="0.120173895041751" calcext:value-type="float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0]*100" office:value-type="float" office:value="0.0257731958762887" calcext:value-type="float">
            <text:p/>
          </table:table-cell>
          <table:table-cell/>
          <table:table-cell table:formula="of:=[.$A390]*[.B390]/100" office:value-type="float" office:value="0.097560099499856" calcext:value-type="float">
            <text:p/>
          </table:table-cell>
          <table:table-cell table:formula="of:=[.$A390]*[.C390]/100" office:value-type="float" office:value="0.104276547854996" calcext:value-type="float">
            <text:p/>
          </table:table-cell>
          <table:table-cell table:formula="of:=[.$A390]*[.D390]/100" office:value-type="float" office:value="0.124661495386992" calcext:value-type="float">
            <text:p/>
          </table:table-cell>
          <table:table-cell table:formula="of:=[.$A390]*[.E390]/100" office:value-type="float" office:value="0.120484421902324" calcext:value-type="float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1]*100" office:value-type="float" office:value="0.025706940874036" calcext:value-type="float">
            <text:p/>
          </table:table-cell>
          <table:table-cell/>
          <table:table-cell table:formula="of:=[.$A391]*[.B391]/100" office:value-type="float" office:value="0.097811543055268" calcext:value-type="float">
            <text:p/>
          </table:table-cell>
          <table:table-cell table:formula="of:=[.$A391]*[.C391]/100" office:value-type="float" office:value="0.104545301844313" calcext:value-type="float">
            <text:p/>
          </table:table-cell>
          <table:table-cell table:formula="of:=[.$A391]*[.D391]/100" office:value-type="float" office:value="0.124982787900876" calcext:value-type="float">
            <text:p/>
          </table:table-cell>
          <table:table-cell table:formula="of:=[.$A391]*[.E391]/100" office:value-type="float" office:value="0.120794948762897" calcext:value-type="float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2]*100" office:value-type="float" office:value="0.0256410256410256" calcext:value-type="float">
            <text:p/>
          </table:table-cell>
          <table:table-cell/>
          <table:table-cell table:formula="of:=[.$A392]*[.B392]/100" office:value-type="float" office:value="0.09806298661068" calcext:value-type="float">
            <text:p/>
          </table:table-cell>
          <table:table-cell table:formula="of:=[.$A392]*[.C392]/100" office:value-type="float" office:value="0.10481405583363" calcext:value-type="float">
            <text:p/>
          </table:table-cell>
          <table:table-cell table:formula="of:=[.$A392]*[.D392]/100" office:value-type="float" office:value="0.12530408041476" calcext:value-type="float">
            <text:p/>
          </table:table-cell>
          <table:table-cell table:formula="of:=[.$A392]*[.E392]/100" office:value-type="float" office:value="0.12110547562347" calcext:value-type="float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3]*100" office:value-type="float" office:value="0.0255754475703325" calcext:value-type="float">
            <text:p/>
          </table:table-cell>
          <table:table-cell/>
          <table:table-cell table:formula="of:=[.$A393]*[.B393]/100" office:value-type="float" office:value="0.098314430166092" calcext:value-type="float">
            <text:p/>
          </table:table-cell>
          <table:table-cell table:formula="of:=[.$A393]*[.C393]/100" office:value-type="float" office:value="0.105082809822947" calcext:value-type="float">
            <text:p/>
          </table:table-cell>
          <table:table-cell table:formula="of:=[.$A393]*[.D393]/100" office:value-type="float" office:value="0.125625372928644" calcext:value-type="float">
            <text:p/>
          </table:table-cell>
          <table:table-cell table:formula="of:=[.$A393]*[.E393]/100" office:value-type="float" office:value="0.121416002484043" calcext:value-type="float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4]*100" office:value-type="float" office:value="0.0255102040816327" calcext:value-type="float">
            <text:p/>
          </table:table-cell>
          <table:table-cell/>
          <table:table-cell table:formula="of:=[.$A394]*[.B394]/100" office:value-type="float" office:value="0.098565873721504" calcext:value-type="float">
            <text:p/>
          </table:table-cell>
          <table:table-cell table:formula="of:=[.$A394]*[.C394]/100" office:value-type="float" office:value="0.105351563812264" calcext:value-type="float">
            <text:p/>
          </table:table-cell>
          <table:table-cell table:formula="of:=[.$A394]*[.D394]/100" office:value-type="float" office:value="0.125946665442528" calcext:value-type="float">
            <text:p/>
          </table:table-cell>
          <table:table-cell table:formula="of:=[.$A394]*[.E394]/100" office:value-type="float" office:value="0.121726529344616" calcext:value-type="float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5]*100" office:value-type="float" office:value="0.0254452926208651" calcext:value-type="float">
            <text:p/>
          </table:table-cell>
          <table:table-cell/>
          <table:table-cell table:formula="of:=[.$A395]*[.B395]/100" office:value-type="float" office:value="0.098817317276916" calcext:value-type="float">
            <text:p/>
          </table:table-cell>
          <table:table-cell table:formula="of:=[.$A395]*[.C395]/100" office:value-type="float" office:value="0.105620317801581" calcext:value-type="float">
            <text:p/>
          </table:table-cell>
          <table:table-cell table:formula="of:=[.$A395]*[.D395]/100" office:value-type="float" office:value="0.126267957956412" calcext:value-type="float">
            <text:p/>
          </table:table-cell>
          <table:table-cell table:formula="of:=[.$A395]*[.E395]/100" office:value-type="float" office:value="0.122037056205189" calcext:value-type="float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6]*100" office:value-type="float" office:value="0.0253807106598985" calcext:value-type="float">
            <text:p/>
          </table:table-cell>
          <table:table-cell/>
          <table:table-cell table:formula="of:=[.$A396]*[.B396]/100" office:value-type="float" office:value="0.095530590802602" calcext:value-type="float">
            <text:p/>
          </table:table-cell>
          <table:table-cell table:formula="of:=[.$A396]*[.C396]/100" office:value-type="float" office:value="0.105889071790898" calcext:value-type="float">
            <text:p/>
          </table:table-cell>
          <table:table-cell table:formula="of:=[.$A396]*[.D396]/100" office:value-type="float" office:value="0.126589250470296" calcext:value-type="float">
            <text:p/>
          </table:table-cell>
          <table:table-cell table:formula="of:=[.$A396]*[.E396]/100" office:value-type="float" office:value="0.122347583065762" calcext:value-type="float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7]*100" office:value-type="float" office:value="0.0253164556962025" calcext:value-type="float">
            <text:p/>
          </table:table-cell>
          <table:table-cell/>
          <table:table-cell table:formula="of:=[.$A397]*[.B397]/100" office:value-type="float" office:value="0.095773054231035" calcext:value-type="float">
            <text:p/>
          </table:table-cell>
          <table:table-cell table:formula="of:=[.$A397]*[.C397]/100" office:value-type="float" office:value="0.106157825780215" calcext:value-type="float">
            <text:p/>
          </table:table-cell>
          <table:table-cell table:formula="of:=[.$A397]*[.D397]/100" office:value-type="float" office:value="0.12691054298418" calcext:value-type="float">
            <text:p/>
          </table:table-cell>
          <table:table-cell table:formula="of:=[.$A397]*[.E397]/100" office:value-type="float" office:value="0.122658109926335" calcext:value-type="float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8]*100" office:value-type="float" office:value="0.0252525252525252" calcext:value-type="float">
            <text:p/>
          </table:table-cell>
          <table:table-cell/>
          <table:table-cell table:formula="of:=[.$A398]*[.B398]/100" office:value-type="float" office:value="0.096015517659468" calcext:value-type="float">
            <text:p/>
          </table:table-cell>
          <table:table-cell table:formula="of:=[.$A398]*[.C398]/100" office:value-type="float" office:value="0.106426579769532" calcext:value-type="float">
            <text:p/>
          </table:table-cell>
          <table:table-cell table:formula="of:=[.$A398]*[.D398]/100" office:value-type="float" office:value="0.127231835498064" calcext:value-type="float">
            <text:p/>
          </table:table-cell>
          <table:table-cell table:formula="of:=[.$A398]*[.E398]/100" office:value-type="float" office:value="0.122968636786908" calcext:value-type="float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399]*100" office:value-type="float" office:value="0.0251889168765743" calcext:value-type="float">
            <text:p/>
          </table:table-cell>
          <table:table-cell/>
          <table:table-cell table:formula="of:=[.$A399]*[.B399]/100" office:value-type="float" office:value="0.096257981087901" calcext:value-type="float">
            <text:p/>
          </table:table-cell>
          <table:table-cell table:formula="of:=[.$A399]*[.C399]/100" office:value-type="float" office:value="0.106695333758849" calcext:value-type="float">
            <text:p/>
          </table:table-cell>
          <table:table-cell table:formula="of:=[.$A399]*[.D399]/100" office:value-type="float" office:value="0.127553128011948" calcext:value-type="float">
            <text:p/>
          </table:table-cell>
          <table:table-cell table:formula="of:=[.$A399]*[.E399]/100" office:value-type="float" office:value="0.123279163647481" calcext:value-type="float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0]*100" office:value-type="float" office:value="0.0251256281407035" calcext:value-type="float">
            <text:p/>
          </table:table-cell>
          <table:table-cell/>
          <table:table-cell table:formula="of:=[.$A400]*[.B400]/100" office:value-type="float" office:value="0.096500444516334" calcext:value-type="float">
            <text:p/>
          </table:table-cell>
          <table:table-cell table:formula="of:=[.$A400]*[.C400]/100" office:value-type="float" office:value="0.106964087748166" calcext:value-type="float">
            <text:p/>
          </table:table-cell>
          <table:table-cell table:formula="of:=[.$A400]*[.D400]/100" office:value-type="float" office:value="0.127874420525832" calcext:value-type="float">
            <text:p/>
          </table:table-cell>
          <table:table-cell table:formula="of:=[.$A400]*[.E400]/100" office:value-type="float" office:value="0.123589690508054" calcext:value-type="float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1]*100" office:value-type="float" office:value="0.025062656641604" calcext:value-type="float">
            <text:p/>
          </table:table-cell>
          <table:table-cell/>
          <table:table-cell table:formula="of:=[.$A401]*[.B401]/100" office:value-type="float" office:value="0.096742907944767" calcext:value-type="float">
            <text:p/>
          </table:table-cell>
          <table:table-cell table:formula="of:=[.$A401]*[.C401]/100" office:value-type="float" office:value="0.107232841737483" calcext:value-type="float">
            <text:p/>
          </table:table-cell>
          <table:table-cell table:formula="of:=[.$A401]*[.D401]/100" office:value-type="float" office:value="0.128195713039716" calcext:value-type="float">
            <text:p/>
          </table:table-cell>
          <table:table-cell table:formula="of:=[.$A401]*[.E401]/100" office:value-type="float" office:value="0.123900217368627" calcext:value-type="float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2]*100" office:value-type="float" office:value="0.025" calcext:value-type="float">
            <text:p/>
          </table:table-cell>
          <table:table-cell/>
          <table:table-cell table:formula="of:=[.$A402]*[.B402]/100" office:value-type="float" office:value="0.0969853713732" calcext:value-type="float">
            <text:p/>
          </table:table-cell>
          <table:table-cell table:formula="of:=[.$A402]*[.C402]/100" office:value-type="float" office:value="0.1075015957268" calcext:value-type="float">
            <text:p/>
          </table:table-cell>
          <table:table-cell table:formula="of:=[.$A402]*[.D402]/100" office:value-type="float" office:value="0.1285170055536" calcext:value-type="float">
            <text:p/>
          </table:table-cell>
          <table:table-cell table:formula="of:=[.$A402]*[.E402]/100" office:value-type="float" office:value="0.1242107442292" calcext:value-type="float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3]*100" office:value-type="float" office:value="0.0249376558603491" calcext:value-type="float">
            <text:p/>
          </table:table-cell>
          <table:table-cell/>
          <table:table-cell table:formula="of:=[.$A403]*[.B403]/100" office:value-type="float" office:value="0.097227834801633" calcext:value-type="float">
            <text:p/>
          </table:table-cell>
          <table:table-cell table:formula="of:=[.$A403]*[.C403]/100" office:value-type="float" office:value="0.107770349716117" calcext:value-type="float">
            <text:p/>
          </table:table-cell>
          <table:table-cell table:formula="of:=[.$A403]*[.D403]/100" office:value-type="float" office:value="0.128838298067484" calcext:value-type="float">
            <text:p/>
          </table:table-cell>
          <table:table-cell table:formula="of:=[.$A403]*[.E403]/100" office:value-type="float" office:value="0.124521271089773" calcext:value-type="float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4]*100" office:value-type="float" office:value="0.0248756218905473" calcext:value-type="float">
            <text:p/>
          </table:table-cell>
          <table:table-cell/>
          <table:table-cell table:formula="of:=[.$A404]*[.B404]/100" office:value-type="float" office:value="0.097470298230066" calcext:value-type="float">
            <text:p/>
          </table:table-cell>
          <table:table-cell table:formula="of:=[.$A404]*[.C404]/100" office:value-type="float" office:value="0.104662881714702" calcext:value-type="float">
            <text:p/>
          </table:table-cell>
          <table:table-cell table:formula="of:=[.$A404]*[.D404]/100" office:value-type="float" office:value="0.129159590581368" calcext:value-type="float">
            <text:p/>
          </table:table-cell>
          <table:table-cell table:formula="of:=[.$A404]*[.E404]/100" office:value-type="float" office:value="0.124831797950346" calcext:value-type="float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5]*100" office:value-type="float" office:value="0.0248138957816377" calcext:value-type="float">
            <text:p/>
          </table:table-cell>
          <table:table-cell/>
          <table:table-cell table:formula="of:=[.$A405]*[.B405]/100" office:value-type="float" office:value="0.097712761658499" calcext:value-type="float">
            <text:p/>
          </table:table-cell>
          <table:table-cell table:formula="of:=[.$A405]*[.C405]/100" office:value-type="float" office:value="0.104923237141853" calcext:value-type="float">
            <text:p/>
          </table:table-cell>
          <table:table-cell table:formula="of:=[.$A405]*[.D405]/100" office:value-type="float" office:value="0.129480883095252" calcext:value-type="float">
            <text:p/>
          </table:table-cell>
          <table:table-cell table:formula="of:=[.$A405]*[.E405]/100" office:value-type="float" office:value="0.125142324810919" calcext:value-type="float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6]*100" office:value-type="float" office:value="0.0247524752475248" calcext:value-type="float">
            <text:p/>
          </table:table-cell>
          <table:table-cell/>
          <table:table-cell table:formula="of:=[.$A406]*[.B406]/100" office:value-type="float" office:value="0.097955225086932" calcext:value-type="float">
            <text:p/>
          </table:table-cell>
          <table:table-cell table:formula="of:=[.$A406]*[.C406]/100" office:value-type="float" office:value="0.105183592569004" calcext:value-type="float">
            <text:p/>
          </table:table-cell>
          <table:table-cell table:formula="of:=[.$A406]*[.D406]/100" office:value-type="float" office:value="0.129802175609136" calcext:value-type="float">
            <text:p/>
          </table:table-cell>
          <table:table-cell table:formula="of:=[.$A406]*[.E406]/100" office:value-type="float" office:value="0.125452851671492" calcext:value-type="float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7]*100" office:value-type="float" office:value="0.0246913580246914" calcext:value-type="float">
            <text:p/>
          </table:table-cell>
          <table:table-cell/>
          <table:table-cell table:formula="of:=[.$A407]*[.B407]/100" office:value-type="float" office:value="0.098197688515365" calcext:value-type="float">
            <text:p/>
          </table:table-cell>
          <table:table-cell table:formula="of:=[.$A407]*[.C407]/100" office:value-type="float" office:value="0.105443947996155" calcext:value-type="float">
            <text:p/>
          </table:table-cell>
          <table:table-cell table:formula="of:=[.$A407]*[.D407]/100" office:value-type="float" office:value="0.13012346812302" calcext:value-type="float">
            <text:p/>
          </table:table-cell>
          <table:table-cell table:formula="of:=[.$A407]*[.E407]/100" office:value-type="float" office:value="0.125763378532065" calcext:value-type="float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8]*100" office:value-type="float" office:value="0.0246305418719212" calcext:value-type="float">
            <text:p/>
          </table:table-cell>
          <table:table-cell/>
          <table:table-cell table:formula="of:=[.$A408]*[.B408]/100" office:value-type="float" office:value="0.098440151943798" calcext:value-type="float">
            <text:p/>
          </table:table-cell>
          <table:table-cell table:formula="of:=[.$A408]*[.C408]/100" office:value-type="float" office:value="0.105704303423306" calcext:value-type="float">
            <text:p/>
          </table:table-cell>
          <table:table-cell table:formula="of:=[.$A408]*[.D408]/100" office:value-type="float" office:value="0.130444760636904" calcext:value-type="float">
            <text:p/>
          </table:table-cell>
          <table:table-cell table:formula="of:=[.$A408]*[.E408]/100" office:value-type="float" office:value="0.126073905392638" calcext:value-type="float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09]*100" office:value-type="float" office:value="0.0245700245700246" calcext:value-type="float">
            <text:p/>
          </table:table-cell>
          <table:table-cell/>
          <table:table-cell table:formula="of:=[.$A409]*[.B409]/100" office:value-type="float" office:value="0.095027703691778" calcext:value-type="float">
            <text:p/>
          </table:table-cell>
          <table:table-cell table:formula="of:=[.$A409]*[.C409]/100" office:value-type="float" office:value="0.105964658850457" calcext:value-type="float">
            <text:p/>
          </table:table-cell>
          <table:table-cell table:formula="of:=[.$A409]*[.D409]/100" office:value-type="float" office:value="0.130766053150788" calcext:value-type="float">
            <text:p/>
          </table:table-cell>
          <table:table-cell table:formula="of:=[.$A409]*[.E409]/100" office:value-type="float" office:value="0.126384432253211" calcext:value-type="float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0]*100" office:value-type="float" office:value="0.0245098039215686" calcext:value-type="float">
            <text:p/>
          </table:table-cell>
          <table:table-cell/>
          <table:table-cell table:formula="of:=[.$A410]*[.B410]/100" office:value-type="float" office:value="0.095261186993232" calcext:value-type="float">
            <text:p/>
          </table:table-cell>
          <table:table-cell table:formula="of:=[.$A410]*[.C410]/100" office:value-type="float" office:value="0.106225014277608" calcext:value-type="float">
            <text:p/>
          </table:table-cell>
          <table:table-cell table:formula="of:=[.$A410]*[.D410]/100" office:value-type="float" office:value="0.131087345664672" calcext:value-type="float">
            <text:p/>
          </table:table-cell>
          <table:table-cell table:formula="of:=[.$A410]*[.E410]/100" office:value-type="float" office:value="0.126694959113784" calcext:value-type="float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1]*100" office:value-type="float" office:value="0.0244498777506112" calcext:value-type="float">
            <text:p/>
          </table:table-cell>
          <table:table-cell/>
          <table:table-cell table:formula="of:=[.$A411]*[.B411]/100" office:value-type="float" office:value="0.095494670294686" calcext:value-type="float">
            <text:p/>
          </table:table-cell>
          <table:table-cell table:formula="of:=[.$A411]*[.C411]/100" office:value-type="float" office:value="0.106485369704759" calcext:value-type="float">
            <text:p/>
          </table:table-cell>
          <table:table-cell table:formula="of:=[.$A411]*[.D411]/100" office:value-type="float" office:value="0.131408638178556" calcext:value-type="float">
            <text:p/>
          </table:table-cell>
          <table:table-cell table:formula="of:=[.$A411]*[.E411]/100" office:value-type="float" office:value="0.127005485974357" calcext:value-type="float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2]*100" office:value-type="float" office:value="0.024390243902439" calcext:value-type="float">
            <text:p/>
          </table:table-cell>
          <table:table-cell/>
          <table:table-cell table:formula="of:=[.$A412]*[.B412]/100" office:value-type="float" office:value="0.09572815359614" calcext:value-type="float">
            <text:p/>
          </table:table-cell>
          <table:table-cell table:formula="of:=[.$A412]*[.C412]/100" office:value-type="float" office:value="0.10674572513191" calcext:value-type="float">
            <text:p/>
          </table:table-cell>
          <table:table-cell table:formula="of:=[.$A412]*[.D412]/100" office:value-type="float" office:value="0.13172993069244" calcext:value-type="float">
            <text:p/>
          </table:table-cell>
          <table:table-cell table:formula="of:=[.$A412]*[.E412]/100" office:value-type="float" office:value="0.12731601283493" calcext:value-type="float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3]*100" office:value-type="float" office:value="0.024330900243309" calcext:value-type="float">
            <text:p/>
          </table:table-cell>
          <table:table-cell/>
          <table:table-cell table:formula="of:=[.$A413]*[.B413]/100" office:value-type="float" office:value="0.095961636897594" calcext:value-type="float">
            <text:p/>
          </table:table-cell>
          <table:table-cell table:formula="of:=[.$A413]*[.C413]/100" office:value-type="float" office:value="0.107006080559061" calcext:value-type="float">
            <text:p/>
          </table:table-cell>
          <table:table-cell table:formula="of:=[.$A413]*[.D413]/100" office:value-type="float" office:value="0.132051223206324" calcext:value-type="float">
            <text:p/>
          </table:table-cell>
          <table:table-cell table:formula="of:=[.$A413]*[.E413]/100" office:value-type="float" office:value="0.127626539695503" calcext:value-type="float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4]*100" office:value-type="float" office:value="0.0242718446601942" calcext:value-type="float">
            <text:p/>
          </table:table-cell>
          <table:table-cell/>
          <table:table-cell table:formula="of:=[.$A414]*[.B414]/100" office:value-type="float" office:value="0.096195120199048" calcext:value-type="float">
            <text:p/>
          </table:table-cell>
          <table:table-cell table:formula="of:=[.$A414]*[.C414]/100" office:value-type="float" office:value="0.107266435986212" calcext:value-type="float">
            <text:p/>
          </table:table-cell>
          <table:table-cell table:formula="of:=[.$A414]*[.D414]/100" office:value-type="float" office:value="0.132372515720208" calcext:value-type="float">
            <text:p/>
          </table:table-cell>
          <table:table-cell table:formula="of:=[.$A414]*[.E414]/100" office:value-type="float" office:value="0.127937066556076" calcext:value-type="float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5]*100" office:value-type="float" office:value="0.0242130750605327" calcext:value-type="float">
            <text:p/>
          </table:table-cell>
          <table:table-cell/>
          <table:table-cell table:formula="of:=[.$A415]*[.B415]/100" office:value-type="float" office:value="0.096428603500502" calcext:value-type="float">
            <text:p/>
          </table:table-cell>
          <table:table-cell table:formula="of:=[.$A415]*[.C415]/100" office:value-type="float" office:value="0.107526791413363" calcext:value-type="float">
            <text:p/>
          </table:table-cell>
          <table:table-cell table:formula="of:=[.$A415]*[.D415]/100" office:value-type="float" office:value="0.132693808234092" calcext:value-type="float">
            <text:p/>
          </table:table-cell>
          <table:table-cell table:formula="of:=[.$A415]*[.E415]/100" office:value-type="float" office:value="0.128247593416649" calcext:value-type="float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6]*100" office:value-type="float" office:value="0.0241545893719807" calcext:value-type="float">
            <text:p/>
          </table:table-cell>
          <table:table-cell/>
          <table:table-cell table:formula="of:=[.$A416]*[.B416]/100" office:value-type="float" office:value="0.096662086801956" calcext:value-type="float">
            <text:p/>
          </table:table-cell>
          <table:table-cell table:formula="of:=[.$A416]*[.C416]/100" office:value-type="float" office:value="0.107787146840514" calcext:value-type="float">
            <text:p/>
          </table:table-cell>
          <table:table-cell table:formula="of:=[.$A416]*[.D416]/100" office:value-type="float" office:value="0.133015100747976" calcext:value-type="float">
            <text:p/>
          </table:table-cell>
          <table:table-cell table:formula="of:=[.$A416]*[.E416]/100" office:value-type="float" office:value="0.128558120277222" calcext:value-type="float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7]*100" office:value-type="float" office:value="0.0240963855421687" calcext:value-type="float">
            <text:p/>
          </table:table-cell>
          <table:table-cell/>
          <table:table-cell table:formula="of:=[.$A417]*[.B417]/100" office:value-type="float" office:value="0.09689557010341" calcext:value-type="float">
            <text:p/>
          </table:table-cell>
          <table:table-cell table:formula="of:=[.$A417]*[.C417]/100" office:value-type="float" office:value="0.108047502267665" calcext:value-type="float">
            <text:p/>
          </table:table-cell>
          <table:table-cell table:formula="of:=[.$A417]*[.D417]/100" office:value-type="float" office:value="0.13333639326186" calcext:value-type="float">
            <text:p/>
          </table:table-cell>
          <table:table-cell table:formula="of:=[.$A417]*[.E417]/100" office:value-type="float" office:value="0.128868647137795" calcext:value-type="float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8]*100" office:value-type="float" office:value="0.0240384615384615" calcext:value-type="float">
            <text:p/>
          </table:table-cell>
          <table:table-cell/>
          <table:table-cell table:formula="of:=[.$A418]*[.B418]/100" office:value-type="float" office:value="0.097129053404864" calcext:value-type="float">
            <text:p/>
          </table:table-cell>
          <table:table-cell table:formula="of:=[.$A418]*[.C418]/100" office:value-type="float" office:value="0.108307857694816" calcext:value-type="float">
            <text:p/>
          </table:table-cell>
          <table:table-cell table:formula="of:=[.$A418]*[.D418]/100" office:value-type="float" office:value="0.133657685775744" calcext:value-type="float">
            <text:p/>
          </table:table-cell>
          <table:table-cell table:formula="of:=[.$A418]*[.E418]/100" office:value-type="float" office:value="0.129179173998368" calcext:value-type="float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19]*100" office:value-type="float" office:value="0.0239808153477218" calcext:value-type="float">
            <text:p/>
          </table:table-cell>
          <table:table-cell/>
          <table:table-cell table:formula="of:=[.$A419]*[.B419]/100" office:value-type="float" office:value="0.097362536706318" calcext:value-type="float">
            <text:p/>
          </table:table-cell>
          <table:table-cell table:formula="of:=[.$A419]*[.C419]/100" office:value-type="float" office:value="0.108568213121967" calcext:value-type="float">
            <text:p/>
          </table:table-cell>
          <table:table-cell table:formula="of:=[.$A419]*[.D419]/100" office:value-type="float" office:value="0.133978978289628" calcext:value-type="float">
            <text:p/>
          </table:table-cell>
          <table:table-cell table:formula="of:=[.$A419]*[.E419]/100" office:value-type="float" office:value="0.129489700858941" calcext:value-type="float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0]*100" office:value-type="float" office:value="0.0239234449760766" calcext:value-type="float">
            <text:p/>
          </table:table-cell>
          <table:table-cell/>
          <table:table-cell table:formula="of:=[.$A420]*[.B420]/100" office:value-type="float" office:value="0.097596020007772" calcext:value-type="float">
            <text:p/>
          </table:table-cell>
          <table:table-cell table:formula="of:=[.$A420]*[.C420]/100" office:value-type="float" office:value="0.108828568549118" calcext:value-type="float">
            <text:p/>
          </table:table-cell>
          <table:table-cell table:formula="of:=[.$A420]*[.D420]/100" office:value-type="float" office:value="0.134300270803512" calcext:value-type="float">
            <text:p/>
          </table:table-cell>
          <table:table-cell table:formula="of:=[.$A420]*[.E420]/100" office:value-type="float" office:value="0.129800227719514" calcext:value-type="float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1]*100" office:value-type="float" office:value="0.0238663484486873" calcext:value-type="float">
            <text:p/>
          </table:table-cell>
          <table:table-cell/>
          <table:table-cell table:formula="of:=[.$A421]*[.B421]/100" office:value-type="float" office:value="0.097829503309226" calcext:value-type="float">
            <text:p/>
          </table:table-cell>
          <table:table-cell table:formula="of:=[.$A421]*[.C421]/100" office:value-type="float" office:value="0.109088923976269" calcext:value-type="float">
            <text:p/>
          </table:table-cell>
          <table:table-cell table:formula="of:=[.$A421]*[.D421]/100" office:value-type="float" office:value="0.11538991141527" calcext:value-type="float">
            <text:p/>
          </table:table-cell>
          <table:table-cell table:formula="of:=[.$A421]*[.E421]/100" office:value-type="float" office:value="0.130110754580087" calcext:value-type="float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2]*100" office:value-type="float" office:value="0.0238095238095238" calcext:value-type="float">
            <text:p/>
          </table:table-cell>
          <table:table-cell/>
          <table:table-cell table:formula="of:=[.$A422]*[.B422]/100" office:value-type="float" office:value="0.09806298661068" calcext:value-type="float">
            <text:p/>
          </table:table-cell>
          <table:table-cell table:formula="of:=[.$A422]*[.C422]/100" office:value-type="float" office:value="0.1058218832937" calcext:value-type="float">
            <text:p/>
          </table:table-cell>
          <table:table-cell table:formula="of:=[.$A422]*[.D422]/100" office:value-type="float" office:value="0.1156653049986" calcext:value-type="float">
            <text:p/>
          </table:table-cell>
          <table:table-cell table:formula="of:=[.$A422]*[.E422]/100" office:value-type="float" office:value="0.13042128144066" calcext:value-type="float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3]*100" office:value-type="float" office:value="0.0237529691211401" calcext:value-type="float">
            <text:p/>
          </table:table-cell>
          <table:table-cell/>
          <table:table-cell table:formula="of:=[.$A423]*[.B423]/100" office:value-type="float" office:value="0.098296469912134" calcext:value-type="float">
            <text:p/>
          </table:table-cell>
          <table:table-cell table:formula="of:=[.$A423]*[.C423]/100" office:value-type="float" office:value="0.106073840158685" calcext:value-type="float">
            <text:p/>
          </table:table-cell>
          <table:table-cell table:formula="of:=[.$A423]*[.D423]/100" office:value-type="float" office:value="0.11594069858193" calcext:value-type="float">
            <text:p/>
          </table:table-cell>
          <table:table-cell table:formula="of:=[.$A423]*[.E423]/100" office:value-type="float" office:value="0.130731808301233" calcext:value-type="float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4]*100" office:value-type="float" office:value="0.023696682464455" calcext:value-type="float">
            <text:p/>
          </table:table-cell>
          <table:table-cell/>
          <table:table-cell table:formula="of:=[.$A424]*[.B424]/100" office:value-type="float" office:value="0.098529953213588" calcext:value-type="float">
            <text:p/>
          </table:table-cell>
          <table:table-cell table:formula="of:=[.$A424]*[.C424]/100" office:value-type="float" office:value="0.10632579702367" calcext:value-type="float">
            <text:p/>
          </table:table-cell>
          <table:table-cell table:formula="of:=[.$A424]*[.D424]/100" office:value-type="float" office:value="0.11621609216526" calcext:value-type="float">
            <text:p/>
          </table:table-cell>
          <table:table-cell table:formula="of:=[.$A424]*[.E424]/100" office:value-type="float" office:value="0.131042335161806" calcext:value-type="float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5]*100" office:value-type="float" office:value="0.0236406619385343" calcext:value-type="float">
            <text:p/>
          </table:table-cell>
          <table:table-cell/>
          <table:table-cell table:formula="of:=[.$A425]*[.B425]/100" office:value-type="float" office:value="0.098763436515042" calcext:value-type="float">
            <text:p/>
          </table:table-cell>
          <table:table-cell table:formula="of:=[.$A425]*[.C425]/100" office:value-type="float" office:value="0.106577753888655" calcext:value-type="float">
            <text:p/>
          </table:table-cell>
          <table:table-cell table:formula="of:=[.$A425]*[.D425]/100" office:value-type="float" office:value="0.11649148574859" calcext:value-type="float">
            <text:p/>
          </table:table-cell>
          <table:table-cell table:formula="of:=[.$A425]*[.E425]/100" office:value-type="float" office:value="0.131352862022379" calcext:value-type="float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6]*100" office:value-type="float" office:value="0.0235849056603774" calcext:value-type="float">
            <text:p/>
          </table:table-cell>
          <table:table-cell/>
          <table:table-cell table:formula="of:=[.$A426]*[.B426]/100" office:value-type="float" office:value="0.0951893459774" calcext:value-type="float">
            <text:p/>
          </table:table-cell>
          <table:table-cell table:formula="of:=[.$A426]*[.C426]/100" office:value-type="float" office:value="0.10682971075364" calcext:value-type="float">
            <text:p/>
          </table:table-cell>
          <table:table-cell table:formula="of:=[.$A426]*[.D426]/100" office:value-type="float" office:value="0.11676687933192" calcext:value-type="float">
            <text:p/>
          </table:table-cell>
          <table:table-cell table:formula="of:=[.$A426]*[.E426]/100" office:value-type="float" office:value="0.131663388882952" calcext:value-type="float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7]*100" office:value-type="float" office:value="0.0235294117647059" calcext:value-type="float">
            <text:p/>
          </table:table-cell>
          <table:table-cell/>
          <table:table-cell table:formula="of:=[.$A427]*[.B427]/100" office:value-type="float" office:value="0.095413849151875" calcext:value-type="float">
            <text:p/>
          </table:table-cell>
          <table:table-cell table:formula="of:=[.$A427]*[.C427]/100" office:value-type="float" office:value="0.107081667618625" calcext:value-type="float">
            <text:p/>
          </table:table-cell>
          <table:table-cell table:formula="of:=[.$A427]*[.D427]/100" office:value-type="float" office:value="0.11704227291525" calcext:value-type="float">
            <text:p/>
          </table:table-cell>
          <table:table-cell table:formula="of:=[.$A427]*[.E427]/100" office:value-type="float" office:value="0.131973915743525" calcext:value-type="float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8]*100" office:value-type="float" office:value="0.0234741784037559" calcext:value-type="float">
            <text:p/>
          </table:table-cell>
          <table:table-cell/>
          <table:table-cell table:formula="of:=[.$A428]*[.B428]/100" office:value-type="float" office:value="0.09563835232635" calcext:value-type="float">
            <text:p/>
          </table:table-cell>
          <table:table-cell table:formula="of:=[.$A428]*[.C428]/100" office:value-type="float" office:value="0.10733362448361" calcext:value-type="float">
            <text:p/>
          </table:table-cell>
          <table:table-cell table:formula="of:=[.$A428]*[.D428]/100" office:value-type="float" office:value="0.11731766649858" calcext:value-type="float">
            <text:p/>
          </table:table-cell>
          <table:table-cell table:formula="of:=[.$A428]*[.E428]/100" office:value-type="float" office:value="0.132284442604098" calcext:value-type="float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29]*100" office:value-type="float" office:value="0.0234192037470726" calcext:value-type="float">
            <text:p/>
          </table:table-cell>
          <table:table-cell/>
          <table:table-cell table:formula="of:=[.$A429]*[.B429]/100" office:value-type="float" office:value="0.095862855500825" calcext:value-type="float">
            <text:p/>
          </table:table-cell>
          <table:table-cell table:formula="of:=[.$A429]*[.C429]/100" office:value-type="float" office:value="0.107585581348595" calcext:value-type="float">
            <text:p/>
          </table:table-cell>
          <table:table-cell table:formula="of:=[.$A429]*[.D429]/100" office:value-type="float" office:value="0.11759306008191" calcext:value-type="float">
            <text:p/>
          </table:table-cell>
          <table:table-cell table:formula="of:=[.$A429]*[.E429]/100" office:value-type="float" office:value="0.132594969464671" calcext:value-type="float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0]*100" office:value-type="float" office:value="0.0233644859813084" calcext:value-type="float">
            <text:p/>
          </table:table-cell>
          <table:table-cell/>
          <table:table-cell table:formula="of:=[.$A430]*[.B430]/100" office:value-type="float" office:value="0.0960873586753" calcext:value-type="float">
            <text:p/>
          </table:table-cell>
          <table:table-cell table:formula="of:=[.$A430]*[.C430]/100" office:value-type="float" office:value="0.10783753821358" calcext:value-type="float">
            <text:p/>
          </table:table-cell>
          <table:table-cell table:formula="of:=[.$A430]*[.D430]/100" office:value-type="float" office:value="0.11786845366524" calcext:value-type="float">
            <text:p/>
          </table:table-cell>
          <table:table-cell table:formula="of:=[.$A430]*[.E430]/100" office:value-type="float" office:value="0.132905496325244" calcext:value-type="float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1]*100" office:value-type="float" office:value="0.0233100233100233" calcext:value-type="float">
            <text:p/>
          </table:table-cell>
          <table:table-cell/>
          <table:table-cell table:formula="of:=[.$A431]*[.B431]/100" office:value-type="float" office:value="0.096311861849775" calcext:value-type="float">
            <text:p/>
          </table:table-cell>
          <table:table-cell table:formula="of:=[.$A431]*[.C431]/100" office:value-type="float" office:value="0.108089495078565" calcext:value-type="float">
            <text:p/>
          </table:table-cell>
          <table:table-cell table:formula="of:=[.$A431]*[.D431]/100" office:value-type="float" office:value="0.11814384724857" calcext:value-type="float">
            <text:p/>
          </table:table-cell>
          <table:table-cell table:formula="of:=[.$A431]*[.E431]/100" office:value-type="float" office:value="0.133216023185817" calcext:value-type="float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2]*100" office:value-type="float" office:value="0.0232558139534884" calcext:value-type="float">
            <text:p/>
          </table:table-cell>
          <table:table-cell/>
          <table:table-cell table:formula="of:=[.$A432]*[.B432]/100" office:value-type="float" office:value="0.09653636502425" calcext:value-type="float">
            <text:p/>
          </table:table-cell>
          <table:table-cell table:formula="of:=[.$A432]*[.C432]/100" office:value-type="float" office:value="0.10834145194355" calcext:value-type="float">
            <text:p/>
          </table:table-cell>
          <table:table-cell table:formula="of:=[.$A432]*[.D432]/100" office:value-type="float" office:value="0.1184192408319" calcext:value-type="float">
            <text:p/>
          </table:table-cell>
          <table:table-cell table:formula="of:=[.$A432]*[.E432]/100" office:value-type="float" office:value="0.13352655004639" calcext:value-type="float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3]*100" office:value-type="float" office:value="0.0232018561484919" calcext:value-type="float">
            <text:p/>
          </table:table-cell>
          <table:table-cell/>
          <table:table-cell table:formula="of:=[.$A433]*[.B433]/100" office:value-type="float" office:value="0.096760868198725" calcext:value-type="float">
            <text:p/>
          </table:table-cell>
          <table:table-cell table:formula="of:=[.$A433]*[.C433]/100" office:value-type="float" office:value="0.108593408808535" calcext:value-type="float">
            <text:p/>
          </table:table-cell>
          <table:table-cell table:formula="of:=[.$A433]*[.D433]/100" office:value-type="float" office:value="0.11869463441523" calcext:value-type="float">
            <text:p/>
          </table:table-cell>
          <table:table-cell table:formula="of:=[.$A433]*[.E433]/100" office:value-type="float" office:value="0.133837076906963" calcext:value-type="float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4]*100" office:value-type="float" office:value="0.0231481481481481" calcext:value-type="float">
            <text:p/>
          </table:table-cell>
          <table:table-cell/>
          <table:table-cell table:formula="of:=[.$A434]*[.B434]/100" office:value-type="float" office:value="0.0969853713732" calcext:value-type="float">
            <text:p/>
          </table:table-cell>
          <table:table-cell table:formula="of:=[.$A434]*[.C434]/100" office:value-type="float" office:value="0.105217186817808" calcext:value-type="float">
            <text:p/>
          </table:table-cell>
          <table:table-cell table:formula="of:=[.$A434]*[.D434]/100" office:value-type="float" office:value="0.11897002799856" calcext:value-type="float">
            <text:p/>
          </table:table-cell>
          <table:table-cell table:formula="of:=[.$A434]*[.E434]/100" office:value-type="float" office:value="0.134147603767536" calcext:value-type="float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5]*100" office:value-type="float" office:value="0.023094688221709" calcext:value-type="float">
            <text:p/>
          </table:table-cell>
          <table:table-cell/>
          <table:table-cell table:formula="of:=[.$A435]*[.B435]/100" office:value-type="float" office:value="0.097209874547675" calcext:value-type="float">
            <text:p/>
          </table:table-cell>
          <table:table-cell table:formula="of:=[.$A435]*[.C435]/100" office:value-type="float" office:value="0.105460745120627" calcext:value-type="float">
            <text:p/>
          </table:table-cell>
          <table:table-cell table:formula="of:=[.$A435]*[.D435]/100" office:value-type="float" office:value="0.11924542158189" calcext:value-type="float">
            <text:p/>
          </table:table-cell>
          <table:table-cell table:formula="of:=[.$A435]*[.E435]/100" office:value-type="float" office:value="0.134458130628109" calcext:value-type="float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6]*100" office:value-type="float" office:value="0.0230414746543779" calcext:value-type="float">
            <text:p/>
          </table:table-cell>
          <table:table-cell/>
          <table:table-cell table:formula="of:=[.$A436]*[.B436]/100" office:value-type="float" office:value="0.09743437772215" calcext:value-type="float">
            <text:p/>
          </table:table-cell>
          <table:table-cell table:formula="of:=[.$A436]*[.C436]/100" office:value-type="float" office:value="0.105704303423446" calcext:value-type="float">
            <text:p/>
          </table:table-cell>
          <table:table-cell table:formula="of:=[.$A436]*[.D436]/100" office:value-type="float" office:value="0.11952081516522" calcext:value-type="float">
            <text:p/>
          </table:table-cell>
          <table:table-cell table:formula="of:=[.$A436]*[.E436]/100" office:value-type="float" office:value="0.134768657488682" calcext:value-type="float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7]*100" office:value-type="float" office:value="0.0229885057471264" calcext:value-type="float">
            <text:p/>
          </table:table-cell>
          <table:table-cell/>
          <table:table-cell table:formula="of:=[.$A437]*[.B437]/100" office:value-type="float" office:value="0.097658880896625" calcext:value-type="float">
            <text:p/>
          </table:table-cell>
          <table:table-cell table:formula="of:=[.$A437]*[.C437]/100" office:value-type="float" office:value="0.105947861726265" calcext:value-type="float">
            <text:p/>
          </table:table-cell>
          <table:table-cell table:formula="of:=[.$A437]*[.D437]/100" office:value-type="float" office:value="0.11979620874855" calcext:value-type="float">
            <text:p/>
          </table:table-cell>
          <table:table-cell table:formula="of:=[.$A437]*[.E437]/100" office:value-type="float" office:value="0.135079184349255" calcext:value-type="float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8]*100" office:value-type="float" office:value="0.0229357798165138" calcext:value-type="float">
            <text:p/>
          </table:table-cell>
          <table:table-cell/>
          <table:table-cell table:formula="of:=[.$A438]*[.B438]/100" office:value-type="float" office:value="0.0978833840711" calcext:value-type="float">
            <text:p/>
          </table:table-cell>
          <table:table-cell table:formula="of:=[.$A438]*[.C438]/100" office:value-type="float" office:value="0.106191420029084" calcext:value-type="float">
            <text:p/>
          </table:table-cell>
          <table:table-cell table:formula="of:=[.$A438]*[.D438]/100" office:value-type="float" office:value="0.12007160233188" calcext:value-type="float">
            <text:p/>
          </table:table-cell>
          <table:table-cell table:formula="of:=[.$A438]*[.E438]/100" office:value-type="float" office:value="0.135389711209828" calcext:value-type="float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39]*100" office:value-type="float" office:value="0.022883295194508" calcext:value-type="float">
            <text:p/>
          </table:table-cell>
          <table:table-cell/>
          <table:table-cell table:formula="of:=[.$A439]*[.B439]/100" office:value-type="float" office:value="0.098107887245575" calcext:value-type="float">
            <text:p/>
          </table:table-cell>
          <table:table-cell table:formula="of:=[.$A439]*[.C439]/100" office:value-type="float" office:value="0.106434978331903" calcext:value-type="float">
            <text:p/>
          </table:table-cell>
          <table:table-cell table:formula="of:=[.$A439]*[.D439]/100" office:value-type="float" office:value="0.12034699591521" calcext:value-type="float">
            <text:p/>
          </table:table-cell>
          <table:table-cell table:formula="of:=[.$A439]*[.E439]/100" office:value-type="float" office:value="0.135700238070401" calcext:value-type="float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0]*100" office:value-type="float" office:value="0.0228310502283105" calcext:value-type="float">
            <text:p/>
          </table:table-cell>
          <table:table-cell/>
          <table:table-cell table:formula="of:=[.$A440]*[.B440]/100" office:value-type="float" office:value="0.09833239042005" calcext:value-type="float">
            <text:p/>
          </table:table-cell>
          <table:table-cell table:formula="of:=[.$A440]*[.C440]/100" office:value-type="float" office:value="0.106678536634722" calcext:value-type="float">
            <text:p/>
          </table:table-cell>
          <table:table-cell table:formula="of:=[.$A440]*[.D440]/100" office:value-type="float" office:value="0.12062238949854" calcext:value-type="float">
            <text:p/>
          </table:table-cell>
          <table:table-cell table:formula="of:=[.$A440]*[.E440]/100" office:value-type="float" office:value="0.136010764930974" calcext:value-type="float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1]*100" office:value-type="float" office:value="0.0227790432801822" calcext:value-type="float">
            <text:p/>
          </table:table-cell>
          <table:table-cell/>
          <table:table-cell table:formula="of:=[.$A441]*[.B441]/100" office:value-type="float" office:value="0.098556893594525" calcext:value-type="float">
            <text:p/>
          </table:table-cell>
          <table:table-cell table:formula="of:=[.$A441]*[.C441]/100" office:value-type="float" office:value="0.106922094937541" calcext:value-type="float">
            <text:p/>
          </table:table-cell>
          <table:table-cell table:formula="of:=[.$A441]*[.D441]/100" office:value-type="float" office:value="0.12089778308187" calcext:value-type="float">
            <text:p/>
          </table:table-cell>
          <table:table-cell table:formula="of:=[.$A441]*[.E441]/100" office:value-type="float" office:value="0.136321291791547" calcext:value-type="float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2]*100" office:value-type="float" office:value="0.0227272727272727" calcext:value-type="float">
            <text:p/>
          </table:table-cell>
          <table:table-cell/>
          <table:table-cell table:formula="of:=[.$A442]*[.B442]/100" office:value-type="float" office:value="0.098781396769" calcext:value-type="float">
            <text:p/>
          </table:table-cell>
          <table:table-cell table:formula="of:=[.$A442]*[.C442]/100" office:value-type="float" office:value="0.10716565324036" calcext:value-type="float">
            <text:p/>
          </table:table-cell>
          <table:table-cell table:formula="of:=[.$A442]*[.D442]/100" office:value-type="float" office:value="0.1211731766652" calcext:value-type="float">
            <text:p/>
          </table:table-cell>
          <table:table-cell table:formula="of:=[.$A442]*[.E442]/100" office:value-type="float" office:value="0.13663181865212" calcext:value-type="float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3]*100" office:value-type="float" office:value="0.0226757369614512" calcext:value-type="float">
            <text:p/>
          </table:table-cell>
          <table:table-cell/>
          <table:table-cell table:formula="of:=[.$A443]*[.B443]/100" office:value-type="float" office:value="0.099005899943475" calcext:value-type="float">
            <text:p/>
          </table:table-cell>
          <table:table-cell table:formula="of:=[.$A443]*[.C443]/100" office:value-type="float" office:value="0.107409211543179" calcext:value-type="float">
            <text:p/>
          </table:table-cell>
          <table:table-cell table:formula="of:=[.$A443]*[.D443]/100" office:value-type="float" office:value="0.12144857024853" calcext:value-type="float">
            <text:p/>
          </table:table-cell>
          <table:table-cell table:formula="of:=[.$A443]*[.E443]/100" office:value-type="float" office:value="0.136942345512693" calcext:value-type="float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4]*100" office:value-type="float" office:value="0.0226244343891403" calcext:value-type="float">
            <text:p/>
          </table:table-cell>
          <table:table-cell/>
          <table:table-cell table:formula="of:=[.$A444]*[.B444]/100" office:value-type="float" office:value="0.09923040311795" calcext:value-type="float">
            <text:p/>
          </table:table-cell>
          <table:table-cell table:formula="of:=[.$A444]*[.C444]/100" office:value-type="float" office:value="0.103940605368184" calcext:value-type="float">
            <text:p/>
          </table:table-cell>
          <table:table-cell table:formula="of:=[.$A444]*[.D444]/100" office:value-type="float" office:value="0.12172396383186" calcext:value-type="float">
            <text:p/>
          </table:table-cell>
          <table:table-cell table:formula="of:=[.$A444]*[.E444]/100" office:value-type="float" office:value="0.137252872373266" calcext:value-type="float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5]*100" office:value-type="float" office:value="0.0225733634311512" calcext:value-type="float">
            <text:p/>
          </table:table-cell>
          <table:table-cell/>
          <table:table-cell table:formula="of:=[.$A445]*[.B445]/100" office:value-type="float" office:value="0.099454906292425" calcext:value-type="float">
            <text:p/>
          </table:table-cell>
          <table:table-cell table:formula="of:=[.$A445]*[.C445]/100" office:value-type="float" office:value="0.104175765108836" calcext:value-type="float">
            <text:p/>
          </table:table-cell>
          <table:table-cell table:formula="of:=[.$A445]*[.D445]/100" office:value-type="float" office:value="0.12199935741519" calcext:value-type="float">
            <text:p/>
          </table:table-cell>
          <table:table-cell table:formula="of:=[.$A445]*[.E445]/100" office:value-type="float" office:value="0.137563399233839" calcext:value-type="float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6]*100" office:value-type="float" office:value="0.0225225225225225" calcext:value-type="float">
            <text:p/>
          </table:table-cell>
          <table:table-cell/>
          <table:table-cell table:formula="of:=[.$A446]*[.B446]/100" office:value-type="float" office:value="0.0996794094669" calcext:value-type="float">
            <text:p/>
          </table:table-cell>
          <table:table-cell table:formula="of:=[.$A446]*[.C446]/100" office:value-type="float" office:value="0.104410924849488" calcext:value-type="float">
            <text:p/>
          </table:table-cell>
          <table:table-cell table:formula="of:=[.$A446]*[.D446]/100" office:value-type="float" office:value="0.12227475099852" calcext:value-type="float">
            <text:p/>
          </table:table-cell>
          <table:table-cell table:formula="of:=[.$A446]*[.E446]/100" office:value-type="float" office:value="0.137873926094412" calcext:value-type="float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7]*100" office:value-type="float" office:value="0.0224719101123595" calcext:value-type="float">
            <text:p/>
          </table:table-cell>
          <table:table-cell/>
          <table:table-cell table:formula="of:=[.$A447]*[.B447]/100" office:value-type="float" office:value="0.09590775613572" calcext:value-type="float">
            <text:p/>
          </table:table-cell>
          <table:table-cell table:formula="of:=[.$A447]*[.C447]/100" office:value-type="float" office:value="0.10464608459014" calcext:value-type="float">
            <text:p/>
          </table:table-cell>
          <table:table-cell table:formula="of:=[.$A447]*[.D447]/100" office:value-type="float" office:value="0.12255014458185" calcext:value-type="float">
            <text:p/>
          </table:table-cell>
          <table:table-cell table:formula="of:=[.$A447]*[.E447]/100" office:value-type="float" office:value="0.138184452954985" calcext:value-type="float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8]*100" office:value-type="float" office:value="0.0224215246636771" calcext:value-type="float">
            <text:p/>
          </table:table-cell>
          <table:table-cell/>
          <table:table-cell table:formula="of:=[.$A448]*[.B448]/100" office:value-type="float" office:value="0.096123279183216" calcext:value-type="float">
            <text:p/>
          </table:table-cell>
          <table:table-cell table:formula="of:=[.$A448]*[.C448]/100" office:value-type="float" office:value="0.104881244330792" calcext:value-type="float">
            <text:p/>
          </table:table-cell>
          <table:table-cell table:formula="of:=[.$A448]*[.D448]/100" office:value-type="float" office:value="0.12282553816518" calcext:value-type="float">
            <text:p/>
          </table:table-cell>
          <table:table-cell table:formula="of:=[.$A448]*[.E448]/100" office:value-type="float" office:value="0.138494979815558" calcext:value-type="float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49]*100" office:value-type="float" office:value="0.0223713646532438" calcext:value-type="float">
            <text:p/>
          </table:table-cell>
          <table:table-cell/>
          <table:table-cell table:formula="of:=[.$A449]*[.B449]/100" office:value-type="float" office:value="0.096338802230712" calcext:value-type="float">
            <text:p/>
          </table:table-cell>
          <table:table-cell table:formula="of:=[.$A449]*[.C449]/100" office:value-type="float" office:value="0.105116404071444" calcext:value-type="float">
            <text:p/>
          </table:table-cell>
          <table:table-cell table:formula="of:=[.$A449]*[.D449]/100" office:value-type="float" office:value="0.12310093174851" calcext:value-type="float">
            <text:p/>
          </table:table-cell>
          <table:table-cell table:formula="of:=[.$A449]*[.E449]/100" office:value-type="float" office:value="0.138805506676131" calcext:value-type="float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50]*100" office:value-type="float" office:value="0.0223214285714286" calcext:value-type="float">
            <text:p/>
          </table:table-cell>
          <table:table-cell/>
          <table:table-cell table:formula="of:=[.$A450]*[.B450]/100" office:value-type="float" office:value="0.096554325278208" calcext:value-type="float">
            <text:p/>
          </table:table-cell>
          <table:table-cell table:formula="of:=[.$A450]*[.C450]/100" office:value-type="float" office:value="0.105351563812096" calcext:value-type="float">
            <text:p/>
          </table:table-cell>
          <table:table-cell table:formula="of:=[.$A450]*[.D450]/100" office:value-type="float" office:value="0.12337632533184" calcext:value-type="float">
            <text:p/>
          </table:table-cell>
          <table:table-cell table:formula="of:=[.$A450]*[.E450]/100" office:value-type="float" office:value="0.139116033536704" calcext:value-type="float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51]*100" office:value-type="float" office:value="0.022271714922049" calcext:value-type="float">
            <text:p/>
          </table:table-cell>
          <table:table-cell/>
          <table:table-cell table:formula="of:=[.$A451]*[.B451]/100" office:value-type="float" office:value="0.096769848325704" calcext:value-type="float">
            <text:p/>
          </table:table-cell>
          <table:table-cell table:formula="of:=[.$A451]*[.C451]/100" office:value-type="float" office:value="0.105586723552748" calcext:value-type="float">
            <text:p/>
          </table:table-cell>
          <table:table-cell table:formula="of:=[.$A451]*[.D451]/100" office:value-type="float" office:value="0.12365171891517" calcext:value-type="float">
            <text:p/>
          </table:table-cell>
          <table:table-cell table:formula="of:=[.$A451]*[.E451]/100" office:value-type="float" office:value="0.139426560397277" calcext:value-type="float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 table:formula="of:=0.1/[.A452]*100" office:value-type="float" office:value="0.0222222222222222" calcext:value-type="float">
            <text:p/>
          </table:table-cell>
          <table:table-cell/>
          <table:table-cell table:formula="of:=[.$A452]*[.B452]/100" office:value-type="float" office:value="0.0969853713732" calcext:value-type="float">
            <text:p/>
          </table:table-cell>
          <table:table-cell table:formula="of:=[.$A452]*[.C452]/100" office:value-type="float" office:value="0.1020425303187" calcext:value-type="float">
            <text:p/>
          </table:table-cell>
          <table:table-cell table:formula="of:=[.$A452]*[.D452]/100" office:value-type="float" office:value="0.1239271124985" calcext:value-type="float">
            <text:p/>
          </table:table-cell>
          <table:table-cell table:formula="of:=[.$A452]*[.E452]/100" office:value-type="float" office:value="0.13973708725785" calcext:value-type="float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3]*100" office:value-type="float" office:value="0.0221729490022173" calcext:value-type="float">
            <text:p/>
          </table:table-cell>
          <table:table-cell/>
          <table:table-cell table:formula="of:=[.$A453]*[.B453]/100" office:value-type="float" office:value="0.097200894420696" calcext:value-type="float">
            <text:p/>
          </table:table-cell>
          <table:table-cell table:formula="of:=[.$A453]*[.C453]/100" office:value-type="float" office:value="0.102269291497186" calcext:value-type="float">
            <text:p/>
          </table:table-cell>
          <table:table-cell table:formula="of:=[.$A453]*[.D453]/100" office:value-type="float" office:value="0.12420250608183" calcext:value-type="float">
            <text:p/>
          </table:table-cell>
          <table:table-cell table:formula="of:=[.$A453]*[.E453]/100" office:value-type="float" office:value="0.116706345098761" calcext:value-type="float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4]*100" office:value-type="float" office:value="0.0221238938053097" calcext:value-type="float">
            <text:p/>
          </table:table-cell>
          <table:table-cell/>
          <table:table-cell table:formula="of:=[.$A454]*[.B454]/100" office:value-type="float" office:value="0.097416417468192" calcext:value-type="float">
            <text:p/>
          </table:table-cell>
          <table:table-cell table:formula="of:=[.$A454]*[.C454]/100" office:value-type="float" office:value="0.102496052675672" calcext:value-type="float">
            <text:p/>
          </table:table-cell>
          <table:table-cell table:formula="of:=[.$A454]*[.D454]/100" office:value-type="float" office:value="0.12447789966516" calcext:value-type="float">
            <text:p/>
          </table:table-cell>
          <table:table-cell table:formula="of:=[.$A454]*[.E454]/100" office:value-type="float" office:value="0.116965117482572" calcext:value-type="float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5]*100" office:value-type="float" office:value="0.022075055187638" calcext:value-type="float">
            <text:p/>
          </table:table-cell>
          <table:table-cell/>
          <table:table-cell table:formula="of:=[.$A455]*[.B455]/100" office:value-type="float" office:value="0.097631940515688" calcext:value-type="float">
            <text:p/>
          </table:table-cell>
          <table:table-cell table:formula="of:=[.$A455]*[.C455]/100" office:value-type="float" office:value="0.102722813854158" calcext:value-type="float">
            <text:p/>
          </table:table-cell>
          <table:table-cell table:formula="of:=[.$A455]*[.D455]/100" office:value-type="float" office:value="0.12475329324849" calcext:value-type="float">
            <text:p/>
          </table:table-cell>
          <table:table-cell table:formula="of:=[.$A455]*[.E455]/100" office:value-type="float" office:value="0.117223889866383" calcext:value-type="float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6]*100" office:value-type="float" office:value="0.0220264317180617" calcext:value-type="float">
            <text:p/>
          </table:table-cell>
          <table:table-cell/>
          <table:table-cell table:formula="of:=[.$A456]*[.B456]/100" office:value-type="float" office:value="0.097847463563184" calcext:value-type="float">
            <text:p/>
          </table:table-cell>
          <table:table-cell table:formula="of:=[.$A456]*[.C456]/100" office:value-type="float" office:value="0.102949575032644" calcext:value-type="float">
            <text:p/>
          </table:table-cell>
          <table:table-cell table:formula="of:=[.$A456]*[.D456]/100" office:value-type="float" office:value="0.12502868683182" calcext:value-type="float">
            <text:p/>
          </table:table-cell>
          <table:table-cell table:formula="of:=[.$A456]*[.E456]/100" office:value-type="float" office:value="0.117482662250194" calcext:value-type="float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7]*100" office:value-type="float" office:value="0.021978021978022" calcext:value-type="float">
            <text:p/>
          </table:table-cell>
          <table:table-cell/>
          <table:table-cell table:formula="of:=[.$A457]*[.B457]/100" office:value-type="float" office:value="0.09806298661068" calcext:value-type="float">
            <text:p/>
          </table:table-cell>
          <table:table-cell table:formula="of:=[.$A457]*[.C457]/100" office:value-type="float" office:value="0.10317633621113" calcext:value-type="float">
            <text:p/>
          </table:table-cell>
          <table:table-cell table:formula="of:=[.$A457]*[.D457]/100" office:value-type="float" office:value="0.12530408041515" calcext:value-type="float">
            <text:p/>
          </table:table-cell>
          <table:table-cell table:formula="of:=[.$A457]*[.E457]/100" office:value-type="float" office:value="0.117741434634005" calcext:value-type="float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8]*100" office:value-type="float" office:value="0.0219298245614035" calcext:value-type="float">
            <text:p/>
          </table:table-cell>
          <table:table-cell/>
          <table:table-cell table:formula="of:=[.$A458]*[.B458]/100" office:value-type="float" office:value="0.098278509658176" calcext:value-type="float">
            <text:p/>
          </table:table-cell>
          <table:table-cell table:formula="of:=[.$A458]*[.C458]/100" office:value-type="float" office:value="0.103403097389616" calcext:value-type="float">
            <text:p/>
          </table:table-cell>
          <table:table-cell table:formula="of:=[.$A458]*[.D458]/100" office:value-type="float" office:value="0.12557947399848" calcext:value-type="float">
            <text:p/>
          </table:table-cell>
          <table:table-cell table:formula="of:=[.$A458]*[.E458]/100" office:value-type="float" office:value="0.118000207017816" calcext:value-type="float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59]*100" office:value-type="float" office:value="0.0218818380743982" calcext:value-type="float">
            <text:p/>
          </table:table-cell>
          <table:table-cell/>
          <table:table-cell table:formula="of:=[.$A459]*[.B459]/100" office:value-type="float" office:value="0.098494032705672" calcext:value-type="float">
            <text:p/>
          </table:table-cell>
          <table:table-cell table:formula="of:=[.$A459]*[.C459]/100" office:value-type="float" office:value="0.103629858568102" calcext:value-type="float">
            <text:p/>
          </table:table-cell>
          <table:table-cell table:formula="of:=[.$A459]*[.D459]/100" office:value-type="float" office:value="0.12585486758181" calcext:value-type="float">
            <text:p/>
          </table:table-cell>
          <table:table-cell table:formula="of:=[.$A459]*[.E459]/100" office:value-type="float" office:value="0.118258979401627" calcext:value-type="float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0]*100" office:value-type="float" office:value="0.0218340611353712" calcext:value-type="float">
            <text:p/>
          </table:table-cell>
          <table:table-cell/>
          <table:table-cell table:formula="of:=[.$A460]*[.B460]/100" office:value-type="float" office:value="0.098709555753168" calcext:value-type="float">
            <text:p/>
          </table:table-cell>
          <table:table-cell table:formula="of:=[.$A460]*[.C460]/100" office:value-type="float" office:value="0.103856619746588" calcext:value-type="float">
            <text:p/>
          </table:table-cell>
          <table:table-cell table:formula="of:=[.$A460]*[.D460]/100" office:value-type="float" office:value="0.12613026116514" calcext:value-type="float">
            <text:p/>
          </table:table-cell>
          <table:table-cell table:formula="of:=[.$A460]*[.E460]/100" office:value-type="float" office:value="0.118517751785438" calcext:value-type="float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1]*100" office:value-type="float" office:value="0.0217864923747277" calcext:value-type="float">
            <text:p/>
          </table:table-cell>
          <table:table-cell/>
          <table:table-cell table:formula="of:=[.$A461]*[.B461]/100" office:value-type="float" office:value="0.098925078800664" calcext:value-type="float">
            <text:p/>
          </table:table-cell>
          <table:table-cell table:formula="of:=[.$A461]*[.C461]/100" office:value-type="float" office:value="0.104083380925074" calcext:value-type="float">
            <text:p/>
          </table:table-cell>
          <table:table-cell table:formula="of:=[.$A461]*[.D461]/100" office:value-type="float" office:value="0.12640565474847" calcext:value-type="float">
            <text:p/>
          </table:table-cell>
          <table:table-cell table:formula="of:=[.$A461]*[.E461]/100" office:value-type="float" office:value="0.118776524169249" calcext:value-type="float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2]*100" office:value-type="float" office:value="0.0217391304347826" calcext:value-type="float">
            <text:p/>
          </table:table-cell>
          <table:table-cell/>
          <table:table-cell table:formula="of:=[.$A462]*[.B462]/100" office:value-type="float" office:value="0.09914060184816" calcext:value-type="float">
            <text:p/>
          </table:table-cell>
          <table:table-cell table:formula="of:=[.$A462]*[.C462]/100" office:value-type="float" office:value="0.10431014210356" calcext:value-type="float">
            <text:p/>
          </table:table-cell>
          <table:table-cell table:formula="of:=[.$A462]*[.D462]/100" office:value-type="float" office:value="0.1266810483318" calcext:value-type="float">
            <text:p/>
          </table:table-cell>
          <table:table-cell table:formula="of:=[.$A462]*[.E462]/100" office:value-type="float" office:value="0.11903529655306" calcext:value-type="float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3]*100" office:value-type="float" office:value="0.0216919739696312" calcext:value-type="float">
            <text:p/>
          </table:table-cell>
          <table:table-cell/>
          <table:table-cell table:formula="of:=[.$A463]*[.B463]/100" office:value-type="float" office:value="0.099356124895656" calcext:value-type="float">
            <text:p/>
          </table:table-cell>
          <table:table-cell table:formula="of:=[.$A463]*[.C463]/100" office:value-type="float" office:value="0.104536903282046" calcext:value-type="float">
            <text:p/>
          </table:table-cell>
          <table:table-cell table:formula="of:=[.$A463]*[.D463]/100" office:value-type="float" office:value="0.12695644191513" calcext:value-type="float">
            <text:p/>
          </table:table-cell>
          <table:table-cell table:formula="of:=[.$A463]*[.E463]/100" office:value-type="float" office:value="0.119294068936871" calcext:value-type="float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4]*100" office:value-type="float" office:value="0.0216450216450216" calcext:value-type="float">
            <text:p/>
          </table:table-cell>
          <table:table-cell/>
          <table:table-cell table:formula="of:=[.$A464]*[.B464]/100" office:value-type="float" office:value="0.099571647943152" calcext:value-type="float">
            <text:p/>
          </table:table-cell>
          <table:table-cell table:formula="of:=[.$A464]*[.C464]/100" office:value-type="float" office:value="0.104763664460532" calcext:value-type="float">
            <text:p/>
          </table:table-cell>
          <table:table-cell table:formula="of:=[.$A464]*[.D464]/100" office:value-type="float" office:value="0.12723183549846" calcext:value-type="float">
            <text:p/>
          </table:table-cell>
          <table:table-cell table:formula="of:=[.$A464]*[.E464]/100" office:value-type="float" office:value="0.119552841320682" calcext:value-type="float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5]*100" office:value-type="float" office:value="0.0215982721382289" calcext:value-type="float">
            <text:p/>
          </table:table-cell>
          <table:table-cell/>
          <table:table-cell table:formula="of:=[.$A465]*[.B465]/100" office:value-type="float" office:value="0.099787170990648" calcext:value-type="float">
            <text:p/>
          </table:table-cell>
          <table:table-cell table:formula="of:=[.$A465]*[.C465]/100" office:value-type="float" office:value="0.10110189135616" calcext:value-type="float">
            <text:p/>
          </table:table-cell>
          <table:table-cell table:formula="of:=[.$A465]*[.D465]/100" office:value-type="float" office:value="0.12750722908179" calcext:value-type="float">
            <text:p/>
          </table:table-cell>
          <table:table-cell table:formula="of:=[.$A465]*[.E465]/100" office:value-type="float" office:value="0.119811613704493" calcext:value-type="float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6]*100" office:value-type="float" office:value="0.021551724137931" calcext:value-type="float">
            <text:p/>
          </table:table-cell>
          <table:table-cell/>
          <table:table-cell table:formula="of:=[.$A466]*[.B466]/100" office:value-type="float" office:value="0.100002694038144" calcext:value-type="float">
            <text:p/>
          </table:table-cell>
          <table:table-cell table:formula="of:=[.$A466]*[.C466]/100" office:value-type="float" office:value="0.10132025397248" calcext:value-type="float">
            <text:p/>
          </table:table-cell>
          <table:table-cell table:formula="of:=[.$A466]*[.D466]/100" office:value-type="float" office:value="0.12778262266512" calcext:value-type="float">
            <text:p/>
          </table:table-cell>
          <table:table-cell table:formula="of:=[.$A466]*[.E466]/100" office:value-type="float" office:value="0.120070386088304" calcext:value-type="float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7]*100" office:value-type="float" office:value="0.021505376344086" calcext:value-type="float">
            <text:p/>
          </table:table-cell>
          <table:table-cell/>
          <table:table-cell table:formula="of:=[.$A467]*[.B467]/100" office:value-type="float" office:value="0.10021821708564" calcext:value-type="float">
            <text:p/>
          </table:table-cell>
          <table:table-cell table:formula="of:=[.$A467]*[.C467]/100" office:value-type="float" office:value="0.1015386165888" calcext:value-type="float">
            <text:p/>
          </table:table-cell>
          <table:table-cell table:formula="of:=[.$A467]*[.D467]/100" office:value-type="float" office:value="0.12805801624845" calcext:value-type="float">
            <text:p/>
          </table:table-cell>
          <table:table-cell table:formula="of:=[.$A467]*[.E467]/100" office:value-type="float" office:value="0.120329158472115" calcext:value-type="float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8]*100" office:value-type="float" office:value="0.0214592274678112" calcext:value-type="float">
            <text:p/>
          </table:table-cell>
          <table:table-cell/>
          <table:table-cell table:formula="of:=[.$A468]*[.B468]/100" office:value-type="float" office:value="0.100433740133136" calcext:value-type="float">
            <text:p/>
          </table:table-cell>
          <table:table-cell table:formula="of:=[.$A468]*[.C468]/100" office:value-type="float" office:value="0.10175697920512" calcext:value-type="float">
            <text:p/>
          </table:table-cell>
          <table:table-cell table:formula="of:=[.$A468]*[.D468]/100" office:value-type="float" office:value="0.12833340983178" calcext:value-type="float">
            <text:p/>
          </table:table-cell>
          <table:table-cell table:formula="of:=[.$A468]*[.E468]/100" office:value-type="float" office:value="0.120587930855926" calcext:value-type="float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69]*100" office:value-type="float" office:value="0.0214132762312634" calcext:value-type="float">
            <text:p/>
          </table:table-cell>
          <table:table-cell/>
          <table:table-cell table:formula="of:=[.$A469]*[.B469]/100" office:value-type="float" office:value="0.100649263180632" calcext:value-type="float">
            <text:p/>
          </table:table-cell>
          <table:table-cell table:formula="of:=[.$A469]*[.C469]/100" office:value-type="float" office:value="0.10197534182144" calcext:value-type="float">
            <text:p/>
          </table:table-cell>
          <table:table-cell table:formula="of:=[.$A469]*[.D469]/100" office:value-type="float" office:value="0.12860880341511" calcext:value-type="float">
            <text:p/>
          </table:table-cell>
          <table:table-cell table:formula="of:=[.$A469]*[.E469]/100" office:value-type="float" office:value="0.120846703239737" calcext:value-type="float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0]*100" office:value-type="float" office:value="0.0213675213675214" calcext:value-type="float">
            <text:p/>
          </table:table-cell>
          <table:table-cell/>
          <table:table-cell table:formula="of:=[.$A470]*[.B470]/100" office:value-type="float" office:value="0.100864786228128" calcext:value-type="float">
            <text:p/>
          </table:table-cell>
          <table:table-cell table:formula="of:=[.$A470]*[.C470]/100" office:value-type="float" office:value="0.10219370443776" calcext:value-type="float">
            <text:p/>
          </table:table-cell>
          <table:table-cell table:formula="of:=[.$A470]*[.D470]/100" office:value-type="float" office:value="0.12888419699844" calcext:value-type="float">
            <text:p/>
          </table:table-cell>
          <table:table-cell table:formula="of:=[.$A470]*[.E470]/100" office:value-type="float" office:value="0.121105475623548" calcext:value-type="float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1]*100" office:value-type="float" office:value="0.0213219616204691" calcext:value-type="float">
            <text:p/>
          </table:table-cell>
          <table:table-cell/>
          <table:table-cell table:formula="of:=[.$A471]*[.B471]/100" office:value-type="float" office:value="0.101080309275624" calcext:value-type="float">
            <text:p/>
          </table:table-cell>
          <table:table-cell table:formula="of:=[.$A471]*[.C471]/100" office:value-type="float" office:value="0.10241206705408" calcext:value-type="float">
            <text:p/>
          </table:table-cell>
          <table:table-cell table:formula="of:=[.$A471]*[.D471]/100" office:value-type="float" office:value="0.12915959058177" calcext:value-type="float">
            <text:p/>
          </table:table-cell>
          <table:table-cell table:formula="of:=[.$A471]*[.E471]/100" office:value-type="float" office:value="0.121364248007359" calcext:value-type="float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2]*100" office:value-type="float" office:value="0.0212765957446809" calcext:value-type="float">
            <text:p/>
          </table:table-cell>
          <table:table-cell/>
          <table:table-cell table:formula="of:=[.$A472]*[.B472]/100" office:value-type="float" office:value="0.10129583232312" calcext:value-type="float">
            <text:p/>
          </table:table-cell>
          <table:table-cell table:formula="of:=[.$A472]*[.C472]/100" office:value-type="float" office:value="0.1026304296704" calcext:value-type="float">
            <text:p/>
          </table:table-cell>
          <table:table-cell table:formula="of:=[.$A472]*[.D472]/100" office:value-type="float" office:value="0.1294349841651" calcext:value-type="float">
            <text:p/>
          </table:table-cell>
          <table:table-cell table:formula="of:=[.$A472]*[.E472]/100" office:value-type="float" office:value="0.12162302039117" calcext:value-type="float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3]*100" office:value-type="float" office:value="0.0212314225053079" calcext:value-type="float">
            <text:p/>
          </table:table-cell>
          <table:table-cell/>
          <table:table-cell table:formula="of:=[.$A473]*[.B473]/100" office:value-type="float" office:value="0.097281715563507" calcext:value-type="float">
            <text:p/>
          </table:table-cell>
          <table:table-cell table:formula="of:=[.$A473]*[.C473]/100" office:value-type="float" office:value="0.10284879228672" calcext:value-type="float">
            <text:p/>
          </table:table-cell>
          <table:table-cell table:formula="of:=[.$A473]*[.D473]/100" office:value-type="float" office:value="0.12971037774843" calcext:value-type="float">
            <text:p/>
          </table:table-cell>
          <table:table-cell table:formula="of:=[.$A473]*[.E473]/100" office:value-type="float" office:value="0.121881792774981" calcext:value-type="float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4]*100" office:value-type="float" office:value="0.0211864406779661" calcext:value-type="float">
            <text:p/>
          </table:table-cell>
          <table:table-cell/>
          <table:table-cell table:formula="of:=[.$A474]*[.B474]/100" office:value-type="float" office:value="0.097488258484024" calcext:value-type="float">
            <text:p/>
          </table:table-cell>
          <table:table-cell table:formula="of:=[.$A474]*[.C474]/100" office:value-type="float" office:value="0.10306715490304" calcext:value-type="float">
            <text:p/>
          </table:table-cell>
          <table:table-cell table:formula="of:=[.$A474]*[.D474]/100" office:value-type="float" office:value="0.12998577133176" calcext:value-type="float">
            <text:p/>
          </table:table-cell>
          <table:table-cell table:formula="of:=[.$A474]*[.E474]/100" office:value-type="float" office:value="0.122140565158792" calcext:value-type="float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5]*100" office:value-type="float" office:value="0.0211416490486258" calcext:value-type="float">
            <text:p/>
          </table:table-cell>
          <table:table-cell/>
          <table:table-cell table:formula="of:=[.$A475]*[.B475]/100" office:value-type="float" office:value="0.097694801404541" calcext:value-type="float">
            <text:p/>
          </table:table-cell>
          <table:table-cell table:formula="of:=[.$A475]*[.C475]/100" office:value-type="float" office:value="0.10328551751936" calcext:value-type="float">
            <text:p/>
          </table:table-cell>
          <table:table-cell table:formula="of:=[.$A475]*[.D475]/100" office:value-type="float" office:value="0.13026116491509" calcext:value-type="float">
            <text:p/>
          </table:table-cell>
          <table:table-cell table:formula="of:=[.$A475]*[.E475]/100" office:value-type="float" office:value="0.122399337542603" calcext:value-type="float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6]*100" office:value-type="float" office:value="0.0210970464135021" calcext:value-type="float">
            <text:p/>
          </table:table-cell>
          <table:table-cell/>
          <table:table-cell table:formula="of:=[.$A476]*[.B476]/100" office:value-type="float" office:value="0.097901344325058" calcext:value-type="float">
            <text:p/>
          </table:table-cell>
          <table:table-cell table:formula="of:=[.$A476]*[.C476]/100" office:value-type="float" office:value="0.10350388013568" calcext:value-type="float">
            <text:p/>
          </table:table-cell>
          <table:table-cell table:formula="of:=[.$A476]*[.D476]/100" office:value-type="float" office:value="0.13053655849842" calcext:value-type="float">
            <text:p/>
          </table:table-cell>
          <table:table-cell table:formula="of:=[.$A476]*[.E476]/100" office:value-type="float" office:value="0.122658109926414" calcext:value-type="float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7]*100" office:value-type="float" office:value="0.0210526315789474" calcext:value-type="float">
            <text:p/>
          </table:table-cell>
          <table:table-cell/>
          <table:table-cell table:formula="of:=[.$A477]*[.B477]/100" office:value-type="float" office:value="0.098107887245575" calcext:value-type="float">
            <text:p/>
          </table:table-cell>
          <table:table-cell table:formula="of:=[.$A477]*[.C477]/100" office:value-type="float" office:value="0.103722242752" calcext:value-type="float">
            <text:p/>
          </table:table-cell>
          <table:table-cell table:formula="of:=[.$A477]*[.D477]/100" office:value-type="float" office:value="0.13081195208175" calcext:value-type="float">
            <text:p/>
          </table:table-cell>
          <table:table-cell table:formula="of:=[.$A477]*[.E477]/100" office:value-type="float" office:value="0.122916882310225" calcext:value-type="float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8]*100" office:value-type="float" office:value="0.0210084033613445" calcext:value-type="float">
            <text:p/>
          </table:table-cell>
          <table:table-cell/>
          <table:table-cell table:formula="of:=[.$A478]*[.B478]/100" office:value-type="float" office:value="0.098314430166092" calcext:value-type="float">
            <text:p/>
          </table:table-cell>
          <table:table-cell table:formula="of:=[.$A478]*[.C478]/100" office:value-type="float" office:value="0.10394060536832" calcext:value-type="float">
            <text:p/>
          </table:table-cell>
          <table:table-cell table:formula="of:=[.$A478]*[.D478]/100" office:value-type="float" office:value="0.13108734566508" calcext:value-type="float">
            <text:p/>
          </table:table-cell>
          <table:table-cell table:formula="of:=[.$A478]*[.E478]/100" office:value-type="float" office:value="0.123175654694036" calcext:value-type="float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79]*100" office:value-type="float" office:value="0.0209643605870021" calcext:value-type="float">
            <text:p/>
          </table:table-cell>
          <table:table-cell/>
          <table:table-cell table:formula="of:=[.$A479]*[.B479]/100" office:value-type="float" office:value="0.098520973086609" calcext:value-type="float">
            <text:p/>
          </table:table-cell>
          <table:table-cell table:formula="of:=[.$A479]*[.C479]/100" office:value-type="float" office:value="0.10415896798464" calcext:value-type="float">
            <text:p/>
          </table:table-cell>
          <table:table-cell table:formula="of:=[.$A479]*[.D479]/100" office:value-type="float" office:value="0.13136273924841" calcext:value-type="float">
            <text:p/>
          </table:table-cell>
          <table:table-cell table:formula="of:=[.$A479]*[.E479]/100" office:value-type="float" office:value="0.123434427077847" calcext:value-type="float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0]*100" office:value-type="float" office:value="0.0209205020920502" calcext:value-type="float">
            <text:p/>
          </table:table-cell>
          <table:table-cell/>
          <table:table-cell table:formula="of:=[.$A480]*[.B480]/100" office:value-type="float" office:value="0.098727516007126" calcext:value-type="float">
            <text:p/>
          </table:table-cell>
          <table:table-cell table:formula="of:=[.$A480]*[.C480]/100" office:value-type="float" office:value="0.10437733060096" calcext:value-type="float">
            <text:p/>
          </table:table-cell>
          <table:table-cell table:formula="of:=[.$A480]*[.D480]/100" office:value-type="float" office:value="0.13163813283174" calcext:value-type="float">
            <text:p/>
          </table:table-cell>
          <table:table-cell table:formula="of:=[.$A480]*[.E480]/100" office:value-type="float" office:value="0.123693199461658" calcext:value-type="float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1]*100" office:value-type="float" office:value="0.0208768267223382" calcext:value-type="float">
            <text:p/>
          </table:table-cell>
          <table:table-cell/>
          <table:table-cell table:formula="of:=[.$A481]*[.B481]/100" office:value-type="float" office:value="0.098934058927643" calcext:value-type="float">
            <text:p/>
          </table:table-cell>
          <table:table-cell table:formula="of:=[.$A481]*[.C481]/100" office:value-type="float" office:value="0.10459569321728" calcext:value-type="float">
            <text:p/>
          </table:table-cell>
          <table:table-cell table:formula="of:=[.$A481]*[.D481]/100" office:value-type="float" office:value="0.13191352641507" calcext:value-type="float">
            <text:p/>
          </table:table-cell>
          <table:table-cell table:formula="of:=[.$A481]*[.E481]/100" office:value-type="float" office:value="0.123951971845469" calcext:value-type="float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2]*100" office:value-type="float" office:value="0.0208333333333333" calcext:value-type="float">
            <text:p/>
          </table:table-cell>
          <table:table-cell/>
          <table:table-cell table:formula="of:=[.$A482]*[.B482]/100" office:value-type="float" office:value="0.09914060184816" calcext:value-type="float">
            <text:p/>
          </table:table-cell>
          <table:table-cell table:formula="of:=[.$A482]*[.C482]/100" office:value-type="float" office:value="0.1048140558336" calcext:value-type="float">
            <text:p/>
          </table:table-cell>
          <table:table-cell table:formula="of:=[.$A482]*[.D482]/100" office:value-type="float" office:value="0.1321889199984" calcext:value-type="float">
            <text:p/>
          </table:table-cell>
          <table:table-cell table:formula="of:=[.$A482]*[.E482]/100" office:value-type="float" office:value="0.12421074422928" calcext:value-type="float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3]*100" office:value-type="float" office:value="0.0207900207900208" calcext:value-type="float">
            <text:p/>
          </table:table-cell>
          <table:table-cell/>
          <table:table-cell table:formula="of:=[.$A483]*[.B483]/100" office:value-type="float" office:value="0.099347144768677" calcext:value-type="float">
            <text:p/>
          </table:table-cell>
          <table:table-cell table:formula="of:=[.$A483]*[.C483]/100" office:value-type="float" office:value="0.10503241844992" calcext:value-type="float">
            <text:p/>
          </table:table-cell>
          <table:table-cell table:formula="of:=[.$A483]*[.D483]/100" office:value-type="float" office:value="0.13246431358173" calcext:value-type="float">
            <text:p/>
          </table:table-cell>
          <table:table-cell table:formula="of:=[.$A483]*[.E483]/100" office:value-type="float" office:value="0.124469516613091" calcext:value-type="float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4]*100" office:value-type="float" office:value="0.020746887966805" calcext:value-type="float">
            <text:p/>
          </table:table-cell>
          <table:table-cell/>
          <table:table-cell table:formula="of:=[.$A484]*[.B484]/100" office:value-type="float" office:value="0.099553687689194" calcext:value-type="float">
            <text:p/>
          </table:table-cell>
          <table:table-cell table:formula="of:=[.$A484]*[.C484]/100" office:value-type="float" office:value="0.10525078106624" calcext:value-type="float">
            <text:p/>
          </table:table-cell>
          <table:table-cell table:formula="of:=[.$A484]*[.D484]/100" office:value-type="float" office:value="0.13273970716506" calcext:value-type="float">
            <text:p/>
          </table:table-cell>
          <table:table-cell table:formula="of:=[.$A484]*[.E484]/100" office:value-type="float" office:value="0.124728288996902" calcext:value-type="float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5]*100" office:value-type="float" office:value="0.020703933747412" calcext:value-type="float">
            <text:p/>
          </table:table-cell>
          <table:table-cell/>
          <table:table-cell table:formula="of:=[.$A485]*[.B485]/100" office:value-type="float" office:value="0.099760230609711" calcext:value-type="float">
            <text:p/>
          </table:table-cell>
          <table:table-cell table:formula="of:=[.$A485]*[.C485]/100" office:value-type="float" office:value="0.10546914368256" calcext:value-type="float">
            <text:p/>
          </table:table-cell>
          <table:table-cell table:formula="of:=[.$A485]*[.D485]/100" office:value-type="float" office:value="0.13301510074839" calcext:value-type="float">
            <text:p/>
          </table:table-cell>
          <table:table-cell table:formula="of:=[.$A485]*[.E485]/100" office:value-type="float" office:value="0.124987061380713" calcext:value-type="float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6]*100" office:value-type="float" office:value="0.0206611570247934" calcext:value-type="float">
            <text:p/>
          </table:table-cell>
          <table:table-cell/>
          <table:table-cell table:formula="of:=[.$A486]*[.B486]/100" office:value-type="float" office:value="0.099966773530228" calcext:value-type="float">
            <text:p/>
          </table:table-cell>
          <table:table-cell table:formula="of:=[.$A486]*[.C486]/100" office:value-type="float" office:value="0.101622602210536" calcext:value-type="float">
            <text:p/>
          </table:table-cell>
          <table:table-cell table:formula="of:=[.$A486]*[.D486]/100" office:value-type="float" office:value="0.13329049433172" calcext:value-type="float">
            <text:p/>
          </table:table-cell>
          <table:table-cell table:formula="of:=[.$A486]*[.E486]/100" office:value-type="float" office:value="0.125245833764524" calcext:value-type="float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7]*100" office:value-type="float" office:value="0.0206185567010309" calcext:value-type="float">
            <text:p/>
          </table:table-cell>
          <table:table-cell/>
          <table:table-cell table:formula="of:=[.$A487]*[.B487]/100" office:value-type="float" office:value="0.100173316450745" calcext:value-type="float">
            <text:p/>
          </table:table-cell>
          <table:table-cell table:formula="of:=[.$A487]*[.C487]/100" office:value-type="float" office:value="0.10183256626469" calcext:value-type="float">
            <text:p/>
          </table:table-cell>
          <table:table-cell table:formula="of:=[.$A487]*[.D487]/100" office:value-type="float" office:value="0.13356588791505" calcext:value-type="float">
            <text:p/>
          </table:table-cell>
          <table:table-cell table:formula="of:=[.$A487]*[.E487]/100" office:value-type="float" office:value="0.125504606148335" calcext:value-type="float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8]*100" office:value-type="float" office:value="0.0205761316872428" calcext:value-type="float">
            <text:p/>
          </table:table-cell>
          <table:table-cell/>
          <table:table-cell table:formula="of:=[.$A488]*[.B488]/100" office:value-type="float" office:value="0.100379859371262" calcext:value-type="float">
            <text:p/>
          </table:table-cell>
          <table:table-cell table:formula="of:=[.$A488]*[.C488]/100" office:value-type="float" office:value="0.102042530318844" calcext:value-type="float">
            <text:p/>
          </table:table-cell>
          <table:table-cell table:formula="of:=[.$A488]*[.D488]/100" office:value-type="float" office:value="0.13384128149838" calcext:value-type="float">
            <text:p/>
          </table:table-cell>
          <table:table-cell table:formula="of:=[.$A488]*[.E488]/100" office:value-type="float" office:value="0.125763378532146" calcext:value-type="float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89]*100" office:value-type="float" office:value="0.0205338809034908" calcext:value-type="float">
            <text:p/>
          </table:table-cell>
          <table:table-cell/>
          <table:table-cell table:formula="of:=[.$A489]*[.B489]/100" office:value-type="float" office:value="0.100586402291779" calcext:value-type="float">
            <text:p/>
          </table:table-cell>
          <table:table-cell table:formula="of:=[.$A489]*[.C489]/100" office:value-type="float" office:value="0.102252494372998" calcext:value-type="float">
            <text:p/>
          </table:table-cell>
          <table:table-cell table:formula="of:=[.$A489]*[.D489]/100" office:value-type="float" office:value="0.13411667508171" calcext:value-type="float">
            <text:p/>
          </table:table-cell>
          <table:table-cell table:formula="of:=[.$A489]*[.E489]/100" office:value-type="float" office:value="0.126022150915957" calcext:value-type="float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0]*100" office:value-type="float" office:value="0.0204918032786885" calcext:value-type="float">
            <text:p/>
          </table:table-cell>
          <table:table-cell/>
          <table:table-cell table:formula="of:=[.$A490]*[.B490]/100" office:value-type="float" office:value="0.100792945212296" calcext:value-type="float">
            <text:p/>
          </table:table-cell>
          <table:table-cell table:formula="of:=[.$A490]*[.C490]/100" office:value-type="float" office:value="0.102462458427152" calcext:value-type="float">
            <text:p/>
          </table:table-cell>
          <table:table-cell table:formula="of:=[.$A490]*[.D490]/100" office:value-type="float" office:value="0.13439206866504" calcext:value-type="float">
            <text:p/>
          </table:table-cell>
          <table:table-cell table:formula="of:=[.$A490]*[.E490]/100" office:value-type="float" office:value="0.126280923299768" calcext:value-type="float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1]*100" office:value-type="float" office:value="0.0204498977505112" calcext:value-type="float">
            <text:p/>
          </table:table-cell>
          <table:table-cell/>
          <table:table-cell table:formula="of:=[.$A491]*[.B491]/100" office:value-type="float" office:value="0.100999488132813" calcext:value-type="float">
            <text:p/>
          </table:table-cell>
          <table:table-cell table:formula="of:=[.$A491]*[.C491]/100" office:value-type="float" office:value="0.102672422481306" calcext:value-type="float">
            <text:p/>
          </table:table-cell>
          <table:table-cell table:formula="of:=[.$A491]*[.D491]/100" office:value-type="float" office:value="0.13466746224837" calcext:value-type="float">
            <text:p/>
          </table:table-cell>
          <table:table-cell table:formula="of:=[.$A491]*[.E491]/100" office:value-type="float" office:value="0.126539695683579" calcext:value-type="float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2]*100" office:value-type="float" office:value="0.0204081632653061" calcext:value-type="float">
            <text:p/>
          </table:table-cell>
          <table:table-cell/>
          <table:table-cell table:formula="of:=[.$A492]*[.B492]/100" office:value-type="float" office:value="0.10120603105333" calcext:value-type="float">
            <text:p/>
          </table:table-cell>
          <table:table-cell table:formula="of:=[.$A492]*[.C492]/100" office:value-type="float" office:value="0.10288238653546" calcext:value-type="float">
            <text:p/>
          </table:table-cell>
          <table:table-cell table:formula="of:=[.$A492]*[.D492]/100" office:value-type="float" office:value="0.1349428558317" calcext:value-type="float">
            <text:p/>
          </table:table-cell>
          <table:table-cell table:formula="of:=[.$A492]*[.E492]/100" office:value-type="float" office:value="0.12679846806739" calcext:value-type="float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3]*100" office:value-type="float" office:value="0.0203665987780041" calcext:value-type="float">
            <text:p/>
          </table:table-cell>
          <table:table-cell/>
          <table:table-cell table:formula="of:=[.$A493]*[.B493]/100" office:value-type="float" office:value="0.101412573973847" calcext:value-type="float">
            <text:p/>
          </table:table-cell>
          <table:table-cell table:formula="of:=[.$A493]*[.C493]/100" office:value-type="float" office:value="0.103092350589614" calcext:value-type="float">
            <text:p/>
          </table:table-cell>
          <table:table-cell table:formula="of:=[.$A493]*[.D493]/100" office:value-type="float" office:value="0.13521824941503" calcext:value-type="float">
            <text:p/>
          </table:table-cell>
          <table:table-cell table:formula="of:=[.$A493]*[.E493]/100" office:value-type="float" office:value="0.127057240451201" calcext:value-type="float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4]*100" office:value-type="float" office:value="0.0203252032520325" calcext:value-type="float">
            <text:p/>
          </table:table-cell>
          <table:table-cell/>
          <table:table-cell table:formula="of:=[.$A494]*[.B494]/100" office:value-type="float" office:value="0.097200894420696" calcext:value-type="float">
            <text:p/>
          </table:table-cell>
          <table:table-cell table:formula="of:=[.$A494]*[.C494]/100" office:value-type="float" office:value="0.103302314643768" calcext:value-type="float">
            <text:p/>
          </table:table-cell>
          <table:table-cell table:formula="of:=[.$A494]*[.D494]/100" office:value-type="float" office:value="0.13549364299836" calcext:value-type="float">
            <text:p/>
          </table:table-cell>
          <table:table-cell table:formula="of:=[.$A494]*[.E494]/100" office:value-type="float" office:value="0.127316012835012" calcext:value-type="float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5]*100" office:value-type="float" office:value="0.0202839756592292" calcext:value-type="float">
            <text:p/>
          </table:table-cell>
          <table:table-cell/>
          <table:table-cell table:formula="of:=[.$A495]*[.B495]/100" office:value-type="float" office:value="0.097398457214234" calcext:value-type="float">
            <text:p/>
          </table:table-cell>
          <table:table-cell table:formula="of:=[.$A495]*[.C495]/100" office:value-type="float" office:value="0.103512278697922" calcext:value-type="float">
            <text:p/>
          </table:table-cell>
          <table:table-cell table:formula="of:=[.$A495]*[.D495]/100" office:value-type="float" office:value="0.13576903658169" calcext:value-type="float">
            <text:p/>
          </table:table-cell>
          <table:table-cell table:formula="of:=[.$A495]*[.E495]/100" office:value-type="float" office:value="0.127574785218823" calcext:value-type="float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6]*100" office:value-type="float" office:value="0.0202429149797571" calcext:value-type="float">
            <text:p/>
          </table:table-cell>
          <table:table-cell/>
          <table:table-cell table:formula="of:=[.$A496]*[.B496]/100" office:value-type="float" office:value="0.097596020007772" calcext:value-type="float">
            <text:p/>
          </table:table-cell>
          <table:table-cell table:formula="of:=[.$A496]*[.C496]/100" office:value-type="float" office:value="0.103722242752076" calcext:value-type="float">
            <text:p/>
          </table:table-cell>
          <table:table-cell table:formula="of:=[.$A496]*[.D496]/100" office:value-type="float" office:value="0.13604443016502" calcext:value-type="float">
            <text:p/>
          </table:table-cell>
          <table:table-cell table:formula="of:=[.$A496]*[.E496]/100" office:value-type="float" office:value="0.127833557602634" calcext:value-type="float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7]*100" office:value-type="float" office:value="0.0202020202020202" calcext:value-type="float">
            <text:p/>
          </table:table-cell>
          <table:table-cell/>
          <table:table-cell table:formula="of:=[.$A497]*[.B497]/100" office:value-type="float" office:value="0.09779358280131" calcext:value-type="float">
            <text:p/>
          </table:table-cell>
          <table:table-cell table:formula="of:=[.$A497]*[.C497]/100" office:value-type="float" office:value="0.10393220680623" calcext:value-type="float">
            <text:p/>
          </table:table-cell>
          <table:table-cell table:formula="of:=[.$A497]*[.D497]/100" office:value-type="float" office:value="0.13631982374835" calcext:value-type="float">
            <text:p/>
          </table:table-cell>
          <table:table-cell table:formula="of:=[.$A497]*[.E497]/100" office:value-type="float" office:value="0.128092329986445" calcext:value-type="float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8]*100" office:value-type="float" office:value="0.0201612903225806" calcext:value-type="float">
            <text:p/>
          </table:table-cell>
          <table:table-cell/>
          <table:table-cell table:formula="of:=[.$A498]*[.B498]/100" office:value-type="float" office:value="0.097991145594848" calcext:value-type="float">
            <text:p/>
          </table:table-cell>
          <table:table-cell table:formula="of:=[.$A498]*[.C498]/100" office:value-type="float" office:value="0.104142170860384" calcext:value-type="float">
            <text:p/>
          </table:table-cell>
          <table:table-cell table:formula="of:=[.$A498]*[.D498]/100" office:value-type="float" office:value="0.1138293477764" calcext:value-type="float">
            <text:p/>
          </table:table-cell>
          <table:table-cell table:formula="of:=[.$A498]*[.E498]/100" office:value-type="float" office:value="0.128351102370256" calcext:value-type="float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499]*100" office:value-type="float" office:value="0.0201207243460765" calcext:value-type="float">
            <text:p/>
          </table:table-cell>
          <table:table-cell/>
          <table:table-cell table:formula="of:=[.$A499]*[.B499]/100" office:value-type="float" office:value="0.098188708388386" calcext:value-type="float">
            <text:p/>
          </table:table-cell>
          <table:table-cell table:formula="of:=[.$A499]*[.C499]/100" office:value-type="float" office:value="0.104352134914538" calcext:value-type="float">
            <text:p/>
          </table:table-cell>
          <table:table-cell table:formula="of:=[.$A499]*[.D499]/100" office:value-type="float" office:value="0.114058842429175" calcext:value-type="float">
            <text:p/>
          </table:table-cell>
          <table:table-cell table:formula="of:=[.$A499]*[.E499]/100" office:value-type="float" office:value="0.128609874754067" calcext:value-type="float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500]*100" office:value-type="float" office:value="0.0200803212851406" calcext:value-type="float">
            <text:p/>
          </table:table-cell>
          <table:table-cell/>
          <table:table-cell table:formula="of:=[.$A500]*[.B500]/100" office:value-type="float" office:value="0.098386271181924" calcext:value-type="float">
            <text:p/>
          </table:table-cell>
          <table:table-cell table:formula="of:=[.$A500]*[.C500]/100" office:value-type="float" office:value="0.104562098968692" calcext:value-type="float">
            <text:p/>
          </table:table-cell>
          <table:table-cell table:formula="of:=[.$A500]*[.D500]/100" office:value-type="float" office:value="0.11428833708195" calcext:value-type="float">
            <text:p/>
          </table:table-cell>
          <table:table-cell table:formula="of:=[.$A500]*[.E500]/100" office:value-type="float" office:value="0.128868647137878" calcext:value-type="float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501]*100" office:value-type="float" office:value="0.0200400801603206" calcext:value-type="float">
            <text:p/>
          </table:table-cell>
          <table:table-cell/>
          <table:table-cell table:formula="of:=[.$A501]*[.B501]/100" office:value-type="float" office:value="0.098583833975462" calcext:value-type="float">
            <text:p/>
          </table:table-cell>
          <table:table-cell table:formula="of:=[.$A501]*[.C501]/100" office:value-type="float" office:value="0.104772063022846" calcext:value-type="float">
            <text:p/>
          </table:table-cell>
          <table:table-cell table:formula="of:=[.$A501]*[.D501]/100" office:value-type="float" office:value="0.114517831734725" calcext:value-type="float">
            <text:p/>
          </table:table-cell>
          <table:table-cell table:formula="of:=[.$A501]*[.E501]/100" office:value-type="float" office:value="0.129127419521689" calcext:value-type="float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 table:formula="of:=0.1/[.A502]*100" office:value-type="float" office:value="0.02" calcext:value-type="float">
            <text:p/>
          </table:table-cell>
          <table:table-cell/>
          <table:table-cell table:formula="of:=[.$A502]*[.B502]/100" office:value-type="float" office:value="0.098781396769" calcext:value-type="float">
            <text:p/>
          </table:table-cell>
          <table:table-cell table:formula="of:=[.$A502]*[.C502]/100" office:value-type="float" office:value="0.104982027077" calcext:value-type="float">
            <text:p/>
          </table:table-cell>
          <table:table-cell table:formula="of:=[.$A502]*[.D502]/100" office:value-type="float" office:value="0.1147473263875" calcext:value-type="float">
            <text:p/>
          </table:table-cell>
          <table:table-cell table:formula="of:=[.$A502]*[.E502]/100" office:value-type="float" office:value="0.1293861919055" calcext:value-type="float">
            <text:p/>
          </table:table-cell>
        </table:table-row>
        <table:table-row table:style-name="ro1" table:number-rows-repeated="10480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108" number:language="en" number:country="JM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.00.0000</text:date>, <text:time style:data-style-name="N2" text:time-value="11:03:09.385836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11:21:56.044935728</dc:date>
    <dc:creator>Simon Schneegans</dc:creator>
    <meta:generator>LibreOffice/4.2.3.3$Linux_X86_64 LibreOffice_project/420m0$Build-3</meta:generator>
    <meta:editing-duration>PT5M38S</meta:editing-duration>
    <meta:editing-cycles>3</meta:editing-cycles>
    <meta:document-statistic meta:table-count="2" meta:cell-count="5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JM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2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34cm" svg:height="14.185cm" xlink:href=".." xlink:type="simple" chart:class="chart:scatter" chart:column-mapping="0 1 2 3 4" chart:style-name="ch1">
        <chart:legend chart:legend-position="end" svg:x="19.356cm" svg:y="5.797cm" style:legend-expansion="high" chart:style-name="ch2"/>
        <chart:plot-area chart:style-name="ch3" table:cell-range-address="Sheet1.A2:Sheet1.F502" chart:data-source-has-labels="both" svg:x="1.491cm" svg:y="1.267cm" svg:width="16.905cm" svg:height="11.654cm">
          <chartooo:coordinate-region svg:x="2.112cm" svg:y="1.466cm" svg:width="16.284cm" svg:height="10.808cm"/>
          <chart:axis chart:dimension="x" chart:name="primary-x" chart:style-name="ch4" chartooo:axis-type="auto">
            <chart:title svg:x="9.502cm" svg:y="13.204cm" chart:style-name="ch5">
              <text:p>Rank</text:p>
            </chart:title>
            <chart:categories table:cell-range-address="Sheet1.A3:Sheet1.A502"/>
          </chart:axis>
          <chart:axis chart:dimension="y" chart:name="primary-y" chart:style-name="ch6">
            <chart:title svg:x="0.451cm" svg:y="8.276cm" chart:style-name="ch7">
              <text:p>Probability in %</text:p>
            </chart:title>
            <chart:grid chart:style-name="ch8" chart:class="major"/>
          </chart:axis>
          <chart:series chart:style-name="ch9" chart:values-cell-range-address="Sheet1.B3:Sheet1.B502" chart:label-cell-address="Sheet1.B2:Sheet1.B2" chart:class="chart:scatter">
            <chart:domain table:cell-range-address="Sheet1.A3:Sheet1.A502"/>
            <chart:data-point chart:repeated="500"/>
          </chart:series>
          <chart:series chart:style-name="ch10" chart:values-cell-range-address="Sheet1.C3:Sheet1.C502" chart:label-cell-address="Sheet1.C2:Sheet1.C2" chart:class="chart:scatter">
            <chart:data-point chart:repeated="500"/>
          </chart:series>
          <chart:series chart:style-name="ch11" chart:values-cell-range-address="Sheet1.D3:Sheet1.D502" chart:label-cell-address="Sheet1.D2:Sheet1.D2" chart:class="chart:scatter">
            <chart:data-point chart:repeated="500"/>
          </chart:series>
          <chart:series chart:style-name="ch12" chart:values-cell-range-address="Sheet1.E3:Sheet1.E502" chart:label-cell-address="Sheet1.E2:Sheet1.E2" chart:class="chart:scatter">
            <chart:data-point chart:repeated="500"/>
          </chart:series>
          <chart:series chart:style-name="ch13" chart:values-cell-range-address="Sheet1.F3:Sheet1.F502" chart:label-cell-address="Sheet1.F2:Sheet1.F2" chart:class="chart:scatter">
            <chart:data-point chart:repeated="5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n German</text:p>
                <draw:g>
                  <svg:desc>Sheet1.B2:Sheet1.B2</svg:desc>
                </draw:g>
              </table:table-cell>
              <table:table-cell office:value-type="string">
                <text:p>Mann English</text:p>
                <draw:g>
                  <svg:desc>Sheet1.C2:Sheet1.C2</svg:desc>
                </draw:g>
              </table:table-cell>
              <table:table-cell office:value-type="string">
                <text:p>Shakespeare German</text:p>
                <draw:g>
                  <svg:desc>Sheet1.D2:Sheet1.D2</svg:desc>
                </draw:g>
              </table:table-cell>
              <table:table-cell office:value-type="string">
                <text:p>Shakespeare English</text:p>
                <draw:g>
                  <svg:desc>Sheet1.E2:Sheet1.E2</svg:desc>
                </draw:g>
              </table:table-cell>
              <table:table-cell office:value-type="string">
                <text:p>Zipf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502</svg:desc>
                </draw:g>
              </table:table-cell>
              <table:table-cell office:value-type="float" office:value="1">
                <text:p>1</text:p>
                <draw:g>
                  <svg:desc>Sheet1.A3:Sheet1.A502</svg:desc>
                </draw:g>
              </table:table-cell>
              <table:table-cell office:value-type="float" office:value="4.1030200167">
                <text:p>4.1030200167</text:p>
                <draw:g>
                  <svg:desc>Sheet1.B3:Sheet1.B502</svg:desc>
                </draw:g>
              </table:table-cell>
              <table:table-cell office:value-type="float" office:value="6.83139046595">
                <text:p>6.83139046595</text:p>
                <draw:g>
                  <svg:desc>Sheet1.C3:Sheet1.C502</svg:desc>
                </draw:g>
              </table:table-cell>
              <table:table-cell office:value-type="float" office:value="2.51067150135">
                <text:p>2.51067150135</text:p>
                <draw:g>
                  <svg:desc>Sheet1.D3:Sheet1.D502</svg:desc>
                </draw:g>
              </table:table-cell>
              <table:table-cell office:value-type="float" office:value="2.95000517545">
                <text:p>2.95000517545</text:p>
                <draw:g>
                  <svg:desc>Sheet1.E3:Sheet1.E502</svg:desc>
                </draw:g>
              </table:table-cell>
              <table:table-cell office:value-type="float" office:value="10">
                <text:p>10</text:p>
                <draw:g>
                  <svg:desc>Sheet1.F3:Sheet1.F5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5225176684">
                <text:p>2.5225176684</text:p>
              </table:table-cell>
              <table:table-cell office:value-type="float" office:value="3.70040649041">
                <text:p>3.70040649041</text:p>
              </table:table-cell>
              <table:table-cell office:value-type="float" office:value="2.44641299858">
                <text:p>2.44641299858</text:p>
              </table:table-cell>
              <table:table-cell office:value-type="float" office:value="2.71711003002">
                <text:p>2.71711003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23964366856">
                <text:p>2.23964366856</text:p>
              </table:table-cell>
              <table:table-cell office:value-type="float" office:value="3.12678469446">
                <text:p>3.12678469446</text:p>
              </table:table-cell>
              <table:table-cell office:value-type="float" office:value="1.52843438748">
                <text:p>1.52843438748</text:p>
              </table:table-cell>
              <table:table-cell office:value-type="float" office:value="2.2409688438">
                <text:p>2.240968843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50776331977">
                <text:p>1.50776331977</text:p>
              </table:table-cell>
              <table:table-cell office:value-type="float" office:value="2.50865051903">
                <text:p>2.50865051903</text:p>
              </table:table-cell>
              <table:table-cell office:value-type="float" office:value="1.26681048332">
                <text:p>1.26681048332</text:p>
              </table:table-cell>
              <table:table-cell office:value-type="float" office:value="1.89938929717">
                <text:p>1.899389297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48351697693">
                <text:p>1.48351697693</text:p>
              </table:table-cell>
              <table:table-cell office:value-type="float" office:value="2.18446601942">
                <text:p>2.18446601942</text:p>
              </table:table-cell>
              <table:table-cell office:value-type="float" office:value="1.19796208748">
                <text:p>1.19796208748</text:p>
              </table:table-cell>
              <table:table-cell office:value-type="float" office:value="1.82175758203">
                <text:p>1.82175758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43322826585">
                <text:p>1.43322826585</text:p>
              </table:table-cell>
              <table:table-cell office:value-type="float" office:value="2.04504988746">
                <text:p>2.04504988746</text:p>
              </table:table-cell>
              <table:table-cell office:value-type="float" office:value="1.13829347776">
                <text:p>1.13829347776</text:p>
              </table:table-cell>
              <table:table-cell office:value-type="float" office:value="1.64579236104">
                <text:p>1.6457923610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33893693257">
                <text:p>1.33893693257</text:p>
              </table:table-cell>
              <table:table-cell office:value-type="float" office:value="1.64527832835">
                <text:p>1.64527832835</text:p>
              </table:table-cell>
              <table:table-cell office:value-type="float" office:value="1.00518657915">
                <text:p>1.00518657915</text:p>
              </table:table-cell>
              <table:table-cell office:value-type="float" office:value="1.48535348308">
                <text:p>1.4853534830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26709591674">
                <text:p>1.26709591674</text:p>
              </table:table-cell>
              <table:table-cell office:value-type="float" office:value="1.40339973796">
                <text:p>1.40339973796</text:p>
              </table:table-cell>
              <table:table-cell office:value-type="float" office:value="0.963877541653">
                <text:p>0.963877541653</text:p>
              </table:table-cell>
              <table:table-cell office:value-type="float" office:value="1.1748266225">
                <text:p>1.1748266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5093168817">
                <text:p>1.25093168817</text:p>
              </table:table-cell>
              <table:table-cell office:value-type="float" office:value="1.33201195955">
                <text:p>1.33201195955</text:p>
              </table:table-cell>
              <table:table-cell office:value-type="float" office:value="0.945517969431">
                <text:p>0.945517969431</text:p>
              </table:table-cell>
              <table:table-cell office:value-type="float" office:value="1.05061587827">
                <text:p>1.0506158782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5965498352">
                <text:p>1.05965498352</text:p>
              </table:table-cell>
              <table:table-cell office:value-type="float" office:value="1.19763496489">
                <text:p>1.19763496489</text:p>
              </table:table-cell>
              <table:table-cell office:value-type="float" office:value="0.88584935971">
                <text:p>0.88584935971</text:p>
              </table:table-cell>
              <table:table-cell office:value-type="float" office:value="1.05061587827">
                <text:p>1.05061587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04169472956">
                <text:p>1.04169472956</text:p>
              </table:table-cell>
              <table:table-cell office:value-type="float" office:value="1.0918130816">
                <text:p>1.0918130816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7298416313">
                <text:p>0.9729841631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04079671687">
                <text:p>1.04079671687</text:p>
              </table:table-cell>
              <table:table-cell office:value-type="float" office:value="0.971713642624">
                <text:p>0.971713642624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47106924749">
                <text:p>0.94710692474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0273265264">
                <text:p>1.0273265264</text:p>
              </table:table-cell>
              <table:table-cell office:value-type="float" office:value="0.912083851245">
                <text:p>0.912083851245</text:p>
              </table:table-cell>
              <table:table-cell office:value-type="float" office:value="0.853720108321">
                <text:p>0.853720108321</text:p>
              </table:table-cell>
              <table:table-cell office:value-type="float" office:value="0.879826104958">
                <text:p>0.87982610495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942913332795">
                <text:p>0.942913332795</text:p>
              </table:table-cell>
              <table:table-cell office:value-type="float" office:value="0.77686700037">
                <text:p>0.77686700037</text:p>
              </table:table-cell>
              <table:table-cell office:value-type="float" office:value="0.84454032221">
                <text:p>0.84454032221</text:p>
              </table:table-cell>
              <table:table-cell office:value-type="float" office:value="0.879826104958">
                <text:p>0.87982610495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849520012213">
                <text:p>0.849520012213</text:p>
              </table:table-cell>
              <table:table-cell office:value-type="float" office:value="0.760069876037">
                <text:p>0.760069876037</text:p>
              </table:table-cell>
              <table:table-cell office:value-type="float" office:value="0.817000963878">
                <text:p>0.817000963878</text:p>
              </table:table-cell>
              <table:table-cell office:value-type="float" office:value="0.848773418901">
                <text:p>0.84877341890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80821142811">
                <text:p>0.80821142811</text:p>
              </table:table-cell>
              <table:table-cell office:value-type="float" office:value="0.754190882521">
                <text:p>0.754190882521</text:p>
              </table:table-cell>
              <table:table-cell office:value-type="float" office:value="0.674714279157">
                <text:p>0.674714279157</text:p>
              </table:table-cell>
              <table:table-cell office:value-type="float" office:value="0.776317151434">
                <text:p>0.77631715143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781271047173">
                <text:p>0.781271047173</text:p>
              </table:table-cell>
              <table:table-cell office:value-type="float" office:value="0.731514764672">
                <text:p>0.731514764672</text:p>
              </table:table-cell>
              <table:table-cell office:value-type="float" office:value="0.656354706935">
                <text:p>0.656354706935</text:p>
              </table:table-cell>
              <table:table-cell office:value-type="float" office:value="0.771141703757">
                <text:p>0.77114170375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768698869402">
                <text:p>0.768698869402</text:p>
              </table:table-cell>
              <table:table-cell office:value-type="float" office:value="0.706319078174">
                <text:p>0.706319078174</text:p>
              </table:table-cell>
              <table:table-cell office:value-type="float" office:value="0.647174920824">
                <text:p>0.647174920824</text:p>
              </table:table-cell>
              <table:table-cell office:value-type="float" office:value="0.709036331643">
                <text:p>0.70903633164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90571764685">
                <text:p>0.690571764685</text:p>
              </table:table-cell>
              <table:table-cell office:value-type="float" office:value="0.623173312729">
                <text:p>0.623173312729</text:p>
              </table:table-cell>
              <table:table-cell office:value-type="float" office:value="0.637995134713">
                <text:p>0.637995134713</text:p>
              </table:table-cell>
              <table:table-cell office:value-type="float" office:value="0.69868543629">
                <text:p>0.6986854362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16036710759">
                <text:p>0.616036710759</text:p>
              </table:table-cell>
              <table:table-cell office:value-type="float" office:value="0.601337051097">
                <text:p>0.601337051097</text:p>
              </table:table-cell>
              <table:table-cell office:value-type="float" office:value="0.633405241658">
                <text:p>0.633405241658</text:p>
              </table:table-cell>
              <table:table-cell office:value-type="float" office:value="0.683159093262">
                <text:p>0.683159093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612444659967">
                <text:p>0.612444659967</text:p>
              </table:table-cell>
              <table:table-cell office:value-type="float" office:value="0.590418920281">
                <text:p>0.590418920281</text:p>
              </table:table-cell>
              <table:table-cell office:value-type="float" office:value="0.624225455547">
                <text:p>0.624225455547</text:p>
              </table:table-cell>
              <table:table-cell office:value-type="float" office:value="0.646930959528">
                <text:p>0.646930959528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63951974281">
                <text:p>0.563951974281</text:p>
              </table:table-cell>
              <table:table-cell office:value-type="float" office:value="0.552625390533">
                <text:p>0.552625390533</text:p>
              </table:table-cell>
              <table:table-cell office:value-type="float" office:value="0.573736631936">
                <text:p>0.573736631936</text:p>
              </table:table-cell>
              <table:table-cell office:value-type="float" office:value="0.621053721147">
                <text:p>0.62105372114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554073834604">
                <text:p>0.554073834604</text:p>
              </table:table-cell>
              <table:table-cell office:value-type="float" office:value="0.540027547284">
                <text:p>0.540027547284</text:p>
              </table:table-cell>
              <table:table-cell office:value-type="float" office:value="0.564556845825">
                <text:p>0.564556845825</text:p>
              </table:table-cell>
              <table:table-cell office:value-type="float" office:value="0.605527378118">
                <text:p>0.605527378118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55137979651">
                <text:p>0.55137979651</text:p>
              </table:table-cell>
              <table:table-cell office:value-type="float" office:value="0.513152148352">
                <text:p>0.513152148352</text:p>
              </table:table-cell>
              <table:table-cell office:value-type="float" office:value="0.541607380548">
                <text:p>0.541607380548</text:p>
              </table:table-cell>
              <table:table-cell office:value-type="float" office:value="0.59000103509">
                <text:p>0.5900010350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48685758417">
                <text:p>0.548685758417</text:p>
              </table:table-cell>
              <table:table-cell office:value-type="float" office:value="0.498034736453">
                <text:p>0.498034736453</text:p>
              </table:table-cell>
              <table:table-cell office:value-type="float" office:value="0.495708449993">
                <text:p>0.495708449993</text:p>
              </table:table-cell>
              <table:table-cell office:value-type="float" office:value="0.584825587413">
                <text:p>0.5848255874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543297682229">
                <text:p>0.543297682229</text:p>
              </table:table-cell>
              <table:table-cell office:value-type="float" office:value="0.442604226156">
                <text:p>0.442604226156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79650139737">
                <text:p>0.5796501397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2174537748">
                <text:p>0.52174537748</text:p>
              </table:table-cell>
              <table:table-cell office:value-type="float" office:value="0.44176436994">
                <text:p>0.44176436994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33071110651">
                <text:p>0.533071110651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514561275896">
                <text:p>0.514561275896</text:p>
              </table:table-cell>
              <table:table-cell office:value-type="float" office:value="0.43672523264">
                <text:p>0.43672523264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517544767622">
                <text:p>0.517544767622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80436793376">
                <text:p>0.480436793376</text:p>
              </table:table-cell>
              <table:table-cell office:value-type="float" office:value="0.430006382907">
                <text:p>0.430006382907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496842976918">
                <text:p>0.496842976918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41822247367">
                <text:p>0.441822247367</text:p>
              </table:table-cell>
              <table:table-cell office:value-type="float" office:value="0.406490408842">
                <text:p>0.406490408842</text:p>
              </table:table-cell>
              <table:table-cell office:value-type="float" office:value="0.449809519438">
                <text:p>0.449809519438</text:p>
              </table:table-cell>
              <table:table-cell office:value-type="float" office:value="0.46579029086">
                <text:p>0.4657902908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436434171179">
                <text:p>0.436434171179</text:p>
              </table:table-cell>
              <table:table-cell office:value-type="float" office:value="0.388013572076">
                <text:p>0.388013572076</text:p>
              </table:table-cell>
              <table:table-cell office:value-type="float" office:value="0.436039840272">
                <text:p>0.436039840272</text:p>
              </table:table-cell>
              <table:table-cell office:value-type="float" office:value="0.460614843184">
                <text:p>0.460614843184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426556031502">
                <text:p>0.426556031502</text:p>
              </table:table-cell>
              <table:table-cell office:value-type="float" office:value="0.372896160177">
                <text:p>0.372896160177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5439395508">
                <text:p>0.455439395508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05901739451">
                <text:p>0.405901739451</text:p>
              </table:table-cell>
              <table:table-cell office:value-type="float" office:value="0.353579467195">
                <text:p>0.353579467195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0263947831">
                <text:p>0.450263947831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31366685525">
                <text:p>0.331366685525</text:p>
              </table:table-cell>
              <table:table-cell office:value-type="float" office:value="0.345180905029">
                <text:p>0.345180905029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39913052479">
                <text:p>0.439913052479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32059053315">
                <text:p>0.32059053315</text:p>
              </table:table-cell>
              <table:table-cell office:value-type="float" office:value="0.335942486646">
                <text:p>0.335942486646</text:p>
              </table:table-cell>
              <table:table-cell office:value-type="float" office:value="0.394730802772">
                <text:p>0.394730802772</text:p>
              </table:table-cell>
              <table:table-cell office:value-type="float" office:value="0.429562157127">
                <text:p>0.42956215712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97242203005">
                <text:p>0.297242203005</text:p>
              </table:table-cell>
              <table:table-cell office:value-type="float" office:value="0.314106225014">
                <text:p>0.314106225014</text:p>
              </table:table-cell>
              <table:table-cell office:value-type="float" office:value="0.362601551384">
                <text:p>0.362601551384</text:p>
              </table:table-cell>
              <table:table-cell office:value-type="float" office:value="0.42438670945">
                <text:p>0.4243867094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94548164911">
                <text:p>0.294548164911</text:p>
              </table:table-cell>
              <table:table-cell office:value-type="float" office:value="0.294789532032">
                <text:p>0.294789532032</text:p>
              </table:table-cell>
              <table:table-cell office:value-type="float" office:value="0.353421765273">
                <text:p>0.353421765273</text:p>
              </table:table-cell>
              <table:table-cell office:value-type="float" office:value="0.414035814098">
                <text:p>0.414035814098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89160088724">
                <text:p>0.289160088724</text:p>
              </table:table-cell>
              <table:table-cell office:value-type="float" office:value="0.293949675816">
                <text:p>0.293949675816</text:p>
              </table:table-cell>
              <table:table-cell office:value-type="float" office:value="0.335062193051">
                <text:p>0.335062193051</text:p>
              </table:table-cell>
              <table:table-cell office:value-type="float" office:value="0.398509471069">
                <text:p>0.398509471069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8262076026">
                <text:p>0.288262076026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588240694">
                <text:p>0.32588240694</text:p>
              </table:table-cell>
              <table:table-cell office:value-type="float" office:value="0.398509471069">
                <text:p>0.398509471069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84670025234">
                <text:p>0.284670025234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93334023393">
                <text:p>0.3933340233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9281949047">
                <text:p>0.279281949047</text:p>
              </table:table-cell>
              <table:table-cell office:value-type="float" office:value="0.283871401216">
                <text:p>0.2838714012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88158575717">
                <text:p>0.388158575717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78383936349">
                <text:p>0.278383936349</text:p>
              </table:table-cell>
              <table:table-cell office:value-type="float" office:value="0.28051197635">
                <text:p>0.28051197635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8158575717">
                <text:p>0.388158575717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45157466527">
                <text:p>0.245157466527</text:p>
              </table:table-cell>
              <table:table-cell office:value-type="float" office:value="0.279672120133">
                <text:p>0.279672120133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2983128041">
                <text:p>0.382983128041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41565415735">
                <text:p>0.241565415735</text:p>
              </table:table-cell>
              <table:table-cell office:value-type="float" office:value="0.2729532704">
                <text:p>0.2729532704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77807680364">
                <text:p>0.377807680364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37973364943">
                <text:p>0.237973364943</text:p>
              </table:table-cell>
              <table:table-cell office:value-type="float" office:value="0.240198877952">
                <text:p>0.240198877952</text:p>
              </table:table-cell>
              <table:table-cell office:value-type="float" office:value="0.302932941662">
                <text:p>0.302932941662</text:p>
              </table:table-cell>
              <table:table-cell office:value-type="float" office:value="0.377807680364">
                <text:p>0.37780768036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37075352245">
                <text:p>0.237075352245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62281337336">
                <text:p>0.36228133733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57105889659">
                <text:p>0.357105889659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4241609836">
                <text:p>0.22424160983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46754994307">
                <text:p>0.34675499430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1722041187">
                <text:p>0.221722041187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36404098955">
                <text:p>0.336404098955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3078926336">
                <text:p>0.23078926336</text:p>
              </table:table-cell>
              <table:table-cell office:value-type="float" office:value="0.21836261632">
                <text:p>0.21836261632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20013110985">
                <text:p>0.220013110985</text:p>
              </table:table-cell>
              <table:table-cell office:value-type="float" office:value="0.217522760103">
                <text:p>0.217522760103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16421060194">
                <text:p>0.216421060194</text:p>
              </table:table-cell>
              <table:table-cell office:value-type="float" office:value="0.205764773071">
                <text:p>0.205764773071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1570230825">
                <text:p>0.31570230825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15523047496">
                <text:p>0.215523047496</text:p>
              </table:table-cell>
              <table:table-cell office:value-type="float" office:value="0.204924916854">
                <text:p>0.204924916854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1570230825">
                <text:p>0.31570230825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10134971308">
                <text:p>0.210134971308</text:p>
              </table:table-cell>
              <table:table-cell office:value-type="float" office:value="0.188127792522">
                <text:p>0.188127792522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09236958611">
                <text:p>0.209236958611</text:p>
              </table:table-cell>
              <table:table-cell office:value-type="float" office:value="0.180569086572">
                <text:p>0.180569086572</text:p>
              </table:table-cell>
              <table:table-cell office:value-type="float" office:value="0.266213797219">
                <text:p>0.266213797219</text:p>
              </table:table-cell>
              <table:table-cell office:value-type="float" office:value="0.289825069869">
                <text:p>0.289825069869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8049517923">
                <text:p>0.178049517923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69123279164">
                <text:p>0.269123279164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02950869725">
                <text:p>0.202950869725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02052857027">
                <text:p>0.202052857027</text:p>
              </table:table-cell>
              <table:table-cell office:value-type="float" office:value="0.17133066819">
                <text:p>0.17133066819</text:p>
              </table:table-cell>
              <table:table-cell office:value-type="float" office:value="0.247854224997">
                <text:p>0.247854224997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98460806236">
                <text:p>0.198460806236</text:p>
              </table:table-cell>
              <table:table-cell office:value-type="float" office:value="0.167131387107">
                <text:p>0.167131387107</text:p>
              </table:table-cell>
              <table:table-cell office:value-type="float" office:value="0.243264331941">
                <text:p>0.243264331941</text:p>
              </table:table-cell>
              <table:table-cell office:value-type="float" office:value="0.258772383811">
                <text:p>0.258772383811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95766768142">
                <text:p>0.195766768142</text:p>
              </table:table-cell>
              <table:table-cell office:value-type="float" office:value="0.16629153089">
                <text:p>0.16629153089</text:p>
              </table:table-cell>
              <table:table-cell office:value-type="float" office:value="0.238674438886">
                <text:p>0.238674438886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91276704653">
                <text:p>0.191276704653</text:p>
              </table:table-cell>
              <table:table-cell office:value-type="float" office:value="0.162932106023">
                <text:p>0.162932106023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85888628465">
                <text:p>0.185888628465</text:p>
              </table:table-cell>
              <table:table-cell office:value-type="float" office:value="0.160412537374">
                <text:p>0.160412537374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7960253958">
                <text:p>0.17960253958</text:p>
              </table:table-cell>
              <table:table-cell office:value-type="float" office:value="0.156213256291">
                <text:p>0.156213256291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76908501486">
                <text:p>0.176908501486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3693687641">
                <text:p>0.153693687641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  <table:table-cell office:value-type="float" office:value="0.144927536231884">
                <text:p>0.144927536231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65234336414">
                <text:p>0.165234336414</text:p>
              </table:table-cell>
              <table:table-cell office:value-type="float" office:value="0.152853831424">
                <text:p>0.152853831424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1642285622">
                <text:p>0.161642285622</text:p>
              </table:table-cell>
              <table:table-cell office:value-type="float" office:value="0.150334262774">
                <text:p>0.15033426277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60744272924">
                <text:p>0.160744272924</text:p>
              </table:table-cell>
              <table:table-cell office:value-type="float" office:value="0.147814694124">
                <text:p>0.14781469412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57152222132">
                <text:p>0.157152222132</text:p>
              </table:table-cell>
              <table:table-cell office:value-type="float" office:value="0.146134981691">
                <text:p>0.146134981691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22544250078">
                <text:p>0.2225442500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56254209435">
                <text:p>0.156254209435</text:p>
              </table:table-cell>
              <table:table-cell office:value-type="float" office:value="0.145295125475">
                <text:p>0.145295125475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17368802401">
                <text:p>0.217368802401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51764145945">
                <text:p>0.151764145945</text:p>
              </table:table-cell>
              <table:table-cell office:value-type="float" office:value="0.143615413041">
                <text:p>0.143615413041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7368802401">
                <text:p>0.21736880240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50866133247">
                <text:p>0.15086613324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4098799357">
                <text:p>0.1409879935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987012987013">
                <text:p>0.129870129870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39191968174">
                <text:p>0.139191968174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38293955477">
                <text:p>0.138293955477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  <table:table-cell office:value-type="float" office:value="0.126582278481013">
                <text:p>0.1265822784810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37395942779">
                <text:p>0.137395942779</text:p>
              </table:table-cell>
              <table:table-cell office:value-type="float" office:value="0.133537138442">
                <text:p>0.133537138442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34701904685">
                <text:p>0.134701904685</text:p>
              </table:table-cell>
              <table:table-cell office:value-type="float" office:value="0.131857426009">
                <text:p>0.131857426009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31109853893">
                <text:p>0.131109853893</text:p>
              </table:table-cell>
              <table:table-cell office:value-type="float" office:value="0.130177713575">
                <text:p>0.130177713575</text:p>
              </table:table-cell>
              <table:table-cell office:value-type="float" office:value="0.192775508331">
                <text:p>0.192775508331</text:p>
              </table:table-cell>
              <table:table-cell office:value-type="float" office:value="0.201842459373">
                <text:p>0.20184245937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27517803102">
                <text:p>0.127517803102</text:p>
              </table:table-cell>
              <table:table-cell office:value-type="float" office:value="0.128498001142">
                <text:p>0.128498001142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6667011697">
                <text:p>0.196667011697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24823765008">
                <text:p>0.124823765008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2392575231">
                <text:p>0.12392575231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21231714216">
                <text:p>0.121231714216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20333701519">
                <text:p>0.120333701519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9005829164">
                <text:p>0.179005829164</text:p>
              </table:table-cell>
              <table:table-cell office:value-type="float" office:value="0.186316116344">
                <text:p>0.186316116344</text:p>
              </table:table-cell>
              <table:table-cell office:value-type="float" office:value="0.114942528735632">
                <text:p>0.1149425287356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19435688821">
                <text:p>0.119435688821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4415936109">
                <text:p>0.174415936109</text:p>
              </table:table-cell>
              <table:table-cell office:value-type="float" office:value="0.186316116344">
                <text:p>0.186316116344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1779151409">
                <text:p>0.12177915140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12359550561798">
                <text:p>0.1123595505617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0939295193">
                <text:p>0.120939295193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9259582759">
                <text:p>0.11925958275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5060301676">
                <text:p>0.11506030167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116741650727">
                <text:p>0.116741650727</text:p>
              </table:table-cell>
              <table:table-cell office:value-type="float" office:value="0.11422044546">
                <text:p>0.1142204454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14945625331">
                <text:p>0.114945625331</text:p>
              </table:table-cell>
              <table:table-cell office:value-type="float" office:value="0.112540733027">
                <text:p>0.112540733027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861020593">
                <text:p>0.110861020593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021164377">
                <text:p>0.11002116437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5614325639">
                <text:p>0.165614325639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112251587237">
                <text:p>0.112251587237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  <table:table-cell office:value-type="float" office:value="0.103092783505155">
                <text:p>0.1030927835051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109557549144">
                <text:p>0.109557549144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5263430287">
                <text:p>0.155263430287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666173951">
                <text:p>0.10666173951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10686351105">
                <text:p>0.10686351105</text:p>
              </table:table-cell>
              <table:table-cell office:value-type="float" office:value="0.105821883294">
                <text:p>0.105821883294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105965498352">
                <text:p>0.105965498352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104169472956">
                <text:p>0.104169472956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46876577776">
                <text:p>0.146876577776</text:p>
              </table:table-cell>
              <table:table-cell office:value-type="float" office:value="0.15008798261">
                <text:p>0.15008798261</text:p>
              </table:table-cell>
              <table:table-cell office:value-type="float" office:value="0.0970873786407767">
                <text:p>0.097087378640776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102373447561">
                <text:p>0.102373447561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34579439252336">
                <text:p>0.093457943925233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9737087258">
                <text:p>0.139737087258</text:p>
              </table:table-cell>
              <table:table-cell office:value-type="float" office:value="0.091743119266055">
                <text:p>0.0917431192660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900900900900901">
                <text:p>0.09009009009009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  <table:table-cell office:value-type="float" office:value="0.088495575221239">
                <text:p>0.08849557522123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960873586753">
                <text:p>0.0960873586753</text:p>
              </table:table-cell>
              <table:table-cell office:value-type="float" office:value="0.0949037524776">
                <text:p>0.0949037524776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  <table:table-cell office:value-type="float" office:value="0.087719298245614">
                <text:p>0.0877192982456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0951893459774">
                <text:p>0.0951893459774</text:p>
              </table:table-cell>
              <table:table-cell office:value-type="float" office:value="0.094063896261">
                <text:p>0.094063896261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19035296553">
                <text:p>0.119035296553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32240400443">
                <text:p>0.0932240400443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54700854700855">
                <text:p>0.085470085470085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15443276111">
                <text:p>0.0915443276111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13859848877">
                <text:p>0.113859848877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907044713945">
                <text:p>0.0907044713945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26446280991736">
                <text:p>0.082644628099173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0906992824879">
                <text:p>0.0906992824879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806451612903226">
                <text:p>0.080645161290322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81849027447">
                <text:p>0.0881849027447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7345046528">
                <text:p>0.08734504652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8740157480315">
                <text:p>0.0787401574803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103508953524">
                <text:p>0.103508953524</text:p>
              </table:table-cell>
              <table:table-cell office:value-type="float" office:value="0.0775193798449612">
                <text:p>0.077519379844961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63358778625954">
                <text:p>0.076335877862595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0817191555089">
                <text:p>0.0817191555089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5187969924812">
                <text:p>0.07518796992481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3145765445">
                <text:p>0.083145765445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35294117647059">
                <text:p>0.073529411764705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0799231301131">
                <text:p>0.0799231301131</text:p>
              </table:table-cell>
              <table:table-cell office:value-type="float" office:value="0.0797863405785">
                <text:p>0.0797863405785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0790251174152">
                <text:p>0.0790251174152</text:p>
              </table:table-cell>
              <table:table-cell office:value-type="float" office:value="0.0789464843619">
                <text:p>0.0789464843619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  <table:table-cell office:value-type="float" office:value="0.072463768115942">
                <text:p>0.07246376811594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19424460431655">
                <text:p>0.071942446043165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772290920194">
                <text:p>0.0772290920194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09219858156028">
                <text:p>0.070921985815602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704225352112676">
                <text:p>0.07042253521126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99300699300699">
                <text:p>0.06993006993006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736370412278">
                <text:p>0.0736370412278</text:p>
              </table:table-cell>
              <table:table-cell office:value-type="float" office:value="0.076426915712">
                <text:p>0.07642691571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4931506849315">
                <text:p>0.068493150684931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47472032788">
                <text:p>0.0747472032788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80272108843537">
                <text:p>0.06802721088435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071841015832">
                <text:p>0.071841015832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75675675675676">
                <text:p>0.06756756756756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71140939597316">
                <text:p>0.06711409395973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700449904362">
                <text:p>0.0700449904362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5359477124183">
                <text:p>0.06535947712418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9350649350649">
                <text:p>0.06493506493506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41025641025641">
                <text:p>0.064102564102564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36942675159236">
                <text:p>0.063694267515923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0664529396446">
                <text:p>0.0664529396446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79826104958">
                <text:p>0.0879826104958</text:p>
              </table:table-cell>
              <table:table-cell office:value-type="float" office:value="0.0632911392405063">
                <text:p>0.063291139240506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8930817610063">
                <text:p>0.062893081761006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62860888853">
                <text:p>0.062860888853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2111801242236">
                <text:p>0.06211180124223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610648634572">
                <text:p>0.0610648634572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601668507593">
                <text:p>0.0601668507593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80283535459">
                <text:p>0.0680283535459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  <table:table-cell office:value-type="float" office:value="0.0598802395209581">
                <text:p>0.059880239520958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95238095238095">
                <text:p>0.059523809523809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91715976331361">
                <text:p>0.05917159763313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4795321637427">
                <text:p>0.058479532163742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81395348837209">
                <text:p>0.058139534883720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8034682080925">
                <text:p>0.057803468208092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38290724628">
                <text:p>0.0638290724628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64971751412429">
                <text:p>0.05649717514124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21493600296">
                <text:p>0.0621493600296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8659217877095">
                <text:p>0.05586592178770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  <table:table-cell office:value-type="float" office:value="0.053475935828877">
                <text:p>0.05347593582887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9100529100529">
                <text:p>0.05291005291005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3560209424084">
                <text:p>0.05235602094240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8134715025907">
                <text:p>0.051813471502590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5463917525773">
                <text:p>0.051546391752577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10204081632653">
                <text:p>0.051020408163265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54305102966">
                <text:p>0.0554305102966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761421319797">
                <text:p>0.05076142131979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0251256281407">
                <text:p>0.0502512562814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7512437810945">
                <text:p>0.049751243781094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5049504950495">
                <text:p>0.049504950495049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2610837438424">
                <text:p>0.049261083743842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5436893203884">
                <text:p>0.048543689320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3091787439614">
                <text:p>0.04830917874396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80769230769231">
                <text:p>0.048076923076923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8468899521531">
                <text:p>0.04784688995215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39336492891">
                <text:p>0.0473933649289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9483568075117">
                <text:p>0.046948356807511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7289719626168">
                <text:p>0.046728971962616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60829493087558">
                <text:p>0.046082949308755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8715596330275">
                <text:p>0.045871559633027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662100456621">
                <text:p>0.0456621004566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2488687782805">
                <text:p>0.045248868778280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  <table:table-cell office:value-type="float" office:value="0.0448430493273543">
                <text:p>0.044843049327354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40528634361234">
                <text:p>0.044052863436123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6681222707424">
                <text:p>0.043668122270742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2900432900433">
                <text:p>0.043290043290043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9184549356223">
                <text:p>0.042918454935622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1940928270042">
                <text:p>0.04219409282700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20168067226891">
                <text:p>0.042016806722689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8410041841004">
                <text:p>0.04184100418410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3223140495868">
                <text:p>0.041322314049586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4858299595142">
                <text:p>0.040485829959514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3225806451613">
                <text:p>0.04032258064516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45123794806">
                <text:p>0.0445123794806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01606425702811">
                <text:p>0.04016064257028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3672523264">
                <text:p>0.04367252326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8406374501992">
                <text:p>0.039840637450199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6825396825397">
                <text:p>0.039682539682539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5256916996047">
                <text:p>0.039525691699604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9105058365759">
                <text:p>0.038910505836575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6100386100386">
                <text:p>0.03861003861003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3141762452107">
                <text:p>0.038314176245210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1679389312977">
                <text:p>0.038167938931297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80228136882129">
                <text:p>0.038022813688212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8787878787879">
                <text:p>0.037878787878787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4531835205993">
                <text:p>0.037453183520599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  <table:table-cell office:value-type="float" office:value="0.0371747211895911">
                <text:p>0.03717472118959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90036900369">
                <text:p>0.0369003690036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7647058823529">
                <text:p>0.036764705882352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6300366300366">
                <text:p>0.036630036630036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4963503649635">
                <text:p>0.036496350364963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231884057971">
                <text:p>0.03623188405797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6101083032491">
                <text:p>0.03610108303249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84229390681">
                <text:p>0.035842293906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5871886120996">
                <text:p>0.035587188612099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4609929078014">
                <text:p>0.03546099290780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3356890459364">
                <text:p>0.035335689045936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8432055749129">
                <text:p>0.034843205574912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6020761245675">
                <text:p>0.0346020761245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3642611683849">
                <text:p>0.034364261168384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2465753424658">
                <text:p>0.03424657534246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1296928327645">
                <text:p>0.034129692832764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40136054421769">
                <text:p>0.034013605442176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7837837837838">
                <text:p>0.033783783783783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6700336700337">
                <text:p>0.033670033670033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5570469798658">
                <text:p>0.033557046979865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4448160535117">
                <text:p>0.03344481605351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  <table:table-cell office:value-type="float" office:value="0.0332225913621262">
                <text:p>0.033222591362126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3003300330033">
                <text:p>0.03300330033003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8947368421053">
                <text:p>0.032894736842105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6797385620915">
                <text:p>0.03267973856209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5732899022801">
                <text:p>0.032573289902280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3624595469256">
                <text:p>0.03236245954692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2051282051282">
                <text:p>0.03205128205128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9488817891374">
                <text:p>0.031948881789137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5457413249211">
                <text:p>0.031545741324921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4465408805031">
                <text:p>0.031446540880503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3479623824451">
                <text:p>0.03134796238244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1526479750779">
                <text:p>0.031152647975077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1055900621118">
                <text:p>0.03105590062111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9597523219814">
                <text:p>0.030959752321981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8641975308642">
                <text:p>0.030864197530864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6748466257669">
                <text:p>0.030674846625766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5810397553517">
                <text:p>0.030581039755351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3951367781155">
                <text:p>0.030395136778115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2114803625378">
                <text:p>0.030211480362537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1204819277108">
                <text:p>0.030120481927710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3003003003003">
                <text:p>0.0300300300300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940119760479">
                <text:p>0.02994011976047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7619047619048">
                <text:p>0.029761904761904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  <table:table-cell office:value-type="float" office:value="0.029673590504451">
                <text:p>0.02967359050445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4985250737463">
                <text:p>0.02949852507374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3255131964809">
                <text:p>0.029325513196480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2397660818713">
                <text:p>0.029239766081871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1545189504373">
                <text:p>0.02915451895043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90697674418605">
                <text:p>0.029069767441860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9017341040462">
                <text:p>0.028901734104046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8184438040346">
                <text:p>0.028818443804034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735632183908">
                <text:p>0.02873563218390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4900284900285">
                <text:p>0.028490028490028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4090909090909">
                <text:p>0.028409090909090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328611898017">
                <text:p>0.02832861189801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2485875706215">
                <text:p>0.028248587570621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0898876404494">
                <text:p>0.028089887640449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80112044817927">
                <text:p>0.0280112044817927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8551532033426">
                <text:p>0.02785515320334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7008310249307">
                <text:p>0.027700831024930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6243093922652">
                <text:p>0.027624309392265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5482093663912">
                <text:p>0.027548209366391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3224043715847">
                <text:p>0.027322404371584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2479564032698">
                <text:p>0.027247956403269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1739130434783">
                <text:p>0.027173913043478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10027100271">
                <text:p>0.0271002710027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9541778975741">
                <text:p>0.026954177897574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8096514745308">
                <text:p>0.026809651474530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7379679144385">
                <text:p>0.02673796791443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5957446808511">
                <text:p>0.026595744680851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525198938992">
                <text:p>0.02652519893899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4550264550265">
                <text:p>0.026455026455026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3852242744063">
                <text:p>0.02638522427440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246719160105">
                <text:p>0.0262467191601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1780104712042">
                <text:p>0.026178010471204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1096605744125">
                <text:p>0.026109660574412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9067357512953">
                <text:p>0.02590673575129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8397932816537">
                <text:p>0.025839793281653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706940874036">
                <text:p>0.02570694087403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5754475703325">
                <text:p>0.025575447570332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4452926208651">
                <text:p>0.025445292620865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3807106598985">
                <text:p>0.025380710659898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1889168765743">
                <text:p>0.025188916876574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1256281407035">
                <text:p>0.025125628140703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062656641604">
                <text:p>0.0250626566416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9376558603491">
                <text:p>0.024937655860349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8138957816377">
                <text:p>0.02481389578163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7524752475248">
                <text:p>0.024752475247524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6305418719212">
                <text:p>0.024630541871921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5700245700246">
                <text:p>0.024570024570024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5098039215686">
                <text:p>0.024509803921568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4498777506112">
                <text:p>0.024449877750611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330900243309">
                <text:p>0.02433090024330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2130750605327">
                <text:p>0.024213075060532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1545893719807">
                <text:p>0.024154589371980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40384615384615">
                <text:p>0.024038461538461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9808153477218">
                <text:p>0.023980815347721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9234449760766">
                <text:p>0.023923444976076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8663484486873">
                <text:p>0.023866348448687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7529691211401">
                <text:p>0.023752969121140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696682464455">
                <text:p>0.02369668246445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6406619385343">
                <text:p>0.023640661938534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5849056603774">
                <text:p>0.023584905660377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4741784037559">
                <text:p>0.023474178403755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4192037470726">
                <text:p>0.023419203747072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3644859813084">
                <text:p>0.023364485981308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3100233100233">
                <text:p>0.02331002331002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2018561484919">
                <text:p>0.023201856148491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094688221709">
                <text:p>0.02309468822170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30414746543779">
                <text:p>0.0230414746543779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9357798165138">
                <text:p>0.022935779816513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8310502283105">
                <text:p>0.022831050228310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7790432801822">
                <text:p>0.022779043280182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6757369614512">
                <text:p>0.022675736961451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6244343891403">
                <text:p>0.022624434389140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5733634311512">
                <text:p>0.022573363431151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5225225225225">
                <text:p>0.022522522522522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4215246636771">
                <text:p>0.022421524663677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3713646532438">
                <text:p>0.022371364653243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3214285714286">
                <text:p>0.022321428571428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271714922049">
                <text:p>0.02227171492204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1729490022173">
                <text:p>0.022172949002217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1238938053097">
                <text:p>0.022123893805309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075055187638">
                <text:p>0.022075055187638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20264317180617">
                <text:p>0.022026431718061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8818380743982">
                <text:p>0.021881838074398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8340611353712">
                <text:p>0.021834061135371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7864923747277">
                <text:p>0.021786492374727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6919739696312">
                <text:p>0.021691973969631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6450216450216">
                <text:p>0.021645021645021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982721382289">
                <text:p>0.0215982721382289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4592274678112">
                <text:p>0.021459227467811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4132762312634">
                <text:p>0.021413276231263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3675213675214">
                <text:p>0.021367521367521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3219616204691">
                <text:p>0.02132196162046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2765957446809">
                <text:p>0.021276595744680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2314225053079">
                <text:p>0.0212314225053079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1864406779661">
                <text:p>0.0211864406779661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1416490486258">
                <text:p>0.021141649048625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970464135021">
                <text:p>0.021097046413502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10084033613445">
                <text:p>0.021008403361344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9643605870021">
                <text:p>0.020964360587002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9205020920502">
                <text:p>0.020920502092050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8768267223382">
                <text:p>0.020876826722338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900207900208">
                <text:p>0.020790020790020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46887966805">
                <text:p>0.02074688796680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703933747412">
                <text:p>0.02070393374741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6611570247934">
                <text:p>0.020661157024793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5338809034908">
                <text:p>0.0205338809034908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918032786885">
                <text:p>0.020491803278688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498977505112">
                <text:p>0.020449897750511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3665987780041">
                <text:p>0.020366598778004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3252032520325">
                <text:p>0.020325203252032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839756592292">
                <text:p>0.020283975659229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429149797571">
                <text:p>0.020242914979757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1612903225806">
                <text:p>0.020161290322580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1207243460765">
                <text:p>0.020120724346076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0803212851406">
                <text:p>0.020080321285140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00400801603206">
                <text:p>0.02004008016032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4cm" svg:height="14.185cm" xlink:href=".." xlink:type="simple" chart:class="chart:scatter" chart:column-mapping="0 1 2" chart:style-name="ch1">
        <chart:legend chart:legend-position="end" svg:x="19.356cm" svg:y="6.046cm" style:legend-expansion="high" chart:style-name="ch2"/>
        <chart:plot-area chart:style-name="ch3" table:cell-range-address="Sheet1.A3:Sheet1.A502 Sheet1.B2:Sheet1.E2 Sheet1.H3:Sheet1.K502" chart:data-source-has-labels="both" svg:x="1.491cm" svg:y="1.267cm" svg:width="16.905cm" svg:height="11.654cm">
          <chartooo:coordinate-region svg:x="2.403cm" svg:y="1.466cm" svg:width="15.993cm" svg:height="10.808cm"/>
          <chart:axis chart:dimension="x" chart:name="primary-x" chart:style-name="ch4" chartooo:axis-type="auto">
            <chart:title svg:x="9.502cm" svg:y="13.204cm" chart:style-name="ch5">
              <text:p>Rank</text:p>
            </chart:title>
            <chart:categories table:cell-range-address="Sheet1.A3:Sheet1.A502"/>
          </chart:axis>
          <chart:axis chart:dimension="y" chart:name="primary-y" chart:style-name="ch6">
            <chart:title svg:x="0.451cm" svg:y="7.231cm" chart:style-name="ch7">
              <text:p>c</text:p>
            </chart:title>
            <chart:grid chart:style-name="ch8" chart:class="major"/>
          </chart:axis>
          <chart:series chart:style-name="ch9" chart:values-cell-range-address="Sheet1.H3:Sheet1.H502" chart:label-cell-address="Sheet1.B2:Sheet1.B2" chart:class="chart:scatter">
            <chart:domain table:cell-range-address="Sheet1.A3:Sheet1.A502"/>
            <chart:data-point chart:repeated="500"/>
          </chart:series>
          <chart:series chart:style-name="ch10" chart:values-cell-range-address="Sheet1.I3:Sheet1.I502" chart:label-cell-address="Sheet1.C2:Sheet1.C2" chart:class="chart:scatter">
            <chart:data-point chart:repeated="500"/>
          </chart:series>
          <chart:series chart:style-name="ch11" chart:values-cell-range-address="Sheet1.J3:Sheet1.J502" chart:label-cell-address="Sheet1.D2:Sheet1.D2" chart:class="chart:scatter">
            <chart:data-point chart:repeated="500"/>
          </chart:series>
          <chart:series chart:style-name="ch12" chart:values-cell-range-address="Sheet1.K3:Sheet1.K502" chart:label-cell-address="Sheet1.E2:Sheet1.E2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n German</text:p>
                <draw:g>
                  <svg:desc>Sheet1.B2:Sheet1.B2</svg:desc>
                </draw:g>
              </table:table-cell>
              <table:table-cell office:value-type="string">
                <text:p>Mann English</text:p>
                <draw:g>
                  <svg:desc>Sheet1.C2:Sheet1.C2</svg:desc>
                </draw:g>
              </table:table-cell>
              <table:table-cell office:value-type="string">
                <text:p>Shakespeare German</text:p>
                <draw:g>
                  <svg:desc>Sheet1.D2:Sheet1.D2</svg:desc>
                </draw:g>
              </table:table-cell>
              <table:table-cell office:value-type="string">
                <text:p>Shakespeare English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502</svg:desc>
                </draw:g>
              </table:table-cell>
              <table:table-cell office:value-type="float" office:value="1">
                <text:p>1</text:p>
                <draw:g>
                  <svg:desc>Sheet1.A3:Sheet1.A502</svg:desc>
                </draw:g>
              </table:table-cell>
              <table:table-cell office:value-type="float" office:value="0.041030200167">
                <text:p>0.041030200167</text:p>
                <draw:g>
                  <svg:desc>Sheet1.H3:Sheet1.H502</svg:desc>
                </draw:g>
              </table:table-cell>
              <table:table-cell office:value-type="float" office:value="0.0683139046595">
                <text:p>0.0683139046595</text:p>
                <draw:g>
                  <svg:desc>Sheet1.I3:Sheet1.I502</svg:desc>
                </draw:g>
              </table:table-cell>
              <table:table-cell office:value-type="float" office:value="0.0251067150135">
                <text:p>0.0251067150135</text:p>
                <draw:g>
                  <svg:desc>Sheet1.J3:Sheet1.J502</svg:desc>
                </draw:g>
              </table:table-cell>
              <table:table-cell office:value-type="float" office:value="0.0295000517545">
                <text:p>0.0295000517545</text:p>
                <draw:g>
                  <svg:desc>Sheet1.K3:Sheet1.K5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0450353368">
                <text:p>0.050450353368</text:p>
              </table:table-cell>
              <table:table-cell office:value-type="float" office:value="0.0740081298082">
                <text:p>0.0740081298082</text:p>
              </table:table-cell>
              <table:table-cell office:value-type="float" office:value="0.0489282599716">
                <text:p>0.0489282599716</text:p>
              </table:table-cell>
              <table:table-cell office:value-type="float" office:value="0.0543422006004">
                <text:p>0.0543422006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671893100568">
                <text:p>0.0671893100568</text:p>
              </table:table-cell>
              <table:table-cell office:value-type="float" office:value="0.0938035408338">
                <text:p>0.0938035408338</text:p>
              </table:table-cell>
              <table:table-cell office:value-type="float" office:value="0.0458530316244">
                <text:p>0.0458530316244</text:p>
              </table:table-cell>
              <table:table-cell office:value-type="float" office:value="0.067229065314">
                <text:p>0.0672290653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603105327908">
                <text:p>0.0603105327908</text:p>
              </table:table-cell>
              <table:table-cell office:value-type="float" office:value="0.1003460207612">
                <text:p>0.1003460207612</text:p>
              </table:table-cell>
              <table:table-cell office:value-type="float" office:value="0.0506724193328">
                <text:p>0.0506724193328</text:p>
              </table:table-cell>
              <table:table-cell office:value-type="float" office:value="0.0759755718868">
                <text:p>0.07597557188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741758488465">
                <text:p>0.0741758488465</text:p>
              </table:table-cell>
              <table:table-cell office:value-type="float" office:value="0.109223300971">
                <text:p>0.109223300971</text:p>
              </table:table-cell>
              <table:table-cell office:value-type="float" office:value="0.059898104374">
                <text:p>0.059898104374</text:p>
              </table:table-cell>
              <table:table-cell office:value-type="float" office:value="0.0910878791015">
                <text:p>0.09108787910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993695951">
                <text:p>0.085993695951</text:p>
              </table:table-cell>
              <table:table-cell office:value-type="float" office:value="0.1227029932476">
                <text:p>0.1227029932476</text:p>
              </table:table-cell>
              <table:table-cell office:value-type="float" office:value="0.0682976086656">
                <text:p>0.0682976086656</text:p>
              </table:table-cell>
              <table:table-cell office:value-type="float" office:value="0.0987475416624">
                <text:p>0.09874754166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937255852799">
                <text:p>0.0937255852799</text:p>
              </table:table-cell>
              <table:table-cell office:value-type="float" office:value="0.1151694829845">
                <text:p>0.1151694829845</text:p>
              </table:table-cell>
              <table:table-cell office:value-type="float" office:value="0.0703630605405">
                <text:p>0.0703630605405</text:p>
              </table:table-cell>
              <table:table-cell office:value-type="float" office:value="0.1039747438156">
                <text:p>0.10397474381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013676733392">
                <text:p>0.1013676733392</text:p>
              </table:table-cell>
              <table:table-cell office:value-type="float" office:value="0.1122719790368">
                <text:p>0.1122719790368</text:p>
              </table:table-cell>
              <table:table-cell office:value-type="float" office:value="0.07711020333224">
                <text:p>0.07711020333224</text:p>
              </table:table-cell>
              <table:table-cell office:value-type="float" office:value="0.0939861298">
                <text:p>0.09398612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25838519353">
                <text:p>0.1125838519353</text:p>
              </table:table-cell>
              <table:table-cell office:value-type="float" office:value="0.1198810763595">
                <text:p>0.1198810763595</text:p>
              </table:table-cell>
              <table:table-cell office:value-type="float" office:value="0.08509661724879">
                <text:p>0.08509661724879</text:p>
              </table:table-cell>
              <table:table-cell office:value-type="float" office:value="0.0945554290443">
                <text:p>0.0945554290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5965498352">
                <text:p>0.105965498352</text:p>
              </table:table-cell>
              <table:table-cell office:value-type="float" office:value="0.119763496489">
                <text:p>0.119763496489</text:p>
              </table:table-cell>
              <table:table-cell office:value-type="float" office:value="0.088584935971">
                <text:p>0.088584935971</text:p>
              </table:table-cell>
              <table:table-cell office:value-type="float" office:value="0.105061587827">
                <text:p>0.1050615878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145864202516">
                <text:p>0.1145864202516</text:p>
              </table:table-cell>
              <table:table-cell office:value-type="float" office:value="0.120099438976">
                <text:p>0.120099438976</text:p>
              </table:table-cell>
              <table:table-cell office:value-type="float" office:value="0.09491898838752">
                <text:p>0.09491898838752</text:p>
              </table:table-cell>
              <table:table-cell office:value-type="float" office:value="0.1070282579443">
                <text:p>0.10702825794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1248956060244">
                <text:p>0.1248956060244</text:p>
              </table:table-cell>
              <table:table-cell office:value-type="float" office:value="0.11660563711488">
                <text:p>0.11660563711488</text:p>
              </table:table-cell>
              <table:table-cell office:value-type="float" office:value="0.10354798733184">
                <text:p>0.10354798733184</text:p>
              </table:table-cell>
              <table:table-cell office:value-type="float" office:value="0.11365283096988">
                <text:p>0.113652830969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133552448432">
                <text:p>0.133552448432</text:p>
              </table:table-cell>
              <table:table-cell office:value-type="float" office:value="0.11857090066185">
                <text:p>0.11857090066185</text:p>
              </table:table-cell>
              <table:table-cell office:value-type="float" office:value="0.11098361408173">
                <text:p>0.11098361408173</text:p>
              </table:table-cell>
              <table:table-cell office:value-type="float" office:value="0.11437739364454">
                <text:p>0.114377393644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1320078665913">
                <text:p>0.1320078665913</text:p>
              </table:table-cell>
              <table:table-cell office:value-type="float" office:value="0.1087613800518">
                <text:p>0.1087613800518</text:p>
              </table:table-cell>
              <table:table-cell office:value-type="float" office:value="0.1182356451094">
                <text:p>0.1182356451094</text:p>
              </table:table-cell>
              <table:table-cell office:value-type="float" office:value="0.12317565469412">
                <text:p>0.123175654694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2742800183195">
                <text:p>0.12742800183195</text:p>
              </table:table-cell>
              <table:table-cell office:value-type="float" office:value="0.11401048140555">
                <text:p>0.11401048140555</text:p>
              </table:table-cell>
              <table:table-cell office:value-type="float" office:value="0.1225501445817">
                <text:p>0.1225501445817</text:p>
              </table:table-cell>
              <table:table-cell office:value-type="float" office:value="0.12731601283515">
                <text:p>0.127316012835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93138284976">
                <text:p>0.1293138284976</text:p>
              </table:table-cell>
              <table:table-cell office:value-type="float" office:value="0.12067054120336">
                <text:p>0.12067054120336</text:p>
              </table:table-cell>
              <table:table-cell office:value-type="float" office:value="0.10795428466512">
                <text:p>0.10795428466512</text:p>
              </table:table-cell>
              <table:table-cell office:value-type="float" office:value="0.12421074422944">
                <text:p>0.124210744229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13281607801941">
                <text:p>0.13281607801941</text:p>
              </table:table-cell>
              <table:table-cell office:value-type="float" office:value="0.12435750999424">
                <text:p>0.12435750999424</text:p>
              </table:table-cell>
              <table:table-cell office:value-type="float" office:value="0.11158030017895">
                <text:p>0.11158030017895</text:p>
              </table:table-cell>
              <table:table-cell office:value-type="float" office:value="0.13109408963869">
                <text:p>0.131094089638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13836579649236">
                <text:p>0.13836579649236</text:p>
              </table:table-cell>
              <table:table-cell office:value-type="float" office:value="0.12713743407132">
                <text:p>0.12713743407132</text:p>
              </table:table-cell>
              <table:table-cell office:value-type="float" office:value="0.11649148574832">
                <text:p>0.11649148574832</text:p>
              </table:table-cell>
              <table:table-cell office:value-type="float" office:value="0.12762653969574">
                <text:p>0.127626539695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120863529015">
                <text:p>0.13120863529015</text:p>
              </table:table-cell>
              <table:table-cell office:value-type="float" office:value="0.11840292941851">
                <text:p>0.11840292941851</text:p>
              </table:table-cell>
              <table:table-cell office:value-type="float" office:value="0.12121907559547">
                <text:p>0.12121907559547</text:p>
              </table:table-cell>
              <table:table-cell office:value-type="float" office:value="0.1327502328951">
                <text:p>0.13275023289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232073421518">
                <text:p>0.1232073421518</text:p>
              </table:table-cell>
              <table:table-cell office:value-type="float" office:value="0.1202674102194">
                <text:p>0.1202674102194</text:p>
              </table:table-cell>
              <table:table-cell office:value-type="float" office:value="0.1266810483316">
                <text:p>0.1266810483316</text:p>
              </table:table-cell>
              <table:table-cell office:value-type="float" office:value="0.1366318186524">
                <text:p>0.136631818652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12861337859307">
                <text:p>0.12861337859307</text:p>
              </table:table-cell>
              <table:table-cell office:value-type="float" office:value="0.12398797325901">
                <text:p>0.12398797325901</text:p>
              </table:table-cell>
              <table:table-cell office:value-type="float" office:value="0.13108734566487">
                <text:p>0.13108734566487</text:p>
              </table:table-cell>
              <table:table-cell office:value-type="float" office:value="0.13585550150088">
                <text:p>0.135855501500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12406943434182">
                <text:p>0.12406943434182</text:p>
              </table:table-cell>
              <table:table-cell office:value-type="float" office:value="0.12157758591726">
                <text:p>0.12157758591726</text:p>
              </table:table-cell>
              <table:table-cell office:value-type="float" office:value="0.12622205902592">
                <text:p>0.12622205902592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2743698195892">
                <text:p>0.12743698195892</text:p>
              </table:table-cell>
              <table:table-cell office:value-type="float" office:value="0.12420633587532">
                <text:p>0.12420633587532</text:p>
              </table:table-cell>
              <table:table-cell office:value-type="float" office:value="0.12984807453975">
                <text:p>0.12984807453975</text:p>
              </table:table-cell>
              <table:table-cell office:value-type="float" office:value="0.13927129696714">
                <text:p>0.139271296967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323311511624">
                <text:p>0.1323311511624</text:p>
              </table:table-cell>
              <table:table-cell office:value-type="float" office:value="0.12315651560448">
                <text:p>0.12315651560448</text:p>
              </table:table-cell>
              <table:table-cell office:value-type="float" office:value="0.12998577133152">
                <text:p>0.12998577133152</text:p>
              </table:table-cell>
              <table:table-cell office:value-type="float" office:value="0.1416002484216">
                <text:p>0.14160024842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13717143960425">
                <text:p>0.13717143960425</text:p>
              </table:table-cell>
              <table:table-cell office:value-type="float" office:value="0.12450868411325">
                <text:p>0.12450868411325</text:p>
              </table:table-cell>
              <table:table-cell office:value-type="float" office:value="0.12392711249825">
                <text:p>0.12392711249825</text:p>
              </table:table-cell>
              <table:table-cell office:value-type="float" office:value="0.14620639685325">
                <text:p>0.146206396853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14125739737954">
                <text:p>0.14125739737954</text:p>
              </table:table-cell>
              <table:table-cell office:value-type="float" office:value="0.11507709880056">
                <text:p>0.11507709880056</text:p>
              </table:table-cell>
              <table:table-cell office:value-type="float" office:value="0.12291733602616">
                <text:p>0.12291733602616</text:p>
              </table:table-cell>
              <table:table-cell office:value-type="float" office:value="0.15070903633162">
                <text:p>0.150709036331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1408712519196">
                <text:p>0.1408712519196</text:p>
              </table:table-cell>
              <table:table-cell office:value-type="float" office:value="0.1192763798838">
                <text:p>0.1192763798838</text:p>
              </table:table-cell>
              <table:table-cell office:value-type="float" office:value="0.12764492587332">
                <text:p>0.12764492587332</text:p>
              </table:table-cell>
              <table:table-cell office:value-type="float" office:value="0.14392919987577">
                <text:p>0.143929199875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14407715725088">
                <text:p>0.14407715725088</text:p>
              </table:table-cell>
              <table:table-cell office:value-type="float" office:value="0.1222830651392">
                <text:p>0.1222830651392</text:p>
              </table:table-cell>
              <table:table-cell office:value-type="float" office:value="0.1298021756094">
                <text:p>0.1298021756094</text:p>
              </table:table-cell>
              <table:table-cell office:value-type="float" office:value="0.14491253493416">
                <text:p>0.144912534934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3932667007904">
                <text:p>0.13932667007904</text:p>
              </table:table-cell>
              <table:table-cell office:value-type="float" office:value="0.12470185104303">
                <text:p>0.12470185104303</text:p>
              </table:table-cell>
              <table:table-cell office:value-type="float" office:value="0.13443796759545">
                <text:p>0.13443796759545</text:p>
              </table:table-cell>
              <table:table-cell office:value-type="float" office:value="0.14408446330622">
                <text:p>0.144084463306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325466742101">
                <text:p>0.1325466742101</text:p>
              </table:table-cell>
              <table:table-cell office:value-type="float" office:value="0.1219471226526">
                <text:p>0.1219471226526</text:p>
              </table:table-cell>
              <table:table-cell office:value-type="float" office:value="0.1349428558314">
                <text:p>0.1349428558314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3529459306549">
                <text:p>0.13529459306549</text:p>
              </table:table-cell>
              <table:table-cell office:value-type="float" office:value="0.12028420734356">
                <text:p>0.12028420734356</text:p>
              </table:table-cell>
              <table:table-cell office:value-type="float" office:value="0.13517235048432">
                <text:p>0.13517235048432</text:p>
              </table:table-cell>
              <table:table-cell office:value-type="float" office:value="0.14279060138704">
                <text:p>0.142790601387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13649793008064">
                <text:p>0.13649793008064</text:p>
              </table:table-cell>
              <table:table-cell office:value-type="float" office:value="0.11932677125664">
                <text:p>0.11932677125664</text:p>
              </table:table-cell>
              <table:table-cell office:value-type="float" office:value="0.13659521733152">
                <text:p>0.13659521733152</text:p>
              </table:table-cell>
              <table:table-cell office:value-type="float" office:value="0.14574060656256">
                <text:p>0.145740606562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13394757401883">
                <text:p>0.13394757401883</text:p>
              </table:table-cell>
              <table:table-cell office:value-type="float" office:value="0.11668122417435">
                <text:p>0.11668122417435</text:p>
              </table:table-cell>
              <table:table-cell office:value-type="float" office:value="0.14086381787313">
                <text:p>0.14086381787313</text:p>
              </table:table-cell>
              <table:table-cell office:value-type="float" office:value="0.14858710278423">
                <text:p>0.148587102784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1126646730785">
                <text:p>0.1126646730785</text:p>
              </table:table-cell>
              <table:table-cell office:value-type="float" office:value="0.11736150770986">
                <text:p>0.11736150770986</text:p>
              </table:table-cell>
              <table:table-cell office:value-type="float" office:value="0.14513241841474">
                <text:p>0.14513241841474</text:p>
              </table:table-cell>
              <table:table-cell office:value-type="float" office:value="0.14957043784286">
                <text:p>0.1495704378428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1122066866025">
                <text:p>0.1122066866025</text:p>
              </table:table-cell>
              <table:table-cell office:value-type="float" office:value="0.1175798703261">
                <text:p>0.1175798703261</text:p>
              </table:table-cell>
              <table:table-cell office:value-type="float" office:value="0.1381557809702">
                <text:p>0.1381557809702</text:p>
              </table:table-cell>
              <table:table-cell office:value-type="float" office:value="0.15034675499445">
                <text:p>0.150346754994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070071930818">
                <text:p>0.1070071930818</text:p>
              </table:table-cell>
              <table:table-cell office:value-type="float" office:value="0.11307824100504">
                <text:p>0.11307824100504</text:p>
              </table:table-cell>
              <table:table-cell office:value-type="float" office:value="0.13053655849824">
                <text:p>0.13053655849824</text:p>
              </table:table-cell>
              <table:table-cell office:value-type="float" office:value="0.152779215402">
                <text:p>0.1527792154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0898282101707">
                <text:p>0.10898282101707</text:p>
              </table:table-cell>
              <table:table-cell office:value-type="float" office:value="0.10907212685184">
                <text:p>0.10907212685184</text:p>
              </table:table-cell>
              <table:table-cell office:value-type="float" office:value="0.13076605315101">
                <text:p>0.13076605315101</text:p>
              </table:table-cell>
              <table:table-cell office:value-type="float" office:value="0.15319325121626">
                <text:p>0.153193251216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0988083371512">
                <text:p>0.10988083371512</text:p>
              </table:table-cell>
              <table:table-cell office:value-type="float" office:value="0.11170087681008">
                <text:p>0.11170087681008</text:p>
              </table:table-cell>
              <table:table-cell office:value-type="float" office:value="0.12732363335938">
                <text:p>0.12732363335938</text:p>
              </table:table-cell>
              <table:table-cell office:value-type="float" office:value="0.15143359900622">
                <text:p>0.1514335990062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42220965014">
                <text:p>0.11242220965014</text:p>
              </table:table-cell>
              <table:table-cell office:value-type="float" office:value="0.11267511002124">
                <text:p>0.11267511002124</text:p>
              </table:table-cell>
              <table:table-cell office:value-type="float" office:value="0.1270941387066">
                <text:p>0.1270941387066</text:p>
              </table:table-cell>
              <table:table-cell office:value-type="float" office:value="0.15541869371691">
                <text:p>0.155418693716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38680100936">
                <text:p>0.1138680100936</text:p>
              </table:table-cell>
              <table:table-cell office:value-type="float" office:value="0.1155642154064">
                <text:p>0.1155642154064</text:p>
              </table:table-cell>
              <table:table-cell office:value-type="float" office:value="0.1285170055536">
                <text:p>0.1285170055536</text:p>
              </table:table-cell>
              <table:table-cell office:value-type="float" office:value="0.1573336093572">
                <text:p>0.15733360935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450559910927">
                <text:p>0.11450559910927</text:p>
              </table:table-cell>
              <table:table-cell office:value-type="float" office:value="0.11638727449856">
                <text:p>0.11638727449856</text:p>
              </table:table-cell>
              <table:table-cell office:value-type="float" office:value="0.13172993069244">
                <text:p>0.13172993069244</text:p>
              </table:table-cell>
              <table:table-cell office:value-type="float" office:value="0.15914501604397">
                <text:p>0.1591450160439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692125326658">
                <text:p>0.11692125326658</text:p>
              </table:table-cell>
              <table:table-cell office:value-type="float" office:value="0.117815030067">
                <text:p>0.117815030067</text:p>
              </table:table-cell>
              <table:table-cell office:value-type="float" office:value="0.12915959058156">
                <text:p>0.12915959058156</text:p>
              </table:table-cell>
              <table:table-cell office:value-type="float" office:value="0.16302660180114">
                <text:p>0.1630266018011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0541771060661">
                <text:p>0.10541771060661</text:p>
              </table:table-cell>
              <table:table-cell office:value-type="float" office:value="0.12025901165719">
                <text:p>0.12025901165719</text:p>
              </table:table-cell>
              <table:table-cell office:value-type="float" office:value="0.13223481892874">
                <text:p>0.13223481892874</text:p>
              </table:table-cell>
              <table:table-cell office:value-type="float" office:value="0.16468274505763">
                <text:p>0.164682745057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062887829234">
                <text:p>0.1062887829234</text:p>
              </table:table-cell>
              <table:table-cell office:value-type="float" office:value="0.120099438976">
                <text:p>0.120099438976</text:p>
              </table:table-cell>
              <table:table-cell office:value-type="float" office:value="0.13531004727592">
                <text:p>0.13531004727592</text:p>
              </table:table-cell>
              <table:table-cell office:value-type="float" office:value="0.16623537936016">
                <text:p>0.166235379360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0708801422435">
                <text:p>0.10708801422435</text:p>
              </table:table-cell>
              <table:table-cell office:value-type="float" office:value="0.1080894950784">
                <text:p>0.1080894950784</text:p>
              </table:table-cell>
              <table:table-cell office:value-type="float" office:value="0.1363198237479">
                <text:p>0.1363198237479</text:p>
              </table:table-cell>
              <table:table-cell office:value-type="float" office:value="0.1700134561638">
                <text:p>0.170013456163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090546620327">
                <text:p>0.1090546620327</text:p>
              </table:table-cell>
              <table:table-cell office:value-type="float" office:value="0.10662814526156">
                <text:p>0.10662814526156</text:p>
              </table:table-cell>
              <table:table-cell office:value-type="float" office:value="0.13512645155346">
                <text:p>0.13512645155346</text:p>
              </table:table-cell>
              <table:table-cell office:value-type="float" office:value="0.16664941517456">
                <text:p>0.1666494151745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100334958756">
                <text:p>0.11100334958756</text:p>
              </table:table-cell>
              <table:table-cell office:value-type="float" office:value="0.10894614841942">
                <text:p>0.10894614841942</text:p>
              </table:table-cell>
              <table:table-cell office:value-type="float" office:value="0.13806398310897">
                <text:p>0.13806398310897</text:p>
              </table:table-cell>
              <table:table-cell office:value-type="float" office:value="0.16783976813973">
                <text:p>0.167839768139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1336512298304">
                <text:p>0.11336512298304</text:p>
              </table:table-cell>
              <table:table-cell office:value-type="float" office:value="0.10763597272128">
                <text:p>0.10763597272128</text:p>
              </table:table-cell>
              <table:table-cell office:value-type="float" office:value="0.14100151466448">
                <text:p>0.14100151466448</text:p>
              </table:table-cell>
              <table:table-cell office:value-type="float" office:value="0.16644239726736">
                <text:p>0.1664423972673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572689637852">
                <text:p>0.11572689637852</text:p>
              </table:table-cell>
              <table:table-cell office:value-type="float" office:value="0.10864380018163">
                <text:p>0.10864380018163</text:p>
              </table:table-cell>
              <table:table-cell office:value-type="float" office:value="0.14393904621999">
                <text:p>0.14393904621999</text:p>
              </table:table-cell>
              <table:table-cell office:value-type="float" office:value="0.16483800848795">
                <text:p>0.164838008487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539463168">
                <text:p>0.11539463168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44581631248">
                <text:p>0.144581631248</text:p>
              </table:table-cell>
              <table:table-cell office:value-type="float" office:value="0.163026601801">
                <text:p>0.16302660180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20668660235">
                <text:p>0.11220668660235</text:p>
              </table:table-cell>
              <table:table-cell office:value-type="float" office:value="0.11093660765253">
                <text:p>0.11093660765253</text:p>
              </table:table-cell>
              <table:table-cell office:value-type="float" office:value="0.14747326387296">
                <text:p>0.14747326387296</text:p>
              </table:table-cell>
              <table:table-cell office:value-type="float" office:value="0.16628713383702">
                <text:p>0.166287133837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1253895130088">
                <text:p>0.11253895130088</text:p>
              </table:table-cell>
              <table:table-cell office:value-type="float" office:value="0.10699768199692">
                <text:p>0.10699768199692</text:p>
              </table:table-cell>
              <table:table-cell office:value-type="float" office:value="0.15036489649792">
                <text:p>0.15036489649792</text:p>
              </table:table-cell>
              <table:table-cell office:value-type="float" office:value="0.16416520029">
                <text:p>0.1641652002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422721517288">
                <text:p>0.11422721517288</text:p>
              </table:table-cell>
              <table:table-cell office:value-type="float" office:value="0.10861020593262">
                <text:p>0.10861020593262</text:p>
              </table:table-cell>
              <table:table-cell office:value-type="float" office:value="0.1508238858032">
                <text:p>0.1508238858032</text:p>
              </table:table-cell>
              <table:table-cell office:value-type="float" office:value="0.1673222233725">
                <text:p>0.16732222337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15412591934">
                <text:p>0.115412591934</text:p>
              </table:table-cell>
              <table:table-cell office:value-type="float" office:value="0.1024960526757">
                <text:p>0.1024960526757</text:p>
              </table:table-cell>
              <table:table-cell office:value-type="float" office:value="0.1536696194976">
                <text:p>0.1536696194976</text:p>
              </table:table-cell>
              <table:table-cell office:value-type="float" office:value="0.16209502121934">
                <text:p>0.1620950212193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17549862155">
                <text:p>0.117549862155</text:p>
              </table:table-cell>
              <table:table-cell office:value-type="float" office:value="0.10439412772525">
                <text:p>0.10439412772525</text:p>
              </table:table-cell>
              <table:table-cell office:value-type="float" office:value="0.1489420296507">
                <text:p>0.1489420296507</text:p>
              </table:table-cell>
              <table:table-cell office:value-type="float" office:value="0.16509678087155">
                <text:p>0.165096780871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1767558393248">
                <text:p>0.11767558393248</text:p>
              </table:table-cell>
              <table:table-cell office:value-type="float" office:value="0.10535156381232">
                <text:p>0.10535156381232</text:p>
              </table:table-cell>
              <table:table-cell office:value-type="float" office:value="0.15165006655344">
                <text:p>0.15165006655344</text:p>
              </table:table-cell>
              <table:table-cell office:value-type="float" office:value="0.16809854052376">
                <text:p>0.1680985405237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1926506640827">
                <text:p>0.11926506640827</text:p>
              </table:table-cell>
              <table:table-cell office:value-type="float" office:value="0.10292437934604">
                <text:p>0.10292437934604</text:p>
              </table:table-cell>
              <table:table-cell office:value-type="float" office:value="0.15174186441483">
                <text:p>0.15174186441483</text:p>
              </table:table-cell>
              <table:table-cell office:value-type="float" office:value="0.16520028982533">
                <text:p>0.165200289825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1979489389986">
                <text:p>0.11979489389986</text:p>
              </table:table-cell>
              <table:table-cell office:value-type="float" office:value="0.10326872039534">
                <text:p>0.10326872039534</text:p>
              </table:table-cell>
              <table:table-cell office:value-type="float" office:value="0.14641758847016">
                <text:p>0.14641758847016</text:p>
              </table:table-cell>
              <table:table-cell office:value-type="float" office:value="0.15609150191512">
                <text:p>0.156091501915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186032310503">
                <text:p>0.12186032310503</text:p>
              </table:table-cell>
              <table:table-cell office:value-type="float" office:value="0.10405818523851">
                <text:p>0.10405818523851</text:p>
              </table:table-cell>
              <table:table-cell office:value-type="float" office:value="0.14894202965068">
                <text:p>0.14894202965068</text:p>
              </table:table-cell>
              <table:table-cell office:value-type="float" office:value="0.15267570644849">
                <text:p>0.152675706448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21770521835">
                <text:p>0.121770521835</text:p>
              </table:table-cell>
              <table:table-cell office:value-type="float" office:value="0.1058218832934">
                <text:p>0.1058218832934</text:p>
              </table:table-cell>
              <table:table-cell office:value-type="float" office:value="0.1514664708312">
                <text:p>0.1514664708312</text:p>
              </table:table-cell>
              <table:table-cell office:value-type="float" office:value="0.1552634302866">
                <text:p>0.155263430286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2325224278647">
                <text:p>0.12325224278647</text:p>
              </table:table-cell>
              <table:table-cell office:value-type="float" office:value="0.1045117075959">
                <text:p>0.1045117075959</text:p>
              </table:table-cell>
              <table:table-cell office:value-type="float" office:value="0.15119107724817">
                <text:p>0.15119107724817</text:p>
              </table:table-cell>
              <table:table-cell office:value-type="float" office:value="0.15785115412471">
                <text:p>0.157851154124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2304569986632">
                <text:p>0.12304569986632</text:p>
              </table:table-cell>
              <table:table-cell office:value-type="float" office:value="0.10362146000634">
                <text:p>0.10362146000634</text:p>
              </table:table-cell>
              <table:table-cell office:value-type="float" office:value="0.15082388580342">
                <text:p>0.15082388580342</text:p>
              </table:table-cell>
              <table:table-cell office:value-type="float" office:value="0.16043887796282">
                <text:p>0.1604388779628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2333306392946">
                <text:p>0.12333306392946</text:p>
              </table:table-cell>
              <table:table-cell office:value-type="float" office:value="0.1047636644607">
                <text:p>0.1047636644607</text:p>
              </table:table-cell>
              <table:table-cell office:value-type="float" office:value="0.15036489649818">
                <text:p>0.15036489649818</text:p>
              </table:table-cell>
              <table:table-cell office:value-type="float" office:value="0.15976606976505">
                <text:p>0.159766069765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2241709097792">
                <text:p>0.12241709097792</text:p>
              </table:table-cell>
              <table:table-cell office:value-type="float" office:value="0.10427654785472">
                <text:p>0.10427654785472</text:p>
              </table:table-cell>
              <table:table-cell office:value-type="float" office:value="0.146876577776">
                <text:p>0.146876577776</text:p>
              </table:table-cell>
              <table:table-cell office:value-type="float" office:value="0.1623020391264">
                <text:p>0.16230203912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2082760850225">
                <text:p>0.12082760850225</text:p>
              </table:table-cell>
              <table:table-cell office:value-type="float" office:value="0.1042681492931">
                <text:p>0.1042681492931</text:p>
              </table:table-cell>
              <table:table-cell office:value-type="float" office:value="0.14917152430375">
                <text:p>0.14917152430375</text:p>
              </table:table-cell>
              <table:table-cell office:value-type="float" office:value="0.16483800848775">
                <text:p>0.164838008487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185376761228">
                <text:p>0.1185376761228</text:p>
              </table:table-cell>
              <table:table-cell office:value-type="float" office:value="0.10310074915206">
                <text:p>0.10310074915206</text:p>
              </table:table-cell>
              <table:table-cell office:value-type="float" office:value="0.1514664708315">
                <text:p>0.1514664708315</text:p>
              </table:table-cell>
              <table:table-cell office:value-type="float" office:value="0.1673739778491">
                <text:p>0.16737397784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1852869599562">
                <text:p>0.11852869599562</text:p>
              </table:table-cell>
              <table:table-cell office:value-type="float" office:value="0.10353747438419">
                <text:p>0.10353747438419</text:p>
              </table:table-cell>
              <table:table-cell office:value-type="float" office:value="0.15068618901173">
                <text:p>0.15068618901173</text:p>
              </table:table-cell>
              <table:table-cell office:value-type="float" office:value="0.16644239726753">
                <text:p>0.166442397267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1358064603012">
                <text:p>0.11358064603012</text:p>
              </table:table-cell>
              <table:table-cell office:value-type="float" office:value="0.10508280982276">
                <text:p>0.10508280982276</text:p>
              </table:table-cell>
              <table:table-cell office:value-type="float" office:value="0.15293523660892">
                <text:p>0.15293523660892</text:p>
              </table:table-cell>
              <table:table-cell office:value-type="float" office:value="0.16892661215212">
                <text:p>0.168926612152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1525094964821">
                <text:p>0.11525094964821</text:p>
              </table:table-cell>
              <table:table-cell office:value-type="float" office:value="0.10604864447229">
                <text:p>0.10604864447229</text:p>
              </table:table-cell>
              <table:table-cell office:value-type="float" office:value="0.14568320558157">
                <text:p>0.14568320558157</text:p>
              </table:table-cell>
              <table:table-cell office:value-type="float" office:value="0.15712659145026">
                <text:p>0.15712659145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156640354898">
                <text:p>0.1156640354898</text:p>
              </table:table-cell>
              <table:table-cell office:value-type="float" office:value="0.1069976819968">
                <text:p>0.1069976819968</text:p>
              </table:table-cell>
              <table:table-cell office:value-type="float" office:value="0.1477945563871">
                <text:p>0.1477945563871</text:p>
              </table:table-cell>
              <table:table-cell office:value-type="float" office:value="0.1594037884278">
                <text:p>0.159403788427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1476602279162">
                <text:p>0.11476602279162</text:p>
              </table:table-cell>
              <table:table-cell office:value-type="float" office:value="0.10673732656954">
                <text:p>0.10673732656954</text:p>
              </table:table-cell>
              <table:table-cell office:value-type="float" office:value="0.14664708312287">
                <text:p>0.14664708312287</text:p>
              </table:table-cell>
              <table:table-cell office:value-type="float" office:value="0.15800641755538">
                <text:p>0.1580064175553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1573587650528">
                <text:p>0.11573587650528</text:p>
              </table:table-cell>
              <table:table-cell office:value-type="float" office:value="0.10642657976928">
                <text:p>0.10642657976928</text:p>
              </table:table-cell>
              <table:table-cell office:value-type="float" office:value="0.14871253499784">
                <text:p>0.14871253499784</text:p>
              </table:table-cell>
              <table:table-cell office:value-type="float" office:value="0.16023186005616">
                <text:p>0.1602318600561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1472112215636">
                <text:p>0.11472112215636</text:p>
              </table:table-cell>
              <table:table-cell office:value-type="float" office:value="0.10667853663443">
                <text:p>0.10667853663443</text:p>
              </table:table-cell>
              <table:table-cell office:value-type="float" office:value="0.14742736494266">
                <text:p>0.14742736494266</text:p>
              </table:table-cell>
              <table:table-cell office:value-type="float" office:value="0.16245730255694">
                <text:p>0.1624573025569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156281149819">
                <text:p>0.1156281149819</text:p>
              </table:table-cell>
              <table:table-cell office:value-type="float" office:value="0.1075183928515">
                <text:p>0.1075183928515</text:p>
              </table:table-cell>
              <table:table-cell office:value-type="float" office:value="0.14944691788708">
                <text:p>0.14944691788708</text:p>
              </table:table-cell>
              <table:table-cell office:value-type="float" office:value="0.16085291377674">
                <text:p>0.1608529137767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1382310945875">
                <text:p>0.11382310945875</text:p>
              </table:table-cell>
              <table:table-cell office:value-type="float" office:value="0.10771155978075">
                <text:p>0.10771155978075</text:p>
              </table:table-cell>
              <table:table-cell office:value-type="float" office:value="0.1480240510395">
                <text:p>0.1480240510395</text:p>
              </table:table-cell>
              <table:table-cell office:value-type="float" office:value="0.16302660180075">
                <text:p>0.1630266018007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1465826126772">
                <text:p>0.11465826126772</text:p>
              </table:table-cell>
              <table:table-cell office:value-type="float" office:value="0.108509423187">
                <text:p>0.108509423187</text:p>
              </table:table-cell>
              <table:table-cell office:value-type="float" office:value="0.14999770505336">
                <text:p>0.14999770505336</text:p>
              </table:table-cell>
              <table:table-cell office:value-type="float" office:value="0.161266949591">
                <text:p>0.16126694959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085607550489">
                <text:p>0.1085607550489</text:p>
              </table:table-cell>
              <table:table-cell office:value-type="float" office:value="0.10993717875525">
                <text:p>0.10993717875525</text:p>
              </table:table-cell>
              <table:table-cell office:value-type="float" office:value="0.15197135906722">
                <text:p>0.15197135906722</text:p>
              </table:table-cell>
              <table:table-cell office:value-type="float" office:value="0.16338888313825">
                <text:p>0.1633888831382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0856973517572">
                <text:p>0.10856973517572</text:p>
              </table:table-cell>
              <table:table-cell office:value-type="float" office:value="0.1093996707765">
                <text:p>0.1093996707765</text:p>
              </table:table-cell>
              <table:table-cell office:value-type="float" office:value="0.15394501308108">
                <text:p>0.15394501308108</text:p>
              </table:table-cell>
              <table:table-cell office:value-type="float" office:value="0.1655108166855">
                <text:p>0.165510816685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0925222482683">
                <text:p>0.10925222482683</text:p>
              </table:table-cell>
              <table:table-cell office:value-type="float" office:value="0.11080223065825">
                <text:p>0.11080223065825</text:p>
              </table:table-cell>
              <table:table-cell office:value-type="float" office:value="0.15591866709494">
                <text:p>0.15591866709494</text:p>
              </table:table-cell>
              <table:table-cell office:value-type="float" office:value="0.16763275023275">
                <text:p>0.167632750232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99167542232">
                <text:p>0.1099167542232</text:p>
              </table:table-cell>
              <table:table-cell office:value-type="float" office:value="0.1068297107536">
                <text:p>0.1068297107536</text:p>
              </table:table-cell>
              <table:table-cell office:value-type="float" office:value="0.1578923211088">
                <text:p>0.1578923211088</text:p>
              </table:table-cell>
              <table:table-cell office:value-type="float" office:value="0.1614739674984">
                <text:p>0.16147396749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0910854279485">
                <text:p>0.10910854279485</text:p>
              </table:table-cell>
              <table:table-cell office:value-type="float" office:value="0.10680451506729">
                <text:p>0.10680451506729</text:p>
              </table:table-cell>
              <table:table-cell office:value-type="float" office:value="0.15986597512266">
                <text:p>0.15986597512266</text:p>
              </table:table-cell>
              <table:table-cell office:value-type="float" office:value="0.16349239209213">
                <text:p>0.163492392092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0751008019226">
                <text:p>0.10751008019226</text:p>
              </table:table-cell>
              <table:table-cell office:value-type="float" office:value="0.1067457251315">
                <text:p>0.1067457251315</text:p>
              </table:table-cell>
              <table:table-cell office:value-type="float" office:value="0.15807591683142">
                <text:p>0.15807591683142</text:p>
              </table:table-cell>
              <table:table-cell office:value-type="float" office:value="0.16551081668586">
                <text:p>0.165510816685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0583977657466">
                <text:p>0.10583977657466</text:p>
              </table:table-cell>
              <table:table-cell office:value-type="float" office:value="0.10665334094786">
                <text:p>0.10665334094786</text:p>
              </table:table-cell>
              <table:table-cell office:value-type="float" office:value="0.15619406067825">
                <text:p>0.15619406067825</text:p>
              </table:table-cell>
              <table:table-cell office:value-type="float" office:value="0.16323361970851">
                <text:p>0.1632336197085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0485196260672">
                <text:p>0.10485196260672</text:p>
              </table:table-cell>
              <table:table-cell office:value-type="float" office:value="0.10511640407184">
                <text:p>0.10511640407184</text:p>
              </table:table-cell>
              <table:table-cell office:value-type="float" office:value="0.158075916831">
                <text:p>0.158075916831</text:p>
              </table:table-cell>
              <table:table-cell office:value-type="float" office:value="0.1608529137768">
                <text:p>0.160852913776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053368894635">
                <text:p>0.1053368894635</text:p>
              </table:table-cell>
              <table:table-cell office:value-type="float" office:value="0.1063677898346">
                <text:p>0.1063677898346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2767829417">
                <text:p>0.16276782941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0425927422576">
                <text:p>0.10425927422576</text:p>
              </table:table-cell>
              <table:table-cell office:value-type="float" office:value="0.10761917559736">
                <text:p>0.10761917559736</text:p>
              </table:table-cell>
              <table:table-cell office:value-type="float" office:value="0.1578923211092">
                <text:p>0.1578923211092</text:p>
              </table:table-cell>
              <table:table-cell office:value-type="float" office:value="0.1646827450572">
                <text:p>0.16468274505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0469032032153">
                <text:p>0.10469032032153</text:p>
              </table:table-cell>
              <table:table-cell office:value-type="float" office:value="0.10667853663462">
                <text:p>0.10667853663462</text:p>
              </table:table-cell>
              <table:table-cell office:value-type="float" office:value="0.15573507137268">
                <text:p>0.15573507137268</text:p>
              </table:table-cell>
              <table:table-cell office:value-type="float" office:value="0.16209502121928">
                <text:p>0.1620950212192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0510340616248">
                <text:p>0.10510340616248</text:p>
              </table:table-cell>
              <table:table-cell office:value-type="float" office:value="0.10790472671088">
                <text:p>0.10790472671088</text:p>
              </table:table-cell>
              <table:table-cell office:value-type="float" office:value="0.15348602377592">
                <text:p>0.15348602377592</text:p>
              </table:table-cell>
              <table:table-cell office:value-type="float" office:value="0.16395818238272">
                <text:p>0.1639581823827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549853174947">
                <text:p>0.10549853174947</text:p>
              </table:table-cell>
              <table:table-cell office:value-type="float" office:value="0.10838344475401">
                <text:p>0.10838344475401</text:p>
              </table:table-cell>
              <table:table-cell office:value-type="float" office:value="0.15114517831717">
                <text:p>0.15114517831717</text:p>
              </table:table-cell>
              <table:table-cell office:value-type="float" office:value="0.16121519511452">
                <text:p>0.161215195114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066839085107">
                <text:p>0.1066839085107</text:p>
              </table:table-cell>
              <table:table-cell office:value-type="float" office:value="0.1088453656737">
                <text:p>0.1088453656737</text:p>
              </table:table-cell>
              <table:table-cell office:value-type="float" office:value="0.1528434387477">
                <text:p>0.1528434387477</text:p>
              </table:table-cell>
              <table:table-cell office:value-type="float" office:value="0.1630266018012">
                <text:p>0.163026601801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0705209371675">
                <text:p>0.10705209371675</text:p>
              </table:table-cell>
              <table:table-cell office:value-type="float" office:value="0.10852622031069">
                <text:p>0.10852622031069</text:p>
              </table:table-cell>
              <table:table-cell office:value-type="float" office:value="0.15454169917823">
                <text:p>0.15454169917823</text:p>
              </table:table-cell>
              <table:table-cell office:value-type="float" office:value="0.16483800848788">
                <text:p>0.1648380084878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108228490351">
                <text:p>0.108228490351</text:p>
              </table:table-cell>
              <table:table-cell office:value-type="float" office:value="0.10585547754192">
                <text:p>0.10585547754192</text:p>
              </table:table-cell>
              <table:table-cell office:value-type="float" office:value="0.15201725799816">
                <text:p>0.15201725799816</text:p>
              </table:table-cell>
              <table:table-cell office:value-type="float" office:value="0.16188800331264">
                <text:p>0.161888003312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10856973517611">
                <text:p>0.10856973517611</text:p>
              </table:table-cell>
              <table:table-cell office:value-type="float" office:value="0.1062250142778">
                <text:p>0.1062250142778</text:p>
              </table:table-cell>
              <table:table-cell office:value-type="float" office:value="0.15366961949814">
                <text:p>0.15366961949814</text:p>
              </table:table-cell>
              <table:table-cell office:value-type="float" office:value="0.16364765552256">
                <text:p>0.1636476555225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0804888781114">
                <text:p>0.10804888781114</text:p>
              </table:table-cell>
              <table:table-cell office:value-type="float" office:value="0.10578828904538">
                <text:p>0.10578828904538</text:p>
              </table:table-cell>
              <table:table-cell office:value-type="float" office:value="0.15100748152548">
                <text:p>0.15100748152548</text:p>
              </table:table-cell>
              <table:table-cell office:value-type="float" office:value="0.1605423869161">
                <text:p>0.160542386916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10749211993825">
                <text:p>0.10749211993825</text:p>
              </table:table-cell>
              <table:table-cell office:value-type="float" office:value="0.10531796956335">
                <text:p>0.10531796956335</text:p>
              </table:table-cell>
              <table:table-cell office:value-type="float" office:value="0.1526139440949">
                <text:p>0.1526139440949</text:p>
              </table:table-cell>
              <table:table-cell office:value-type="float" office:value="0.16225028464925">
                <text:p>0.1622502846492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1086236159376">
                <text:p>0.1086236159376</text:p>
              </table:table-cell>
              <table:table-cell office:value-type="float" office:value="0.10562031780192">
                <text:p>0.10562031780192</text:p>
              </table:table-cell>
              <table:table-cell office:value-type="float" office:value="0.14981410933152">
                <text:p>0.14981410933152</text:p>
              </table:table-cell>
              <table:table-cell office:value-type="float" office:value="0.15898975261344">
                <text:p>0.1589897526134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10888403961989">
                <text:p>0.10888403961989</text:p>
              </table:table-cell>
              <table:table-cell office:value-type="float" office:value="0.10427654785519">
                <text:p>0.10427654785519</text:p>
              </table:table-cell>
              <table:table-cell office:value-type="float" office:value="0.15137467297039">
                <text:p>0.15137467297039</text:p>
              </table:table-cell>
              <table:table-cell office:value-type="float" office:value="0.15562571162411">
                <text:p>0.1556257116241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10736639816112">
                <text:p>0.10736639816112</text:p>
              </table:table-cell>
              <table:table-cell office:value-type="float" office:value="0.10535156381246">
                <text:p>0.10535156381246</text:p>
              </table:table-cell>
              <table:table-cell office:value-type="float" office:value="0.15293523660926">
                <text:p>0.15293523660926</text:p>
              </table:table-cell>
              <table:table-cell office:value-type="float" office:value="0.15723010040374">
                <text:p>0.1572301004037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757294108154">
                <text:p>0.10757294108154</text:p>
              </table:table-cell>
              <table:table-cell office:value-type="float" office:value="0.10642657976973">
                <text:p>0.10642657976973</text:p>
              </table:table-cell>
              <table:table-cell office:value-type="float" office:value="0.14995180612269">
                <text:p>0.14995180612269</text:p>
              </table:table-cell>
              <table:table-cell office:value-type="float" office:value="0.15371079598413">
                <text:p>0.153710795984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666173951">
                <text:p>0.10666173951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1079321461605">
                <text:p>0.1079321461605</text:p>
              </table:table-cell>
              <table:table-cell office:value-type="float" office:value="0.10688010212694">
                <text:p>0.10688010212694</text:p>
              </table:table-cell>
              <table:table-cell office:value-type="float" office:value="0.15298113553931">
                <text:p>0.15298113553931</text:p>
              </table:table-cell>
              <table:table-cell office:value-type="float" office:value="0.1515888624361">
                <text:p>0.15158886243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10808480831904">
                <text:p>0.10808480831904</text:p>
              </table:table-cell>
              <table:table-cell office:value-type="float" office:value="0.1062250142772">
                <text:p>0.1062250142772</text:p>
              </table:table-cell>
              <table:table-cell office:value-type="float" office:value="0.15449580024762">
                <text:p>0.15449580024762</text:p>
              </table:table-cell>
              <table:table-cell office:value-type="float" office:value="0.1530897422622">
                <text:p>0.153089742262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10729455714468">
                <text:p>0.10729455714468</text:p>
              </table:table-cell>
              <table:table-cell office:value-type="float" office:value="0.1072664359858">
                <text:p>0.1072664359858</text:p>
              </table:table-cell>
              <table:table-cell office:value-type="float" office:value="0.15128287510928">
                <text:p>0.15128287510928</text:p>
              </table:table-cell>
              <table:table-cell office:value-type="float" office:value="0.1545906220883">
                <text:p>0.154590622088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10646838546344">
                <text:p>0.10646838546344</text:p>
              </table:table-cell>
              <table:table-cell office:value-type="float" office:value="0.10656095676408">
                <text:p>0.10656095676408</text:p>
              </table:table-cell>
              <table:table-cell office:value-type="float" office:value="0.1479781521088">
                <text:p>0.1479781521088</text:p>
              </table:table-cell>
              <table:table-cell office:value-type="float" office:value="0.15070903633136">
                <text:p>0.150709036331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10560629327325">
                <text:p>0.10560629327325</text:p>
              </table:table-cell>
              <table:table-cell office:value-type="float" office:value="0.10758558134835">
                <text:p>0.10758558134835</text:p>
              </table:table-cell>
              <table:table-cell office:value-type="float" office:value="0.149401018956">
                <text:p>0.149401018956</text:p>
              </table:table-cell>
              <table:table-cell office:value-type="float" office:value="0.1521581616807">
                <text:p>0.152158161680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1066120674949">
                <text:p>0.1066120674949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508238858032">
                <text:p>0.1508238858032</text:p>
              </table:table-cell>
              <table:table-cell office:value-type="float" office:value="0.14812131249348">
                <text:p>0.1481213124934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10761784171655">
                <text:p>0.10761784171655</text:p>
              </table:table-cell>
              <table:table-cell office:value-type="float" office:value="0.10783753821358">
                <text:p>0.10783753821358</text:p>
              </table:table-cell>
              <table:table-cell office:value-type="float" office:value="0.14733556708155">
                <text:p>0.14733556708155</text:p>
              </table:table-cell>
              <table:table-cell office:value-type="float" office:value="0.14951868336606">
                <text:p>0.1495186833660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1086236159382">
                <text:p>0.1086236159382</text:p>
              </table:table-cell>
              <table:table-cell office:value-type="float" office:value="0.10884536567352">
                <text:p>0.10884536567352</text:p>
              </table:table-cell>
              <table:table-cell office:value-type="float" office:value="0.1487125349982">
                <text:p>0.1487125349982</text:p>
              </table:table-cell>
              <table:table-cell office:value-type="float" office:value="0.15091605423864">
                <text:p>0.1509160542386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08650556318812">
                <text:p>0.108650556318812</text:p>
              </table:table-cell>
              <table:table-cell office:value-type="float" office:value="0.108937749857257">
                <text:p>0.108937749857257</text:p>
              </table:table-cell>
              <table:table-cell office:value-type="float" office:value="0.14508651948381">
                <text:p>0.14508651948381</text:p>
              </table:table-cell>
              <table:table-cell office:value-type="float" office:value="0.15231342511122">
                <text:p>0.152313425111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0964735041348">
                <text:p>0.10964735041348</text:p>
              </table:table-cell>
              <table:table-cell office:value-type="float" office:value="0.10993717875503">
                <text:p>0.10993717875503</text:p>
              </table:table-cell>
              <table:table-cell office:value-type="float" office:value="0.1464175884699">
                <text:p>0.1464175884699</text:p>
              </table:table-cell>
              <table:table-cell office:value-type="float" office:value="0.1480178035402">
                <text:p>0.14801780354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10964735041359">
                <text:p>0.10964735041359</text:p>
              </table:table-cell>
              <table:table-cell office:value-type="float" office:value="0.110936607652803">
                <text:p>0.110936607652803</text:p>
              </table:table-cell>
              <table:table-cell office:value-type="float" office:value="0.14774865745599">
                <text:p>0.14774865745599</text:p>
              </table:table-cell>
              <table:table-cell office:value-type="float" office:value="0.14936341993602">
                <text:p>0.149363419936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11063516438128">
                <text:p>0.11063516438128</text:p>
              </table:table-cell>
              <table:table-cell office:value-type="float" office:value="0.108173480700096">
                <text:p>0.108173480700096</text:p>
              </table:table-cell>
              <table:table-cell office:value-type="float" office:value="0.14907972644208">
                <text:p>0.14907972644208</text:p>
              </table:table-cell>
              <table:table-cell office:value-type="float" office:value="0.15070903633184">
                <text:p>0.150709036331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11162297834897">
                <text:p>0.11162297834897</text:p>
              </table:table-cell>
              <table:table-cell office:value-type="float" office:value="0.109139315349204">
                <text:p>0.109139315349204</text:p>
              </table:table-cell>
              <table:table-cell office:value-type="float" office:value="0.14522421627602">
                <text:p>0.14522421627602</text:p>
              </table:table-cell>
              <table:table-cell office:value-type="float" office:value="0.14620639685378">
                <text:p>0.1462063968537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109539588889842">
                <text:p>0.109539588889842</text:p>
              </table:table-cell>
              <table:table-cell office:value-type="float" office:value="0.108190277824464">
                <text:p>0.108190277824464</text:p>
              </table:table-cell>
              <table:table-cell office:value-type="float" office:value="0.14650938633156">
                <text:p>0.14650938633156</text:p>
              </table:table-cell>
              <table:table-cell office:value-type="float" office:value="0.14750025877284">
                <text:p>0.147500258772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10946774787401">
                <text:p>0.10946774787401</text:p>
              </table:table-cell>
              <table:table-cell office:value-type="float" office:value="0.10817348070015">
                <text:p>0.10817348070015</text:p>
              </table:table-cell>
              <table:table-cell office:value-type="float" office:value="0.1477945563871">
                <text:p>0.1477945563871</text:p>
              </table:table-cell>
              <table:table-cell office:value-type="float" office:value="0.13689059103595">
                <text:p>0.1368905910359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10937794660422">
                <text:p>0.10937794660422</text:p>
              </table:table-cell>
              <table:table-cell office:value-type="float" office:value="0.108139886451388">
                <text:p>0.108139886451388</text:p>
              </table:table-cell>
              <table:table-cell office:value-type="float" office:value="0.14375545049768">
                <text:p>0.14375545049768</text:p>
              </table:table-cell>
              <table:table-cell office:value-type="float" office:value="0.13207742469732">
                <text:p>0.1320774246973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110320859937015">
                <text:p>0.110320859937015</text:p>
              </table:table-cell>
              <table:table-cell office:value-type="float" office:value="0.108089495078409">
                <text:p>0.108089495078409</text:p>
              </table:table-cell>
              <table:table-cell office:value-type="float" office:value="0.14499472162266">
                <text:p>0.14499472162266</text:p>
              </table:table-cell>
              <table:table-cell office:value-type="float" office:value="0.13321602318609">
                <text:p>0.1332160231860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110204118286288">
                <text:p>0.110204118286288</text:p>
              </table:table-cell>
              <table:table-cell office:value-type="float" office:value="0.109013336916686">
                <text:p>0.109013336916686</text:p>
              </table:table-cell>
              <table:table-cell office:value-type="float" office:value="0.14623399274764">
                <text:p>0.14623399274764</text:p>
              </table:table-cell>
              <table:table-cell office:value-type="float" office:value="0.13435462167486">
                <text:p>0.1343546216748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11138051492104">
                <text:p>0.111138051492104</text:p>
              </table:table-cell>
              <table:table-cell office:value-type="float" office:value="0.108937749857209">
                <text:p>0.108937749857209</text:p>
              </table:table-cell>
              <table:table-cell office:value-type="float" office:value="0.14201129113717">
                <text:p>0.14201129113717</text:p>
              </table:table-cell>
              <table:table-cell office:value-type="float" office:value="0.13549322016363">
                <text:p>0.135493220163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0991675422296">
                <text:p>0.10991675422296</text:p>
              </table:table-cell>
              <table:table-cell office:value-type="float" office:value="0.1088453656734">
                <text:p>0.1088453656734</text:p>
              </table:table-cell>
              <table:table-cell office:value-type="float" office:value="0.1432046633316">
                <text:p>0.1432046633316</text:p>
              </table:table-cell>
              <table:table-cell office:value-type="float" office:value="0.1304212814412">
                <text:p>0.13042128144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110832727174818">
                <text:p>0.110832727174818</text:p>
              </table:table-cell>
              <table:table-cell office:value-type="float" office:value="0.108736184365259">
                <text:p>0.108736184365259</text:p>
              </table:table-cell>
              <table:table-cell office:value-type="float" office:value="0.14439803552603">
                <text:p>0.14439803552603</text:p>
              </table:table-cell>
              <table:table-cell office:value-type="float" office:value="0.13150812545321">
                <text:p>0.1315081254532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110653124635238">
                <text:p>0.110653124635238</text:p>
              </table:table-cell>
              <table:table-cell office:value-type="float" office:value="0.109634830517038">
                <text:p>0.109634830517038</text:p>
              </table:table-cell>
              <table:table-cell office:value-type="float" office:value="0.14559140772046">
                <text:p>0.14559140772046</text:p>
              </table:table-cell>
              <table:table-cell office:value-type="float" office:value="0.13259496946522">
                <text:p>0.1325949694652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1104555618417">
                <text:p>0.1104555618417</text:p>
              </table:table-cell>
              <table:table-cell office:value-type="float" office:value="0.109500453522399">
                <text:p>0.109500453522399</text:p>
              </table:table-cell>
              <table:table-cell office:value-type="float" office:value="0.14678477991489">
                <text:p>0.14678477991489</text:p>
              </table:table-cell>
              <table:table-cell office:value-type="float" office:value="0.13368181347723">
                <text:p>0.1336818134772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1113535745396">
                <text:p>0.1113535745396</text:p>
              </table:table-cell>
              <table:table-cell office:value-type="float" office:value="0.110390701112012">
                <text:p>0.110390701112012</text:p>
              </table:table-cell>
              <table:table-cell office:value-type="float" office:value="0.14797815210932">
                <text:p>0.14797815210932</text:p>
              </table:table-cell>
              <table:table-cell office:value-type="float" office:value="0.12835110236976">
                <text:p>0.1283511023697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111129071365125">
                <text:p>0.111129071365125</text:p>
              </table:table-cell>
              <table:table-cell office:value-type="float" office:value="0.111280948701625">
                <text:p>0.111280948701625</text:p>
              </table:table-cell>
              <table:table-cell office:value-type="float" office:value="0.14343415798375">
                <text:p>0.14343415798375</text:p>
              </table:table-cell>
              <table:table-cell office:value-type="float" office:value="0.129386191905">
                <text:p>0.12938619190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112018103936046">
                <text:p>0.112018103936046</text:p>
              </table:table-cell>
              <table:table-cell office:value-type="float" office:value="0.111112977458322">
                <text:p>0.111112977458322</text:p>
              </table:table-cell>
              <table:table-cell office:value-type="float" office:value="0.14458163124762">
                <text:p>0.14458163124762</text:p>
              </table:table-cell>
              <table:table-cell office:value-type="float" office:value="0.13042128144024">
                <text:p>0.1304212814402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112907136506967">
                <text:p>0.112907136506967</text:p>
              </table:table-cell>
              <table:table-cell office:value-type="float" office:value="0.11092820909056">
                <text:p>0.11092820909056</text:p>
              </table:table-cell>
              <table:table-cell office:value-type="float" office:value="0.14572910451149">
                <text:p>0.14572910451149</text:p>
              </table:table-cell>
              <table:table-cell office:value-type="float" office:value="0.13145637097548">
                <text:p>0.131456370975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113796169077888">
                <text:p>0.113796169077888</text:p>
              </table:table-cell>
              <table:table-cell office:value-type="float" office:value="0.109651627641344">
                <text:p>0.109651627641344</text:p>
              </table:table-cell>
              <table:table-cell office:value-type="float" office:value="0.14687657777536">
                <text:p>0.14687657777536</text:p>
              </table:table-cell>
              <table:table-cell office:value-type="float" office:value="0.13249146051072">
                <text:p>0.1324914605107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10051456127645">
                <text:p>0.110051456127645</text:p>
              </table:table-cell>
              <table:table-cell office:value-type="float" office:value="0.110508280982292">
                <text:p>0.110508280982292</text:p>
              </table:table-cell>
              <table:table-cell office:value-type="float" office:value="0.14210308899828">
                <text:p>0.14210308899828</text:p>
              </table:table-cell>
              <table:table-cell office:value-type="float" office:value="0.13352655004596">
                <text:p>0.133526550045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1090456819065">
                <text:p>0.11090456819065</text:p>
              </table:table-cell>
              <table:table-cell office:value-type="float" office:value="0.11136493432324">
                <text:p>0.11136493432324</text:p>
              </table:table-cell>
              <table:table-cell office:value-type="float" office:value="0.1432046633316">
                <text:p>0.1432046633316</text:p>
              </table:table-cell>
              <table:table-cell office:value-type="float" office:value="0.12783355760279">
                <text:p>0.1278335576027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110581283619406">
                <text:p>0.110581283619406</text:p>
              </table:table-cell>
              <table:table-cell office:value-type="float" office:value="0.112221587664188">
                <text:p>0.112221587664188</text:p>
              </table:table-cell>
              <table:table-cell office:value-type="float" office:value="0.14430623766492">
                <text:p>0.14430623766492</text:p>
              </table:table-cell>
              <table:table-cell office:value-type="float" office:value="0.128816892661273">
                <text:p>0.12881689266127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111425415555432">
                <text:p>0.111425415555432</text:p>
              </table:table-cell>
              <table:table-cell office:value-type="float" office:value="0.111969630799224">
                <text:p>0.111969630799224</text:p>
              </table:table-cell>
              <table:table-cell office:value-type="float" office:value="0.14540781199824">
                <text:p>0.14540781199824</text:p>
              </table:table-cell>
              <table:table-cell office:value-type="float" office:value="0.129800227719756">
                <text:p>0.12980022771975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108686476826837">
                <text:p>0.108686476826837</text:p>
              </table:table-cell>
              <table:table-cell office:value-type="float" office:value="0.112817885578006">
                <text:p>0.112817885578006</text:p>
              </table:table-cell>
              <table:table-cell office:value-type="float" office:value="0.14650938633156">
                <text:p>0.14650938633156</text:p>
              </table:table-cell>
              <table:table-cell office:value-type="float" office:value="0.130783562778239">
                <text:p>0.13078356277823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10830033136674">
                <text:p>0.10830033136674</text:p>
              </table:table-cell>
              <table:table-cell office:value-type="float" office:value="0.1114153256963">
                <text:p>0.1114153256963</text:p>
              </table:table-cell>
              <table:table-cell office:value-type="float" office:value="0.14146050396984">
                <text:p>0.14146050396984</text:p>
              </table:table-cell>
              <table:table-cell office:value-type="float" office:value="0.131766897836722">
                <text:p>0.13176689783672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10910854279485">
                <text:p>0.10910854279485</text:p>
              </table:table-cell>
              <table:table-cell office:value-type="float" office:value="0.111112977458205">
                <text:p>0.111112977458205</text:p>
              </table:table-cell>
              <table:table-cell office:value-type="float" office:value="0.1425161793726">
                <text:p>0.1425161793726</text:p>
              </table:table-cell>
              <table:table-cell office:value-type="float" office:value="0.132750232895205">
                <text:p>0.13275023289520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10991675422296">
                <text:p>0.10991675422296</text:p>
              </table:table-cell>
              <table:table-cell office:value-type="float" office:value="0.111936036550488">
                <text:p>0.111936036550488</text:p>
              </table:table-cell>
              <table:table-cell office:value-type="float" office:value="0.14357185477536">
                <text:p>0.14357185477536</text:p>
              </table:table-cell>
              <table:table-cell office:value-type="float" office:value="0.133733567953688">
                <text:p>0.13373356795368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109494688254947">
                <text:p>0.109494688254947</text:p>
              </table:table-cell>
              <table:table-cell office:value-type="float" office:value="0.109307286592545">
                <text:p>0.109307286592545</text:p>
              </table:table-cell>
              <table:table-cell office:value-type="float" office:value="0.13833937669277">
                <text:p>0.13833937669277</text:p>
              </table:table-cell>
              <table:table-cell office:value-type="float" office:value="0.134716903012171">
                <text:p>0.13471690301217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09054662032976">
                <text:p>0.109054662032976</text:p>
              </table:table-cell>
              <table:table-cell office:value-type="float" office:value="0.108946148419422">
                <text:p>0.108946148419422</text:p>
              </table:table-cell>
              <table:table-cell office:value-type="float" office:value="0.13934915316498">
                <text:p>0.13934915316498</text:p>
              </table:table-cell>
              <table:table-cell office:value-type="float" office:value="0.135700238070654">
                <text:p>0.13570023807065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108596675557047">
                <text:p>0.108596675557047</text:p>
              </table:table-cell>
              <table:table-cell office:value-type="float" office:value="0.107400812980754">
                <text:p>0.107400812980754</text:p>
              </table:table-cell>
              <table:table-cell office:value-type="float" office:value="0.14035892963719">
                <text:p>0.14035892963719</text:p>
              </table:table-cell>
              <table:table-cell office:value-type="float" office:value="0.12948970085908">
                <text:p>0.12948970085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0937794660422">
                <text:p>0.10937794660422</text:p>
              </table:table-cell>
              <table:table-cell office:value-type="float" office:value="0.10817348070004">
                <text:p>0.10817348070004</text:p>
              </table:table-cell>
              <table:table-cell office:value-type="float" office:value="0.1413687061094">
                <text:p>0.1413687061094</text:p>
              </table:table-cell>
              <table:table-cell office:value-type="float" office:value="0.1304212814408">
                <text:p>0.130421281440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108893019747354">
                <text:p>0.108893019747354</text:p>
              </table:table-cell>
              <table:table-cell office:value-type="float" office:value="0.108946148419326">
                <text:p>0.108946148419326</text:p>
              </table:table-cell>
              <table:table-cell office:value-type="float" office:value="0.14237848258161">
                <text:p>0.14237848258161</text:p>
              </table:table-cell>
              <table:table-cell office:value-type="float" office:value="0.13135286202252">
                <text:p>0.1313528620225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105839776574494">
                <text:p>0.105839776574494</text:p>
              </table:table-cell>
              <table:table-cell office:value-type="float" office:value="0.109718816138612">
                <text:p>0.109718816138612</text:p>
              </table:table-cell>
              <table:table-cell office:value-type="float" office:value="0.136870610914726">
                <text:p>0.136870610914726</text:p>
              </table:table-cell>
              <table:table-cell office:value-type="float" office:value="0.13228444260424">
                <text:p>0.1322844426042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106585127113751">
                <text:p>0.106585127113751</text:p>
              </table:table-cell>
              <table:table-cell office:value-type="float" office:value="0.110491483857898">
                <text:p>0.110491483857898</text:p>
              </table:table-cell>
              <table:table-cell office:value-type="float" office:value="0.137834488456379">
                <text:p>0.137834488456379</text:p>
              </table:table-cell>
              <table:table-cell office:value-type="float" office:value="0.13321602318596">
                <text:p>0.133216023185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106037339368032">
                <text:p>0.106037339368032</text:p>
              </table:table-cell>
              <table:table-cell office:value-type="float" office:value="0.11005475862528">
                <text:p>0.11005475862528</text:p>
              </table:table-cell>
              <table:table-cell office:value-type="float" office:value="0.138798365998032">
                <text:p>0.138798365998032</text:p>
              </table:table-cell>
              <table:table-cell office:value-type="float" office:value="0.13414760376768">
                <text:p>0.134147603767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105471591368355">
                <text:p>0.105471591368355</text:p>
              </table:table-cell>
              <table:table-cell office:value-type="float" office:value="0.10960123626833">
                <text:p>0.10960123626833</text:p>
              </table:table-cell>
              <table:table-cell office:value-type="float" office:value="0.139762243539685">
                <text:p>0.139762243539685</text:p>
              </table:table-cell>
              <table:table-cell office:value-type="float" office:value="0.1350791843494">
                <text:p>0.135079184349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106198981653654">
                <text:p>0.106198981653654</text:p>
              </table:table-cell>
              <table:table-cell office:value-type="float" office:value="0.110357106863284">
                <text:p>0.110357106863284</text:p>
              </table:table-cell>
              <table:table-cell office:value-type="float" office:value="0.140726121081338">
                <text:p>0.140726121081338</text:p>
              </table:table-cell>
              <table:table-cell office:value-type="float" office:value="0.13601076493112">
                <text:p>0.136010764931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106926371938953">
                <text:p>0.106926371938953</text:p>
              </table:table-cell>
              <table:table-cell office:value-type="float" office:value="0.109878388819836">
                <text:p>0.109878388819836</text:p>
              </table:table-cell>
              <table:table-cell office:value-type="float" office:value="0.141689998622991">
                <text:p>0.141689998622991</text:p>
              </table:table-cell>
              <table:table-cell office:value-type="float" office:value="0.13694234551284">
                <text:p>0.136942345512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10632470343136">
                <text:p>0.10632470343136</text:p>
              </table:table-cell>
              <table:table-cell office:value-type="float" office:value="0.109382873652056">
                <text:p>0.109382873652056</text:p>
              </table:table-cell>
              <table:table-cell office:value-type="float" office:value="0.142653876164644">
                <text:p>0.142653876164644</text:p>
              </table:table-cell>
              <table:table-cell office:value-type="float" office:value="0.13787392609456">
                <text:p>0.1378739260945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05705074669809">
                <text:p>0.105705074669809</text:p>
              </table:table-cell>
              <table:table-cell office:value-type="float" office:value="0.110121947122678">
                <text:p>0.110121947122678</text:p>
              </table:table-cell>
              <table:table-cell office:value-type="float" office:value="0.143617753706297">
                <text:p>0.143617753706297</text:p>
              </table:table-cell>
              <table:table-cell office:value-type="float" office:value="0.13880550667628">
                <text:p>0.138805506676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0641450470115">
                <text:p>0.10641450470115</text:p>
              </table:table-cell>
              <table:table-cell office:value-type="float" office:value="0.1108610205933">
                <text:p>0.1108610205933</text:p>
              </table:table-cell>
              <table:table-cell office:value-type="float" office:value="0.14458163124795">
                <text:p>0.14458163124795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105767935558662">
                <text:p>0.105767935558662</text:p>
              </table:table-cell>
              <table:table-cell office:value-type="float" office:value="0.110331911176856">
                <text:p>0.110331911176856</text:p>
              </table:table-cell>
              <table:table-cell office:value-type="float" office:value="0.138614770275798">
                <text:p>0.138614770275798</text:p>
              </table:table-cell>
              <table:table-cell office:value-type="float" office:value="0.14066866783972">
                <text:p>0.1406686678397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105103406162216">
                <text:p>0.105103406162216</text:p>
              </table:table-cell>
              <table:table-cell office:value-type="float" office:value="0.111062586085312">
                <text:p>0.111062586085312</text:p>
              </table:table-cell>
              <table:table-cell office:value-type="float" office:value="0.139532748886896">
                <text:p>0.139532748886896</text:p>
              </table:table-cell>
              <table:table-cell office:value-type="float" office:value="0.14160024842144">
                <text:p>0.1416002484214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105794875939599">
                <text:p>0.105794875939599</text:p>
              </table:table-cell>
              <table:table-cell office:value-type="float" office:value="0.109223300970819">
                <text:p>0.109223300970819</text:p>
              </table:table-cell>
              <table:table-cell office:value-type="float" office:value="0.140450727497994">
                <text:p>0.140450727497994</text:p>
              </table:table-cell>
              <table:table-cell office:value-type="float" office:value="0.134613394058574">
                <text:p>0.13461339405857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105103406162216">
                <text:p>0.105103406162216</text:p>
              </table:table-cell>
              <table:table-cell office:value-type="float" office:value="0.109937178754942">
                <text:p>0.109937178754942</text:p>
              </table:table-cell>
              <table:table-cell office:value-type="float" office:value="0.141368706109092">
                <text:p>0.141368706109092</text:p>
              </table:table-cell>
              <table:table-cell office:value-type="float" office:value="0.135493220163532">
                <text:p>0.13549322016353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10578589581262">
                <text:p>0.10578589581262</text:p>
              </table:table-cell>
              <table:table-cell office:value-type="float" office:value="0.110651056539065">
                <text:p>0.110651056539065</text:p>
              </table:table-cell>
              <table:table-cell office:value-type="float" office:value="0.14228668472019">
                <text:p>0.14228668472019</text:p>
              </table:table-cell>
              <table:table-cell office:value-type="float" office:value="0.13637304626849">
                <text:p>0.1363730462684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1050674856543">
                <text:p>0.1050674856543</text:p>
              </table:table-cell>
              <table:table-cell office:value-type="float" office:value="0.111364934323188">
                <text:p>0.111364934323188</text:p>
              </table:table-cell>
              <table:table-cell office:value-type="float" office:value="0.143204663331288">
                <text:p>0.143204663331288</text:p>
              </table:table-cell>
              <table:table-cell office:value-type="float" office:value="0.137252872373448">
                <text:p>0.13725287237344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105740995177725">
                <text:p>0.105740995177725</text:p>
              </table:table-cell>
              <table:table-cell office:value-type="float" office:value="0.110760237847249">
                <text:p>0.110760237847249</text:p>
              </table:table-cell>
              <table:table-cell office:value-type="float" office:value="0.144122641942386">
                <text:p>0.144122641942386</text:p>
              </table:table-cell>
              <table:table-cell office:value-type="float" office:value="0.138132698478406">
                <text:p>0.13813269847840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104995644638468">
                <text:p>0.104995644638468</text:p>
              </table:table-cell>
              <table:table-cell office:value-type="float" office:value="0.111465717069206">
                <text:p>0.111465717069206</text:p>
              </table:table-cell>
              <table:table-cell office:value-type="float" office:value="0.137788589525794">
                <text:p>0.137788589525794</text:p>
              </table:table-cell>
              <table:table-cell office:value-type="float" office:value="0.139012524583364">
                <text:p>0.1390125245833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104232333845253">
                <text:p>0.104232333845253</text:p>
              </table:table-cell>
              <table:table-cell office:value-type="float" office:value="0.110835824906769">
                <text:p>0.110835824906769</text:p>
              </table:table-cell>
              <table:table-cell office:value-type="float" office:value="0.138660669206337">
                <text:p>0.138660669206337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0488788311472">
                <text:p>0.10488788311472</text:p>
              </table:table-cell>
              <table:table-cell office:value-type="float" office:value="0.11153290556656">
                <text:p>0.11153290556656</text:p>
              </table:table-cell>
              <table:table-cell office:value-type="float" office:value="0.13953274888688">
                <text:p>0.13953274888688</text:p>
              </table:table-cell>
              <table:table-cell office:value-type="float" office:value="0.13249146051136">
                <text:p>0.132491460511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10120603105333">
                <text:p>0.10120603105333</text:p>
              </table:table-cell>
              <table:table-cell office:value-type="float" office:value="0.112229986226351">
                <text:p>0.112229986226351</text:p>
              </table:table-cell>
              <table:table-cell office:value-type="float" office:value="0.140404828567423">
                <text:p>0.140404828567423</text:p>
              </table:table-cell>
              <table:table-cell office:value-type="float" office:value="0.133319532139556">
                <text:p>0.13331953213955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1156649981525">
                <text:p>0.11156649981525</text:p>
              </table:table-cell>
              <table:table-cell office:value-type="float" office:value="0.141276908247966">
                <text:p>0.141276908247966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100999488132813">
                <text:p>0.100999488132813</text:p>
              </table:table-cell>
              <table:table-cell office:value-type="float" office:value="0.112255181912875">
                <text:p>0.112255181912875</text:p>
              </table:table-cell>
              <table:table-cell office:value-type="float" office:value="0.142148987928509">
                <text:p>0.142148987928509</text:p>
              </table:table-cell>
              <table:table-cell office:value-type="float" office:value="0.134975675395948">
                <text:p>0.13497567539594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100146376069808">
                <text:p>0.100146376069808</text:p>
              </table:table-cell>
              <table:table-cell office:value-type="float" office:value="0.1129438640105">
                <text:p>0.1129438640105</text:p>
              </table:table-cell>
              <table:table-cell office:value-type="float" office:value="0.143021067609052">
                <text:p>0.143021067609052</text:p>
              </table:table-cell>
              <table:table-cell office:value-type="float" office:value="0.135803747024144">
                <text:p>0.13580374702414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099275303752845">
                <text:p>0.099275303752845</text:p>
              </table:table-cell>
              <table:table-cell office:value-type="float" office:value="0.113632546108125">
                <text:p>0.113632546108125</text:p>
              </table:table-cell>
              <table:table-cell office:value-type="float" office:value="0.143893147289595">
                <text:p>0.143893147289595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12927066886194">
                <text:p>0.112927066886194</text:p>
              </table:table-cell>
              <table:table-cell office:value-type="float" office:value="0.144765226970138">
                <text:p>0.144765226970138</text:p>
              </table:table-cell>
              <table:table-cell office:value-type="float" office:value="0.137459890280536">
                <text:p>0.13745989028053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098978959562538">
                <text:p>0.098978959562538</text:p>
              </table:table-cell>
              <table:table-cell office:value-type="float" office:value="0.110802230658042">
                <text:p>0.110802230658042</text:p>
              </table:table-cell>
              <table:table-cell office:value-type="float" office:value="0.145637306650681">
                <text:p>0.145637306650681</text:p>
              </table:table-cell>
              <table:table-cell office:value-type="float" office:value="0.138287961908732">
                <text:p>0.13828796190873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11465717069168">
                <text:p>0.111465717069168</text:p>
              </table:table-cell>
              <table:table-cell office:value-type="float" office:value="0.146509386331224">
                <text:p>0.146509386331224</text:p>
              </table:table-cell>
              <table:table-cell office:value-type="float" office:value="0.130421281440912">
                <text:p>0.13042128144091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95611411945413">
                <text:p>0.095611411945413</text:p>
              </table:table-cell>
              <table:table-cell office:value-type="float" office:value="0.112129203480294">
                <text:p>0.112129203480294</text:p>
              </table:table-cell>
              <table:table-cell office:value-type="float" office:value="0.139624546748141">
                <text:p>0.139624546748141</text:p>
              </table:table-cell>
              <table:table-cell office:value-type="float" office:value="0.131197598592346">
                <text:p>0.1311975985923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9617715994509">
                <text:p>0.09617715994509</text:p>
              </table:table-cell>
              <table:table-cell office:value-type="float" office:value="0.1113649343232">
                <text:p>0.1113649343232</text:p>
              </table:table-cell>
              <table:table-cell office:value-type="float" office:value="0.14045072749813">
                <text:p>0.14045072749813</text:p>
              </table:table-cell>
              <table:table-cell office:value-type="float" office:value="0.13197391574378">
                <text:p>0.131973915743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1202002217216">
                <text:p>0.11202002217216</text:p>
              </table:table-cell>
              <table:table-cell office:value-type="float" office:value="0.141276908248119">
                <text:p>0.141276908248119</text:p>
              </table:table-cell>
              <table:table-cell office:value-type="float" office:value="0.132750232895214">
                <text:p>0.1327502328952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095764074104056">
                <text:p>0.095764074104056</text:p>
              </table:table-cell>
              <table:table-cell office:value-type="float" office:value="0.111230557328568">
                <text:p>0.111230557328568</text:p>
              </table:table-cell>
              <table:table-cell office:value-type="float" office:value="0.142103088998108">
                <text:p>0.142103088998108</text:p>
              </table:table-cell>
              <table:table-cell office:value-type="float" office:value="0.133526550046648">
                <text:p>0.13352655004664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094767280009387">
                <text:p>0.094767280009387</text:p>
              </table:table-cell>
              <table:table-cell office:value-type="float" office:value="0.111877246615362">
                <text:p>0.111877246615362</text:p>
              </table:table-cell>
              <table:table-cell office:value-type="float" office:value="0.134988754762082">
                <text:p>0.134988754762082</text:p>
              </table:table-cell>
              <table:table-cell office:value-type="float" office:value="0.134302867198082">
                <text:p>0.13430286719808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11062586085272">
                <text:p>0.111062586085272</text:p>
              </table:table-cell>
              <table:table-cell office:value-type="float" office:value="0.135769036581516">
                <text:p>0.135769036581516</text:p>
              </table:table-cell>
              <table:table-cell office:value-type="float" office:value="0.135079184349516">
                <text:p>0.13507918434951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095862855500825">
                <text:p>0.095862855500825</text:p>
              </table:table-cell>
              <table:table-cell office:value-type="float" office:value="0.11023112843085">
                <text:p>0.11023112843085</text:p>
              </table:table-cell>
              <table:table-cell office:value-type="float" office:value="0.13654931840095">
                <text:p>0.13654931840095</text:p>
              </table:table-cell>
              <table:table-cell office:value-type="float" office:value="0.13585550150095">
                <text:p>0.1358555015009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096410643246544">
                <text:p>0.096410643246544</text:p>
              </table:table-cell>
              <table:table-cell office:value-type="float" office:value="0.110861020593312">
                <text:p>0.110861020593312</text:p>
              </table:table-cell>
              <table:table-cell office:value-type="float" office:value="0.137329600220384">
                <text:p>0.137329600220384</text:p>
              </table:table-cell>
              <table:table-cell office:value-type="float" office:value="0.136631818652384">
                <text:p>0.1366318186523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096958430992263">
                <text:p>0.096958430992263</text:p>
              </table:table-cell>
              <table:table-cell office:value-type="float" office:value="0.111490912755774">
                <text:p>0.111490912755774</text:p>
              </table:table-cell>
              <table:table-cell office:value-type="float" office:value="0.138109882039818">
                <text:p>0.138109882039818</text:p>
              </table:table-cell>
              <table:table-cell office:value-type="float" office:value="0.128247593416767">
                <text:p>0.12824759341676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10625860852688">
                <text:p>0.110625860852688</text:p>
              </table:table-cell>
              <table:table-cell office:value-type="float" office:value="0.138890163859252">
                <text:p>0.138890163859252</text:p>
              </table:table-cell>
              <table:table-cell office:value-type="float" office:value="0.128972156091438">
                <text:p>0.12897215609143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9644656375446">
                <text:p>0.09644656375446</text:p>
              </table:table-cell>
              <table:table-cell office:value-type="float" office:value="0.109744011825091">
                <text:p>0.109744011825091</text:p>
              </table:table-cell>
              <table:table-cell office:value-type="float" office:value="0.139670445678686">
                <text:p>0.139670445678686</text:p>
              </table:table-cell>
              <table:table-cell office:value-type="float" office:value="0.129696718766109">
                <text:p>0.1296967187661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9536894851698">
                <text:p>0.09536894851698</text:p>
              </table:table-cell>
              <table:table-cell office:value-type="float" office:value="0.11035710686322">
                <text:p>0.11035710686322</text:p>
              </table:table-cell>
              <table:table-cell office:value-type="float" office:value="0.14045072749812">
                <text:p>0.14045072749812</text:p>
              </table:table-cell>
              <table:table-cell office:value-type="float" office:value="0.13042128144078">
                <text:p>0.1304212814407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95898776008741">
                <text:p>0.095898776008741</text:p>
              </table:table-cell>
              <table:table-cell office:value-type="float" office:value="0.110970201901349">
                <text:p>0.110970201901349</text:p>
              </table:table-cell>
              <table:table-cell office:value-type="float" office:value="0.132923302887099">
                <text:p>0.132923302887099</text:p>
              </table:table-cell>
              <table:table-cell office:value-type="float" office:value="0.131145844115451">
                <text:p>0.13114584411545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096428603500502">
                <text:p>0.096428603500502</text:p>
              </table:table-cell>
              <table:table-cell office:value-type="float" office:value="0.111583296939478">
                <text:p>0.111583296939478</text:p>
              </table:table-cell>
              <table:table-cell office:value-type="float" office:value="0.133657685775978">
                <text:p>0.133657685775978</text:p>
              </table:table-cell>
              <table:table-cell office:value-type="float" office:value="0.131870406790122">
                <text:p>0.13187040679012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09122518224851">
                <text:p>0.109122518224851</text:p>
              </table:table-cell>
              <table:table-cell office:value-type="float" office:value="0.134392068664857">
                <text:p>0.134392068664857</text:p>
              </table:table-cell>
              <table:table-cell office:value-type="float" office:value="0.132594969464793">
                <text:p>0.1325949694647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95835915119888">
                <text:p>0.095835915119888</text:p>
              </table:table-cell>
              <table:table-cell office:value-type="float" office:value="0.109718816138648">
                <text:p>0.109718816138648</text:p>
              </table:table-cell>
              <table:table-cell office:value-type="float" office:value="0.135126451553736">
                <text:p>0.135126451553736</text:p>
              </table:table-cell>
              <table:table-cell office:value-type="float" office:value="0.133319532139464">
                <text:p>0.13331953213946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09635676248467">
                <text:p>0.09635676248467</text:p>
              </table:table-cell>
              <table:table-cell office:value-type="float" office:value="0.110315114052445">
                <text:p>0.110315114052445</text:p>
              </table:table-cell>
              <table:table-cell office:value-type="float" office:value="0.135860834442615">
                <text:p>0.135860834442615</text:p>
              </table:table-cell>
              <table:table-cell office:value-type="float" office:value="0.134044094814135">
                <text:p>0.13404409481413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09349279403366">
                <text:p>0.109349279403366</text:p>
              </table:table-cell>
              <table:table-cell office:value-type="float" office:value="0.136595217331494">
                <text:p>0.136595217331494</text:p>
              </table:table-cell>
              <table:table-cell office:value-type="float" office:value="0.134768657488806">
                <text:p>0.13476865748880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095719173469161">
                <text:p>0.095719173469161</text:p>
              </table:table-cell>
              <table:table-cell office:value-type="float" office:value="0.109937178754997">
                <text:p>0.109937178754997</text:p>
              </table:table-cell>
              <table:table-cell office:value-type="float" office:value="0.137329600220373">
                <text:p>0.137329600220373</text:p>
              </table:table-cell>
              <table:table-cell office:value-type="float" office:value="0.135493220163477">
                <text:p>0.13549322016347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96231040706964">
                <text:p>0.096231040706964</text:p>
              </table:table-cell>
              <table:table-cell office:value-type="float" office:value="0.10894614841942">
                <text:p>0.10894614841942</text:p>
              </table:table-cell>
              <table:table-cell office:value-type="float" office:value="0.129434984164912">
                <text:p>0.129434984164912</text:p>
              </table:table-cell>
              <table:table-cell office:value-type="float" office:value="0.126487941206892">
                <text:p>0.12648794120689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96742907944767">
                <text:p>0.096742907944767</text:p>
              </table:table-cell>
              <table:table-cell office:value-type="float" office:value="0.109525649208885">
                <text:p>0.109525649208885</text:p>
              </table:table-cell>
              <table:table-cell office:value-type="float" office:value="0.130123468123236">
                <text:p>0.130123468123236</text:p>
              </table:table-cell>
              <table:table-cell office:value-type="float" office:value="0.127160749404801">
                <text:p>0.1271607494048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9725477518257">
                <text:p>0.09725477518257</text:p>
              </table:table-cell>
              <table:table-cell office:value-type="float" office:value="0.10850942318681">
                <text:p>0.10850942318681</text:p>
              </table:table-cell>
              <table:table-cell office:value-type="float" office:value="0.13081195208156">
                <text:p>0.13081195208156</text:p>
              </table:table-cell>
              <table:table-cell office:value-type="float" office:value="0.12783355760271">
                <text:p>0.1278335576027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96051438167384">
                <text:p>0.096051438167384</text:p>
              </table:table-cell>
              <table:table-cell office:value-type="float" office:value="0.109080525414109">
                <text:p>0.109080525414109</text:p>
              </table:table-cell>
              <table:table-cell office:value-type="float" office:value="0.131500436039884">
                <text:p>0.131500436039884</text:p>
              </table:table-cell>
              <table:table-cell office:value-type="float" office:value="0.128506365800619">
                <text:p>0.12850636580061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8039103705536">
                <text:p>0.108039103705536</text:p>
              </table:table-cell>
              <table:table-cell office:value-type="float" office:value="0.132188919998208">
                <text:p>0.132188919998208</text:p>
              </table:table-cell>
              <table:table-cell office:value-type="float" office:value="0.129179173998528">
                <text:p>0.12917917399852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097057212389032">
                <text:p>0.097057212389032</text:p>
              </table:table-cell>
              <table:table-cell office:value-type="float" office:value="0.108601807370669">
                <text:p>0.108601807370669</text:p>
              </table:table-cell>
              <table:table-cell office:value-type="float" office:value="0.132877403956532">
                <text:p>0.132877403956532</text:p>
              </table:table-cell>
              <table:table-cell office:value-type="float" office:value="0.129851982196437">
                <text:p>0.12985198219643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9581795486593">
                <text:p>0.09581795486593</text:p>
              </table:table-cell>
              <table:table-cell office:value-type="float" office:value="0.109164511035802">
                <text:p>0.109164511035802</text:p>
              </table:table-cell>
              <table:table-cell office:value-type="float" office:value="0.133565887914856">
                <text:p>0.133565887914856</text:p>
              </table:table-cell>
              <table:table-cell office:value-type="float" office:value="0.130524790394346">
                <text:p>0.1305247903943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096311861849775">
                <text:p>0.096311861849775</text:p>
              </table:table-cell>
              <table:table-cell office:value-type="float" office:value="0.109727214700935">
                <text:p>0.109727214700935</text:p>
              </table:table-cell>
              <table:table-cell office:value-type="float" office:value="0.13425437187318">
                <text:p>0.13425437187318</text:p>
              </table:table-cell>
              <table:table-cell office:value-type="float" office:value="0.131197598592255">
                <text:p>0.13119759859225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09680576883362">
                <text:p>0.09680576883362</text:p>
              </table:table-cell>
              <table:table-cell office:value-type="float" office:value="0.110289918366068">
                <text:p>0.110289918366068</text:p>
              </table:table-cell>
              <table:table-cell office:value-type="float" office:value="0.134942855831504">
                <text:p>0.134942855831504</text:p>
              </table:table-cell>
              <table:table-cell office:value-type="float" office:value="0.131870406790164">
                <text:p>0.1318704067901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097299675817465">
                <text:p>0.097299675817465</text:p>
              </table:table-cell>
              <table:table-cell office:value-type="float" office:value="0.109198105284302">
                <text:p>0.109198105284302</text:p>
              </table:table-cell>
              <table:table-cell office:value-type="float" office:value="0.135631339789828">
                <text:p>0.135631339789828</text:p>
              </table:table-cell>
              <table:table-cell office:value-type="float" office:value="0.132543214988073">
                <text:p>0.13254321498807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80894950784">
                <text:p>0.1080894950784</text:p>
              </table:table-cell>
              <table:table-cell office:value-type="float" office:value="0.127231835498262">
                <text:p>0.127231835498262</text:p>
              </table:table-cell>
              <table:table-cell office:value-type="float" office:value="0.133216023185982">
                <text:p>0.13321602318598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96500444516334">
                <text:p>0.096500444516334</text:p>
              </table:table-cell>
              <table:table-cell office:value-type="float" office:value="0.1086354016192">
                <text:p>0.1086354016192</text:p>
              </table:table-cell>
              <table:table-cell office:value-type="float" office:value="0.127874420526031">
                <text:p>0.127874420526031</text:p>
              </table:table-cell>
              <table:table-cell office:value-type="float" office:value="0.133888831383891">
                <text:p>0.1338888313838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285170055538">
                <text:p>0.1285170055538</text:p>
              </table:table-cell>
              <table:table-cell office:value-type="float" office:value="0.1345616395818">
                <text:p>0.134561639581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95665292707287">
                <text:p>0.095665292707287</text:p>
              </table:table-cell>
              <table:table-cell office:value-type="float" office:value="0.1097272147008">
                <text:p>0.1097272147008</text:p>
              </table:table-cell>
              <table:table-cell office:value-type="float" office:value="0.129159590581569">
                <text:p>0.129159590581569</text:p>
              </table:table-cell>
              <table:table-cell office:value-type="float" office:value="0.135234447779709">
                <text:p>0.13523444777970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096141239437174">
                <text:p>0.096141239437174</text:p>
              </table:table-cell>
              <table:table-cell office:value-type="float" office:value="0.1102731212416">
                <text:p>0.1102731212416</text:p>
              </table:table-cell>
              <table:table-cell office:value-type="float" office:value="0.129802175609338">
                <text:p>0.129802175609338</text:p>
              </table:table-cell>
              <table:table-cell office:value-type="float" office:value="0.135907255977618">
                <text:p>0.13590725597761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096617186167061">
                <text:p>0.096617186167061</text:p>
              </table:table-cell>
              <table:table-cell office:value-type="float" office:value="0.1108190277824">
                <text:p>0.1108190277824</text:p>
              </table:table-cell>
              <table:table-cell office:value-type="float" office:value="0.130444760637107">
                <text:p>0.130444760637107</text:p>
              </table:table-cell>
              <table:table-cell office:value-type="float" office:value="0.136580064175527">
                <text:p>0.13658006417552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097093132896948">
                <text:p>0.097093132896948</text:p>
              </table:table-cell>
              <table:table-cell office:value-type="float" office:value="0.109651627641336">
                <text:p>0.109651627641336</text:p>
              </table:table-cell>
              <table:table-cell office:value-type="float" office:value="0.131087345664876">
                <text:p>0.131087345664876</text:p>
              </table:table-cell>
              <table:table-cell office:value-type="float" office:value="0.137252872373436">
                <text:p>0.13725287237343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097569079626835">
                <text:p>0.097569079626835</text:p>
              </table:table-cell>
              <table:table-cell office:value-type="float" office:value="0.11018913561997">
                <text:p>0.11018913561997</text:p>
              </table:table-cell>
              <table:table-cell office:value-type="float" office:value="0.131729930692645">
                <text:p>0.131729930692645</text:p>
              </table:table-cell>
              <table:table-cell office:value-type="float" office:value="0.137925680571345">
                <text:p>0.1379256805713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098045026356722">
                <text:p>0.098045026356722</text:p>
              </table:table-cell>
              <table:table-cell office:value-type="float" office:value="0.108996539792408">
                <text:p>0.108996539792408</text:p>
              </table:table-cell>
              <table:table-cell office:value-type="float" office:value="0.132372515720414">
                <text:p>0.132372515720414</text:p>
              </table:table-cell>
              <table:table-cell office:value-type="float" office:value="0.127937066556282">
                <text:p>0.12793706655628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098520973086609">
                <text:p>0.098520973086609</text:p>
              </table:table-cell>
              <table:table-cell office:value-type="float" office:value="0.109525649208876">
                <text:p>0.109525649208876</text:p>
              </table:table-cell>
              <table:table-cell office:value-type="float" office:value="0.133015100748183">
                <text:p>0.133015100748183</text:p>
              </table:table-cell>
              <table:table-cell office:value-type="float" office:value="0.128558120277429">
                <text:p>0.12855812027742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10054758625344">
                <text:p>0.110054758625344</text:p>
              </table:table-cell>
              <table:table-cell office:value-type="float" office:value="0.133657685775952">
                <text:p>0.133657685775952</text:p>
              </table:table-cell>
              <table:table-cell office:value-type="float" office:value="0.129179173998576">
                <text:p>0.12917917399857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10583868041812">
                <text:p>0.110583868041812</text:p>
              </table:table-cell>
              <table:table-cell office:value-type="float" office:value="0.134300270803721">
                <text:p>0.134300270803721</text:p>
              </table:table-cell>
              <table:table-cell office:value-type="float" office:value="0.129800227719723">
                <text:p>0.1298002277197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1111297745828">
                <text:p>0.11111297745828</text:p>
              </table:table-cell>
              <table:table-cell office:value-type="float" office:value="0.13494285583149">
                <text:p>0.13494285583149</text:p>
              </table:table-cell>
              <table:table-cell office:value-type="float" office:value="0.13042128144087">
                <text:p>0.1304212814408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98529953213588">
                <text:p>0.098529953213588</text:p>
              </table:table-cell>
              <table:table-cell office:value-type="float" office:value="0.108097893640696">
                <text:p>0.108097893640696</text:p>
              </table:table-cell>
              <table:table-cell office:value-type="float" office:value="0.125900766512154">
                <text:p>0.125900766512154</text:p>
              </table:table-cell>
              <table:table-cell office:value-type="float" office:value="0.131042335162017">
                <text:p>0.13104233516201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098996919816496">
                <text:p>0.098996919816496</text:p>
              </table:table-cell>
              <table:table-cell office:value-type="float" office:value="0.108610205932832">
                <text:p>0.108610205932832</text:p>
              </table:table-cell>
              <table:table-cell office:value-type="float" office:value="0.126497452609368">
                <text:p>0.126497452609368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099463886419404">
                <text:p>0.099463886419404</text:p>
              </table:table-cell>
              <table:table-cell office:value-type="float" office:value="0.109122518224968">
                <text:p>0.109122518224968</text:p>
              </table:table-cell>
              <table:table-cell office:value-type="float" office:value="0.127094138706582">
                <text:p>0.127094138706582</text:p>
              </table:table-cell>
              <table:table-cell office:value-type="float" office:value="0.132284442604311">
                <text:p>0.13228444260431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099930853022312">
                <text:p>0.099930853022312</text:p>
              </table:table-cell>
              <table:table-cell office:value-type="float" office:value="0.107837538213366">
                <text:p>0.107837538213366</text:p>
              </table:table-cell>
              <table:table-cell office:value-type="float" office:value="0.127690824803796">
                <text:p>0.127690824803796</text:p>
              </table:table-cell>
              <table:table-cell office:value-type="float" office:value="0.132905496325458">
                <text:p>0.13290549632545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98467092324735">
                <text:p>0.098467092324735</text:p>
              </table:table-cell>
              <table:table-cell office:value-type="float" office:value="0.108341451943335">
                <text:p>0.108341451943335</text:p>
              </table:table-cell>
              <table:table-cell office:value-type="float" office:value="0.12828751090101">
                <text:p>0.12828751090101</text:p>
              </table:table-cell>
              <table:table-cell office:value-type="float" office:value="0.133526550046605">
                <text:p>0.13352655004660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8845365673304">
                <text:p>0.108845365673304</text:p>
              </table:table-cell>
              <table:table-cell office:value-type="float" office:value="0.128884196998224">
                <text:p>0.128884196998224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099383065276593">
                <text:p>0.099383065276593</text:p>
              </table:table-cell>
              <table:table-cell office:value-type="float" office:value="0.109349279403273">
                <text:p>0.109349279403273</text:p>
              </table:table-cell>
              <table:table-cell office:value-type="float" office:value="0.129480883095438">
                <text:p>0.129480883095438</text:p>
              </table:table-cell>
              <table:table-cell office:value-type="float" office:value="0.134768657488899">
                <text:p>0.13476865748889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099841051752522">
                <text:p>0.099841051752522</text:p>
              </table:table-cell>
              <table:table-cell office:value-type="float" office:value="0.108022306581054">
                <text:p>0.108022306581054</text:p>
              </table:table-cell>
              <table:table-cell office:value-type="float" office:value="0.130077569192652">
                <text:p>0.130077569192652</text:p>
              </table:table-cell>
              <table:table-cell office:value-type="float" office:value="0.135389711210046">
                <text:p>0.13538971121004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100299038228451">
                <text:p>0.100299038228451</text:p>
              </table:table-cell>
              <table:table-cell office:value-type="float" office:value="0.108517821748857">
                <text:p>0.108517821748857</text:p>
              </table:table-cell>
              <table:table-cell office:value-type="float" office:value="0.130674255289866">
                <text:p>0.130674255289866</text:p>
              </table:table-cell>
              <table:table-cell office:value-type="float" office:value="0.136010764931193">
                <text:p>0.13601076493119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0075702470438">
                <text:p>0.10075702470438</text:p>
              </table:table-cell>
              <table:table-cell office:value-type="float" office:value="0.10901333691666">
                <text:p>0.10901333691666</text:p>
              </table:table-cell>
              <table:table-cell office:value-type="float" office:value="0.13127094138708">
                <text:p>0.13127094138708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9508852084463">
                <text:p>0.109508852084463</text:p>
              </table:table-cell>
              <table:table-cell office:value-type="float" office:value="0.131867627484294">
                <text:p>0.131867627484294</text:p>
              </table:table-cell>
              <table:table-cell office:value-type="float" office:value="0.137252872373487">
                <text:p>0.13725287237348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10004367252266">
                <text:p>0.110004367252266</text:p>
              </table:table-cell>
              <table:table-cell office:value-type="float" office:value="0.132464313581508">
                <text:p>0.132464313581508</text:p>
              </table:table-cell>
              <table:table-cell office:value-type="float" office:value="0.137873926094634">
                <text:p>0.1378739260946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098125847499533">
                <text:p>0.098125847499533</text:p>
              </table:table-cell>
              <table:table-cell office:value-type="float" office:value="0.108627003057051">
                <text:p>0.108627003057051</text:p>
              </table:table-cell>
              <table:table-cell office:value-type="float" office:value="0.133060999678722">
                <text:p>0.133060999678722</text:p>
              </table:table-cell>
              <table:table-cell office:value-type="float" office:value="0.138494979815781">
                <text:p>0.13849497981578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098565873721504">
                <text:p>0.098565873721504</text:p>
              </table:table-cell>
              <table:table-cell office:value-type="float" office:value="0.109114119662688">
                <text:p>0.109114119662688</text:p>
              </table:table-cell>
              <table:table-cell office:value-type="float" office:value="0.133657685775936">
                <text:p>0.133657685775936</text:p>
              </table:table-cell>
              <table:table-cell office:value-type="float" office:value="0.12752303074224">
                <text:p>0.1275230307422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9601236268325">
                <text:p>0.109601236268325</text:p>
              </table:table-cell>
              <table:table-cell office:value-type="float" office:value="0.13425437187315">
                <text:p>0.13425437187315</text:p>
              </table:table-cell>
              <table:table-cell office:value-type="float" office:value="0.128092329986625">
                <text:p>0.12809232998662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099445926165446">
                <text:p>0.099445926165446</text:p>
              </table:table-cell>
              <table:table-cell office:value-type="float" office:value="0.110088352873962">
                <text:p>0.110088352873962</text:p>
              </table:table-cell>
              <table:table-cell office:value-type="float" office:value="0.134851057970364">
                <text:p>0.134851057970364</text:p>
              </table:table-cell>
              <table:table-cell office:value-type="float" office:value="0.12866162923101">
                <text:p>0.1286616292310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097847463563184">
                <text:p>0.097847463563184</text:p>
              </table:table-cell>
              <table:table-cell office:value-type="float" office:value="0.110575469479599">
                <text:p>0.110575469479599</text:p>
              </table:table-cell>
              <table:table-cell office:value-type="float" office:value="0.135447744067578">
                <text:p>0.135447744067578</text:p>
              </table:table-cell>
              <table:table-cell office:value-type="float" office:value="0.129230928475395">
                <text:p>0.1292309284753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9147713911388">
                <text:p>0.109147713911388</text:p>
              </table:table-cell>
              <table:table-cell office:value-type="float" office:value="0.136044430164792">
                <text:p>0.136044430164792</text:p>
              </table:table-cell>
              <table:table-cell office:value-type="float" office:value="0.12980022771978">
                <text:p>0.1298002277197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98709555753168">
                <text:p>0.098709555753168</text:p>
              </table:table-cell>
              <table:table-cell office:value-type="float" office:value="0.109626431954859">
                <text:p>0.109626431954859</text:p>
              </table:table-cell>
              <table:table-cell office:value-type="float" office:value="0.126130261164911">
                <text:p>0.126130261164911</text:p>
              </table:table-cell>
              <table:table-cell office:value-type="float" office:value="0.130369526964165">
                <text:p>0.1303695269641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1010514999833">
                <text:p>0.11010514999833</text:p>
              </table:table-cell>
              <table:table-cell office:value-type="float" office:value="0.12668104833157">
                <text:p>0.12668104833157</text:p>
              </table:table-cell>
              <table:table-cell office:value-type="float" office:value="0.13093882620855">
                <text:p>0.1309388262085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10583868041801">
                <text:p>0.110583868041801</text:p>
              </table:table-cell>
              <table:table-cell office:value-type="float" office:value="0.127231835498229">
                <text:p>0.127231835498229</text:p>
              </table:table-cell>
              <table:table-cell office:value-type="float" office:value="0.131508125452935">
                <text:p>0.13150812545293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100002694038144">
                <text:p>0.100002694038144</text:p>
              </table:table-cell>
              <table:table-cell office:value-type="float" office:value="0.10911411966276">
                <text:p>0.10911411966276</text:p>
              </table:table-cell>
              <table:table-cell office:value-type="float" office:value="0.127782622664888">
                <text:p>0.127782622664888</text:p>
              </table:table-cell>
              <table:table-cell office:value-type="float" office:value="0.13207742469732">
                <text:p>0.1320774246973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098341370547029">
                <text:p>0.098341370547029</text:p>
              </table:table-cell>
              <table:table-cell office:value-type="float" office:value="0.109584439144065">
                <text:p>0.109584439144065</text:p>
              </table:table-cell>
              <table:table-cell office:value-type="float" office:value="0.128333409831547">
                <text:p>0.128333409831547</text:p>
              </table:table-cell>
              <table:table-cell office:value-type="float" office:value="0.132646723941705">
                <text:p>0.13264672394170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1005475862537">
                <text:p>0.11005475862537</text:p>
              </table:table-cell>
              <table:table-cell office:value-type="float" office:value="0.128884196998206">
                <text:p>0.128884196998206</text:p>
              </table:table-cell>
              <table:table-cell office:value-type="float" office:value="0.13321602318609">
                <text:p>0.1332160231860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099185502483055">
                <text:p>0.099185502483055</text:p>
              </table:table-cell>
              <table:table-cell office:value-type="float" office:value="0.110525078106675">
                <text:p>0.110525078106675</text:p>
              </table:table-cell>
              <table:table-cell office:value-type="float" office:value="0.129434984164865">
                <text:p>0.129434984164865</text:p>
              </table:table-cell>
              <table:table-cell office:value-type="float" office:value="0.133785322430475">
                <text:p>0.13378532243047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099607568451068">
                <text:p>0.099607568451068</text:p>
              </table:table-cell>
              <table:table-cell office:value-type="float" office:value="0.11099539758798">
                <text:p>0.11099539758798</text:p>
              </table:table-cell>
              <table:table-cell office:value-type="float" office:value="0.129985771331524">
                <text:p>0.129985771331524</text:p>
              </table:table-cell>
              <table:table-cell office:value-type="float" office:value="0.13435462167486">
                <text:p>0.1343546216748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100029634419081">
                <text:p>0.100029634419081</text:p>
              </table:table-cell>
              <table:table-cell office:value-type="float" office:value="0.111465717069285">
                <text:p>0.111465717069285</text:p>
              </table:table-cell>
              <table:table-cell office:value-type="float" office:value="0.130536558498183">
                <text:p>0.130536558498183</text:p>
              </table:table-cell>
              <table:table-cell office:value-type="float" office:value="0.134923920919245">
                <text:p>0.13492392091924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00451700387094">
                <text:p>0.100451700387094</text:p>
              </table:table-cell>
              <table:table-cell office:value-type="float" office:value="0.11193603655059">
                <text:p>0.11193603655059</text:p>
              </table:table-cell>
              <table:table-cell office:value-type="float" office:value="0.131087345664842">
                <text:p>0.131087345664842</text:p>
              </table:table-cell>
              <table:table-cell office:value-type="float" office:value="0.13549322016363">
                <text:p>0.1354932201636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00873766355107">
                <text:p>0.100873766355107</text:p>
              </table:table-cell>
              <table:table-cell office:value-type="float" office:value="0.110399099674221">
                <text:p>0.110399099674221</text:p>
              </table:table-cell>
              <table:table-cell office:value-type="float" office:value="0.131638132831501">
                <text:p>0.131638132831501</text:p>
              </table:table-cell>
              <table:table-cell office:value-type="float" office:value="0.136062519408015">
                <text:p>0.1360625194080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0129583232312">
                <text:p>0.10129583232312</text:p>
              </table:table-cell>
              <table:table-cell office:value-type="float" office:value="0.11086102059336">
                <text:p>0.11086102059336</text:p>
              </table:table-cell>
              <table:table-cell office:value-type="float" office:value="0.13218891999816">
                <text:p>0.13218891999816</text:p>
              </table:table-cell>
              <table:table-cell office:value-type="float" office:value="0.1366318186524">
                <text:p>0.136631818652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101717898291133">
                <text:p>0.101717898291133</text:p>
              </table:table-cell>
              <table:table-cell office:value-type="float" office:value="0.111322941512499">
                <text:p>0.111322941512499</text:p>
              </table:table-cell>
              <table:table-cell office:value-type="float" office:value="0.132739707164819">
                <text:p>0.132739707164819</text:p>
              </table:table-cell>
              <table:table-cell office:value-type="float" office:value="0.137201117896785">
                <text:p>0.13720111789678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11784862431638">
                <text:p>0.111784862431638</text:p>
              </table:table-cell>
              <table:table-cell office:value-type="float" office:value="0.122182953137168">
                <text:p>0.122182953137168</text:p>
              </table:table-cell>
              <table:table-cell office:value-type="float" office:value="0.13777041714117">
                <text:p>0.1377704171411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12246783350777">
                <text:p>0.112246783350777</text:p>
              </table:table-cell>
              <table:table-cell office:value-type="float" office:value="0.122687841373272">
                <text:p>0.122687841373272</text:p>
              </table:table-cell>
              <table:table-cell office:value-type="float" office:value="0.138339716385555">
                <text:p>0.13833971638555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09860179422942">
                <text:p>0.09860179422942</text:p>
              </table:table-cell>
              <table:table-cell office:value-type="float" office:value="0.112708704269916">
                <text:p>0.112708704269916</text:p>
              </table:table-cell>
              <table:table-cell office:value-type="float" office:value="0.123192729609376">
                <text:p>0.123192729609376</text:p>
              </table:table-cell>
              <table:table-cell office:value-type="float" office:value="0.126280923299768">
                <text:p>0.12628092329976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13170625189055">
                <text:p>0.113170625189055</text:p>
              </table:table-cell>
              <table:table-cell office:value-type="float" office:value="0.12369761784548">
                <text:p>0.12369761784548</text:p>
              </table:table-cell>
              <table:table-cell office:value-type="float" office:value="0.12679846806739">
                <text:p>0.1267984680673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09941000565753">
                <text:p>0.09941000565753</text:p>
              </table:table-cell>
              <table:table-cell office:value-type="float" office:value="0.111566499815112">
                <text:p>0.111566499815112</text:p>
              </table:table-cell>
              <table:table-cell office:value-type="float" office:value="0.124202506081584">
                <text:p>0.124202506081584</text:p>
              </table:table-cell>
              <table:table-cell office:value-type="float" office:value="0.127316012835012">
                <text:p>0.12731601283501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12020022172084">
                <text:p>0.112020022172084</text:p>
              </table:table-cell>
              <table:table-cell office:value-type="float" office:value="0.124707394317688">
                <text:p>0.124707394317688</text:p>
              </table:table-cell>
              <table:table-cell office:value-type="float" office:value="0.127833557602634">
                <text:p>0.12783355760263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12473544529056">
                <text:p>0.112473544529056</text:p>
              </table:table-cell>
              <table:table-cell office:value-type="float" office:value="0.125212282553792">
                <text:p>0.125212282553792</text:p>
              </table:table-cell>
              <table:table-cell office:value-type="float" office:value="0.128351102370256">
                <text:p>0.12835110237025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10835824906694">
                <text:p>0.110835824906694</text:p>
              </table:table-cell>
              <table:table-cell office:value-type="float" office:value="0.125717170789896">
                <text:p>0.125717170789896</text:p>
              </table:table-cell>
              <table:table-cell office:value-type="float" office:value="0.128868647137878">
                <text:p>0.1288686471378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918130816">
                <text:p>0.10918130816</text:p>
              </table:table-cell>
              <table:table-cell office:value-type="float" office:value="0.126222059026">
                <text:p>0.126222059026</text:p>
              </table:table-cell>
              <table:table-cell office:value-type="float" office:value="0.1293861919055">
                <text:p>0.129386191905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99176522356076">
                <text:p>0.099176522356076</text:p>
              </table:table-cell>
              <table:table-cell office:value-type="float" office:value="0.107509994288974">
                <text:p>0.107509994288974</text:p>
              </table:table-cell>
              <table:table-cell office:value-type="float" office:value="0.126726947262104">
                <text:p>0.126726947262104</text:p>
              </table:table-cell>
              <table:table-cell office:value-type="float" office:value="0.129903736673122">
                <text:p>0.12990373667312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7938320959448">
                <text:p>0.107938320959448</text:p>
              </table:table-cell>
              <table:table-cell office:value-type="float" office:value="0.127231835498208">
                <text:p>0.127231835498208</text:p>
              </table:table-cell>
              <table:table-cell office:value-type="float" office:value="0.130421281440744">
                <text:p>0.13042128144074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08366647629922">
                <text:p>0.108366647629922</text:p>
              </table:table-cell>
              <table:table-cell office:value-type="float" office:value="0.127736723734312">
                <text:p>0.127736723734312</text:p>
              </table:table-cell>
              <table:table-cell office:value-type="float" office:value="0.130938826208366">
                <text:p>0.13093882620836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100361899117304">
                <text:p>0.100361899117304</text:p>
              </table:table-cell>
              <table:table-cell office:value-type="float" office:value="0.108794974300396">
                <text:p>0.108794974300396</text:p>
              </table:table-cell>
              <table:table-cell office:value-type="float" office:value="0.128241611970416">
                <text:p>0.128241611970416</text:p>
              </table:table-cell>
              <table:table-cell office:value-type="float" office:value="0.131456370975988">
                <text:p>0.13145637097598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10075702470438">
                <text:p>0.10075702470438</text:p>
              </table:table-cell>
              <table:table-cell office:value-type="float" office:value="0.10922330097087">
                <text:p>0.10922330097087</text:p>
              </table:table-cell>
              <table:table-cell office:value-type="float" office:value="0.12874650020652">
                <text:p>0.12874650020652</text:p>
              </table:table-cell>
              <table:table-cell office:value-type="float" office:value="0.13197391574361">
                <text:p>0.1319739157436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101152150291456">
                <text:p>0.101152150291456</text:p>
              </table:table-cell>
              <table:table-cell office:value-type="float" office:value="0.107501595726848">
                <text:p>0.107501595726848</text:p>
              </table:table-cell>
              <table:table-cell office:value-type="float" office:value="0.129251388442624">
                <text:p>0.129251388442624</text:p>
              </table:table-cell>
              <table:table-cell office:value-type="float" office:value="0.132491460511232">
                <text:p>0.13249146051123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099239383244929">
                <text:p>0.099239383244929</text:p>
              </table:table-cell>
              <table:table-cell office:value-type="float" office:value="0.107921523835156">
                <text:p>0.107921523835156</text:p>
              </table:table-cell>
              <table:table-cell office:value-type="float" office:value="0.129756276678728">
                <text:p>0.129756276678728</text:p>
              </table:table-cell>
              <table:table-cell office:value-type="float" office:value="0.133009005278854">
                <text:p>0.13300900527885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099625528705026">
                <text:p>0.099625528705026</text:p>
              </table:table-cell>
              <table:table-cell office:value-type="float" office:value="0.108341451943464">
                <text:p>0.108341451943464</text:p>
              </table:table-cell>
              <table:table-cell office:value-type="float" office:value="0.130261164914832">
                <text:p>0.130261164914832</text:p>
              </table:table-cell>
              <table:table-cell office:value-type="float" office:value="0.133526550046476">
                <text:p>0.1335265500464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100011674165123">
                <text:p>0.100011674165123</text:p>
              </table:table-cell>
              <table:table-cell office:value-type="float" office:value="0.108761380051772">
                <text:p>0.108761380051772</text:p>
              </table:table-cell>
              <table:table-cell office:value-type="float" office:value="0.130766053150936">
                <text:p>0.130766053150936</text:p>
              </table:table-cell>
              <table:table-cell office:value-type="float" office:value="0.134044094814098">
                <text:p>0.13404409481409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0039781962522">
                <text:p>0.10039781962522</text:p>
              </table:table-cell>
              <table:table-cell office:value-type="float" office:value="0.10699768199692">
                <text:p>0.10699768199692</text:p>
              </table:table-cell>
              <table:table-cell office:value-type="float" office:value="0.13127094138704">
                <text:p>0.13127094138704</text:p>
              </table:table-cell>
              <table:table-cell office:value-type="float" office:value="0.13456163958172">
                <text:p>0.1345616395817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100783965085317">
                <text:p>0.100783965085317</text:p>
              </table:table-cell>
              <table:table-cell office:value-type="float" office:value="0.107409211543062">
                <text:p>0.107409211543062</text:p>
              </table:table-cell>
              <table:table-cell office:value-type="float" office:value="0.131775829623144">
                <text:p>0.131775829623144</text:p>
              </table:table-cell>
              <table:table-cell office:value-type="float" office:value="0.135079184349342">
                <text:p>0.13507918434934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101170110545414">
                <text:p>0.101170110545414</text:p>
              </table:table-cell>
              <table:table-cell office:value-type="float" office:value="0.107820741089204">
                <text:p>0.107820741089204</text:p>
              </table:table-cell>
              <table:table-cell office:value-type="float" office:value="0.132280717859248">
                <text:p>0.132280717859248</text:p>
              </table:table-cell>
              <table:table-cell office:value-type="float" office:value="0.135596729116964">
                <text:p>0.13559672911696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101556256005511">
                <text:p>0.101556256005511</text:p>
              </table:table-cell>
              <table:table-cell office:value-type="float" office:value="0.108232270635346">
                <text:p>0.108232270635346</text:p>
              </table:table-cell>
              <table:table-cell office:value-type="float" office:value="0.132785606095352">
                <text:p>0.132785606095352</text:p>
              </table:table-cell>
              <table:table-cell office:value-type="float" office:value="0.136114273884586">
                <text:p>0.13611427388458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8643800181488">
                <text:p>0.108643800181488</text:p>
              </table:table-cell>
              <table:table-cell office:value-type="float" office:value="0.121173176664936">
                <text:p>0.121173176664936</text:p>
              </table:table-cell>
              <table:table-cell office:value-type="float" office:value="0.136631818652208">
                <text:p>0.13663181865220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09994881327627">
                <text:p>0.09994881327627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21632165970485">
                <text:p>0.121632165970485</text:p>
              </table:table-cell>
              <table:table-cell office:value-type="float" office:value="0.13714936341983">
                <text:p>0.1371493634198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100325978609388">
                <text:p>0.100325978609388</text:p>
              </table:table-cell>
              <table:table-cell office:value-type="float" office:value="0.107232841737616">
                <text:p>0.107232841737616</text:p>
              </table:table-cell>
              <table:table-cell office:value-type="float" office:value="0.122091155276034">
                <text:p>0.122091155276034</text:p>
              </table:table-cell>
              <table:table-cell office:value-type="float" office:value="0.137666908187452">
                <text:p>0.13766690818745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00703143942506">
                <text:p>0.100703143942506</text:p>
              </table:table-cell>
              <table:table-cell office:value-type="float" office:value="0.107635972721592">
                <text:p>0.107635972721592</text:p>
              </table:table-cell>
              <table:table-cell office:value-type="float" office:value="0.122550144581583">
                <text:p>0.122550144581583</text:p>
              </table:table-cell>
              <table:table-cell office:value-type="float" office:value="0.138184452955074">
                <text:p>0.13818445295507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101080309275624">
                <text:p>0.101080309275624</text:p>
              </table:table-cell>
              <table:table-cell office:value-type="float" office:value="0.108039103705568">
                <text:p>0.108039103705568</text:p>
              </table:table-cell>
              <table:table-cell office:value-type="float" office:value="0.123009133887132">
                <text:p>0.123009133887132</text:p>
              </table:table-cell>
              <table:table-cell office:value-type="float" office:value="0.138701997722696">
                <text:p>0.13870199772269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99041820451391">
                <text:p>0.099041820451391</text:p>
              </table:table-cell>
              <table:table-cell office:value-type="float" office:value="0.108442234689544">
                <text:p>0.108442234689544</text:p>
              </table:table-cell>
              <table:table-cell office:value-type="float" office:value="0.123468123192681">
                <text:p>0.123468123192681</text:p>
              </table:table-cell>
              <table:table-cell office:value-type="float" office:value="0.139219542490318">
                <text:p>0.13921954249031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9941000565753">
                <text:p>0.09941000565753</text:p>
              </table:table-cell>
              <table:table-cell office:value-type="float" office:value="0.10884536567352">
                <text:p>0.10884536567352</text:p>
              </table:table-cell>
              <table:table-cell office:value-type="float" office:value="0.12392711249823">
                <text:p>0.12392711249823</text:p>
              </table:table-cell>
              <table:table-cell office:value-type="float" office:value="0.1257633785322">
                <text:p>0.125763378532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99778190863669">
                <text:p>0.099778190863669</text:p>
              </table:table-cell>
              <table:table-cell office:value-type="float" office:value="0.109248496657496">
                <text:p>0.109248496657496</text:p>
              </table:table-cell>
              <table:table-cell office:value-type="float" office:value="0.124386101803779">
                <text:p>0.124386101803779</text:p>
              </table:table-cell>
              <table:table-cell office:value-type="float" office:value="0.12622916882306">
                <text:p>0.1262291688230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100146376069808">
                <text:p>0.100146376069808</text:p>
              </table:table-cell>
              <table:table-cell office:value-type="float" office:value="0.107367218732048">
                <text:p>0.107367218732048</text:p>
              </table:table-cell>
              <table:table-cell office:value-type="float" office:value="0.124845091109328">
                <text:p>0.124845091109328</text:p>
              </table:table-cell>
              <table:table-cell office:value-type="float" office:value="0.12669495911392">
                <text:p>0.1266949591139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7761951153857">
                <text:p>0.107761951153857</text:p>
              </table:table-cell>
              <table:table-cell office:value-type="float" office:value="0.125304080414877">
                <text:p>0.125304080414877</text:p>
              </table:table-cell>
              <table:table-cell office:value-type="float" office:value="0.12716074940478">
                <text:p>0.1271607494047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09842219168984">
                <text:p>0.09842219168984</text:p>
              </table:table-cell>
              <table:table-cell office:value-type="float" office:value="0.108156683575666">
                <text:p>0.108156683575666</text:p>
              </table:table-cell>
              <table:table-cell office:value-type="float" office:value="0.125763069720426">
                <text:p>0.125763069720426</text:p>
              </table:table-cell>
              <table:table-cell office:value-type="float" office:value="0.12762653969564">
                <text:p>0.1276265396956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6241811401825">
                <text:p>0.106241811401825</text:p>
              </table:table-cell>
              <table:table-cell office:value-type="float" office:value="0.126222059025975">
                <text:p>0.126222059025975</text:p>
              </table:table-cell>
              <table:table-cell office:value-type="float" office:value="0.1280923299865">
                <text:p>0.128092329986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6628145261468">
                <text:p>0.106628145261468</text:p>
              </table:table-cell>
              <table:table-cell office:value-type="float" office:value="0.126681048331524">
                <text:p>0.126681048331524</text:p>
              </table:table-cell>
              <table:table-cell office:value-type="float" office:value="0.12855812027736">
                <text:p>0.1285581202773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09949980692732">
                <text:p>0.09949980692732</text:p>
              </table:table-cell>
              <table:table-cell office:value-type="float" office:value="0.107014479121111">
                <text:p>0.107014479121111</text:p>
              </table:table-cell>
              <table:table-cell office:value-type="float" office:value="0.127140037637073">
                <text:p>0.127140037637073</text:p>
              </table:table-cell>
              <table:table-cell office:value-type="float" office:value="0.12902391056822">
                <text:p>0.1290239105682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097362536706318">
                <text:p>0.097362536706318</text:p>
              </table:table-cell>
              <table:table-cell office:value-type="float" office:value="0.107400812980754">
                <text:p>0.107400812980754</text:p>
              </table:table-cell>
              <table:table-cell office:value-type="float" office:value="0.127599026942622">
                <text:p>0.127599026942622</text:p>
              </table:table-cell>
              <table:table-cell office:value-type="float" office:value="0.12948970085908">
                <text:p>0.1294897008590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97712761658499">
                <text:p>0.097712761658499</text:p>
              </table:table-cell>
              <table:table-cell office:value-type="float" office:value="0.107787146840397">
                <text:p>0.107787146840397</text:p>
              </table:table-cell>
              <table:table-cell office:value-type="float" office:value="0.128058016248171">
                <text:p>0.128058016248171</text:p>
              </table:table-cell>
              <table:table-cell office:value-type="float" office:value="0.12995549114994">
                <text:p>0.129955491149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817348070004">
                <text:p>0.10817348070004</text:p>
              </table:table-cell>
              <table:table-cell office:value-type="float" office:value="0.12851700555372">
                <text:p>0.12851700555372</text:p>
              </table:table-cell>
              <table:table-cell office:value-type="float" office:value="0.1304212814408">
                <text:p>0.130421281440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98413211562861">
                <text:p>0.098413211562861</text:p>
              </table:table-cell>
              <table:table-cell office:value-type="float" office:value="0.108559814559683">
                <text:p>0.108559814559683</text:p>
              </table:table-cell>
              <table:table-cell office:value-type="float" office:value="0.128975994859269">
                <text:p>0.128975994859269</text:p>
              </table:table-cell>
              <table:table-cell office:value-type="float" office:value="0.13088707173166">
                <text:p>0.1308870717316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06577753888514">
                <text:p>0.106577753888514</text:p>
              </table:table-cell>
              <table:table-cell office:value-type="float" office:value="0.129434984164818">
                <text:p>0.129434984164818</text:p>
              </table:table-cell>
              <table:table-cell office:value-type="float" office:value="0.13135286202252">
                <text:p>0.131352862022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099113661467223">
                <text:p>0.099113661467223</text:p>
              </table:table-cell>
              <table:table-cell office:value-type="float" office:value="0.106955689185991">
                <text:p>0.106955689185991</text:p>
              </table:table-cell>
              <table:table-cell office:value-type="float" office:value="0.129893973470367">
                <text:p>0.129893973470367</text:p>
              </table:table-cell>
              <table:table-cell office:value-type="float" office:value="0.13181865231338">
                <text:p>0.1318186523133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099463886419404">
                <text:p>0.099463886419404</text:p>
              </table:table-cell>
              <table:table-cell office:value-type="float" office:value="0.107333624483468">
                <text:p>0.107333624483468</text:p>
              </table:table-cell>
              <table:table-cell office:value-type="float" office:value="0.130352962775916">
                <text:p>0.130352962775916</text:p>
              </table:table-cell>
              <table:table-cell office:value-type="float" office:value="0.13228444260424">
                <text:p>0.1322844426042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099814111371585">
                <text:p>0.099814111371585</text:p>
              </table:table-cell>
              <table:table-cell office:value-type="float" office:value="0.107711559780945">
                <text:p>0.107711559780945</text:p>
              </table:table-cell>
              <table:table-cell office:value-type="float" office:value="0.130811952081465">
                <text:p>0.130811952081465</text:p>
              </table:table-cell>
              <table:table-cell office:value-type="float" office:value="0.1327502328951">
                <text:p>0.132750232895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100164336323766">
                <text:p>0.100164336323766</text:p>
              </table:table-cell>
              <table:table-cell office:value-type="float" office:value="0.105687506298946">
                <text:p>0.105687506298946</text:p>
              </table:table-cell>
              <table:table-cell office:value-type="float" office:value="0.131270941387014">
                <text:p>0.131270941387014</text:p>
              </table:table-cell>
              <table:table-cell office:value-type="float" office:value="0.13321602318596">
                <text:p>0.1332160231859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100514561275947">
                <text:p>0.100514561275947</text:p>
              </table:table-cell>
              <table:table-cell office:value-type="float" office:value="0.106057043034257">
                <text:p>0.106057043034257</text:p>
              </table:table-cell>
              <table:table-cell office:value-type="float" office:value="0.131729930692563">
                <text:p>0.131729930692563</text:p>
              </table:table-cell>
              <table:table-cell office:value-type="float" office:value="0.13368181347682">
                <text:p>0.1336818134768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6426579769568">
                <text:p>0.106426579769568</text:p>
              </table:table-cell>
              <table:table-cell office:value-type="float" office:value="0.132188919998112">
                <text:p>0.132188919998112</text:p>
              </table:table-cell>
              <table:table-cell office:value-type="float" office:value="0.13414760376768">
                <text:p>0.1341476037676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98619754483378">
                <text:p>0.098619754483378</text:p>
              </table:table-cell>
              <table:table-cell office:value-type="float" office:value="0.104368932038905">
                <text:p>0.104368932038905</text:p>
              </table:table-cell>
              <table:table-cell office:value-type="float" office:value="0.132647909303661">
                <text:p>0.132647909303661</text:p>
              </table:table-cell>
              <table:table-cell office:value-type="float" office:value="0.13461339405854">
                <text:p>0.134613394058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9896099930858">
                <text:p>0.09896099930858</text:p>
              </table:table-cell>
              <table:table-cell office:value-type="float" office:value="0.10473007021205">
                <text:p>0.10473007021205</text:p>
              </table:table-cell>
              <table:table-cell office:value-type="float" office:value="0.11979620874826">
                <text:p>0.11979620874826</text:p>
              </table:table-cell>
              <table:table-cell office:value-type="float" office:value="0.1350791843494">
                <text:p>0.135079184349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99302244133782">
                <text:p>0.099302244133782</text:p>
              </table:table-cell>
              <table:table-cell office:value-type="float" office:value="0.105091208385195">
                <text:p>0.105091208385195</text:p>
              </table:table-cell>
              <table:table-cell office:value-type="float" office:value="0.120209299123254">
                <text:p>0.120209299123254</text:p>
              </table:table-cell>
              <table:table-cell office:value-type="float" office:value="0.13554497464026">
                <text:p>0.135544974640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099643488958984">
                <text:p>0.099643488958984</text:p>
              </table:table-cell>
              <table:table-cell office:value-type="float" office:value="0.10545234655834">
                <text:p>0.10545234655834</text:p>
              </table:table-cell>
              <table:table-cell office:value-type="float" office:value="0.120622389498248">
                <text:p>0.120622389498248</text:p>
              </table:table-cell>
              <table:table-cell office:value-type="float" office:value="0.13601076493112">
                <text:p>0.1360107649311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097353556579339">
                <text:p>0.097353556579339</text:p>
              </table:table-cell>
              <table:table-cell office:value-type="float" office:value="0.105813484731485">
                <text:p>0.105813484731485</text:p>
              </table:table-cell>
              <table:table-cell office:value-type="float" office:value="0.121035479873242">
                <text:p>0.121035479873242</text:p>
              </table:table-cell>
              <table:table-cell office:value-type="float" office:value="0.13647655522198">
                <text:p>0.1364765552219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097685821277562">
                <text:p>0.097685821277562</text:p>
              </table:table-cell>
              <table:table-cell office:value-type="float" office:value="0.10617462290463">
                <text:p>0.10617462290463</text:p>
              </table:table-cell>
              <table:table-cell office:value-type="float" office:value="0.121448570248236">
                <text:p>0.121448570248236</text:p>
              </table:table-cell>
              <table:table-cell office:value-type="float" office:value="0.13694234551284">
                <text:p>0.136942345512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098018085975785">
                <text:p>0.098018085975785</text:p>
              </table:table-cell>
              <table:table-cell office:value-type="float" office:value="0.104058185238805">
                <text:p>0.104058185238805</text:p>
              </table:table-cell>
              <table:table-cell office:value-type="float" office:value="0.12186166062323">
                <text:p>0.12186166062323</text:p>
              </table:table-cell>
              <table:table-cell office:value-type="float" office:value="0.1374081358037">
                <text:p>0.137408135803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098350350674008">
                <text:p>0.098350350674008</text:p>
              </table:table-cell>
              <table:table-cell office:value-type="float" office:value="0.104410924849784">
                <text:p>0.104410924849784</text:p>
              </table:table-cell>
              <table:table-cell office:value-type="float" office:value="0.122274750998224">
                <text:p>0.122274750998224</text:p>
              </table:table-cell>
              <table:table-cell office:value-type="float" office:value="0.13787392609456">
                <text:p>0.1378739260945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098682615372231">
                <text:p>0.098682615372231</text:p>
              </table:table-cell>
              <table:table-cell office:value-type="float" office:value="0.104763664460763">
                <text:p>0.104763664460763</text:p>
              </table:table-cell>
              <table:table-cell office:value-type="float" office:value="0.122687841373218">
                <text:p>0.122687841373218</text:p>
              </table:table-cell>
              <table:table-cell office:value-type="float" office:value="0.13833971638542">
                <text:p>0.1383397163854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099014880070454">
                <text:p>0.099014880070454</text:p>
              </table:table-cell>
              <table:table-cell office:value-type="float" office:value="0.105116404071742">
                <text:p>0.105116404071742</text:p>
              </table:table-cell>
              <table:table-cell office:value-type="float" office:value="0.123100931748212">
                <text:p>0.123100931748212</text:p>
              </table:table-cell>
              <table:table-cell office:value-type="float" office:value="0.13880550667628">
                <text:p>0.1388055066762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99347144768677">
                <text:p>0.099347144768677</text:p>
              </table:table-cell>
              <table:table-cell office:value-type="float" office:value="0.105469143682721">
                <text:p>0.105469143682721</text:p>
              </table:table-cell>
              <table:table-cell office:value-type="float" office:value="0.123514022123206">
                <text:p>0.123514022123206</text:p>
              </table:table-cell>
              <table:table-cell office:value-type="float" office:value="0.13927129696714">
                <text:p>0.139271296967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239271124982">
                <text:p>0.1239271124982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97308655944444">
                <text:p>0.097308655944444</text:p>
              </table:table-cell>
              <table:table-cell office:value-type="float" office:value="0.106174622904679">
                <text:p>0.106174622904679</text:p>
              </table:table-cell>
              <table:table-cell office:value-type="float" office:value="0.124340202873194">
                <text:p>0.124340202873194</text:p>
              </table:table-cell>
              <table:table-cell office:value-type="float" office:value="0.14020287754886">
                <text:p>0.140202877548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097631940515688">
                <text:p>0.097631940515688</text:p>
              </table:table-cell>
              <table:table-cell office:value-type="float" office:value="0.106527362515658">
                <text:p>0.106527362515658</text:p>
              </table:table-cell>
              <table:table-cell office:value-type="float" office:value="0.124753293248188">
                <text:p>0.124753293248188</text:p>
              </table:table-cell>
              <table:table-cell office:value-type="float" office:value="0.125038815857596">
                <text:p>0.12503881585759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097955225086932">
                <text:p>0.097955225086932</text:p>
              </table:table-cell>
              <table:table-cell office:value-type="float" office:value="0.104335337790036">
                <text:p>0.104335337790036</text:p>
              </table:table-cell>
              <table:table-cell office:value-type="float" office:value="0.125166383623182">
                <text:p>0.125166383623182</text:p>
              </table:table-cell>
              <table:table-cell office:value-type="float" office:value="0.125452851671694">
                <text:p>0.12545285167169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4679678838848">
                <text:p>0.104679678838848</text:p>
              </table:table-cell>
              <table:table-cell office:value-type="float" office:value="0.125579473998176">
                <text:p>0.125579473998176</text:p>
              </table:table-cell>
              <table:table-cell office:value-type="float" office:value="0.125866887485792">
                <text:p>0.12586688748579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09860179422942">
                <text:p>0.09860179422942</text:p>
              </table:table-cell>
              <table:table-cell office:value-type="float" office:value="0.10502401988766">
                <text:p>0.10502401988766</text:p>
              </table:table-cell>
              <table:table-cell office:value-type="float" office:value="0.12599256437317">
                <text:p>0.12599256437317</text:p>
              </table:table-cell>
              <table:table-cell office:value-type="float" office:value="0.12628092329989">
                <text:p>0.126280923299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5368360936472">
                <text:p>0.105368360936472</text:p>
              </table:table-cell>
              <table:table-cell office:value-type="float" office:value="0.126405654748164">
                <text:p>0.126405654748164</text:p>
              </table:table-cell>
              <table:table-cell office:value-type="float" office:value="0.126694959113988">
                <text:p>0.12669495911398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099248363371908">
                <text:p>0.099248363371908</text:p>
              </table:table-cell>
              <table:table-cell office:value-type="float" office:value="0.105712701985284">
                <text:p>0.105712701985284</text:p>
              </table:table-cell>
              <table:table-cell office:value-type="float" office:value="0.126818745123158">
                <text:p>0.126818745123158</text:p>
              </table:table-cell>
              <table:table-cell office:value-type="float" office:value="0.127108994928086">
                <text:p>0.12710899492808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6057043034096">
                <text:p>0.106057043034096</text:p>
              </table:table-cell>
              <table:table-cell office:value-type="float" office:value="0.127231835498152">
                <text:p>0.127231835498152</text:p>
              </table:table-cell>
              <table:table-cell office:value-type="float" office:value="0.127523030742184">
                <text:p>0.12752303074218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97120073277885">
                <text:p>0.097120073277885</text:p>
              </table:table-cell>
              <table:table-cell office:value-type="float" office:value="0.106401384082908">
                <text:p>0.106401384082908</text:p>
              </table:table-cell>
              <table:table-cell office:value-type="float" office:value="0.127644925873146">
                <text:p>0.127644925873146</text:p>
              </table:table-cell>
              <table:table-cell office:value-type="float" office:value="0.127937066556282">
                <text:p>0.12793706655628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9743437772215">
                <text:p>0.09743437772215</text:p>
              </table:table-cell>
              <table:table-cell office:value-type="float" office:value="0.10674572513172">
                <text:p>0.10674572513172</text:p>
              </table:table-cell>
              <table:table-cell office:value-type="float" office:value="0.12805801624814">
                <text:p>0.12805801624814</text:p>
              </table:table-cell>
              <table:table-cell office:value-type="float" office:value="0.12835110237038">
                <text:p>0.1283511023703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97748682166415">
                <text:p>0.097748682166415</text:p>
              </table:table-cell>
              <table:table-cell office:value-type="float" office:value="0.107090066180532">
                <text:p>0.107090066180532</text:p>
              </table:table-cell>
              <table:table-cell office:value-type="float" office:value="0.128471106623134">
                <text:p>0.128471106623134</text:p>
              </table:table-cell>
              <table:table-cell office:value-type="float" office:value="0.128765138184478">
                <text:p>0.12876513818447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7434407229344">
                <text:p>0.107434407229344</text:p>
              </table:table-cell>
              <table:table-cell office:value-type="float" office:value="0.128884196998128">
                <text:p>0.128884196998128</text:p>
              </table:table-cell>
              <table:table-cell office:value-type="float" office:value="0.129179173998576">
                <text:p>0.12917917399857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098377291054945">
                <text:p>0.098377291054945</text:p>
              </table:table-cell>
              <table:table-cell office:value-type="float" office:value="0.105149998320198">
                <text:p>0.105149998320198</text:p>
              </table:table-cell>
              <table:table-cell office:value-type="float" office:value="0.129297287373122">
                <text:p>0.129297287373122</text:p>
              </table:table-cell>
              <table:table-cell office:value-type="float" office:value="0.129593209812674">
                <text:p>0.12959320981267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09869159549921">
                <text:p>0.09869159549921</text:p>
              </table:table-cell>
              <table:table-cell office:value-type="float" office:value="0.105485940806844">
                <text:p>0.105485940806844</text:p>
              </table:table-cell>
              <table:table-cell office:value-type="float" office:value="0.129710377748116">
                <text:p>0.129710377748116</text:p>
              </table:table-cell>
              <table:table-cell office:value-type="float" office:value="0.130007245626772">
                <text:p>0.13000724562677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582188329349">
                <text:p>0.10582188329349</text:p>
              </table:table-cell>
              <table:table-cell office:value-type="float" office:value="0.13012346812311">
                <text:p>0.13012346812311</text:p>
              </table:table-cell>
              <table:table-cell office:value-type="float" office:value="0.13042128144087">
                <text:p>0.1304212814408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9932020438774">
                <text:p>0.09932020438774</text:p>
              </table:table-cell>
              <table:table-cell office:value-type="float" office:value="0.10350388013568">
                <text:p>0.10350388013568</text:p>
              </table:table-cell>
              <table:table-cell office:value-type="float" office:value="0.130536558498104">
                <text:p>0.130536558498104</text:p>
              </table:table-cell>
              <table:table-cell office:value-type="float" office:value="0.130835317254968">
                <text:p>0.13083531725496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099634508832005">
                <text:p>0.099634508832005</text:p>
              </table:table-cell>
              <table:table-cell office:value-type="float" office:value="0.10383142406016">
                <text:p>0.10383142406016</text:p>
              </table:table-cell>
              <table:table-cell office:value-type="float" office:value="0.130949648873098">
                <text:p>0.130949648873098</text:p>
              </table:table-cell>
              <table:table-cell office:value-type="float" office:value="0.131249353069066">
                <text:p>0.13124935306906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09994881327627">
                <text:p>0.09994881327627</text:p>
              </table:table-cell>
              <table:table-cell office:value-type="float" office:value="0.10415896798464">
                <text:p>0.10415896798464</text:p>
              </table:table-cell>
              <table:table-cell office:value-type="float" office:value="0.131362739248092">
                <text:p>0.131362739248092</text:p>
              </table:table-cell>
              <table:table-cell office:value-type="float" office:value="0.131663388883164">
                <text:p>0.13166338888316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448651190912">
                <text:p>0.10448651190912</text:p>
              </table:table-cell>
              <table:table-cell office:value-type="float" office:value="0.131775829623086">
                <text:p>0.131775829623086</text:p>
              </table:table-cell>
              <table:table-cell office:value-type="float" office:value="0.132077424697262">
                <text:p>0.1320774246972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9770378153152">
                <text:p>0.09770378153152</text:p>
              </table:table-cell>
              <table:table-cell office:value-type="float" office:value="0.1048140558336">
                <text:p>0.1048140558336</text:p>
              </table:table-cell>
              <table:table-cell office:value-type="float" office:value="0.13218891999808">
                <text:p>0.13218891999808</text:p>
              </table:table-cell>
              <table:table-cell office:value-type="float" office:value="0.13249146051136">
                <text:p>0.1324914605113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98009105848806">
                <text:p>0.098009105848806</text:p>
              </table:table-cell>
              <table:table-cell office:value-type="float" office:value="0.10514159975808">
                <text:p>0.10514159975808</text:p>
              </table:table-cell>
              <table:table-cell office:value-type="float" office:value="0.132602010373074">
                <text:p>0.132602010373074</text:p>
              </table:table-cell>
              <table:table-cell office:value-type="float" office:value="0.132905496325458">
                <text:p>0.13290549632545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546914368256">
                <text:p>0.10546914368256</text:p>
              </table:table-cell>
              <table:table-cell office:value-type="float" office:value="0.133015100748068">
                <text:p>0.133015100748068</text:p>
              </table:table-cell>
              <table:table-cell office:value-type="float" office:value="0.133319532139556">
                <text:p>0.13331953213955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098619754483378">
                <text:p>0.098619754483378</text:p>
              </table:table-cell>
              <table:table-cell office:value-type="float" office:value="0.10579668760704">
                <text:p>0.10579668760704</text:p>
              </table:table-cell>
              <table:table-cell office:value-type="float" office:value="0.133428191123062">
                <text:p>0.133428191123062</text:p>
              </table:table-cell>
              <table:table-cell office:value-type="float" office:value="0.133733567953654">
                <text:p>0.13373356795365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612423153152">
                <text:p>0.10612423153152</text:p>
              </table:table-cell>
              <table:table-cell office:value-type="float" office:value="0.133841281498056">
                <text:p>0.133841281498056</text:p>
              </table:table-cell>
              <table:table-cell office:value-type="float" office:value="0.134147603767752">
                <text:p>0.13414760376775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6451775456">
                <text:p>0.106451775456</text:p>
              </table:table-cell>
              <table:table-cell office:value-type="float" office:value="0.13425437187305">
                <text:p>0.13425437187305</text:p>
              </table:table-cell>
              <table:table-cell office:value-type="float" office:value="0.13456163958185">
                <text:p>0.1345616395818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099535727435236">
                <text:p>0.099535727435236</text:p>
              </table:table-cell>
              <table:table-cell office:value-type="float" office:value="0.10677931938048">
                <text:p>0.10677931938048</text:p>
              </table:table-cell>
              <table:table-cell office:value-type="float" office:value="0.134667462248044">
                <text:p>0.134667462248044</text:p>
              </table:table-cell>
              <table:table-cell office:value-type="float" office:value="0.134975675395948">
                <text:p>0.13497567539594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096904550230389">
                <text:p>0.096904550230389</text:p>
              </table:table-cell>
              <table:table-cell office:value-type="float" office:value="0.104360533476678">
                <text:p>0.104360533476678</text:p>
              </table:table-cell>
              <table:table-cell office:value-type="float" office:value="0.135080552623038">
                <text:p>0.135080552623038</text:p>
              </table:table-cell>
              <table:table-cell office:value-type="float" office:value="0.135389711210046">
                <text:p>0.13538971121004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4679678838992">
                <text:p>0.104679678838992</text:p>
              </table:table-cell>
              <table:table-cell office:value-type="float" office:value="0.120438793775992">
                <text:p>0.120438793775992</text:p>
              </table:table-cell>
              <table:table-cell office:value-type="float" office:value="0.135803747024144">
                <text:p>0.13580374702414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97497238611003">
                <text:p>0.097497238611003</text:p>
              </table:table-cell>
              <table:table-cell office:value-type="float" office:value="0.104998824201306">
                <text:p>0.104998824201306</text:p>
              </table:table-cell>
              <table:table-cell office:value-type="float" office:value="0.120805985220431">
                <text:p>0.120805985220431</text:p>
              </table:table-cell>
              <table:table-cell office:value-type="float" office:value="0.136217782838242">
                <text:p>0.13621778283824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531796956362">
                <text:p>0.10531796956362</text:p>
              </table:table-cell>
              <table:table-cell office:value-type="float" office:value="0.12117317666487">
                <text:p>0.12117317666487</text:p>
              </table:table-cell>
              <table:table-cell office:value-type="float" office:value="0.13663181865234">
                <text:p>0.1366318186523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95117504961568">
                <text:p>0.095117504961568</text:p>
              </table:table-cell>
              <table:table-cell office:value-type="float" office:value="0.105637114925934">
                <text:p>0.105637114925934</text:p>
              </table:table-cell>
              <table:table-cell office:value-type="float" office:value="0.121540368109309">
                <text:p>0.121540368109309</text:p>
              </table:table-cell>
              <table:table-cell office:value-type="float" office:value="0.137045854466438">
                <text:p>0.13704585446643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095404869024896">
                <text:p>0.095404869024896</text:p>
              </table:table-cell>
              <table:table-cell office:value-type="float" office:value="0.105956260288248">
                <text:p>0.105956260288248</text:p>
              </table:table-cell>
              <table:table-cell office:value-type="float" office:value="0.121907559553748">
                <text:p>0.121907559553748</text:p>
              </table:table-cell>
              <table:table-cell office:value-type="float" office:value="0.137459890280536">
                <text:p>0.13745989028053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095692233088224">
                <text:p>0.095692233088224</text:p>
              </table:table-cell>
              <table:table-cell office:value-type="float" office:value="0.106275405650562">
                <text:p>0.106275405650562</text:p>
              </table:table-cell>
              <table:table-cell office:value-type="float" office:value="0.122274750998187">
                <text:p>0.122274750998187</text:p>
              </table:table-cell>
              <table:table-cell office:value-type="float" office:value="0.137873926094634">
                <text:p>0.13787392609463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095979597151552">
                <text:p>0.095979597151552</text:p>
              </table:table-cell>
              <table:table-cell office:value-type="float" office:value="0.106594551012876">
                <text:p>0.106594551012876</text:p>
              </table:table-cell>
              <table:table-cell office:value-type="float" office:value="0.122641942442626">
                <text:p>0.122641942442626</text:p>
              </table:table-cell>
              <table:table-cell office:value-type="float" office:value="0.138287961908732">
                <text:p>0.13828796190873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09626696121488">
                <text:p>0.09626696121488</text:p>
              </table:table-cell>
              <table:table-cell office:value-type="float" office:value="0.10691369637519">
                <text:p>0.10691369637519</text:p>
              </table:table-cell>
              <table:table-cell office:value-type="float" office:value="0.123009133887065">
                <text:p>0.123009133887065</text:p>
              </table:table-cell>
              <table:table-cell office:value-type="float" office:value="0.13870199772283">
                <text:p>0.1387019977228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7232841737504">
                <text:p>0.107232841737504</text:p>
              </table:table-cell>
              <table:table-cell office:value-type="float" office:value="0.123376325331504">
                <text:p>0.123376325331504</text:p>
              </table:table-cell>
              <table:table-cell office:value-type="float" office:value="0.139116033536928">
                <text:p>0.13911603353692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096841689341536">
                <text:p>0.096841689341536</text:p>
              </table:table-cell>
              <table:table-cell office:value-type="float" office:value="0.107551987099818">
                <text:p>0.107551987099818</text:p>
              </table:table-cell>
              <table:table-cell office:value-type="float" office:value="0.123743516775943">
                <text:p>0.123743516775943</text:p>
              </table:table-cell>
              <table:table-cell office:value-type="float" office:value="0.139530069351026">
                <text:p>0.13953006935102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07871132462132">
                <text:p>0.107871132462132</text:p>
              </table:table-cell>
              <table:table-cell office:value-type="float" office:value="0.124110708220382">
                <text:p>0.124110708220382</text:p>
              </table:table-cell>
              <table:table-cell office:value-type="float" office:value="0.122451092019568">
                <text:p>0.12245109201956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97416417468192">
                <text:p>0.097416417468192</text:p>
              </table:table-cell>
              <table:table-cell office:value-type="float" office:value="0.108190277824446">
                <text:p>0.108190277824446</text:p>
              </table:table-cell>
              <table:table-cell office:value-type="float" office:value="0.124477899664821">
                <text:p>0.124477899664821</text:p>
              </table:table-cell>
              <table:table-cell office:value-type="float" office:value="0.122813373356904">
                <text:p>0.12281337335690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9770378153152">
                <text:p>0.09770378153152</text:p>
              </table:table-cell>
              <table:table-cell office:value-type="float" office:value="0.10850942318676">
                <text:p>0.10850942318676</text:p>
              </table:table-cell>
              <table:table-cell office:value-type="float" office:value="0.12484509110926">
                <text:p>0.12484509110926</text:p>
              </table:table-cell>
              <table:table-cell office:value-type="float" office:value="0.12317565469424">
                <text:p>0.123175654694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08828568549074">
                <text:p>0.108828568549074</text:p>
              </table:table-cell>
              <table:table-cell office:value-type="float" office:value="0.125212282553699">
                <text:p>0.125212282553699</text:p>
              </table:table-cell>
              <table:table-cell office:value-type="float" office:value="0.123537936031576">
                <text:p>0.12353793603157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095207306231358">
                <text:p>0.095207306231358</text:p>
              </table:table-cell>
              <table:table-cell office:value-type="float" office:value="0.109147713911388">
                <text:p>0.109147713911388</text:p>
              </table:table-cell>
              <table:table-cell office:value-type="float" office:value="0.125579473998138">
                <text:p>0.125579473998138</text:p>
              </table:table-cell>
              <table:table-cell office:value-type="float" office:value="0.123900217368912">
                <text:p>0.12390021736891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095485690167707">
                <text:p>0.095485690167707</text:p>
              </table:table-cell>
              <table:table-cell office:value-type="float" office:value="0.106586152450764">
                <text:p>0.106586152450764</text:p>
              </table:table-cell>
              <table:table-cell office:value-type="float" office:value="0.125946665442577">
                <text:p>0.125946665442577</text:p>
              </table:table-cell>
              <table:table-cell office:value-type="float" office:value="0.124262498706248">
                <text:p>0.12426249870624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095764074104056">
                <text:p>0.095764074104056</text:p>
              </table:table-cell>
              <table:table-cell office:value-type="float" office:value="0.106896899250912">
                <text:p>0.106896899250912</text:p>
              </table:table-cell>
              <table:table-cell office:value-type="float" office:value="0.126313856887016">
                <text:p>0.126313856887016</text:p>
              </table:table-cell>
              <table:table-cell office:value-type="float" office:value="0.124624780043584">
                <text:p>0.12462478004358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096042458040405">
                <text:p>0.096042458040405</text:p>
              </table:table-cell>
              <table:table-cell office:value-type="float" office:value="0.10431014210379">
                <text:p>0.10431014210379</text:p>
              </table:table-cell>
              <table:table-cell office:value-type="float" office:value="0.126681048331455">
                <text:p>0.126681048331455</text:p>
              </table:table-cell>
              <table:table-cell office:value-type="float" office:value="0.12498706138092">
                <text:p>0.1249870613809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096320841976754">
                <text:p>0.096320841976754</text:p>
              </table:table-cell>
              <table:table-cell office:value-type="float" office:value="0.104612490341772">
                <text:p>0.104612490341772</text:p>
              </table:table-cell>
              <table:table-cell office:value-type="float" office:value="0.127048239775894">
                <text:p>0.127048239775894</text:p>
              </table:table-cell>
              <table:table-cell office:value-type="float" office:value="0.125349342718256">
                <text:p>0.12534934271825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096599225913103">
                <text:p>0.096599225913103</text:p>
              </table:table-cell>
              <table:table-cell office:value-type="float" office:value="0.104914838579754">
                <text:p>0.104914838579754</text:p>
              </table:table-cell>
              <table:table-cell office:value-type="float" office:value="0.127415431220333">
                <text:p>0.127415431220333</text:p>
              </table:table-cell>
              <table:table-cell office:value-type="float" office:value="0.125711624055592">
                <text:p>0.12571162405559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096877609849452">
                <text:p>0.096877609849452</text:p>
              </table:table-cell>
              <table:table-cell office:value-type="float" office:value="0.105217186817736">
                <text:p>0.105217186817736</text:p>
              </table:table-cell>
              <table:table-cell office:value-type="float" office:value="0.127782622664772">
                <text:p>0.127782622664772</text:p>
              </table:table-cell>
              <table:table-cell office:value-type="float" office:value="0.126073905392928">
                <text:p>0.12607390539292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97155993785801">
                <text:p>0.097155993785801</text:p>
              </table:table-cell>
              <table:table-cell office:value-type="float" office:value="0.105519535055718">
                <text:p>0.105519535055718</text:p>
              </table:table-cell>
              <table:table-cell office:value-type="float" office:value="0.128149814109211">
                <text:p>0.128149814109211</text:p>
              </table:table-cell>
              <table:table-cell office:value-type="float" office:value="0.126436186730264">
                <text:p>0.12643618673026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2851700555365">
                <text:p>0.12851700555365</text:p>
              </table:table-cell>
              <table:table-cell office:value-type="float" office:value="0.1267984680676">
                <text:p>0.126798468067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9456073708887">
                <text:p>0.09456073708887</text:p>
              </table:table-cell>
              <table:table-cell office:value-type="float" office:value="0.106124231531682">
                <text:p>0.106124231531682</text:p>
              </table:table-cell>
              <table:table-cell office:value-type="float" office:value="0.128884196998089">
                <text:p>0.128884196998089</text:p>
              </table:table-cell>
              <table:table-cell office:value-type="float" office:value="0.127160749404936">
                <text:p>0.12716074940493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09483014089824">
                <text:p>0.09483014089824</text:p>
              </table:table-cell>
              <table:table-cell office:value-type="float" office:value="0.106426579769664">
                <text:p>0.106426579769664</text:p>
              </table:table-cell>
              <table:table-cell office:value-type="float" office:value="0.129251388442528">
                <text:p>0.129251388442528</text:p>
              </table:table-cell>
              <table:table-cell office:value-type="float" office:value="0.127523030742272">
                <text:p>0.12752303074227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09509954470761">
                <text:p>0.09509954470761</text:p>
              </table:table-cell>
              <table:table-cell office:value-type="float" office:value="0.106728928007646">
                <text:p>0.106728928007646</text:p>
              </table:table-cell>
              <table:table-cell office:value-type="float" office:value="0.129618579886967">
                <text:p>0.129618579886967</text:p>
              </table:table-cell>
              <table:table-cell office:value-type="float" office:value="0.127885312079608">
                <text:p>0.12788531207960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09536894851698">
                <text:p>0.09536894851698</text:p>
              </table:table-cell>
              <table:table-cell office:value-type="float" office:value="0.107031276245628">
                <text:p>0.107031276245628</text:p>
              </table:table-cell>
              <table:table-cell office:value-type="float" office:value="0.129985771331406">
                <text:p>0.129985771331406</text:p>
              </table:table-cell>
              <table:table-cell office:value-type="float" office:value="0.128247593416944">
                <text:p>0.12824759341694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09563835232635">
                <text:p>0.09563835232635</text:p>
              </table:table-cell>
              <table:table-cell office:value-type="float" office:value="0.10733362448361">
                <text:p>0.10733362448361</text:p>
              </table:table-cell>
              <table:table-cell office:value-type="float" office:value="0.130352962775845">
                <text:p>0.130352962775845</text:p>
              </table:table-cell>
              <table:table-cell office:value-type="float" office:value="0.12860987475428">
                <text:p>0.1286098747542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07635972721592">
                <text:p>0.107635972721592</text:p>
              </table:table-cell>
              <table:table-cell office:value-type="float" office:value="0.130720154220284">
                <text:p>0.130720154220284</text:p>
              </table:table-cell>
              <table:table-cell office:value-type="float" office:value="0.128972156091616">
                <text:p>0.12897215609161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09617715994509">
                <text:p>0.09617715994509</text:p>
              </table:table-cell>
              <table:table-cell office:value-type="float" office:value="0.104940034266312">
                <text:p>0.104940034266312</text:p>
              </table:table-cell>
              <table:table-cell office:value-type="float" office:value="0.131087345664723">
                <text:p>0.131087345664723</text:p>
              </table:table-cell>
              <table:table-cell office:value-type="float" office:value="0.129334437428952">
                <text:p>0.12933443742895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09644656375446">
                <text:p>0.09644656375446</text:p>
              </table:table-cell>
              <table:table-cell office:value-type="float" office:value="0.105233983942128">
                <text:p>0.105233983942128</text:p>
              </table:table-cell>
              <table:table-cell office:value-type="float" office:value="0.131454537109162">
                <text:p>0.131454537109162</text:p>
              </table:table-cell>
              <table:table-cell office:value-type="float" office:value="0.129696718766288">
                <text:p>0.12969671876628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9671596756383">
                <text:p>0.09671596756383</text:p>
              </table:table-cell>
              <table:table-cell office:value-type="float" office:value="0.105527933617944">
                <text:p>0.105527933617944</text:p>
              </table:table-cell>
              <table:table-cell office:value-type="float" office:value="0.131821728553601">
                <text:p>0.131821728553601</text:p>
              </table:table-cell>
              <table:table-cell office:value-type="float" office:value="0.130059000103624">
                <text:p>0.1300590001036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582188329376">
                <text:p>0.10582188329376</text:p>
              </table:table-cell>
              <table:table-cell office:value-type="float" office:value="0.13218891999804">
                <text:p>0.13218891999804</text:p>
              </table:table-cell>
              <table:table-cell office:value-type="float" office:value="0.13042128144096">
                <text:p>0.1304212814409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94012949343151">
                <text:p>0.094012949343151</text:p>
              </table:table-cell>
              <table:table-cell office:value-type="float" office:value="0.106115832969576">
                <text:p>0.106115832969576</text:p>
              </table:table-cell>
              <table:table-cell office:value-type="float" office:value="0.132556111442479">
                <text:p>0.132556111442479</text:p>
              </table:table-cell>
              <table:table-cell office:value-type="float" office:value="0.130783562778296">
                <text:p>0.13078356277829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094273373025542">
                <text:p>0.094273373025542</text:p>
              </table:table-cell>
              <table:table-cell office:value-type="float" office:value="0.106409782645392">
                <text:p>0.106409782645392</text:p>
              </table:table-cell>
              <table:table-cell office:value-type="float" office:value="0.132923302886918">
                <text:p>0.132923302886918</text:p>
              </table:table-cell>
              <table:table-cell office:value-type="float" office:value="0.131145844115632">
                <text:p>0.13114584411563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094533796707933">
                <text:p>0.094533796707933</text:p>
              </table:table-cell>
              <table:table-cell office:value-type="float" office:value="0.106703732321208">
                <text:p>0.106703732321208</text:p>
              </table:table-cell>
              <table:table-cell office:value-type="float" office:value="0.133290494331357">
                <text:p>0.133290494331357</text:p>
              </table:table-cell>
              <table:table-cell office:value-type="float" office:value="0.131508125452968">
                <text:p>0.13150812545296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094794220390324">
                <text:p>0.094794220390324</text:p>
              </table:table-cell>
              <table:table-cell office:value-type="float" office:value="0.106997681997024">
                <text:p>0.106997681997024</text:p>
              </table:table-cell>
              <table:table-cell office:value-type="float" office:value="0.133657685775796">
                <text:p>0.133657685775796</text:p>
              </table:table-cell>
              <table:table-cell office:value-type="float" office:value="0.131870406790304">
                <text:p>0.13187040679030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095054644072715">
                <text:p>0.095054644072715</text:p>
              </table:table-cell>
              <table:table-cell office:value-type="float" office:value="0.104226156481885">
                <text:p>0.104226156481885</text:p>
              </table:table-cell>
              <table:table-cell office:value-type="float" office:value="0.134024877220235">
                <text:p>0.134024877220235</text:p>
              </table:table-cell>
              <table:table-cell office:value-type="float" office:value="0.13223268812764">
                <text:p>0.1322326881276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095315067755106">
                <text:p>0.095315067755106</text:p>
              </table:table-cell>
              <table:table-cell office:value-type="float" office:value="0.104511707595534">
                <text:p>0.104511707595534</text:p>
              </table:table-cell>
              <table:table-cell office:value-type="float" office:value="0.134392068664674">
                <text:p>0.134392068664674</text:p>
              </table:table-cell>
              <table:table-cell office:value-type="float" office:value="0.132594969464976">
                <text:p>0.13259496946497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095575491437497">
                <text:p>0.095575491437497</text:p>
              </table:table-cell>
              <table:table-cell office:value-type="float" office:value="0.104797258709183">
                <text:p>0.104797258709183</text:p>
              </table:table-cell>
              <table:table-cell office:value-type="float" office:value="0.117914352595428">
                <text:p>0.117914352595428</text:p>
              </table:table-cell>
              <table:table-cell office:value-type="float" office:value="0.132957250802312">
                <text:p>0.1329572508023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095835915119888">
                <text:p>0.095835915119888</text:p>
              </table:table-cell>
              <table:table-cell office:value-type="float" office:value="0.105082809822832">
                <text:p>0.105082809822832</text:p>
              </table:table-cell>
              <table:table-cell office:value-type="float" office:value="0.118235645109312">
                <text:p>0.118235645109312</text:p>
              </table:table-cell>
              <table:table-cell office:value-type="float" office:value="0.133319532139648">
                <text:p>0.13331953213964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96096338802279">
                <text:p>0.096096338802279</text:p>
              </table:table-cell>
              <table:table-cell office:value-type="float" office:value="0.105368360936481">
                <text:p>0.105368360936481</text:p>
              </table:table-cell>
              <table:table-cell office:value-type="float" office:value="0.118556937623196">
                <text:p>0.118556937623196</text:p>
              </table:table-cell>
              <table:table-cell office:value-type="float" office:value="0.133681813476984">
                <text:p>0.1336818134769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9635676248467">
                <text:p>0.09635676248467</text:p>
              </table:table-cell>
              <table:table-cell office:value-type="float" office:value="0.10565391205013">
                <text:p>0.10565391205013</text:p>
              </table:table-cell>
              <table:table-cell office:value-type="float" office:value="0.11887823013708">
                <text:p>0.11887823013708</text:p>
              </table:table-cell>
              <table:table-cell office:value-type="float" office:value="0.13404409481432">
                <text:p>0.1340440948143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96617186167061">
                <text:p>0.096617186167061</text:p>
              </table:table-cell>
              <table:table-cell office:value-type="float" office:value="0.105939463163779">
                <text:p>0.105939463163779</text:p>
              </table:table-cell>
              <table:table-cell office:value-type="float" office:value="0.119199522650964">
                <text:p>0.119199522650964</text:p>
              </table:table-cell>
              <table:table-cell office:value-type="float" office:value="0.134406376151656">
                <text:p>0.13440637615165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096877609849452">
                <text:p>0.096877609849452</text:p>
              </table:table-cell>
              <table:table-cell office:value-type="float" office:value="0.106225014277428">
                <text:p>0.106225014277428</text:p>
              </table:table-cell>
              <table:table-cell office:value-type="float" office:value="0.119520815164848">
                <text:p>0.119520815164848</text:p>
              </table:table-cell>
              <table:table-cell office:value-type="float" office:value="0.134768657488992">
                <text:p>0.134768657488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097138033531843">
                <text:p>0.097138033531843</text:p>
              </table:table-cell>
              <table:table-cell office:value-type="float" office:value="0.106510565391077">
                <text:p>0.106510565391077</text:p>
              </table:table-cell>
              <table:table-cell office:value-type="float" office:value="0.119842107678732">
                <text:p>0.119842107678732</text:p>
              </table:table-cell>
              <table:table-cell office:value-type="float" office:value="0.135130938826328">
                <text:p>0.13513093882632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6796116504726">
                <text:p>0.106796116504726</text:p>
              </table:table-cell>
              <table:table-cell office:value-type="float" office:value="0.120163400192616">
                <text:p>0.120163400192616</text:p>
              </table:table-cell>
              <table:table-cell office:value-type="float" office:value="0.135493220163664">
                <text:p>0.13549322016366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097658880896625">
                <text:p>0.097658880896625</text:p>
              </table:table-cell>
              <table:table-cell office:value-type="float" office:value="0.103932206806125">
                <text:p>0.103932206806125</text:p>
              </table:table-cell>
              <table:table-cell office:value-type="float" office:value="0.1204846927065">
                <text:p>0.1204846927065</text:p>
              </table:table-cell>
              <table:table-cell office:value-type="float" office:value="0.135855501501">
                <text:p>0.13585550150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097919304579016">
                <text:p>0.097919304579016</text:p>
              </table:table-cell>
              <table:table-cell office:value-type="float" office:value="0.104209359357608">
                <text:p>0.104209359357608</text:p>
              </table:table-cell>
              <table:table-cell office:value-type="float" office:value="0.120805985220384">
                <text:p>0.120805985220384</text:p>
              </table:table-cell>
              <table:table-cell office:value-type="float" office:value="0.136217782838336">
                <text:p>0.13621778283833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094794220390324">
                <text:p>0.094794220390324</text:p>
              </table:table-cell>
              <table:table-cell office:value-type="float" office:value="0.104486511909091">
                <text:p>0.104486511909091</text:p>
              </table:table-cell>
              <table:table-cell office:value-type="float" office:value="0.121127277734268">
                <text:p>0.121127277734268</text:p>
              </table:table-cell>
              <table:table-cell office:value-type="float" office:value="0.136580064175672">
                <text:p>0.13658006417567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095045663945736">
                <text:p>0.095045663945736</text:p>
              </table:table-cell>
              <table:table-cell office:value-type="float" office:value="0.104763664460574">
                <text:p>0.104763664460574</text:p>
              </table:table-cell>
              <table:table-cell office:value-type="float" office:value="0.121448570248152">
                <text:p>0.121448570248152</text:p>
              </table:table-cell>
              <table:table-cell office:value-type="float" office:value="0.136942345513008">
                <text:p>0.13694234551300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5297107501148">
                <text:p>0.095297107501148</text:p>
              </table:table-cell>
              <table:table-cell office:value-type="float" office:value="0.105040817012057">
                <text:p>0.105040817012057</text:p>
              </table:table-cell>
              <table:table-cell office:value-type="float" office:value="0.121769862762036">
                <text:p>0.121769862762036</text:p>
              </table:table-cell>
              <table:table-cell office:value-type="float" office:value="0.137304626850344">
                <text:p>0.13730462685034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9554855105656">
                <text:p>0.09554855105656</text:p>
              </table:table-cell>
              <table:table-cell office:value-type="float" office:value="0.10531796956354">
                <text:p>0.10531796956354</text:p>
              </table:table-cell>
              <table:table-cell office:value-type="float" office:value="0.12209115527592">
                <text:p>0.12209115527592</text:p>
              </table:table-cell>
              <table:table-cell office:value-type="float" office:value="0.13766690818768">
                <text:p>0.1376669081876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95799994611972">
                <text:p>0.095799994611972</text:p>
              </table:table-cell>
              <table:table-cell office:value-type="float" office:value="0.105595122115023">
                <text:p>0.105595122115023</text:p>
              </table:table-cell>
              <table:table-cell office:value-type="float" office:value="0.122412447789804">
                <text:p>0.122412447789804</text:p>
              </table:table-cell>
              <table:table-cell office:value-type="float" office:value="0.138029189525016">
                <text:p>0.1380291895250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096051438167384">
                <text:p>0.096051438167384</text:p>
              </table:table-cell>
              <table:table-cell office:value-type="float" office:value="0.105872274666506">
                <text:p>0.105872274666506</text:p>
              </table:table-cell>
              <table:table-cell office:value-type="float" office:value="0.122733740303688">
                <text:p>0.122733740303688</text:p>
              </table:table-cell>
              <table:table-cell office:value-type="float" office:value="0.138391470862352">
                <text:p>0.13839147086235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096302881722796">
                <text:p>0.096302881722796</text:p>
              </table:table-cell>
              <table:table-cell office:value-type="float" office:value="0.106149427217989">
                <text:p>0.106149427217989</text:p>
              </table:table-cell>
              <table:table-cell office:value-type="float" office:value="0.123055032817572">
                <text:p>0.123055032817572</text:p>
              </table:table-cell>
              <table:table-cell office:value-type="float" office:value="0.138753752199688">
                <text:p>0.13875375219968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6426579769472">
                <text:p>0.106426579769472</text:p>
              </table:table-cell>
              <table:table-cell office:value-type="float" office:value="0.123376325331456">
                <text:p>0.123376325331456</text:p>
              </table:table-cell>
              <table:table-cell office:value-type="float" office:value="0.139116033537024">
                <text:p>0.13911603353702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09680576883362">
                <text:p>0.09680576883362</text:p>
              </table:table-cell>
              <table:table-cell office:value-type="float" office:value="0.106703732320955">
                <text:p>0.106703732320955</text:p>
              </table:table-cell>
              <table:table-cell office:value-type="float" office:value="0.12369761784534">
                <text:p>0.12369761784534</text:p>
              </table:table-cell>
              <table:table-cell office:value-type="float" office:value="0.119552841320605">
                <text:p>0.11955284132060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097057212389032">
                <text:p>0.097057212389032</text:p>
              </table:table-cell>
              <table:table-cell office:value-type="float" office:value="0.106980884872438">
                <text:p>0.106980884872438</text:p>
              </table:table-cell>
              <table:table-cell office:value-type="float" office:value="0.124018910359224">
                <text:p>0.124018910359224</text:p>
              </table:table-cell>
              <table:table-cell office:value-type="float" office:value="0.119863368181178">
                <text:p>0.11986336818117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97308655944444">
                <text:p>0.097308655944444</text:p>
              </table:table-cell>
              <table:table-cell office:value-type="float" office:value="0.107258037423921">
                <text:p>0.107258037423921</text:p>
              </table:table-cell>
              <table:table-cell office:value-type="float" office:value="0.124340202873108">
                <text:p>0.124340202873108</text:p>
              </table:table-cell>
              <table:table-cell office:value-type="float" office:value="0.120173895041751">
                <text:p>0.12017389504175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097560099499856">
                <text:p>0.097560099499856</text:p>
              </table:table-cell>
              <table:table-cell office:value-type="float" office:value="0.104276547854996">
                <text:p>0.104276547854996</text:p>
              </table:table-cell>
              <table:table-cell office:value-type="float" office:value="0.124661495386992">
                <text:p>0.124661495386992</text:p>
              </table:table-cell>
              <table:table-cell office:value-type="float" office:value="0.120484421902324">
                <text:p>0.12048442190232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97811543055268">
                <text:p>0.097811543055268</text:p>
              </table:table-cell>
              <table:table-cell office:value-type="float" office:value="0.104545301844313">
                <text:p>0.104545301844313</text:p>
              </table:table-cell>
              <table:table-cell office:value-type="float" office:value="0.124982787900876">
                <text:p>0.124982787900876</text:p>
              </table:table-cell>
              <table:table-cell office:value-type="float" office:value="0.120794948762897">
                <text:p>0.1207949487628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481405583363">
                <text:p>0.10481405583363</text:p>
              </table:table-cell>
              <table:table-cell office:value-type="float" office:value="0.12530408041476">
                <text:p>0.12530408041476</text:p>
              </table:table-cell>
              <table:table-cell office:value-type="float" office:value="0.12110547562347">
                <text:p>0.1211054756234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5082809822947">
                <text:p>0.105082809822947</text:p>
              </table:table-cell>
              <table:table-cell office:value-type="float" office:value="0.125625372928644">
                <text:p>0.125625372928644</text:p>
              </table:table-cell>
              <table:table-cell office:value-type="float" office:value="0.121416002484043">
                <text:p>0.12141600248404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098565873721504">
                <text:p>0.098565873721504</text:p>
              </table:table-cell>
              <table:table-cell office:value-type="float" office:value="0.105351563812264">
                <text:p>0.105351563812264</text:p>
              </table:table-cell>
              <table:table-cell office:value-type="float" office:value="0.125946665442528">
                <text:p>0.125946665442528</text:p>
              </table:table-cell>
              <table:table-cell office:value-type="float" office:value="0.121726529344616">
                <text:p>0.12172652934461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098817317276916">
                <text:p>0.098817317276916</text:p>
              </table:table-cell>
              <table:table-cell office:value-type="float" office:value="0.105620317801581">
                <text:p>0.105620317801581</text:p>
              </table:table-cell>
              <table:table-cell office:value-type="float" office:value="0.126267957956412">
                <text:p>0.126267957956412</text:p>
              </table:table-cell>
              <table:table-cell office:value-type="float" office:value="0.122037056205189">
                <text:p>0.12203705620518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095530590802602">
                <text:p>0.095530590802602</text:p>
              </table:table-cell>
              <table:table-cell office:value-type="float" office:value="0.105889071790898">
                <text:p>0.105889071790898</text:p>
              </table:table-cell>
              <table:table-cell office:value-type="float" office:value="0.126589250470296">
                <text:p>0.126589250470296</text:p>
              </table:table-cell>
              <table:table-cell office:value-type="float" office:value="0.122347583065762">
                <text:p>0.12234758306576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095773054231035">
                <text:p>0.095773054231035</text:p>
              </table:table-cell>
              <table:table-cell office:value-type="float" office:value="0.106157825780215">
                <text:p>0.106157825780215</text:p>
              </table:table-cell>
              <table:table-cell office:value-type="float" office:value="0.12691054298418">
                <text:p>0.12691054298418</text:p>
              </table:table-cell>
              <table:table-cell office:value-type="float" office:value="0.122658109926335">
                <text:p>0.12265810992633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096015517659468">
                <text:p>0.096015517659468</text:p>
              </table:table-cell>
              <table:table-cell office:value-type="float" office:value="0.106426579769532">
                <text:p>0.106426579769532</text:p>
              </table:table-cell>
              <table:table-cell office:value-type="float" office:value="0.127231835498064">
                <text:p>0.127231835498064</text:p>
              </table:table-cell>
              <table:table-cell office:value-type="float" office:value="0.122968636786908">
                <text:p>0.1229686367869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096257981087901">
                <text:p>0.096257981087901</text:p>
              </table:table-cell>
              <table:table-cell office:value-type="float" office:value="0.106695333758849">
                <text:p>0.106695333758849</text:p>
              </table:table-cell>
              <table:table-cell office:value-type="float" office:value="0.127553128011948">
                <text:p>0.127553128011948</text:p>
              </table:table-cell>
              <table:table-cell office:value-type="float" office:value="0.123279163647481">
                <text:p>0.12327916364748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096500444516334">
                <text:p>0.096500444516334</text:p>
              </table:table-cell>
              <table:table-cell office:value-type="float" office:value="0.106964087748166">
                <text:p>0.106964087748166</text:p>
              </table:table-cell>
              <table:table-cell office:value-type="float" office:value="0.127874420525832">
                <text:p>0.127874420525832</text:p>
              </table:table-cell>
              <table:table-cell office:value-type="float" office:value="0.123589690508054">
                <text:p>0.12358969050805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6742907944767">
                <text:p>0.096742907944767</text:p>
              </table:table-cell>
              <table:table-cell office:value-type="float" office:value="0.107232841737483">
                <text:p>0.107232841737483</text:p>
              </table:table-cell>
              <table:table-cell office:value-type="float" office:value="0.128195713039716">
                <text:p>0.128195713039716</text:p>
              </table:table-cell>
              <table:table-cell office:value-type="float" office:value="0.123900217368627">
                <text:p>0.1239002173686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75015957268">
                <text:p>0.1075015957268</text:p>
              </table:table-cell>
              <table:table-cell office:value-type="float" office:value="0.1285170055536">
                <text:p>0.1285170055536</text:p>
              </table:table-cell>
              <table:table-cell office:value-type="float" office:value="0.1242107442292">
                <text:p>0.124210744229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97227834801633">
                <text:p>0.097227834801633</text:p>
              </table:table-cell>
              <table:table-cell office:value-type="float" office:value="0.107770349716117">
                <text:p>0.107770349716117</text:p>
              </table:table-cell>
              <table:table-cell office:value-type="float" office:value="0.128838298067484">
                <text:p>0.128838298067484</text:p>
              </table:table-cell>
              <table:table-cell office:value-type="float" office:value="0.124521271089773">
                <text:p>0.124521271089773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97470298230066">
                <text:p>0.097470298230066</text:p>
              </table:table-cell>
              <table:table-cell office:value-type="float" office:value="0.104662881714702">
                <text:p>0.104662881714702</text:p>
              </table:table-cell>
              <table:table-cell office:value-type="float" office:value="0.129159590581368">
                <text:p>0.129159590581368</text:p>
              </table:table-cell>
              <table:table-cell office:value-type="float" office:value="0.124831797950346">
                <text:p>0.12483179795034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097712761658499">
                <text:p>0.097712761658499</text:p>
              </table:table-cell>
              <table:table-cell office:value-type="float" office:value="0.104923237141853">
                <text:p>0.104923237141853</text:p>
              </table:table-cell>
              <table:table-cell office:value-type="float" office:value="0.129480883095252">
                <text:p>0.129480883095252</text:p>
              </table:table-cell>
              <table:table-cell office:value-type="float" office:value="0.125142324810919">
                <text:p>0.12514232481091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97955225086932">
                <text:p>0.097955225086932</text:p>
              </table:table-cell>
              <table:table-cell office:value-type="float" office:value="0.105183592569004">
                <text:p>0.105183592569004</text:p>
              </table:table-cell>
              <table:table-cell office:value-type="float" office:value="0.129802175609136">
                <text:p>0.129802175609136</text:p>
              </table:table-cell>
              <table:table-cell office:value-type="float" office:value="0.125452851671492">
                <text:p>0.12545285167149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98197688515365">
                <text:p>0.098197688515365</text:p>
              </table:table-cell>
              <table:table-cell office:value-type="float" office:value="0.105443947996155">
                <text:p>0.105443947996155</text:p>
              </table:table-cell>
              <table:table-cell office:value-type="float" office:value="0.13012346812302">
                <text:p>0.13012346812302</text:p>
              </table:table-cell>
              <table:table-cell office:value-type="float" office:value="0.125763378532065">
                <text:p>0.125763378532065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8440151943798">
                <text:p>0.098440151943798</text:p>
              </table:table-cell>
              <table:table-cell office:value-type="float" office:value="0.105704303423306">
                <text:p>0.105704303423306</text:p>
              </table:table-cell>
              <table:table-cell office:value-type="float" office:value="0.130444760636904">
                <text:p>0.130444760636904</text:p>
              </table:table-cell>
              <table:table-cell office:value-type="float" office:value="0.126073905392638">
                <text:p>0.12607390539263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95027703691778">
                <text:p>0.095027703691778</text:p>
              </table:table-cell>
              <table:table-cell office:value-type="float" office:value="0.105964658850457">
                <text:p>0.105964658850457</text:p>
              </table:table-cell>
              <table:table-cell office:value-type="float" office:value="0.130766053150788">
                <text:p>0.130766053150788</text:p>
              </table:table-cell>
              <table:table-cell office:value-type="float" office:value="0.126384432253211">
                <text:p>0.12638443225321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95261186993232">
                <text:p>0.095261186993232</text:p>
              </table:table-cell>
              <table:table-cell office:value-type="float" office:value="0.106225014277608">
                <text:p>0.106225014277608</text:p>
              </table:table-cell>
              <table:table-cell office:value-type="float" office:value="0.131087345664672">
                <text:p>0.131087345664672</text:p>
              </table:table-cell>
              <table:table-cell office:value-type="float" office:value="0.126694959113784">
                <text:p>0.12669495911378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95494670294686">
                <text:p>0.095494670294686</text:p>
              </table:table-cell>
              <table:table-cell office:value-type="float" office:value="0.106485369704759">
                <text:p>0.106485369704759</text:p>
              </table:table-cell>
              <table:table-cell office:value-type="float" office:value="0.131408638178556">
                <text:p>0.131408638178556</text:p>
              </table:table-cell>
              <table:table-cell office:value-type="float" office:value="0.127005485974357">
                <text:p>0.1270054859743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9572815359614">
                <text:p>0.09572815359614</text:p>
              </table:table-cell>
              <table:table-cell office:value-type="float" office:value="0.10674572513191">
                <text:p>0.10674572513191</text:p>
              </table:table-cell>
              <table:table-cell office:value-type="float" office:value="0.13172993069244">
                <text:p>0.13172993069244</text:p>
              </table:table-cell>
              <table:table-cell office:value-type="float" office:value="0.12731601283493">
                <text:p>0.12731601283493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95961636897594">
                <text:p>0.095961636897594</text:p>
              </table:table-cell>
              <table:table-cell office:value-type="float" office:value="0.107006080559061">
                <text:p>0.107006080559061</text:p>
              </table:table-cell>
              <table:table-cell office:value-type="float" office:value="0.132051223206324">
                <text:p>0.132051223206324</text:p>
              </table:table-cell>
              <table:table-cell office:value-type="float" office:value="0.127626539695503">
                <text:p>0.1276265396955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96195120199048">
                <text:p>0.096195120199048</text:p>
              </table:table-cell>
              <table:table-cell office:value-type="float" office:value="0.107266435986212">
                <text:p>0.107266435986212</text:p>
              </table:table-cell>
              <table:table-cell office:value-type="float" office:value="0.132372515720208">
                <text:p>0.132372515720208</text:p>
              </table:table-cell>
              <table:table-cell office:value-type="float" office:value="0.127937066556076">
                <text:p>0.12793706655607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96428603500502">
                <text:p>0.096428603500502</text:p>
              </table:table-cell>
              <table:table-cell office:value-type="float" office:value="0.107526791413363">
                <text:p>0.107526791413363</text:p>
              </table:table-cell>
              <table:table-cell office:value-type="float" office:value="0.132693808234092">
                <text:p>0.132693808234092</text:p>
              </table:table-cell>
              <table:table-cell office:value-type="float" office:value="0.128247593416649">
                <text:p>0.12824759341664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96662086801956">
                <text:p>0.096662086801956</text:p>
              </table:table-cell>
              <table:table-cell office:value-type="float" office:value="0.107787146840514">
                <text:p>0.107787146840514</text:p>
              </table:table-cell>
              <table:table-cell office:value-type="float" office:value="0.133015100747976">
                <text:p>0.133015100747976</text:p>
              </table:table-cell>
              <table:table-cell office:value-type="float" office:value="0.128558120277222">
                <text:p>0.12855812027722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9689557010341">
                <text:p>0.09689557010341</text:p>
              </table:table-cell>
              <table:table-cell office:value-type="float" office:value="0.108047502267665">
                <text:p>0.108047502267665</text:p>
              </table:table-cell>
              <table:table-cell office:value-type="float" office:value="0.13333639326186">
                <text:p>0.13333639326186</text:p>
              </table:table-cell>
              <table:table-cell office:value-type="float" office:value="0.128868647137795">
                <text:p>0.12886864713779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97129053404864">
                <text:p>0.097129053404864</text:p>
              </table:table-cell>
              <table:table-cell office:value-type="float" office:value="0.108307857694816">
                <text:p>0.108307857694816</text:p>
              </table:table-cell>
              <table:table-cell office:value-type="float" office:value="0.133657685775744">
                <text:p>0.133657685775744</text:p>
              </table:table-cell>
              <table:table-cell office:value-type="float" office:value="0.129179173998368">
                <text:p>0.12917917399836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97362536706318">
                <text:p>0.097362536706318</text:p>
              </table:table-cell>
              <table:table-cell office:value-type="float" office:value="0.108568213121967">
                <text:p>0.108568213121967</text:p>
              </table:table-cell>
              <table:table-cell office:value-type="float" office:value="0.133978978289628">
                <text:p>0.133978978289628</text:p>
              </table:table-cell>
              <table:table-cell office:value-type="float" office:value="0.129489700858941">
                <text:p>0.12948970085894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08828568549118">
                <text:p>0.108828568549118</text:p>
              </table:table-cell>
              <table:table-cell office:value-type="float" office:value="0.134300270803512">
                <text:p>0.134300270803512</text:p>
              </table:table-cell>
              <table:table-cell office:value-type="float" office:value="0.129800227719514">
                <text:p>0.12980022771951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97829503309226">
                <text:p>0.097829503309226</text:p>
              </table:table-cell>
              <table:table-cell office:value-type="float" office:value="0.109088923976269">
                <text:p>0.109088923976269</text:p>
              </table:table-cell>
              <table:table-cell office:value-type="float" office:value="0.11538991141527">
                <text:p>0.11538991141527</text:p>
              </table:table-cell>
              <table:table-cell office:value-type="float" office:value="0.130110754580087">
                <text:p>0.13011075458008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58218832937">
                <text:p>0.1058218832937</text:p>
              </table:table-cell>
              <table:table-cell office:value-type="float" office:value="0.1156653049986">
                <text:p>0.1156653049986</text:p>
              </table:table-cell>
              <table:table-cell office:value-type="float" office:value="0.13042128144066">
                <text:p>0.1304212814406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98296469912134">
                <text:p>0.098296469912134</text:p>
              </table:table-cell>
              <table:table-cell office:value-type="float" office:value="0.106073840158685">
                <text:p>0.106073840158685</text:p>
              </table:table-cell>
              <table:table-cell office:value-type="float" office:value="0.11594069858193">
                <text:p>0.11594069858193</text:p>
              </table:table-cell>
              <table:table-cell office:value-type="float" office:value="0.130731808301233">
                <text:p>0.13073180830123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8529953213588">
                <text:p>0.098529953213588</text:p>
              </table:table-cell>
              <table:table-cell office:value-type="float" office:value="0.10632579702367">
                <text:p>0.10632579702367</text:p>
              </table:table-cell>
              <table:table-cell office:value-type="float" office:value="0.11621609216526">
                <text:p>0.11621609216526</text:p>
              </table:table-cell>
              <table:table-cell office:value-type="float" office:value="0.131042335161806">
                <text:p>0.13104233516180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098763436515042">
                <text:p>0.098763436515042</text:p>
              </table:table-cell>
              <table:table-cell office:value-type="float" office:value="0.106577753888655">
                <text:p>0.106577753888655</text:p>
              </table:table-cell>
              <table:table-cell office:value-type="float" office:value="0.11649148574859">
                <text:p>0.11649148574859</text:p>
              </table:table-cell>
              <table:table-cell office:value-type="float" office:value="0.131352862022379">
                <text:p>0.13135286202237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951893459774">
                <text:p>0.0951893459774</text:p>
              </table:table-cell>
              <table:table-cell office:value-type="float" office:value="0.10682971075364">
                <text:p>0.10682971075364</text:p>
              </table:table-cell>
              <table:table-cell office:value-type="float" office:value="0.11676687933192">
                <text:p>0.11676687933192</text:p>
              </table:table-cell>
              <table:table-cell office:value-type="float" office:value="0.131663388882952">
                <text:p>0.13166338888295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095413849151875">
                <text:p>0.095413849151875</text:p>
              </table:table-cell>
              <table:table-cell office:value-type="float" office:value="0.107081667618625">
                <text:p>0.107081667618625</text:p>
              </table:table-cell>
              <table:table-cell office:value-type="float" office:value="0.11704227291525">
                <text:p>0.11704227291525</text:p>
              </table:table-cell>
              <table:table-cell office:value-type="float" office:value="0.131973915743525">
                <text:p>0.13197391574352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09563835232635">
                <text:p>0.09563835232635</text:p>
              </table:table-cell>
              <table:table-cell office:value-type="float" office:value="0.10733362448361">
                <text:p>0.10733362448361</text:p>
              </table:table-cell>
              <table:table-cell office:value-type="float" office:value="0.11731766649858">
                <text:p>0.11731766649858</text:p>
              </table:table-cell>
              <table:table-cell office:value-type="float" office:value="0.132284442604098">
                <text:p>0.13228444260409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95862855500825">
                <text:p>0.095862855500825</text:p>
              </table:table-cell>
              <table:table-cell office:value-type="float" office:value="0.107585581348595">
                <text:p>0.107585581348595</text:p>
              </table:table-cell>
              <table:table-cell office:value-type="float" office:value="0.11759306008191">
                <text:p>0.11759306008191</text:p>
              </table:table-cell>
              <table:table-cell office:value-type="float" office:value="0.132594969464671">
                <text:p>0.13259496946467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960873586753">
                <text:p>0.0960873586753</text:p>
              </table:table-cell>
              <table:table-cell office:value-type="float" office:value="0.10783753821358">
                <text:p>0.10783753821358</text:p>
              </table:table-cell>
              <table:table-cell office:value-type="float" office:value="0.11786845366524">
                <text:p>0.11786845366524</text:p>
              </table:table-cell>
              <table:table-cell office:value-type="float" office:value="0.132905496325244">
                <text:p>0.13290549632524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96311861849775">
                <text:p>0.096311861849775</text:p>
              </table:table-cell>
              <table:table-cell office:value-type="float" office:value="0.108089495078565">
                <text:p>0.108089495078565</text:p>
              </table:table-cell>
              <table:table-cell office:value-type="float" office:value="0.11814384724857">
                <text:p>0.11814384724857</text:p>
              </table:table-cell>
              <table:table-cell office:value-type="float" office:value="0.133216023185817">
                <text:p>0.1332160231858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653636502425">
                <text:p>0.09653636502425</text:p>
              </table:table-cell>
              <table:table-cell office:value-type="float" office:value="0.10834145194355">
                <text:p>0.10834145194355</text:p>
              </table:table-cell>
              <table:table-cell office:value-type="float" office:value="0.1184192408319">
                <text:p>0.1184192408319</text:p>
              </table:table-cell>
              <table:table-cell office:value-type="float" office:value="0.13352655004639">
                <text:p>0.1335265500463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96760868198725">
                <text:p>0.096760868198725</text:p>
              </table:table-cell>
              <table:table-cell office:value-type="float" office:value="0.108593408808535">
                <text:p>0.108593408808535</text:p>
              </table:table-cell>
              <table:table-cell office:value-type="float" office:value="0.11869463441523">
                <text:p>0.11869463441523</text:p>
              </table:table-cell>
              <table:table-cell office:value-type="float" office:value="0.133837076906963">
                <text:p>0.13383707690696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5217186817808">
                <text:p>0.105217186817808</text:p>
              </table:table-cell>
              <table:table-cell office:value-type="float" office:value="0.11897002799856">
                <text:p>0.11897002799856</text:p>
              </table:table-cell>
              <table:table-cell office:value-type="float" office:value="0.134147603767536">
                <text:p>0.13414760376753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7209874547675">
                <text:p>0.097209874547675</text:p>
              </table:table-cell>
              <table:table-cell office:value-type="float" office:value="0.105460745120627">
                <text:p>0.105460745120627</text:p>
              </table:table-cell>
              <table:table-cell office:value-type="float" office:value="0.11924542158189">
                <text:p>0.11924542158189</text:p>
              </table:table-cell>
              <table:table-cell office:value-type="float" office:value="0.134458130628109">
                <text:p>0.13445813062810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9743437772215">
                <text:p>0.09743437772215</text:p>
              </table:table-cell>
              <table:table-cell office:value-type="float" office:value="0.105704303423446">
                <text:p>0.105704303423446</text:p>
              </table:table-cell>
              <table:table-cell office:value-type="float" office:value="0.11952081516522">
                <text:p>0.11952081516522</text:p>
              </table:table-cell>
              <table:table-cell office:value-type="float" office:value="0.134768657488682">
                <text:p>0.13476865748868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97658880896625">
                <text:p>0.097658880896625</text:p>
              </table:table-cell>
              <table:table-cell office:value-type="float" office:value="0.105947861726265">
                <text:p>0.105947861726265</text:p>
              </table:table-cell>
              <table:table-cell office:value-type="float" office:value="0.11979620874855">
                <text:p>0.11979620874855</text:p>
              </table:table-cell>
              <table:table-cell office:value-type="float" office:value="0.135079184349255">
                <text:p>0.13507918434925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978833840711">
                <text:p>0.0978833840711</text:p>
              </table:table-cell>
              <table:table-cell office:value-type="float" office:value="0.106191420029084">
                <text:p>0.106191420029084</text:p>
              </table:table-cell>
              <table:table-cell office:value-type="float" office:value="0.12007160233188">
                <text:p>0.12007160233188</text:p>
              </table:table-cell>
              <table:table-cell office:value-type="float" office:value="0.135389711209828">
                <text:p>0.13538971120982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98107887245575">
                <text:p>0.098107887245575</text:p>
              </table:table-cell>
              <table:table-cell office:value-type="float" office:value="0.106434978331903">
                <text:p>0.106434978331903</text:p>
              </table:table-cell>
              <table:table-cell office:value-type="float" office:value="0.12034699591521">
                <text:p>0.12034699591521</text:p>
              </table:table-cell>
              <table:table-cell office:value-type="float" office:value="0.135700238070401">
                <text:p>0.13570023807040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9833239042005">
                <text:p>0.09833239042005</text:p>
              </table:table-cell>
              <table:table-cell office:value-type="float" office:value="0.106678536634722">
                <text:p>0.106678536634722</text:p>
              </table:table-cell>
              <table:table-cell office:value-type="float" office:value="0.12062238949854">
                <text:p>0.12062238949854</text:p>
              </table:table-cell>
              <table:table-cell office:value-type="float" office:value="0.136010764930974">
                <text:p>0.13601076493097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98556893594525">
                <text:p>0.098556893594525</text:p>
              </table:table-cell>
              <table:table-cell office:value-type="float" office:value="0.106922094937541">
                <text:p>0.106922094937541</text:p>
              </table:table-cell>
              <table:table-cell office:value-type="float" office:value="0.12089778308187">
                <text:p>0.12089778308187</text:p>
              </table:table-cell>
              <table:table-cell office:value-type="float" office:value="0.136321291791547">
                <text:p>0.13632129179154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716565324036">
                <text:p>0.10716565324036</text:p>
              </table:table-cell>
              <table:table-cell office:value-type="float" office:value="0.1211731766652">
                <text:p>0.1211731766652</text:p>
              </table:table-cell>
              <table:table-cell office:value-type="float" office:value="0.13663181865212">
                <text:p>0.1366318186521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99005899943475">
                <text:p>0.099005899943475</text:p>
              </table:table-cell>
              <table:table-cell office:value-type="float" office:value="0.107409211543179">
                <text:p>0.107409211543179</text:p>
              </table:table-cell>
              <table:table-cell office:value-type="float" office:value="0.12144857024853">
                <text:p>0.12144857024853</text:p>
              </table:table-cell>
              <table:table-cell office:value-type="float" office:value="0.136942345512693">
                <text:p>0.13694234551269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9923040311795">
                <text:p>0.09923040311795</text:p>
              </table:table-cell>
              <table:table-cell office:value-type="float" office:value="0.103940605368184">
                <text:p>0.103940605368184</text:p>
              </table:table-cell>
              <table:table-cell office:value-type="float" office:value="0.12172396383186">
                <text:p>0.12172396383186</text:p>
              </table:table-cell>
              <table:table-cell office:value-type="float" office:value="0.137252872373266">
                <text:p>0.13725287237326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99454906292425">
                <text:p>0.099454906292425</text:p>
              </table:table-cell>
              <table:table-cell office:value-type="float" office:value="0.104175765108836">
                <text:p>0.104175765108836</text:p>
              </table:table-cell>
              <table:table-cell office:value-type="float" office:value="0.12199935741519">
                <text:p>0.12199935741519</text:p>
              </table:table-cell>
              <table:table-cell office:value-type="float" office:value="0.137563399233839">
                <text:p>0.13756339923383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996794094669">
                <text:p>0.0996794094669</text:p>
              </table:table-cell>
              <table:table-cell office:value-type="float" office:value="0.104410924849488">
                <text:p>0.104410924849488</text:p>
              </table:table-cell>
              <table:table-cell office:value-type="float" office:value="0.12227475099852">
                <text:p>0.12227475099852</text:p>
              </table:table-cell>
              <table:table-cell office:value-type="float" office:value="0.137873926094412">
                <text:p>0.13787392609441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9590775613572">
                <text:p>0.09590775613572</text:p>
              </table:table-cell>
              <table:table-cell office:value-type="float" office:value="0.10464608459014">
                <text:p>0.10464608459014</text:p>
              </table:table-cell>
              <table:table-cell office:value-type="float" office:value="0.12255014458185">
                <text:p>0.12255014458185</text:p>
              </table:table-cell>
              <table:table-cell office:value-type="float" office:value="0.138184452954985">
                <text:p>0.13818445295498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96123279183216">
                <text:p>0.096123279183216</text:p>
              </table:table-cell>
              <table:table-cell office:value-type="float" office:value="0.104881244330792">
                <text:p>0.104881244330792</text:p>
              </table:table-cell>
              <table:table-cell office:value-type="float" office:value="0.12282553816518">
                <text:p>0.12282553816518</text:p>
              </table:table-cell>
              <table:table-cell office:value-type="float" office:value="0.138494979815558">
                <text:p>0.13849497981555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96338802230712">
                <text:p>0.096338802230712</text:p>
              </table:table-cell>
              <table:table-cell office:value-type="float" office:value="0.105116404071444">
                <text:p>0.105116404071444</text:p>
              </table:table-cell>
              <table:table-cell office:value-type="float" office:value="0.12310093174851">
                <text:p>0.12310093174851</text:p>
              </table:table-cell>
              <table:table-cell office:value-type="float" office:value="0.138805506676131">
                <text:p>0.1388055066761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96554325278208">
                <text:p>0.096554325278208</text:p>
              </table:table-cell>
              <table:table-cell office:value-type="float" office:value="0.105351563812096">
                <text:p>0.105351563812096</text:p>
              </table:table-cell>
              <table:table-cell office:value-type="float" office:value="0.12337632533184">
                <text:p>0.12337632533184</text:p>
              </table:table-cell>
              <table:table-cell office:value-type="float" office:value="0.139116033536704">
                <text:p>0.13911603353670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96769848325704">
                <text:p>0.096769848325704</text:p>
              </table:table-cell>
              <table:table-cell office:value-type="float" office:value="0.105586723552748">
                <text:p>0.105586723552748</text:p>
              </table:table-cell>
              <table:table-cell office:value-type="float" office:value="0.12365171891517">
                <text:p>0.12365171891517</text:p>
              </table:table-cell>
              <table:table-cell office:value-type="float" office:value="0.139426560397277">
                <text:p>0.1394265603972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969853713732">
                <text:p>0.0969853713732</text:p>
              </table:table-cell>
              <table:table-cell office:value-type="float" office:value="0.1020425303187">
                <text:p>0.1020425303187</text:p>
              </table:table-cell>
              <table:table-cell office:value-type="float" office:value="0.1239271124985">
                <text:p>0.1239271124985</text:p>
              </table:table-cell>
              <table:table-cell office:value-type="float" office:value="0.13973708725785">
                <text:p>0.139737087257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2269291497186">
                <text:p>0.102269291497186</text:p>
              </table:table-cell>
              <table:table-cell office:value-type="float" office:value="0.12420250608183">
                <text:p>0.12420250608183</text:p>
              </table:table-cell>
              <table:table-cell office:value-type="float" office:value="0.116706345098761">
                <text:p>0.11670634509876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97416417468192">
                <text:p>0.097416417468192</text:p>
              </table:table-cell>
              <table:table-cell office:value-type="float" office:value="0.102496052675672">
                <text:p>0.102496052675672</text:p>
              </table:table-cell>
              <table:table-cell office:value-type="float" office:value="0.12447789966516">
                <text:p>0.12447789966516</text:p>
              </table:table-cell>
              <table:table-cell office:value-type="float" office:value="0.116965117482572">
                <text:p>0.11696511748257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97631940515688">
                <text:p>0.097631940515688</text:p>
              </table:table-cell>
              <table:table-cell office:value-type="float" office:value="0.102722813854158">
                <text:p>0.102722813854158</text:p>
              </table:table-cell>
              <table:table-cell office:value-type="float" office:value="0.12475329324849">
                <text:p>0.12475329324849</text:p>
              </table:table-cell>
              <table:table-cell office:value-type="float" office:value="0.117223889866383">
                <text:p>0.11722388986638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97847463563184">
                <text:p>0.097847463563184</text:p>
              </table:table-cell>
              <table:table-cell office:value-type="float" office:value="0.102949575032644">
                <text:p>0.102949575032644</text:p>
              </table:table-cell>
              <table:table-cell office:value-type="float" office:value="0.12502868683182">
                <text:p>0.12502868683182</text:p>
              </table:table-cell>
              <table:table-cell office:value-type="float" office:value="0.117482662250194">
                <text:p>0.11748266225019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9806298661068">
                <text:p>0.09806298661068</text:p>
              </table:table-cell>
              <table:table-cell office:value-type="float" office:value="0.10317633621113">
                <text:p>0.10317633621113</text:p>
              </table:table-cell>
              <table:table-cell office:value-type="float" office:value="0.12530408041515">
                <text:p>0.12530408041515</text:p>
              </table:table-cell>
              <table:table-cell office:value-type="float" office:value="0.117741434634005">
                <text:p>0.11774143463400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98278509658176">
                <text:p>0.098278509658176</text:p>
              </table:table-cell>
              <table:table-cell office:value-type="float" office:value="0.103403097389616">
                <text:p>0.103403097389616</text:p>
              </table:table-cell>
              <table:table-cell office:value-type="float" office:value="0.12557947399848">
                <text:p>0.12557947399848</text:p>
              </table:table-cell>
              <table:table-cell office:value-type="float" office:value="0.118000207017816">
                <text:p>0.11800020701781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98494032705672">
                <text:p>0.098494032705672</text:p>
              </table:table-cell>
              <table:table-cell office:value-type="float" office:value="0.103629858568102">
                <text:p>0.103629858568102</text:p>
              </table:table-cell>
              <table:table-cell office:value-type="float" office:value="0.12585486758181">
                <text:p>0.12585486758181</text:p>
              </table:table-cell>
              <table:table-cell office:value-type="float" office:value="0.118258979401627">
                <text:p>0.11825897940162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98709555753168">
                <text:p>0.098709555753168</text:p>
              </table:table-cell>
              <table:table-cell office:value-type="float" office:value="0.103856619746588">
                <text:p>0.103856619746588</text:p>
              </table:table-cell>
              <table:table-cell office:value-type="float" office:value="0.12613026116514">
                <text:p>0.12613026116514</text:p>
              </table:table-cell>
              <table:table-cell office:value-type="float" office:value="0.118517751785438">
                <text:p>0.11851775178543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98925078800664">
                <text:p>0.098925078800664</text:p>
              </table:table-cell>
              <table:table-cell office:value-type="float" office:value="0.104083380925074">
                <text:p>0.104083380925074</text:p>
              </table:table-cell>
              <table:table-cell office:value-type="float" office:value="0.12640565474847">
                <text:p>0.12640565474847</text:p>
              </table:table-cell>
              <table:table-cell office:value-type="float" office:value="0.118776524169249">
                <text:p>0.11877652416924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431014210356">
                <text:p>0.10431014210356</text:p>
              </table:table-cell>
              <table:table-cell office:value-type="float" office:value="0.1266810483318">
                <text:p>0.1266810483318</text:p>
              </table:table-cell>
              <table:table-cell office:value-type="float" office:value="0.11903529655306">
                <text:p>0.1190352965530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99356124895656">
                <text:p>0.099356124895656</text:p>
              </table:table-cell>
              <table:table-cell office:value-type="float" office:value="0.104536903282046">
                <text:p>0.104536903282046</text:p>
              </table:table-cell>
              <table:table-cell office:value-type="float" office:value="0.12695644191513">
                <text:p>0.12695644191513</text:p>
              </table:table-cell>
              <table:table-cell office:value-type="float" office:value="0.119294068936871">
                <text:p>0.11929406893687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99571647943152">
                <text:p>0.099571647943152</text:p>
              </table:table-cell>
              <table:table-cell office:value-type="float" office:value="0.104763664460532">
                <text:p>0.104763664460532</text:p>
              </table:table-cell>
              <table:table-cell office:value-type="float" office:value="0.12723183549846">
                <text:p>0.12723183549846</text:p>
              </table:table-cell>
              <table:table-cell office:value-type="float" office:value="0.119552841320682">
                <text:p>0.11955284132068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99787170990648">
                <text:p>0.099787170990648</text:p>
              </table:table-cell>
              <table:table-cell office:value-type="float" office:value="0.10110189135616">
                <text:p>0.10110189135616</text:p>
              </table:table-cell>
              <table:table-cell office:value-type="float" office:value="0.12750722908179">
                <text:p>0.12750722908179</text:p>
              </table:table-cell>
              <table:table-cell office:value-type="float" office:value="0.119811613704493">
                <text:p>0.11981161370449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100002694038144">
                <text:p>0.100002694038144</text:p>
              </table:table-cell>
              <table:table-cell office:value-type="float" office:value="0.10132025397248">
                <text:p>0.10132025397248</text:p>
              </table:table-cell>
              <table:table-cell office:value-type="float" office:value="0.12778262266512">
                <text:p>0.12778262266512</text:p>
              </table:table-cell>
              <table:table-cell office:value-type="float" office:value="0.120070386088304">
                <text:p>0.12007038608830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10021821708564">
                <text:p>0.10021821708564</text:p>
              </table:table-cell>
              <table:table-cell office:value-type="float" office:value="0.1015386165888">
                <text:p>0.1015386165888</text:p>
              </table:table-cell>
              <table:table-cell office:value-type="float" office:value="0.12805801624845">
                <text:p>0.12805801624845</text:p>
              </table:table-cell>
              <table:table-cell office:value-type="float" office:value="0.120329158472115">
                <text:p>0.12032915847211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100433740133136">
                <text:p>0.100433740133136</text:p>
              </table:table-cell>
              <table:table-cell office:value-type="float" office:value="0.10175697920512">
                <text:p>0.10175697920512</text:p>
              </table:table-cell>
              <table:table-cell office:value-type="float" office:value="0.12833340983178">
                <text:p>0.12833340983178</text:p>
              </table:table-cell>
              <table:table-cell office:value-type="float" office:value="0.120587930855926">
                <text:p>0.12058793085592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100649263180632">
                <text:p>0.100649263180632</text:p>
              </table:table-cell>
              <table:table-cell office:value-type="float" office:value="0.10197534182144">
                <text:p>0.10197534182144</text:p>
              </table:table-cell>
              <table:table-cell office:value-type="float" office:value="0.12860880341511">
                <text:p>0.12860880341511</text:p>
              </table:table-cell>
              <table:table-cell office:value-type="float" office:value="0.120846703239737">
                <text:p>0.12084670323973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100864786228128">
                <text:p>0.100864786228128</text:p>
              </table:table-cell>
              <table:table-cell office:value-type="float" office:value="0.10219370443776">
                <text:p>0.10219370443776</text:p>
              </table:table-cell>
              <table:table-cell office:value-type="float" office:value="0.12888419699844">
                <text:p>0.12888419699844</text:p>
              </table:table-cell>
              <table:table-cell office:value-type="float" office:value="0.121105475623548">
                <text:p>0.12110547562354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101080309275624">
                <text:p>0.101080309275624</text:p>
              </table:table-cell>
              <table:table-cell office:value-type="float" office:value="0.10241206705408">
                <text:p>0.10241206705408</text:p>
              </table:table-cell>
              <table:table-cell office:value-type="float" office:value="0.12915959058177">
                <text:p>0.12915959058177</text:p>
              </table:table-cell>
              <table:table-cell office:value-type="float" office:value="0.121364248007359">
                <text:p>0.12136424800735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10129583232312">
                <text:p>0.10129583232312</text:p>
              </table:table-cell>
              <table:table-cell office:value-type="float" office:value="0.1026304296704">
                <text:p>0.1026304296704</text:p>
              </table:table-cell>
              <table:table-cell office:value-type="float" office:value="0.1294349841651">
                <text:p>0.1294349841651</text:p>
              </table:table-cell>
              <table:table-cell office:value-type="float" office:value="0.12162302039117">
                <text:p>0.1216230203911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97281715563507">
                <text:p>0.097281715563507</text:p>
              </table:table-cell>
              <table:table-cell office:value-type="float" office:value="0.10284879228672">
                <text:p>0.10284879228672</text:p>
              </table:table-cell>
              <table:table-cell office:value-type="float" office:value="0.12971037774843">
                <text:p>0.12971037774843</text:p>
              </table:table-cell>
              <table:table-cell office:value-type="float" office:value="0.121881792774981">
                <text:p>0.12188179277498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97488258484024">
                <text:p>0.097488258484024</text:p>
              </table:table-cell>
              <table:table-cell office:value-type="float" office:value="0.10306715490304">
                <text:p>0.10306715490304</text:p>
              </table:table-cell>
              <table:table-cell office:value-type="float" office:value="0.12998577133176">
                <text:p>0.12998577133176</text:p>
              </table:table-cell>
              <table:table-cell office:value-type="float" office:value="0.122140565158792">
                <text:p>0.12214056515879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97694801404541">
                <text:p>0.097694801404541</text:p>
              </table:table-cell>
              <table:table-cell office:value-type="float" office:value="0.10328551751936">
                <text:p>0.10328551751936</text:p>
              </table:table-cell>
              <table:table-cell office:value-type="float" office:value="0.13026116491509">
                <text:p>0.13026116491509</text:p>
              </table:table-cell>
              <table:table-cell office:value-type="float" office:value="0.122399337542603">
                <text:p>0.12239933754260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97901344325058">
                <text:p>0.097901344325058</text:p>
              </table:table-cell>
              <table:table-cell office:value-type="float" office:value="0.10350388013568">
                <text:p>0.10350388013568</text:p>
              </table:table-cell>
              <table:table-cell office:value-type="float" office:value="0.13053655849842">
                <text:p>0.13053655849842</text:p>
              </table:table-cell>
              <table:table-cell office:value-type="float" office:value="0.122658109926414">
                <text:p>0.12265810992641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98107887245575">
                <text:p>0.098107887245575</text:p>
              </table:table-cell>
              <table:table-cell office:value-type="float" office:value="0.103722242752">
                <text:p>0.103722242752</text:p>
              </table:table-cell>
              <table:table-cell office:value-type="float" office:value="0.13081195208175">
                <text:p>0.13081195208175</text:p>
              </table:table-cell>
              <table:table-cell office:value-type="float" office:value="0.122916882310225">
                <text:p>0.12291688231022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98314430166092">
                <text:p>0.098314430166092</text:p>
              </table:table-cell>
              <table:table-cell office:value-type="float" office:value="0.10394060536832">
                <text:p>0.10394060536832</text:p>
              </table:table-cell>
              <table:table-cell office:value-type="float" office:value="0.13108734566508">
                <text:p>0.13108734566508</text:p>
              </table:table-cell>
              <table:table-cell office:value-type="float" office:value="0.123175654694036">
                <text:p>0.12317565469403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98520973086609">
                <text:p>0.098520973086609</text:p>
              </table:table-cell>
              <table:table-cell office:value-type="float" office:value="0.10415896798464">
                <text:p>0.10415896798464</text:p>
              </table:table-cell>
              <table:table-cell office:value-type="float" office:value="0.13136273924841">
                <text:p>0.13136273924841</text:p>
              </table:table-cell>
              <table:table-cell office:value-type="float" office:value="0.123434427077847">
                <text:p>0.12343442707784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98727516007126">
                <text:p>0.098727516007126</text:p>
              </table:table-cell>
              <table:table-cell office:value-type="float" office:value="0.10437733060096">
                <text:p>0.10437733060096</text:p>
              </table:table-cell>
              <table:table-cell office:value-type="float" office:value="0.13163813283174">
                <text:p>0.13163813283174</text:p>
              </table:table-cell>
              <table:table-cell office:value-type="float" office:value="0.123693199461658">
                <text:p>0.12369319946165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98934058927643">
                <text:p>0.098934058927643</text:p>
              </table:table-cell>
              <table:table-cell office:value-type="float" office:value="0.10459569321728">
                <text:p>0.10459569321728</text:p>
              </table:table-cell>
              <table:table-cell office:value-type="float" office:value="0.13191352641507">
                <text:p>0.13191352641507</text:p>
              </table:table-cell>
              <table:table-cell office:value-type="float" office:value="0.123951971845469">
                <text:p>0.1239519718454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9914060184816">
                <text:p>0.09914060184816</text:p>
              </table:table-cell>
              <table:table-cell office:value-type="float" office:value="0.1048140558336">
                <text:p>0.1048140558336</text:p>
              </table:table-cell>
              <table:table-cell office:value-type="float" office:value="0.1321889199984">
                <text:p>0.1321889199984</text:p>
              </table:table-cell>
              <table:table-cell office:value-type="float" office:value="0.12421074422928">
                <text:p>0.1242107442292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99347144768677">
                <text:p>0.099347144768677</text:p>
              </table:table-cell>
              <table:table-cell office:value-type="float" office:value="0.10503241844992">
                <text:p>0.10503241844992</text:p>
              </table:table-cell>
              <table:table-cell office:value-type="float" office:value="0.13246431358173">
                <text:p>0.13246431358173</text:p>
              </table:table-cell>
              <table:table-cell office:value-type="float" office:value="0.124469516613091">
                <text:p>0.12446951661309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99553687689194">
                <text:p>0.099553687689194</text:p>
              </table:table-cell>
              <table:table-cell office:value-type="float" office:value="0.10525078106624">
                <text:p>0.10525078106624</text:p>
              </table:table-cell>
              <table:table-cell office:value-type="float" office:value="0.13273970716506">
                <text:p>0.13273970716506</text:p>
              </table:table-cell>
              <table:table-cell office:value-type="float" office:value="0.124728288996902">
                <text:p>0.12472828899690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99760230609711">
                <text:p>0.099760230609711</text:p>
              </table:table-cell>
              <table:table-cell office:value-type="float" office:value="0.10546914368256">
                <text:p>0.10546914368256</text:p>
              </table:table-cell>
              <table:table-cell office:value-type="float" office:value="0.13301510074839">
                <text:p>0.13301510074839</text:p>
              </table:table-cell>
              <table:table-cell office:value-type="float" office:value="0.124987061380713">
                <text:p>0.12498706138071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99966773530228">
                <text:p>0.099966773530228</text:p>
              </table:table-cell>
              <table:table-cell office:value-type="float" office:value="0.101622602210536">
                <text:p>0.101622602210536</text:p>
              </table:table-cell>
              <table:table-cell office:value-type="float" office:value="0.13329049433172">
                <text:p>0.13329049433172</text:p>
              </table:table-cell>
              <table:table-cell office:value-type="float" office:value="0.125245833764524">
                <text:p>0.12524583376452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100173316450745">
                <text:p>0.100173316450745</text:p>
              </table:table-cell>
              <table:table-cell office:value-type="float" office:value="0.10183256626469">
                <text:p>0.10183256626469</text:p>
              </table:table-cell>
              <table:table-cell office:value-type="float" office:value="0.13356588791505">
                <text:p>0.13356588791505</text:p>
              </table:table-cell>
              <table:table-cell office:value-type="float" office:value="0.125504606148335">
                <text:p>0.12550460614833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100379859371262">
                <text:p>0.100379859371262</text:p>
              </table:table-cell>
              <table:table-cell office:value-type="float" office:value="0.102042530318844">
                <text:p>0.102042530318844</text:p>
              </table:table-cell>
              <table:table-cell office:value-type="float" office:value="0.13384128149838">
                <text:p>0.13384128149838</text:p>
              </table:table-cell>
              <table:table-cell office:value-type="float" office:value="0.125763378532146">
                <text:p>0.12576337853214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100586402291779">
                <text:p>0.100586402291779</text:p>
              </table:table-cell>
              <table:table-cell office:value-type="float" office:value="0.102252494372998">
                <text:p>0.102252494372998</text:p>
              </table:table-cell>
              <table:table-cell office:value-type="float" office:value="0.13411667508171">
                <text:p>0.13411667508171</text:p>
              </table:table-cell>
              <table:table-cell office:value-type="float" office:value="0.126022150915957">
                <text:p>0.12602215091595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100792945212296">
                <text:p>0.100792945212296</text:p>
              </table:table-cell>
              <table:table-cell office:value-type="float" office:value="0.102462458427152">
                <text:p>0.102462458427152</text:p>
              </table:table-cell>
              <table:table-cell office:value-type="float" office:value="0.13439206866504">
                <text:p>0.13439206866504</text:p>
              </table:table-cell>
              <table:table-cell office:value-type="float" office:value="0.126280923299768">
                <text:p>0.12628092329976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100999488132813">
                <text:p>0.100999488132813</text:p>
              </table:table-cell>
              <table:table-cell office:value-type="float" office:value="0.102672422481306">
                <text:p>0.102672422481306</text:p>
              </table:table-cell>
              <table:table-cell office:value-type="float" office:value="0.13466746224837">
                <text:p>0.13466746224837</text:p>
              </table:table-cell>
              <table:table-cell office:value-type="float" office:value="0.126539695683579">
                <text:p>0.1265396956835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10120603105333">
                <text:p>0.10120603105333</text:p>
              </table:table-cell>
              <table:table-cell office:value-type="float" office:value="0.10288238653546">
                <text:p>0.10288238653546</text:p>
              </table:table-cell>
              <table:table-cell office:value-type="float" office:value="0.1349428558317">
                <text:p>0.1349428558317</text:p>
              </table:table-cell>
              <table:table-cell office:value-type="float" office:value="0.12679846806739">
                <text:p>0.1267984680673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101412573973847">
                <text:p>0.101412573973847</text:p>
              </table:table-cell>
              <table:table-cell office:value-type="float" office:value="0.103092350589614">
                <text:p>0.103092350589614</text:p>
              </table:table-cell>
              <table:table-cell office:value-type="float" office:value="0.13521824941503">
                <text:p>0.13521824941503</text:p>
              </table:table-cell>
              <table:table-cell office:value-type="float" office:value="0.127057240451201">
                <text:p>0.12705724045120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097200894420696">
                <text:p>0.097200894420696</text:p>
              </table:table-cell>
              <table:table-cell office:value-type="float" office:value="0.103302314643768">
                <text:p>0.103302314643768</text:p>
              </table:table-cell>
              <table:table-cell office:value-type="float" office:value="0.13549364299836">
                <text:p>0.13549364299836</text:p>
              </table:table-cell>
              <table:table-cell office:value-type="float" office:value="0.127316012835012">
                <text:p>0.12731601283501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97398457214234">
                <text:p>0.097398457214234</text:p>
              </table:table-cell>
              <table:table-cell office:value-type="float" office:value="0.103512278697922">
                <text:p>0.103512278697922</text:p>
              </table:table-cell>
              <table:table-cell office:value-type="float" office:value="0.13576903658169">
                <text:p>0.13576903658169</text:p>
              </table:table-cell>
              <table:table-cell office:value-type="float" office:value="0.127574785218823">
                <text:p>0.12757478521882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97596020007772">
                <text:p>0.097596020007772</text:p>
              </table:table-cell>
              <table:table-cell office:value-type="float" office:value="0.103722242752076">
                <text:p>0.103722242752076</text:p>
              </table:table-cell>
              <table:table-cell office:value-type="float" office:value="0.13604443016502">
                <text:p>0.13604443016502</text:p>
              </table:table-cell>
              <table:table-cell office:value-type="float" office:value="0.127833557602634">
                <text:p>0.12783355760263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9779358280131">
                <text:p>0.09779358280131</text:p>
              </table:table-cell>
              <table:table-cell office:value-type="float" office:value="0.10393220680623">
                <text:p>0.10393220680623</text:p>
              </table:table-cell>
              <table:table-cell office:value-type="float" office:value="0.13631982374835">
                <text:p>0.13631982374835</text:p>
              </table:table-cell>
              <table:table-cell office:value-type="float" office:value="0.128092329986445">
                <text:p>0.12809232998644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97991145594848">
                <text:p>0.097991145594848</text:p>
              </table:table-cell>
              <table:table-cell office:value-type="float" office:value="0.104142170860384">
                <text:p>0.104142170860384</text:p>
              </table:table-cell>
              <table:table-cell office:value-type="float" office:value="0.1138293477764">
                <text:p>0.1138293477764</text:p>
              </table:table-cell>
              <table:table-cell office:value-type="float" office:value="0.128351102370256">
                <text:p>0.12835110237025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98188708388386">
                <text:p>0.098188708388386</text:p>
              </table:table-cell>
              <table:table-cell office:value-type="float" office:value="0.104352134914538">
                <text:p>0.104352134914538</text:p>
              </table:table-cell>
              <table:table-cell office:value-type="float" office:value="0.114058842429175">
                <text:p>0.114058842429175</text:p>
              </table:table-cell>
              <table:table-cell office:value-type="float" office:value="0.128609874754067">
                <text:p>0.128609874754067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98386271181924">
                <text:p>0.098386271181924</text:p>
              </table:table-cell>
              <table:table-cell office:value-type="float" office:value="0.104562098968692">
                <text:p>0.104562098968692</text:p>
              </table:table-cell>
              <table:table-cell office:value-type="float" office:value="0.11428833708195">
                <text:p>0.11428833708195</text:p>
              </table:table-cell>
              <table:table-cell office:value-type="float" office:value="0.128868647137878">
                <text:p>0.12886864713787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98583833975462">
                <text:p>0.098583833975462</text:p>
              </table:table-cell>
              <table:table-cell office:value-type="float" office:value="0.104772063022846">
                <text:p>0.104772063022846</text:p>
              </table:table-cell>
              <table:table-cell office:value-type="float" office:value="0.114517831734725">
                <text:p>0.114517831734725</text:p>
              </table:table-cell>
              <table:table-cell office:value-type="float" office:value="0.129127419521689">
                <text:p>0.1291274195216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104982027077">
                <text:p>0.104982027077</text:p>
              </table:table-cell>
              <table:table-cell office:value-type="float" office:value="0.1147473263875">
                <text:p>0.1147473263875</text:p>
              </table:table-cell>
              <table:table-cell office:value-type="float" office:value="0.1293861919055">
                <text:p>0.1293861919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